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graphic-properties draw:stroke="dash" draw:stroke-dash="Dashed_20__28_var_29_" svg:stroke-width="0.05cm" svg:stroke-color="#808080" draw:marker-start-width="0.355cm" draw:marker-end-width="0.355cm" draw:fill="none" draw:textarea-horizontal-align="justify" draw:textarea-vertical-align="middle" draw:auto-grow-height="false" fo:min-height="9.48cm" fo:min-width="7.03cm" fo:padding-top="0.15cm" fo:padding-bottom="0.15cm" fo:padding-left="0.275cm" fo:padding-right="0.275cm"/>
    </style:style>
    <style:style style:name="gr208" style:family="graphic" style:parent-style-name="standard">
      <style:graphic-properties draw:stroke="none" svg:stroke-color="#000000" draw:fill="none" draw:fill-color="#ffffff" draw:textarea-horizontal-align="left" draw:auto-grow-height="true" draw:auto-grow-width="true" fo:min-height="1.423cm" fo:min-width="3.321cm"/>
    </style:style>
    <style:style style:name="gr209" style:family="graphic" style:parent-style-name="standard">
      <style:graphic-properties draw:stroke="none" svg:stroke-color="#000000" draw:fill="none" draw:fill-color="#ffffff" draw:textarea-horizontal-align="left" draw:auto-grow-height="true" draw:auto-grow-width="true" fo:min-height="0.949cm" fo:min-width="2.373cm"/>
    </style:style>
    <style:style style:name="gr210" style:family="graphic" style:parent-style-name="standard">
      <style:graphic-properties draw:stroke="none" svg:stroke-color="#000000" draw:fill="none" draw:fill-color="#ffffff" draw:textarea-horizontal-align="left" draw:auto-grow-height="true" draw:auto-grow-width="true" fo:min-height="1.423cm" fo:min-width="3.084cm"/>
    </style:style>
    <style:style style:name="gr211"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3.763cm" fo:min-width="5.41cm" fo:padding-top="0.15cm" fo:padding-bottom="0.15cm" fo:padding-left="0.275cm" fo:padding-right="0.275cm"/>
    </style:style>
    <style:style style:name="gr212" style:family="graphic" style:parent-style-name="standard">
      <style:graphic-properties draw:stroke="none" svg:stroke-color="#000000" draw:fill="none" draw:fill-color="#ffffff" draw:textarea-horizontal-align="left" draw:auto-grow-height="true" draw:auto-grow-width="true" fo:min-height="1.523cm" fo:min-width="2.61cm"/>
    </style:style>
    <style:style style:name="gr21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214" style:family="graphic" style:parent-style-name="standard">
      <style:graphic-properties draw:stroke="dash" draw:stroke-dash="Dashed_20__28_var_29_" svg:stroke-width="0.05cm" svg:stroke-color="#00a65d" draw:marker-start-width="0.355cm" draw:marker-end-width="0.355cm" draw:fill="none" draw:textarea-horizontal-align="justify" draw:textarea-vertical-align="middle" draw:auto-grow-height="false" fo:min-height="2.048cm" fo:min-width="6.398cm" fo:padding-top="0.15cm" fo:padding-bottom="0.15cm" fo:padding-left="0.275cm" fo:padding-right="0.275cm"/>
    </style:style>
    <style:style style:name="gr215"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2.048cm" fo:min-width="6.398cm" fo:padding-top="0.15cm" fo:padding-bottom="0.15cm" fo:padding-left="0.275cm" fo:padding-right="0.275cm"/>
    </style:style>
    <style:style style:name="gr216" style:family="graphic" style:parent-style-name="objectwithoutfill">
      <style:graphic-properties draw:stroke="dash" draw:stroke-dash="Dashed_20__28_var_29_" svg:stroke-width="0.05cm" svg:stroke-color="#ed1c24" draw:marker-start-width="0.355cm" draw:marker-end-width="0.355cm" draw:fill="none" draw:textarea-vertical-align="middle" fo:padding-top="0.15cm" fo:padding-bottom="0.15cm" fo:padding-left="0.275cm" fo:padding-right="0.275cm"/>
    </style:style>
    <style:style style:name="gr217" style:family="graphic" style:parent-style-name="objectwithoutfill">
      <style:graphic-properties draw:stroke="dash" draw:stroke-dash="Dashed_20__28_var_29_" svg:stroke-width="0.05cm" svg:stroke-color="#00a65d" draw:marker-start-width="0.355cm" draw:marker-end-width="0.355cm" draw:fill="none" draw:textarea-vertical-align="middle" fo:padding-top="0.15cm" fo:padding-bottom="0.15cm" fo:padding-left="0.275cm" fo:padding-right="0.275cm"/>
    </style:style>
    <style:style style:name="gr218" style:family="graphic" style:parent-style-name="objectwithoutfill">
      <style:graphic-properties draw:stroke="dash" draw:stroke-dash="Dashed_20__28_var_29_" svg:stroke-width="0.05cm" svg:stroke-color="#000000" draw:marker-start-width="0.355cm" draw:marker-end-width="0.355cm" draw:fill="none" draw:textarea-vertical-align="middle" fo:padding-top="0.15cm" fo:padding-bottom="0.15cm" fo:padding-left="0.275cm" fo:padding-right="0.275cm"/>
    </style:style>
    <style:style style:name="gr219" style:family="graphic" style:parent-style-name="standard">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942cm" fo:min-width="26.392cm" fo:padding-top="0.175cm" fo:padding-bottom="0.175cm" fo:padding-left="0.3cm" fo:padding-right="0.3cm"/>
    </style:style>
    <style:style style:name="gr2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graphic-properties draw:stroke="dash" draw:stroke-dash="Dashed_20__28_var_29_" svg:stroke-width="0.05cm" svg:stroke-color="#ed1c24" draw:marker-start-width="0.355cm" draw:marker-end-width="0.355cm" draw:fill="none" draw:textarea-horizontal-align="justify" draw:textarea-vertical-align="middle" draw:auto-grow-height="false" fo:min-height="3.763cm" fo:min-width="5.41cm" fo:padding-top="0.15cm" fo:padding-bottom="0.15cm" fo:padding-left="0.275cm" fo:padding-right="0.275cm"/>
    </style:style>
    <style:style style:name="gr32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326" style:family="graphic" style:parent-style-name="standard">
      <style:graphic-properties draw:stroke="dash" draw:stroke-dash="Dashed_20__28_var_29_" svg:stroke-width="0.1cm" svg:stroke-color="#000000" draw:marker-start-width="0.5cm" draw:marker-end-width="0.5cm" svg:stroke-opacity="50%" draw:fill="none" draw:textarea-horizontal-align="justify" draw:textarea-vertical-align="middle" draw:auto-grow-height="false" fo:min-height="17.842cm" fo:min-width="26.292cm" fo:padding-top="0.175cm" fo:padding-bottom="0.175cm" fo:padding-left="0.3cm" fo:padding-right="0.3cm"/>
    </style:style>
    <style:style style:name="gr3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43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57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782" style:family="graphic" style:parent-style-name="standard">
      <style:graphic-properties svg:stroke-width="0.1cm" svg:stroke-color="#faa61a" draw:marker-start-width="0.515cm" draw:marker-end-width="0.515cm" draw:fill="none" draw:textarea-horizontal-align="justify" draw:textarea-vertical-align="middle" draw:auto-grow-height="false" fo:min-height="3.27cm" fo:min-width="9.32cm" fo:padding-top="0.175cm" fo:padding-bottom="0.175cm" fo:padding-left="0.3cm" fo:padding-right="0.3cm"/>
    </style:style>
    <style:style style:name="gr78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990" style:family="graphic" style:parent-style-name="standard">
      <style:graphic-properties svg:stroke-width="0.1cm" svg:stroke-color="#faa61a" draw:marker-start-width="0.515cm" draw:marker-end-width="0.515cm" draw:fill="none" draw:textarea-horizontal-align="justify" draw:textarea-vertical-align="middle" draw:auto-grow-height="false" fo:min-height="3.17cm" fo:min-width="9.22cm" fo:padding-top="0.175cm" fo:padding-bottom="0.175cm" fo:padding-left="0.3cm" fo:padding-right="0.3cm"/>
    </style:style>
    <style:style style:name="gr9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119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2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2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4" style:family="graphic" style:parent-style-name="standard">
      <style:graphic-properties draw:stroke="none" svg:stroke-color="#000000" draw:fill="none" draw:fill-color="#ffffff" draw:textarea-horizontal-align="left" draw:auto-grow-height="true" draw:auto-grow-width="true" fo:min-height="0.35cm" fo:min-width="2.373cm"/>
    </style:style>
    <style:style style:name="gr140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654cm" fo:min-width="1.521cm" fo:padding-top="0.095cm" fo:padding-bottom="0.095cm" fo:padding-left="0.22cm" fo:padding-right="0.22cm" fo:wrap-option="no-wrap" draw:shadow="hidden" draw:shadow-offset-x="0.2cm" draw:shadow-offset-y="0.2cm" draw:shadow-color="#808080"/>
    </style:style>
    <style:style style:name="gr14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178cm" fo:min-width="1.33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33cm" fo:min-width="0.78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8" style:family="graphic" style:parent-style-name="standard">
      <style:graphic-properties svg:stroke-width="0.1cm" svg:stroke-color="#000000" draw:marker-start="Arrow" draw:marker-start-width="0.6cm" draw:marker-end-width="0.5cm" draw:textarea-vertical-align="middle" fo:padding-top="0.175cm" fo:padding-bottom="0.175cm" fo:padding-left="0.3cm" fo:padding-right="0.3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none"/>
      <style:paragraph-properties fo:text-align="center"/>
    </style:style>
    <style:style style:name="P31" style:family="paragraph">
      <style:paragraph-properties fo:text-align="start"/>
    </style:style>
    <style:style style:name="P32" style:family="paragraph">
      <loext:graphic-properties draw:fill="none" draw:fill-color="#ffffff"/>
      <style:text-properties fo:font-size="12pt" style:font-size-asian="12pt" style:font-size-complex="12pt"/>
    </style:style>
    <style:style style:name="P33" style:family="paragraph">
      <loext:graphic-properties draw:fill="none" draw:fill-color="#ffffff"/>
      <style:paragraph-properties fo:text-align="start"/>
      <style:text-properties fo:font-size="12pt" style:font-size-asian="12pt" style:font-size-complex="12pt"/>
    </style:style>
    <style:style style:name="P34"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5" style:family="paragraph">
      <style:paragraph-properties fo:text-align="start"/>
      <style:text-properties fo:font-size="12pt"/>
    </style:style>
    <style:style style:name="P36" style:family="paragraph">
      <style:text-properties fo:font-size="12pt"/>
    </style:style>
    <style:style style:name="P3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AU" fo:font-style="normal" fo:text-shadow="none" style:text-underline-style="none" fo:font-weight="bold" style:text-underline-mode="continuous" style:text-overline-mode="continuous" style:text-line-through-mode="continuous" style:letter-kerning="true" style:font-name-asian="微软雅黑" style:font-size-asian="12pt" style:language-asian="zh" style:country-asian="CN" style:font-style-asian="normal" style:font-weight-asian="bold" style:font-name-complex="Lohit Hind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9" style:family="paragraph">
      <style:paragraph-properties fo:text-align="center"/>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a65d" fo:font-size="12pt" fo:font-weight="bold" style:font-size-asian="12pt" style:font-weight-asian="bold" style:font-size-complex="12pt" style:font-weight-complex="bold"/>
    </style:style>
    <style:style style:name="T3" style:family="text">
      <style:text-properties fo:color="#ed1c24" fo:font-size="12pt" fo:font-weight="bold" style:font-size-asian="12pt" style:font-weight-asian="bold" style:font-size-complex="12pt" style:font-weight-complex="bold"/>
    </style:style>
    <style:style style:name="T4" style:family="text">
      <style:text-properties fo:color="#ce181e"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 draw:text-style-name="P1" draw:layer="layout" svg:width="0.391cm" svg:height="0.247cm" svg:x="23.028cm" svg:y="11.421cm" svg:viewBox="0 0 392 248" svg:d="M0 248c98 0 392-82 392-145 0-62-10-103-108-103 0 62-286 62-284 248z">
              <text:p/>
            </draw:path>
            <draw:g>
              <draw:polygon draw:style-name="gr2" draw:text-style-name="P2" draw:layer="layout" svg:width="0.177cm" svg:height="0.206cm" svg:x="22.884cm" svg:y="11.463cm" svg:viewBox="0 0 178 207" draw:points="0,124 36,0 178,83 143,207">
                <text:p/>
              </draw:polygon>
              <draw:polygon draw:style-name="gr3" draw:text-style-name="P3" draw:layer="layout" svg:width="0.392cm" svg:height="0.227cm" svg:x="22.92cm" svg:y="11.318cm" svg:viewBox="0 0 393 228" draw:points="0,145 72,83 178,21 250,0 393,83 322,103 214,166 143,228">
                <text:p/>
              </draw:polygon>
              <draw:path draw:style-name="gr4" draw:text-style-name="P4" draw:layer="layout" svg:width="0.321cm" svg:height="0.268cm" svg:x="23.027cm" svg:y="11.4cm" svg:viewBox="0 0 322 269" svg:d="M322 83c0-124-72-83-144-42-71 42-142 42-178 228 0 0 143-83 322-186z">
                <text:p/>
              </draw:path>
              <draw:path draw:style-name="gr5" draw:text-style-name="P5" draw:layer="layout" svg:width="0.463cm" svg:height="0.351cm" svg:x="22.884cm" svg:y="11.318cm" svg:viewBox="0 0 464 352" svg:d="M286 0c-72 21-72 21-143 62-36 21-107 41-143 207 72 42 72 42 143 83 41-19 250-145 321-186 0-104-71-104-178-166z">
                <text:p/>
              </draw:path>
            </draw:g>
          </draw:g>
          <draw:g>
            <draw:path draw:style-name="gr6" draw:text-style-name="P1" draw:layer="layout" svg:width="0.642cm" svg:height="0.496cm" svg:x="22.706cm" svg:y="10.428cm" svg:viewBox="0 0 643 497" svg:d="M2 497c98 0 641-21 641-207 0-187-186-290-285-290 0 62-392 41-356 497z">
              <text:p/>
            </draw:path>
            <draw:g>
              <draw:polygon draw:style-name="gr7" draw:text-style-name="P2" draw:layer="layout" svg:width="0.356cm" svg:height="0.289cm" svg:x="22.348cm" svg:y="10.634cm" svg:viewBox="0 0 357 290" draw:points="0,83 0,0 357,207 357,290">
                <text:p/>
              </draw:polygon>
              <draw:polygon draw:style-name="gr8" draw:text-style-name="P2" draw:layer="layout" svg:width="0.356cm" svg:height="0.351cm" svg:x="22.634cm" svg:y="10.324cm" svg:viewBox="0 0 357 352" draw:points="0,145 0,0 357,207 357,352">
                <text:p/>
              </draw:polygon>
              <draw:polygon draw:style-name="gr9" draw:text-style-name="P3" draw:layer="layout" svg:width="0.642cm" svg:height="0.372cm" svg:x="22.348cm" svg:y="10.469cm" svg:viewBox="0 0 643 373" draw:points="0,166 286,0 643,207 357,373">
                <text:p/>
              </draw:polygon>
              <draw:line draw:style-name="gr10" draw:text-style-name="P6" draw:layer="layout" svg:x1="22.634cm" svg:y1="10.469cm" svg:x2="22.991cm" svg:y2="10.676cm">
                <text:p/>
              </draw:line>
              <draw:polygon draw:style-name="gr11" draw:text-style-name="P4" draw:layer="layout" svg:width="0.356cm" svg:height="0.351cm" svg:x="22.706cm" svg:y="10.573cm" svg:viewBox="0 0 357 352" draw:points="0,352 0,269 286,103 286,0 357,41 357,145">
                <text:p/>
              </draw:polygon>
              <draw:polygon draw:style-name="gr12" draw:text-style-name="P2" draw:layer="layout" svg:width="1.142cm" svg:height="1.572cm" svg:x="21.956cm" svg:y="9.061cm" svg:viewBox="0 0 1143 1573" draw:points="0,911 0,0 1143,663 1143,1573">
                <text:p/>
              </draw:polygon>
              <draw:polygon draw:style-name="gr13" draw:text-style-name="P7" draw:layer="layout" svg:width="1.071cm" svg:height="1.448cm" svg:x="21.992cm" svg:y="9.123cm" svg:viewBox="0 0 1072 1449" draw:points="0,828 0,0 1072,621 1072,1449">
                <text:p/>
              </draw:polygon>
              <draw:polygon draw:style-name="gr14" draw:text-style-name="P3" draw:layer="layout" svg:width="1.213cm" svg:height="0.703cm" svg:x="21.956cm" svg:y="9.02cm" svg:viewBox="0 0 1214 704" draw:points="1143,704 0,41 72,0 1214,663">
                <text:p/>
              </draw:polygon>
              <draw:polygon draw:style-name="gr15" draw:text-style-name="P4" draw:layer="layout" svg:width="0.071cm" svg:height="0.951cm" svg:x="23.099cm" svg:y="9.683cm" svg:viewBox="0 0 72 952" draw:points="0,952 0,41 72,0 72,911">
                <text:p/>
              </draw:polygon>
              <draw:polygon draw:style-name="gr16"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7" draw:text-style-name="P1" draw:layer="layout" svg:width="0.464cm" svg:height="0.247cm" svg:x="22.562cm" svg:y="11.194cm" svg:viewBox="0 0 465 248" svg:d="M2 248c99 0 463-103 463-165s-9-83-107-83c0 62-393 41-356 248z">
              <text:p/>
            </draw:path>
            <draw:g>
              <draw:polygon draw:style-name="gr18" draw:text-style-name="P3" draw:layer="layout" svg:width="1.535cm" svg:height="0.889cm" svg:x="21.42cm" svg:y="10.49cm" svg:viewBox="0 0 1536 890" draw:points="1143,890 0,228 393,0 1536,663">
                <text:p/>
              </draw:polygon>
              <draw:polygon draw:style-name="gr19" draw:text-style-name="P8" draw:layer="layout" svg:width="1.035cm" svg:height="0.599cm" svg:x="21.527cm" svg:y="10.552cm" svg:viewBox="0 0 1036 600" draw:points="0,166 286,0 1036,435 750,600">
                <text:p/>
              </draw:polygon>
              <draw:polygon draw:style-name="gr20" draw:text-style-name="P8" draw:layer="layout" svg:width="0.499cm" svg:height="0.289cm" svg:x="22.348cm" svg:y="11.028cm" svg:viewBox="0 0 500 290" draw:points="0,166 286,0 500,124 214,290">
                <text:p/>
              </draw:polygon>
              <draw:polygon draw:style-name="gr21" draw:text-style-name="P4" draw:layer="layout" svg:width="0.392cm" svg:height="0.31cm" svg:x="22.563cm" svg:y="11.152cm" svg:viewBox="0 0 393 311" draw:points="0,311 0,228 393,0 393,83">
                <text:p/>
              </draw:polygon>
              <draw:line draw:style-name="gr22" draw:text-style-name="P6" draw:layer="layout" svg:x1="21.598cm" svg:y1="10.676cm" svg:x2="22.348cm" svg:y2="11.111cm">
                <text:p/>
              </draw:line>
              <draw:line draw:style-name="gr23" draw:text-style-name="P6" draw:layer="layout" svg:x1="21.67cm" svg:y1="10.634cm" svg:x2="22.42cm" svg:y2="11.069cm">
                <text:p/>
              </draw:line>
              <draw:line draw:style-name="gr24" draw:text-style-name="P6" draw:layer="layout" svg:x1="21.742cm" svg:y1="10.593cm" svg:x2="22.492cm" svg:y2="11.028cm">
                <text:p/>
              </draw:line>
              <draw:line draw:style-name="gr25" draw:text-style-name="P6" draw:layer="layout" svg:x1="22.42cm" svg:y1="10.986cm" svg:x2="22.492cm" svg:y2="10.945cm">
                <text:p/>
              </draw:line>
              <draw:line draw:style-name="gr26" draw:text-style-name="P6" draw:layer="layout" svg:x1="22.348cm" svg:y1="10.945cm" svg:x2="22.42cm" svg:y2="10.904cm">
                <text:p/>
              </draw:line>
              <draw:line draw:style-name="gr27" draw:text-style-name="P6" draw:layer="layout" svg:x1="22.277cm" svg:y1="10.904cm" svg:x2="22.349cm" svg:y2="10.863cm">
                <text:p/>
              </draw:line>
              <draw:line draw:style-name="gr28" draw:text-style-name="P6" draw:layer="layout" svg:x1="22.313cm" svg:y1="11.007cm" svg:x2="22.385cm" svg:y2="10.966cm">
                <text:p/>
              </draw:line>
              <draw:line draw:style-name="gr29" draw:text-style-name="P6" draw:layer="layout" svg:x1="22.242cm" svg:y1="10.966cm" svg:x2="22.314cm" svg:y2="10.925cm">
                <text:p/>
              </draw:line>
              <draw:line draw:style-name="gr30" draw:text-style-name="P6" draw:layer="layout" svg:x1="22.17cm" svg:y1="10.924cm" svg:x2="22.242cm" svg:y2="10.883cm">
                <text:p/>
              </draw:line>
              <draw:line draw:style-name="gr31" draw:text-style-name="P6" draw:layer="layout" svg:x1="22.206cm" svg:y1="10.862cm" svg:x2="22.278cm" svg:y2="10.821cm">
                <text:p/>
              </draw:line>
              <draw:line draw:style-name="gr32" draw:text-style-name="P6" draw:layer="layout" svg:x1="22.098cm" svg:y1="10.883cm" svg:x2="22.17cm" svg:y2="10.842cm">
                <text:p/>
              </draw:line>
              <draw:line draw:style-name="gr33" draw:text-style-name="P6" draw:layer="layout" svg:x1="22.134cm" svg:y1="10.821cm" svg:x2="22.206cm" svg:y2="10.78cm">
                <text:p/>
              </draw:line>
              <draw:line draw:style-name="gr34" draw:text-style-name="P6" draw:layer="layout" svg:x1="22.063cm" svg:y1="10.779cm" svg:x2="22.135cm" svg:y2="10.738cm">
                <text:p/>
              </draw:line>
              <draw:line draw:style-name="gr35" draw:text-style-name="P6" draw:layer="layout" svg:x1="21.992cm" svg:y1="10.738cm" svg:x2="22.064cm" svg:y2="10.697cm">
                <text:p/>
              </draw:line>
              <draw:line draw:style-name="gr36" draw:text-style-name="P6" draw:layer="layout" svg:x1="22.027cm" svg:y1="10.841cm" svg:x2="22.099cm" svg:y2="10.8cm">
                <text:p/>
              </draw:line>
              <draw:line draw:style-name="gr37" draw:text-style-name="P6" draw:layer="layout" svg:x1="21.956cm" svg:y1="10.8cm" svg:x2="22.028cm" svg:y2="10.759cm">
                <text:p/>
              </draw:line>
              <draw:line draw:style-name="gr38" draw:text-style-name="P6" draw:layer="layout" svg:x1="21.884cm" svg:y1="10.758cm" svg:x2="21.956cm" svg:y2="10.717cm">
                <text:p/>
              </draw:line>
              <draw:line draw:style-name="gr39" draw:text-style-name="P6" draw:layer="layout" svg:x1="21.92cm" svg:y1="10.696cm" svg:x2="21.992cm" svg:y2="10.655cm">
                <text:p/>
              </draw:line>
              <draw:line draw:style-name="gr40" draw:text-style-name="P6" draw:layer="layout" svg:x1="21.813cm" svg:y1="10.717cm" svg:x2="21.885cm" svg:y2="10.676cm">
                <text:p/>
              </draw:line>
              <draw:line draw:style-name="gr41" draw:text-style-name="P6" draw:layer="layout" svg:x1="21.848cm" svg:y1="10.655cm" svg:x2="21.92cm" svg:y2="10.614cm">
                <text:p/>
              </draw:line>
              <draw:line draw:style-name="gr42" draw:text-style-name="P6" draw:layer="layout" svg:x1="21.777cm" svg:y1="10.614cm" svg:x2="21.849cm" svg:y2="10.573cm">
                <text:p/>
              </draw:line>
              <draw:line draw:style-name="gr43" draw:text-style-name="P6" draw:layer="layout" svg:x1="21.742cm" svg:y1="10.675cm" svg:x2="21.814cm" svg:y2="10.634cm">
                <text:p/>
              </draw:line>
              <draw:line draw:style-name="gr44" draw:text-style-name="P6" draw:layer="layout" svg:x1="22.206cm" svg:y1="11.027cm" svg:x2="22.278cm" svg:y2="10.986cm">
                <text:p/>
              </draw:line>
              <draw:line draw:style-name="gr45" draw:text-style-name="P6" draw:layer="layout" svg:x1="22.134cm" svg:y1="10.986cm" svg:x2="22.206cm" svg:y2="10.945cm">
                <text:p/>
              </draw:line>
              <draw:line draw:style-name="gr46" draw:text-style-name="P6" draw:layer="layout" svg:x1="22.063cm" svg:y1="10.945cm" svg:x2="22.135cm" svg:y2="10.904cm">
                <text:p/>
              </draw:line>
              <draw:line draw:style-name="gr47" draw:text-style-name="P6" draw:layer="layout" svg:x1="22.027cm" svg:y1="11.007cm" svg:x2="22.099cm" svg:y2="10.966cm">
                <text:p/>
              </draw:line>
              <draw:line draw:style-name="gr48" draw:text-style-name="P6" draw:layer="layout" svg:x1="21.956cm" svg:y1="10.966cm" svg:x2="22.028cm" svg:y2="10.925cm">
                <text:p/>
              </draw:line>
              <draw:line draw:style-name="gr49" draw:text-style-name="P6" draw:layer="layout" svg:x1="21.992cm" svg:y1="10.904cm" svg:x2="22.064cm" svg:y2="10.863cm">
                <text:p/>
              </draw:line>
              <draw:line draw:style-name="gr50" draw:text-style-name="P6" draw:layer="layout" svg:x1="21.92cm" svg:y1="10.862cm" svg:x2="21.992cm" svg:y2="10.821cm">
                <text:p/>
              </draw:line>
              <draw:line draw:style-name="gr51" draw:text-style-name="P6" draw:layer="layout" svg:x1="21.848cm" svg:y1="10.821cm" svg:x2="21.92cm" svg:y2="10.78cm">
                <text:p/>
              </draw:line>
              <draw:line draw:style-name="gr52" draw:text-style-name="P6" draw:layer="layout" svg:x1="21.777cm" svg:y1="10.779cm" svg:x2="21.849cm" svg:y2="10.738cm">
                <text:p/>
              </draw:line>
              <draw:line draw:style-name="gr53" draw:text-style-name="P6" draw:layer="layout" svg:x1="21.67cm" svg:y1="10.8cm" svg:x2="21.742cm" svg:y2="10.759cm">
                <text:p/>
              </draw:line>
              <draw:line draw:style-name="gr54" draw:text-style-name="P6" draw:layer="layout" svg:x1="21.706cm" svg:y1="10.738cm" svg:x2="21.778cm" svg:y2="10.697cm">
                <text:p/>
              </draw:line>
              <draw:line draw:style-name="gr55" draw:text-style-name="P6" draw:layer="layout" svg:x1="21.598cm" svg:y1="10.758cm" svg:x2="21.67cm" svg:y2="10.717cm">
                <text:p/>
              </draw:line>
              <draw:line draw:style-name="gr56" draw:text-style-name="P6" draw:layer="layout" svg:x1="22.17cm" svg:y1="11.09cm" svg:x2="22.242cm" svg:y2="11.049cm">
                <text:p/>
              </draw:line>
              <draw:line draw:style-name="gr57" draw:text-style-name="P6" draw:layer="layout" svg:x1="22.098cm" svg:y1="11.048cm" svg:x2="22.17cm" svg:y2="11.007cm">
                <text:p/>
              </draw:line>
              <draw:line draw:style-name="gr58" draw:text-style-name="P6" draw:layer="layout" svg:x1="22.42cm" svg:y1="11.235cm" svg:x2="22.706cm" svg:y2="11.069cm">
                <text:p/>
              </draw:line>
              <draw:line draw:style-name="gr59" draw:text-style-name="P6" draw:layer="layout" svg:x1="22.492cm" svg:y1="11.277cm" svg:x2="22.778cm" svg:y2="11.111cm">
                <text:p/>
              </draw:line>
              <draw:line draw:style-name="gr60" draw:text-style-name="P6" draw:layer="layout" svg:x1="22.563cm" svg:y1="11.069cm" svg:x2="22.777cm" svg:y2="11.193cm">
                <text:p/>
              </draw:line>
              <draw:line draw:style-name="gr61" draw:text-style-name="P6" draw:layer="layout" svg:x1="22.492cm" svg:y1="11.111cm" svg:x2="22.706cm" svg:y2="11.235cm">
                <text:p/>
              </draw:line>
              <draw:line draw:style-name="gr62" draw:text-style-name="P6" draw:layer="layout" svg:x1="22.42cm" svg:y1="11.152cm" svg:x2="22.563cm" svg:y2="11.235cm">
                <text:p/>
              </draw:line>
              <draw:polygon draw:style-name="gr63" draw:text-style-name="P2" draw:layer="layout" svg:width="1.142cm" svg:height="0.744cm" svg:x="21.42cm" svg:y="10.717cm" svg:viewBox="0 0 1143 745" draw:points="0,83 0,0 1143,663 1143,745">
                <text:p/>
              </draw:polygon>
              <draw:polygon draw:style-name="gr64"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5"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6" draw:text-style-name="P9" draw:layer="layout" svg:width="0.74cm" svg:height="0.728cm" svg:x="9.031cm" svg:y="16.491cm" svg:viewBox="0 0 741 729" draw:points="0,729 0,429 741,0 741,300">
              <text:p/>
            </draw:polygon>
            <draw:polygon draw:style-name="gr67" draw:text-style-name="P3" draw:layer="layout" svg:width="1.851cm" svg:height="1.07cm" svg:x="7.92cm" svg:y="15.849cm" svg:viewBox="0 0 1852 1071" draw:points="1111,1071 0,429 741,0 1852,643">
              <text:p/>
            </draw:polygon>
            <draw:polygon draw:style-name="gr68" draw:text-style-name="P2" draw:layer="layout" svg:width="1.11cm" svg:height="0.942cm" svg:x="7.92cm" svg:y="16.277cm" svg:viewBox="0 0 1111 943" draw:points="0,300 0,0 1111,643 1111,943">
              <text:p/>
            </draw:polygon>
            <draw:polygon draw:style-name="gr69" draw:text-style-name="P5" draw:layer="layout" svg:width="1.851cm" svg:height="1.37cm" svg:x="7.92cm" svg:y="15.849cm" svg:viewBox="0 0 1852 1371" draw:points="0,729 0,429 741,0 1852,643 1852,943 1111,1371">
              <text:p/>
            </draw:polygon>
            <draw:polygon draw:style-name="gr70" draw:text-style-name="P10" draw:layer="layout" svg:width="0.073cm" svg:height="0.17cm" svg:x="8.809cm" svg:y="16.877cm" svg:viewBox="0 0 74 171" draw:points="0,129 0,0 74,43 74,171">
              <text:p/>
            </draw:polygon>
            <draw:polygon draw:style-name="gr71" draw:text-style-name="P11" draw:layer="layout" svg:width="0.073cm" svg:height="0.813cm" svg:x="8.735cm" svg:y="15.12cm" svg:viewBox="0 0 74 814" draw:points="0,771 0,0 74,0 74,814">
              <text:p/>
            </draw:polygon>
            <draw:polygon draw:style-name="gr72" draw:text-style-name="P11" draw:layer="layout" svg:width="0.073cm" svg:height="0.813cm" svg:x="9.624cm" svg:y="15.634cm" svg:viewBox="0 0 74 814" draw:points="0,771 0,0 74,0 74,814">
              <text:p/>
            </draw:polygon>
          </draw:g>
        </draw:g>
        <draw:path draw:style-name="gr73" draw:text-style-name="P1" draw:layer="layout" svg:width="1.262cm" svg:height="1.015cm" svg:x="19.347cm" svg:y="16.32cm" svg:viewBox="0 0 1263 1016" svg:d="M0 1016c193 0 1263-406 1263-609 0-204-509-407-702-407 0 122-561 853-561 1016z">
          <text:p/>
        </draw:path>
        <draw:g>
          <draw:polygon draw:style-name="gr74" draw:text-style-name="P2" draw:layer="layout" svg:width="2.018cm" svg:height="1.501cm" svg:x="17.276cm" svg:y="15.801cm" svg:viewBox="0 0 2019 1502" draw:points="0,334 0,0 2019,1169 2019,1502">
            <text:p/>
          </draw:polygon>
          <draw:polygon draw:style-name="gr75" draw:text-style-name="P9" draw:layer="layout" svg:width="0.865cm" svg:height="0.834cm" svg:x="19.295cm" svg:y="16.469cm" svg:viewBox="0 0 866 835" draw:points="0,835 0,501 866,0 866,334">
            <text:p/>
          </draw:polygon>
          <draw:polygon draw:style-name="gr76" draw:text-style-name="P3" draw:layer="layout" svg:width="2.884cm" svg:height="1.668cm" svg:x="17.276cm" svg:y="15.3cm" svg:viewBox="0 0 2885 1669" draw:points="2019,1669 0,501 866,0 2885,1169">
            <text:p/>
          </draw:polygon>
          <draw:polygon draw:style-name="gr77" draw:text-style-name="P12" draw:layer="layout" svg:width="0.114cm" svg:height="0.199cm" svg:x="19.065cm" svg:y="16.936cm" svg:viewBox="0 0 115 200" draw:points="0,134 0,0 115,67 115,200">
            <text:p/>
          </draw:polygon>
          <draw:polygon draw:style-name="gr78" draw:text-style-name="P2" draw:layer="layout" svg:width="0.114cm" svg:height="0.4cm" svg:x="17.161cm" svg:y="15.734cm" svg:viewBox="0 0 115 401" draw:points="0,334 0,0 115,67 115,401">
            <text:p/>
          </draw:polygon>
          <draw:polygon draw:style-name="gr79" draw:text-style-name="P2" draw:layer="layout" svg:width="0.114cm" svg:height="0.4cm" svg:x="19.295cm" svg:y="16.969cm" svg:viewBox="0 0 115 401" draw:points="0,334 0,0 115,67 115,401">
            <text:p/>
          </draw:polygon>
          <draw:polygon draw:style-name="gr80" draw:text-style-name="P5" draw:layer="layout" svg:width="2.999cm" svg:height="2.069cm" svg:x="17.161cm" svg:y="15.3cm" svg:viewBox="0 0 3000 2070" draw:points="0,768 0,434 115,501 981,0 3000,1169 3000,1502 2250,1936 2250,2070">
            <text:p/>
          </draw:polygon>
          <draw:polygon draw:style-name="gr81" draw:text-style-name="P13" draw:layer="layout" svg:width="0.057cm" svg:height="0.099cm" svg:x="17.334cm" svg:y="16.034cm" svg:viewBox="0 0 58 100" draw:points="0,67 0,0 58,34 58,100">
            <text:p/>
          </draw:polygon>
          <draw:polygon draw:style-name="gr82" draw:text-style-name="P13" draw:layer="layout" svg:width="0.057cm" svg:height="0.099cm" svg:x="17.334cm" svg:y="15.901cm" svg:viewBox="0 0 58 100" draw:points="0,67 0,0 58,34 58,100">
            <text:p/>
          </draw:polygon>
          <draw:polygon draw:style-name="gr83" draw:text-style-name="P13" draw:layer="layout" svg:width="0.057cm" svg:height="0.099cm" svg:x="17.45cm" svg:y="16.101cm" svg:viewBox="0 0 58 100" draw:points="0,67 0,0 58,34 58,100">
            <text:p/>
          </draw:polygon>
          <draw:polygon draw:style-name="gr84" draw:text-style-name="P13" draw:layer="layout" svg:width="0.057cm" svg:height="0.099cm" svg:x="17.45cm" svg:y="15.968cm" svg:viewBox="0 0 58 100" draw:points="0,67 0,0 58,34 58,100">
            <text:p/>
          </draw:polygon>
          <draw:polygon draw:style-name="gr85" draw:text-style-name="P13" draw:layer="layout" svg:width="0.057cm" svg:height="0.099cm" svg:x="17.565cm" svg:y="16.168cm" svg:viewBox="0 0 58 100" draw:points="0,67 0,0 58,34 58,100">
            <text:p/>
          </draw:polygon>
          <draw:polygon draw:style-name="gr86" draw:text-style-name="P13" draw:layer="layout" svg:width="0.057cm" svg:height="0.099cm" svg:x="17.565cm" svg:y="16.034cm" svg:viewBox="0 0 58 100" draw:points="0,67 0,0 58,34 58,100">
            <text:p/>
          </draw:polygon>
          <draw:polygon draw:style-name="gr87" draw:text-style-name="P13" draw:layer="layout" svg:width="0.057cm" svg:height="0.099cm" svg:x="17.681cm" svg:y="16.235cm" svg:viewBox="0 0 58 100" draw:points="0,67 0,0 58,34 58,100">
            <text:p/>
          </draw:polygon>
          <draw:polygon draw:style-name="gr88" draw:text-style-name="P13" draw:layer="layout" svg:width="0.057cm" svg:height="0.099cm" svg:x="17.681cm" svg:y="16.101cm" svg:viewBox="0 0 58 100" draw:points="0,67 0,0 58,34 58,100">
            <text:p/>
          </draw:polygon>
          <draw:polygon draw:style-name="gr89" draw:text-style-name="P13" draw:layer="layout" svg:width="0.057cm" svg:height="0.099cm" svg:x="17.853cm" svg:y="16.335cm" svg:viewBox="0 0 58 100" draw:points="0,67 0,0 58,34 58,100">
            <text:p/>
          </draw:polygon>
          <draw:polygon draw:style-name="gr90" draw:text-style-name="P13" draw:layer="layout" svg:width="0.057cm" svg:height="0.099cm" svg:x="17.853cm" svg:y="16.201cm" svg:viewBox="0 0 58 100" draw:points="0,67 0,0 58,34 58,100">
            <text:p/>
          </draw:polygon>
          <draw:polygon draw:style-name="gr91" draw:text-style-name="P13" draw:layer="layout" svg:width="0.057cm" svg:height="0.099cm" svg:x="17.968cm" svg:y="16.402cm" svg:viewBox="0 0 58 100" draw:points="0,67 0,0 58,34 58,100">
            <text:p/>
          </draw:polygon>
          <draw:polygon draw:style-name="gr92" draw:text-style-name="P13" draw:layer="layout" svg:width="0.057cm" svg:height="0.099cm" svg:x="17.968cm" svg:y="16.268cm" svg:viewBox="0 0 58 100" draw:points="0,67 0,0 58,34 58,100">
            <text:p/>
          </draw:polygon>
          <draw:polygon draw:style-name="gr93" draw:text-style-name="P13" draw:layer="layout" svg:width="0.057cm" svg:height="0.099cm" svg:x="18.084cm" svg:y="16.469cm" svg:viewBox="0 0 58 100" draw:points="0,67 0,0 58,34 58,100">
            <text:p/>
          </draw:polygon>
          <draw:polygon draw:style-name="gr94" draw:text-style-name="P13" draw:layer="layout" svg:width="0.057cm" svg:height="0.099cm" svg:x="18.084cm" svg:y="16.335cm" svg:viewBox="0 0 58 100" draw:points="0,67 0,0 58,34 58,100">
            <text:p/>
          </draw:polygon>
          <draw:polygon draw:style-name="gr95" draw:text-style-name="P13" draw:layer="layout" svg:width="0.057cm" svg:height="0.099cm" svg:x="18.199cm" svg:y="16.535cm" svg:viewBox="0 0 58 100" draw:points="0,67 0,0 58,34 58,100">
            <text:p/>
          </draw:polygon>
          <draw:polygon draw:style-name="gr96" draw:text-style-name="P13" draw:layer="layout" svg:width="0.057cm" svg:height="0.099cm" svg:x="18.199cm" svg:y="16.402cm" svg:viewBox="0 0 58 100" draw:points="0,67 0,0 58,34 58,100">
            <text:p/>
          </draw:polygon>
          <draw:polygon draw:style-name="gr97" draw:text-style-name="P13" draw:layer="layout" svg:width="0.057cm" svg:height="0.099cm" svg:x="18.373cm" svg:y="16.636cm" svg:viewBox="0 0 58 100" draw:points="0,67 0,0 58,34 58,100">
            <text:p/>
          </draw:polygon>
          <draw:polygon draw:style-name="gr98" draw:text-style-name="P13" draw:layer="layout" svg:width="0.057cm" svg:height="0.099cm" svg:x="18.373cm" svg:y="16.502cm" svg:viewBox="0 0 58 100" draw:points="0,67 0,0 58,34 58,100">
            <text:p/>
          </draw:polygon>
          <draw:polygon draw:style-name="gr99" draw:text-style-name="P13" draw:layer="layout" svg:width="0.057cm" svg:height="0.099cm" svg:x="18.488cm" svg:y="16.702cm" svg:viewBox="0 0 58 100" draw:points="0,67 0,0 58,34 58,100">
            <text:p/>
          </draw:polygon>
          <draw:polygon draw:style-name="gr100" draw:text-style-name="P13" draw:layer="layout" svg:width="0.057cm" svg:height="0.099cm" svg:x="18.488cm" svg:y="16.569cm" svg:viewBox="0 0 58 100" draw:points="0,67 0,0 58,34 58,100">
            <text:p/>
          </draw:polygon>
          <draw:polygon draw:style-name="gr101" draw:text-style-name="P13" draw:layer="layout" svg:width="0.057cm" svg:height="0.099cm" svg:x="18.603cm" svg:y="16.769cm" svg:viewBox="0 0 58 100" draw:points="0,67 0,0 58,34 58,100">
            <text:p/>
          </draw:polygon>
          <draw:polygon draw:style-name="gr102" draw:text-style-name="P13" draw:layer="layout" svg:width="0.057cm" svg:height="0.099cm" svg:x="18.603cm" svg:y="16.636cm" svg:viewBox="0 0 58 100" draw:points="0,67 0,0 58,34 58,100">
            <text:p/>
          </draw:polygon>
          <draw:polygon draw:style-name="gr103" draw:text-style-name="P13" draw:layer="layout" svg:width="0.057cm" svg:height="0.099cm" svg:x="18.719cm" svg:y="16.836cm" svg:viewBox="0 0 58 100" draw:points="0,67 0,0 58,34 58,100">
            <text:p/>
          </draw:polygon>
          <draw:polygon draw:style-name="gr104"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5" draw:text-style-name="P1" draw:layer="layout" svg:width="1.834cm" svg:height="1.189cm" svg:x="13.985cm" svg:y="11.028cm" svg:viewBox="0 0 1835 1190" svg:d="M2 1190c152 0 1833-739 1833-965 0-225-237-225-389-225 0 96-1500 482-1444 1190z">
              <text:p/>
            </draw:path>
            <draw:g>
              <draw:polygon draw:style-name="gr106" draw:text-style-name="P2" draw:layer="layout" svg:width="1.943cm" svg:height="1.768cm" svg:x="11.931cm" svg:y="10.385cm" svg:viewBox="0 0 1944 1769" draw:points="0,644 0,0 1944,1126 1944,1769">
                <text:p/>
              </draw:polygon>
              <draw:polygon draw:style-name="gr107" draw:text-style-name="P9" draw:layer="layout" svg:width="1.665cm" svg:height="1.607cm" svg:x="13.875cm" svg:y="10.546cm" svg:viewBox="0 0 1666 1608" draw:points="0,1608 0,965 1666,0 1666,644">
                <text:p/>
              </draw:polygon>
              <draw:polygon draw:style-name="gr108" draw:text-style-name="P3" draw:layer="layout" svg:width="3.61cm" svg:height="2.09cm" svg:x="11.931cm" svg:y="9.42cm" svg:viewBox="0 0 3611 2091" draw:points="1944,2091 0,965 1666,0 3611,1126">
                <text:p/>
              </draw:polygon>
              <draw:line draw:style-name="gr109" draw:text-style-name="P6" draw:layer="layout" svg:x1="12.598cm" svg:y1="10.9cm" svg:x2="12.598cm" svg:y2="11.286cm">
                <text:p/>
              </draw:line>
              <draw:line draw:style-name="gr110" draw:text-style-name="P6" draw:layer="layout" svg:x1="13.82cm" svg:y1="11.724cm" svg:x2="12.931cm" svg:y2="11.209cm">
                <text:p/>
              </draw:line>
              <draw:line draw:style-name="gr111" draw:text-style-name="P6" draw:layer="layout" svg:x1="12.926cm" svg:y1="11.093cm" svg:x2="12.926cm" svg:y2="11.222cm">
                <text:p/>
              </draw:line>
              <draw:line draw:style-name="gr112" draw:text-style-name="P6" draw:layer="layout" svg:x1="13.815cm" svg:y1="11.608cm" svg:x2="13.815cm" svg:y2="11.737cm">
                <text:p/>
              </draw:line>
              <draw:line draw:style-name="gr113" draw:text-style-name="P6" draw:layer="layout" svg:x1="13.815cm" svg:y1="11.608cm" svg:x2="12.926cm" svg:y2="11.093cm">
                <text:p/>
              </draw:line>
              <draw:polygon draw:style-name="gr114" draw:text-style-name="P12" draw:layer="layout" svg:width="0.11cm" svg:height="0.192cm" svg:x="12.709cm" svg:y="10.964cm" svg:viewBox="0 0 111 193" draw:points="0,129 0,0 111,64 111,193">
                <text:p/>
              </draw:polygon>
              <draw:line draw:style-name="gr115" draw:text-style-name="P6" draw:layer="layout" svg:x1="12.487cm" svg:y1="10.835cm" svg:x2="12.487cm" svg:y2="11.221cm">
                <text:p/>
              </draw:line>
              <draw:line draw:style-name="gr116" draw:text-style-name="P6" draw:layer="layout" svg:x1="12.376cm" svg:y1="10.771cm" svg:x2="12.376cm" svg:y2="11.157cm">
                <text:p/>
              </draw:line>
              <draw:line draw:style-name="gr117" draw:text-style-name="P6" draw:layer="layout" svg:x1="12.265cm" svg:y1="10.707cm" svg:x2="12.265cm" svg:y2="11.093cm">
                <text:p/>
              </draw:line>
              <draw:line draw:style-name="gr118" draw:text-style-name="P6" draw:layer="layout" svg:x1="12.153cm" svg:y1="10.642cm" svg:x2="12.153cm" svg:y2="11.028cm">
                <text:p/>
              </draw:line>
              <draw:line draw:style-name="gr119" draw:text-style-name="P6" draw:layer="layout" svg:x1="12.042cm" svg:y1="10.578cm" svg:x2="12.042cm" svg:y2="10.964cm">
                <text:p/>
              </draw:line>
              <draw:polygon draw:style-name="gr120" draw:text-style-name="P2" draw:layer="layout" svg:width="0.11cm" svg:height="0.707cm" svg:x="11.82cm" svg:y="10.32cm" svg:viewBox="0 0 111 708" draw:points="0,644 0,0 111,64 111,708">
                <text:p/>
              </draw:polygon>
              <draw:polygon draw:style-name="gr121" draw:text-style-name="P2" draw:layer="layout" svg:width="0.11cm" svg:height="0.707cm" svg:x="13.875cm" svg:y="11.511cm" svg:viewBox="0 0 111 708" draw:points="0,644 0,0 111,64 111,708">
                <text:p/>
              </draw:polygon>
              <draw:polygon draw:style-name="gr122" draw:text-style-name="P5" draw:layer="layout" svg:width="3.721cm" svg:height="2.798cm" svg:x="11.82cm" svg:y="9.42cm" svg:viewBox="0 0 3722 2799" draw:points="0,1544 0,900 111,965 1777,0 3722,1126 3722,1769 2166,2670 2166,2799">
                <text:p/>
              </draw:polygon>
            </draw:g>
          </draw:g>
          <draw:g>
            <draw:g>
              <draw:polygon draw:style-name="gr123" draw:text-style-name="P14" draw:layer="layout" svg:width="0.181cm" svg:height="0.316cm" svg:x="14.802cm" svg:y="11.269cm" svg:viewBox="0 0 182 317" draw:points="0,317 0,106 182,0 182,211">
                <text:p/>
              </draw:polygon>
              <draw:polygon draw:style-name="gr124" draw:text-style-name="P15" draw:layer="layout" svg:width="0.181cm" svg:height="0.316cm" svg:x="14.62cm" svg:y="11.269cm" svg:viewBox="0 0 182 317" draw:points="0,211 0,0 182,106 182,317">
                <text:p/>
              </draw:polygon>
              <draw:polygon draw:style-name="gr125" draw:text-style-name="P16" draw:layer="layout" svg:width="0.364cm" svg:height="0.21cm" svg:x="14.62cm" svg:y="11.164cm" svg:viewBox="0 0 365 211" draw:points="182,211 0,106 182,0 365,106">
                <text:p/>
              </draw:polygon>
            </draw:g>
            <draw:g>
              <draw:polygon draw:style-name="gr126" draw:text-style-name="P14" draw:layer="layout" svg:width="0.181cm" svg:height="0.316cm" svg:x="14.529cm" svg:y="11.745cm" svg:viewBox="0 0 182 317" draw:points="0,317 0,106 182,0 182,211">
                <text:p/>
              </draw:polygon>
              <draw:polygon draw:style-name="gr127" draw:text-style-name="P15" draw:layer="layout" svg:width="0.181cm" svg:height="0.316cm" svg:x="14.346cm" svg:y="11.745cm" svg:viewBox="0 0 182 317" draw:points="0,211 0,0 182,106 182,317">
                <text:p/>
              </draw:polygon>
              <draw:polygon draw:style-name="gr128" draw:text-style-name="P16" draw:layer="layout" svg:width="0.364cm" svg:height="0.21cm" svg:x="14.346cm" svg:y="11.639cm" svg:viewBox="0 0 365 211" draw:points="182,211 0,106 182,0 365,106">
                <text:p/>
              </draw:polygon>
            </draw:g>
            <draw:g>
              <draw:polygon draw:style-name="gr129" draw:text-style-name="P14" draw:layer="layout" svg:width="0.181cm" svg:height="0.316cm" svg:x="15.076cm" svg:y="11.745cm" svg:viewBox="0 0 182 317" draw:points="0,317 0,106 182,0 182,211">
                <text:p/>
              </draw:polygon>
              <draw:polygon draw:style-name="gr130" draw:text-style-name="P15" draw:layer="layout" svg:width="0.181cm" svg:height="0.316cm" svg:x="14.894cm" svg:y="11.745cm" svg:viewBox="0 0 182 317" draw:points="0,211 0,0 182,106 182,317">
                <text:p/>
              </draw:polygon>
              <draw:polygon draw:style-name="gr131" draw:text-style-name="P16" draw:layer="layout" svg:width="0.364cm" svg:height="0.21cm" svg:x="14.894cm" svg:y="11.639cm" svg:viewBox="0 0 365 211" draw:points="182,211 0,106 182,0 365,106">
                <text:p/>
              </draw:polygon>
            </draw:g>
            <draw:g>
              <draw:polygon draw:style-name="gr132" draw:text-style-name="P14" draw:layer="layout" svg:width="0.181cm" svg:height="0.316cm" svg:x="14.802cm" svg:y="11.903cm" svg:viewBox="0 0 182 317" draw:points="0,317 0,106 182,0 182,211">
                <text:p/>
              </draw:polygon>
              <draw:polygon draw:style-name="gr133" draw:text-style-name="P15" draw:layer="layout" svg:width="0.181cm" svg:height="0.316cm" svg:x="14.62cm" svg:y="11.903cm" svg:viewBox="0 0 182 317" draw:points="0,211 0,0 182,106 182,317">
                <text:p/>
              </draw:polygon>
              <draw:polygon draw:style-name="gr134" draw:text-style-name="P16" draw:layer="layout" svg:width="0.364cm" svg:height="0.21cm" svg:x="14.62cm" svg:y="11.797cm" svg:viewBox="0 0 365 211" draw:points="182,211 0,106 182,0 365,106">
                <text:p/>
              </draw:polygon>
            </draw:g>
            <draw:g>
              <draw:polygon draw:style-name="gr135" draw:text-style-name="P14" draw:layer="layout" svg:width="0.181cm" svg:height="0.316cm" svg:x="15.076cm" svg:y="11.428cm" svg:viewBox="0 0 182 317" draw:points="0,317 0,106 182,0 182,211">
                <text:p/>
              </draw:polygon>
              <draw:polygon draw:style-name="gr136" draw:text-style-name="P15" draw:layer="layout" svg:width="0.181cm" svg:height="0.316cm" svg:x="14.894cm" svg:y="11.428cm" svg:viewBox="0 0 182 317" draw:points="0,211 0,0 182,106 182,317">
                <text:p/>
              </draw:polygon>
              <draw:polygon draw:style-name="gr137" draw:text-style-name="P16" draw:layer="layout" svg:width="0.364cm" svg:height="0.21cm" svg:x="14.894cm" svg:y="11.322cm" svg:viewBox="0 0 365 211" draw:points="182,211 0,106 182,0 365,106">
                <text:p/>
              </draw:polygon>
            </draw:g>
            <draw:g>
              <draw:polygon draw:style-name="gr138" draw:text-style-name="P14" draw:layer="layout" svg:width="0.181cm" svg:height="0.316cm" svg:x="14.529cm" svg:y="11.428cm" svg:viewBox="0 0 182 317" draw:points="0,317 0,106 182,0 182,211">
                <text:p/>
              </draw:polygon>
              <draw:polygon draw:style-name="gr139" draw:text-style-name="P15" draw:layer="layout" svg:width="0.181cm" svg:height="0.316cm" svg:x="14.346cm" svg:y="11.428cm" svg:viewBox="0 0 182 317" draw:points="0,211 0,0 182,106 182,317">
                <text:p/>
              </draw:polygon>
              <draw:polygon draw:style-name="gr140" draw:text-style-name="P16" draw:layer="layout" svg:width="0.364cm" svg:height="0.21cm" svg:x="14.346cm" svg:y="11.322cm" svg:viewBox="0 0 365 211" draw:points="182,211 0,106 182,0 365,106">
                <text:p/>
              </draw:polygon>
            </draw:g>
            <draw:g>
              <draw:polygon draw:style-name="gr141" draw:text-style-name="P14" draw:layer="layout" svg:width="0.181cm" svg:height="0.316cm" svg:x="14.802cm" svg:y="11.586cm" svg:viewBox="0 0 182 317" draw:points="0,317 0,106 182,0 182,211">
                <text:p/>
              </draw:polygon>
              <draw:polygon draw:style-name="gr142" draw:text-style-name="P15" draw:layer="layout" svg:width="0.181cm" svg:height="0.316cm" svg:x="14.62cm" svg:y="11.586cm" svg:viewBox="0 0 182 317" draw:points="0,211 0,0 182,106 182,317">
                <text:p/>
              </draw:polygon>
              <draw:polygon draw:style-name="gr143" draw:text-style-name="P16" draw:layer="layout" svg:width="0.364cm" svg:height="0.21cm" svg:x="14.62cm" svg:y="11.481cm" svg:viewBox="0 0 365 211" draw:points="182,211 0,106 182,0 365,106">
                <text:p/>
              </draw:polygon>
            </draw:g>
            <draw:polygon draw:style-name="gr144"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1" draw:layer="layout" svg:width="1.265cm" svg:height="0.742cm" svg:x="13.354cm" svg:y="7.817cm" svg:viewBox="0 0 1266 743" svg:d="M0 743c358 0 920-235 1162-389 242-155 0-354-122-354z">
            <text:p/>
          </draw:path>
          <draw:g>
            <draw:polygon draw:style-name="gr146" draw:text-style-name="P17" draw:layer="layout" svg:width="0.733cm" svg:height="1.838cm" svg:x="12.62cm" svg:y="6.721cm" svg:viewBox="0 0 734 1839" draw:points="0,1414 0,0 734,424 734,1839">
              <text:p/>
            </draw:polygon>
            <draw:polygon draw:style-name="gr147" draw:text-style-name="P18" draw:layer="layout" svg:width="1.039cm" svg:height="2.015cm" svg:x="13.354cm" svg:y="6.544cm" svg:viewBox="0 0 1040 2016" draw:points="0,2016 0,601 1040,0 1040,1414">
              <text:p/>
            </draw:polygon>
            <draw:polygon draw:style-name="gr148" draw:text-style-name="P19" draw:layer="layout" svg:width="1.773cm" svg:height="1.025cm" svg:x="12.62cm" svg:y="6.12cm" svg:viewBox="0 0 1774 1026" draw:points="734,1026 0,601 1040,0 1774,424">
              <text:p/>
            </draw:polygon>
            <draw:polygon draw:style-name="gr149" draw:text-style-name="P5" draw:layer="layout" svg:width="1.773cm" svg:height="2.439cm" svg:x="12.62cm" svg:y="6.12cm" svg:viewBox="0 0 1774 2440" draw:points="0,2016 0,601 1040,0 1774,424 1774,1839 734,2440">
              <text:p/>
            </draw:polygon>
            <draw:line draw:style-name="gr150" draw:text-style-name="P6" draw:layer="layout" svg:x1="13.232cm" svg:y1="8.206cm" svg:x2="12.742cm" svg:y2="7.923cm">
              <text:p/>
            </draw:line>
            <draw:line draw:style-name="gr151" draw:text-style-name="P6" draw:layer="layout" svg:x1="13.232cm" svg:y1="8.348cm" svg:x2="12.742cm" svg:y2="8.065cm">
              <text:p/>
            </draw:line>
            <draw:line draw:style-name="gr152" draw:text-style-name="P6" draw:layer="layout" svg:x1="13.232cm" svg:y1="8.277cm" svg:x2="12.742cm" svg:y2="7.994cm">
              <text:p/>
            </draw:line>
            <draw:polyline draw:style-name="gr153" draw:text-style-name="P6" draw:layer="layout" svg:width="0.611cm" svg:height="0.423cm" svg:x="12.681cm" svg:y="6.933cm" svg:viewBox="0 0 612 424" draw:points="612,424 0,71 0,0">
              <text:p/>
            </draw:polyline>
            <draw:polyline draw:style-name="gr154" draw:text-style-name="P6" draw:layer="layout" svg:width="0.6cm" svg:height="0.425cm" svg:x="12.692cm" svg:y="6.932cm" svg:viewBox="0 0 601 426" draw:points="601,426 601,355 0,0">
              <text:p/>
            </draw:polyline>
            <draw:polygon draw:style-name="gr155" draw:text-style-name="P12" draw:layer="layout" svg:width="0.071cm" svg:height="0.124cm" svg:x="12.908cm" svg:y="7.639cm" svg:viewBox="0 0 72 125" draw:points="0,83 0,0 72,41 72,125">
              <text:p/>
            </draw:polygon>
            <draw:line draw:style-name="gr156" draw:text-style-name="P6" draw:layer="layout" svg:x1="13.232cm" svg:y1="8.136cm" svg:x2="12.742cm" svg:y2="7.853cm">
              <text:p/>
            </draw:line>
          </draw:g>
          <draw:g>
            <draw:polygon draw:style-name="gr157" draw:text-style-name="P20" draw:layer="layout" svg:width="0.446cm" svg:height="0.58cm" svg:x="14.106cm" svg:y="7.358cm" svg:viewBox="0 0 447 581" draw:points="0,323 0,0 307,178 335,129 447,194 447,581">
              <text:p/>
            </draw:polygon>
            <draw:polygon draw:style-name="gr158" draw:text-style-name="P21" draw:layer="layout" svg:width="0.502cm" svg:height="0.548cm" svg:x="14.05cm" svg:y="7.39cm" svg:viewBox="0 0 503 549" draw:points="56,291 0,0 447,259 503,549">
              <text:p/>
            </draw:polygon>
            <draw:polygon draw:style-name="gr159" draw:text-style-name="P21" draw:layer="layout" svg:width="0.558cm" svg:height="0.5cm" svg:x="13.994cm" svg:y="7.439cm" svg:viewBox="0 0 559 501" draw:points="112,242 0,0 447,259 559,501">
              <text:p/>
            </draw:polygon>
            <draw:polygon draw:style-name="gr160" draw:text-style-name="P20" draw:layer="layout" svg:width="0.585cm" svg:height="0.435cm" svg:x="13.966cm" svg:y="7.503cm" svg:viewBox="0 0 586 436" draw:points="140,178 0,0 419,226 586,436">
              <text:p/>
            </draw:polygon>
            <draw:polygon draw:style-name="gr161" draw:text-style-name="P5" draw:layer="layout" svg:width="0.585cm" svg:height="0.58cm" svg:x="13.966cm" svg:y="7.358cm" svg:viewBox="0 0 586 581" draw:points="140,65 140,0 447,178 474,129 586,194 586,581 140,323 0,145 78,186 28,81 100,123 84,32">
              <text:p/>
            </draw:polygon>
          </draw:g>
          <draw:g>
            <draw:polygon draw:style-name="gr162" draw:text-style-name="P20" draw:layer="layout" svg:width="0.257cm" svg:height="0.372cm" svg:x="14.285cm" svg:y="8.096cm" svg:viewBox="0 0 258 373" draw:points="258,0 0,37 258,373">
              <text:p/>
            </draw:polygon>
            <draw:polygon draw:style-name="gr163" draw:text-style-name="P20" draw:layer="layout" svg:width="0.257cm" svg:height="0.372cm" svg:x="14.027cm" svg:y="7.798cm" svg:viewBox="0 0 258 373" draw:points="0,0 258,336 0,373">
              <text:p/>
            </draw:polygon>
            <draw:polygon draw:style-name="gr164" draw:text-style-name="P20" draw:layer="layout" svg:width="0.515cm" svg:height="0.372cm" svg:x="14.027cm" svg:y="8.096cm" svg:viewBox="0 0 516 373" draw:points="516,373 258,0 0,75">
              <text:p/>
            </draw:polygon>
            <draw:polygon draw:style-name="gr165" draw:text-style-name="P20" draw:layer="layout" svg:width="0.515cm" svg:height="0.372cm" svg:x="14.027cm" svg:y="7.798cm" svg:viewBox="0 0 516 373" draw:points="516,299 258,373 0,0">
              <text:p/>
            </draw:polygon>
            <draw:polygon draw:style-name="gr166" draw:text-style-name="P5" draw:layer="layout" svg:width="0.515cm" svg:height="0.671cm" svg:x="14.027cm" svg:y="7.798cm" svg:viewBox="0 0 516 672" draw:points="0,373 0,0 516,299 516,672">
              <text:p/>
            </draw:polygon>
          </draw:g>
          <draw:g>
            <draw:custom-shape draw:style-name="gr167"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8"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70"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71" draw:text-style-name="P25" draw:layer="layout" svg:width="0.129cm" svg:height="0.218cm" svg:x="13.971cm" svg:y="7.508cm" svg:viewBox="0 0 130 219" svg:d="M115 219v-17l-29-50v-50l-29-66-57-33c57-32 172 182 115 216z">
              <text:p/>
            </draw:path>
            <draw:g>
              <draw:line draw:style-name="gr172" draw:text-style-name="P26" draw:layer="layout" svg:x1="13.828cm" svg:y1="7.792cm" svg:x2="13.799cm" svg:y2="7.676cm">
                <text:p/>
              </draw:line>
              <draw:line draw:style-name="gr173" draw:text-style-name="P26" draw:layer="layout" svg:x1="13.828cm" svg:y1="7.793cm" svg:x2="13.857cm" svg:y2="7.71cm">
                <text:p/>
              </draw:line>
              <draw:line draw:style-name="gr174" draw:text-style-name="P26" draw:layer="layout" svg:x1="13.885cm" svg:y1="7.793cm" svg:x2="13.856cm" svg:y2="7.71cm">
                <text:p/>
              </draw:line>
              <draw:line draw:style-name="gr175" draw:text-style-name="P26" draw:layer="layout" svg:x1="13.885cm" svg:y1="7.792cm" svg:x2="13.914cm" svg:y2="7.676cm">
                <text:p/>
              </draw:line>
            </draw:g>
            <draw:g>
              <draw:line draw:style-name="gr176" draw:text-style-name="P26" draw:layer="layout" svg:x1="14cm" svg:y1="7.792cm" svg:x2="13.971cm" svg:y2="7.676cm">
                <text:p/>
              </draw:line>
              <draw:line draw:style-name="gr177" draw:text-style-name="P26" draw:layer="layout" svg:x1="13.999cm" svg:y1="7.793cm" svg:x2="14.028cm" svg:y2="7.71cm">
                <text:p/>
              </draw:line>
              <draw:line draw:style-name="gr178" draw:text-style-name="P26" draw:layer="layout" svg:x1="14.057cm" svg:y1="7.793cm" svg:x2="14.028cm" svg:y2="7.71cm">
                <text:p/>
              </draw:line>
              <draw:line draw:style-name="gr179" draw:text-style-name="P26" draw:layer="layout" svg:x1="14.057cm" svg:y1="7.792cm" svg:x2="14.086cm" svg:y2="7.676cm">
                <text:p/>
              </draw:line>
            </draw:g>
            <draw:g>
              <draw:line draw:style-name="gr180" draw:text-style-name="P26" draw:layer="layout" svg:x1="13.657cm" svg:y1="7.792cm" svg:x2="13.628cm" svg:y2="7.676cm">
                <text:p/>
              </draw:line>
              <draw:line draw:style-name="gr181" draw:text-style-name="P26" draw:layer="layout" svg:x1="13.656cm" svg:y1="7.793cm" svg:x2="13.685cm" svg:y2="7.71cm">
                <text:p/>
              </draw:line>
              <draw:line draw:style-name="gr182" draw:text-style-name="P26" draw:layer="layout" svg:x1="13.714cm" svg:y1="7.793cm" svg:x2="13.685cm" svg:y2="7.71cm">
                <text:p/>
              </draw:line>
              <draw:line draw:style-name="gr183"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84" draw:text-style-name="P1" draw:layer="layout" svg:width="0.536cm" svg:height="0.421cm" svg:x="14.183cm" svg:y="4.508cm" svg:viewBox="0 0 537 422" svg:d="M0 422c134 0 537-113 537-225 0-113-195-197-293-197 0 84-244 309-244 422z">
            <text:p/>
          </draw:path>
          <draw:g>
            <draw:polygon draw:style-name="gr185" draw:text-style-name="P27" draw:layer="layout" svg:width="1.463cm" svg:height="1.969cm" svg:x="12.72cm" svg:y="2.96cm" svg:viewBox="0 0 1464 1970" draw:points="0,1126 0,0 1464,844 1464,1970">
              <text:p/>
            </draw:polygon>
            <draw:line draw:style-name="gr186" draw:text-style-name="P6" draw:layer="layout" svg:x1="12.72cm" svg:y1="3.804cm" svg:x2="14.184cm" svg:y2="4.648cm">
              <text:p/>
            </draw:line>
            <draw:line draw:style-name="gr187" draw:text-style-name="P6" draw:layer="layout" svg:x1="12.72cm" svg:y1="3.524cm" svg:x2="14.184cm" svg:y2="4.368cm">
              <text:p/>
            </draw:line>
            <draw:line draw:style-name="gr188" draw:text-style-name="P6" draw:layer="layout" svg:x1="12.72cm" svg:y1="3.242cm" svg:x2="14.184cm" svg:y2="4.086cm">
              <text:p/>
            </draw:line>
            <draw:line draw:style-name="gr189" draw:text-style-name="P6" draw:layer="layout" svg:x1="13.208cm" svg:y1="3.804cm" svg:x2="13.208cm" svg:y2="4.086cm">
              <text:p/>
            </draw:line>
            <draw:line draw:style-name="gr190" draw:text-style-name="P6" draw:layer="layout" svg:x1="13.695cm" svg:y1="3.524cm" svg:x2="13.695cm" svg:y2="3.806cm">
              <text:p/>
            </draw:line>
            <draw:line draw:style-name="gr191" draw:text-style-name="P6" draw:layer="layout" svg:x1="13.94cm" svg:y1="4.508cm" svg:x2="13.94cm" svg:y2="4.79cm">
              <text:p/>
            </draw:line>
            <draw:line draw:style-name="gr192" draw:text-style-name="P6" draw:layer="layout" svg:x1="13.452cm" svg:y1="4.226cm" svg:x2="13.452cm" svg:y2="4.508cm">
              <text:p/>
            </draw:line>
            <draw:line draw:style-name="gr193" draw:text-style-name="P6" draw:layer="layout" svg:x1="12.964cm" svg:y1="3.946cm" svg:x2="12.964cm" svg:y2="4.228cm">
              <text:p/>
            </draw:line>
            <draw:line draw:style-name="gr194" draw:text-style-name="P6" draw:layer="layout" svg:x1="13.208cm" svg:y1="3.242cm" svg:x2="13.208cm" svg:y2="3.524cm">
              <text:p/>
            </draw:line>
            <draw:line draw:style-name="gr195" draw:text-style-name="P6" draw:layer="layout" svg:x1="13.452cm" svg:y1="3.664cm" svg:x2="13.452cm" svg:y2="3.946cm">
              <text:p/>
            </draw:line>
            <draw:line draw:style-name="gr196" draw:text-style-name="P6" draw:layer="layout" svg:x1="13.695cm" svg:y1="4.086cm" svg:x2="13.695cm" svg:y2="4.368cm">
              <text:p/>
            </draw:line>
            <draw:line draw:style-name="gr197" draw:text-style-name="P6" draw:layer="layout" svg:x1="13.94cm" svg:y1="3.946cm" svg:x2="13.94cm" svg:y2="4.228cm">
              <text:p/>
            </draw:line>
            <draw:line draw:style-name="gr198" draw:text-style-name="P6" draw:layer="layout" svg:x1="12.964cm" svg:y1="3.382cm" svg:x2="12.964cm" svg:y2="3.664cm">
              <text:p/>
            </draw:line>
            <draw:polygon draw:style-name="gr199" draw:text-style-name="P28" draw:layer="layout" svg:width="0.243cm" svg:height="1.265cm" svg:x="14.183cm" svg:y="3.664cm" svg:viewBox="0 0 244 1266" draw:points="0,1266 0,140 244,0 244,1126">
              <text:p/>
            </draw:polygon>
            <draw:polygon draw:style-name="gr200" draw:text-style-name="P29" draw:layer="layout" svg:width="1.706cm" svg:height="0.983cm" svg:x="12.72cm" svg:y="2.82cm" svg:viewBox="0 0 1707 984" draw:points="1464,984 0,140 244,0 1707,844">
              <text:p/>
            </draw:polygon>
            <draw:line draw:style-name="gr201" draw:text-style-name="P6" draw:layer="layout" svg:x1="13.695cm" svg:y1="3.522cm" svg:x2="13.939cm" svg:y2="3.382cm">
              <text:p/>
            </draw:line>
            <draw:line draw:style-name="gr202" draw:text-style-name="P6" draw:layer="layout" svg:x1="14.183cm" svg:y1="4.086cm" svg:x2="14.427cm" svg:y2="3.946cm">
              <text:p/>
            </draw:line>
            <draw:line draw:style-name="gr203" draw:text-style-name="P6" draw:layer="layout" svg:x1="14.183cm" svg:y1="4.366cm" svg:x2="14.427cm" svg:y2="4.226cm">
              <text:p/>
            </draw:line>
            <draw:line draw:style-name="gr204" draw:text-style-name="P6" draw:layer="layout" svg:x1="14.183cm" svg:y1="4.648cm" svg:x2="14.427cm" svg:y2="4.508cm">
              <text:p/>
            </draw:line>
            <draw:line draw:style-name="gr205" draw:text-style-name="P6" draw:layer="layout" svg:x1="13.208cm" svg:y1="3.242cm" svg:x2="13.452cm" svg:y2="3.102cm">
              <text:p/>
            </draw:line>
            <draw:polygon draw:style-name="gr206" draw:text-style-name="P5" draw:layer="layout" svg:width="1.706cm" svg:height="2.109cm" svg:x="12.72cm" svg:y="2.82cm" svg:viewBox="0 0 1707 2110" draw:points="244,0 1707,844 1707,1970 1464,2110 0,1266 0,140">
              <text:p/>
            </draw:polygon>
          </draw:g>
        </draw:g>
        <draw:custom-shape draw:style-name="gr207" draw:text-style-name="P30" xml:id="id1" draw:id="id1"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text:span><text:span text:style-name="T1">i</text:span><text:span text:style-name="T1">r</text:span><text:span text:style-name="T1">e</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2</text:span><text:span text:style-name="T2">5</text:span><text:span text:style-name="T2">4</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2</text:span><text:span text:style-name="T3">5</text:span><text:span text:style-name="T3">4</text:span><text:span text:style-name="T3">/</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text:span><text:span text:style-name="T1">: </text:span><text:span text:style-name="T1">k</text:span><text:span text:style-name="T1">v</text:span><text:span text:style-name="T1">m</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0</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0</text:span><text:span text:style-name="T3">/</text:span><text:span text:style-name="T3">2</text:span><text:span text:style-name="T3">4</text:span></text:p>
          </draw:text-box>
        </draw:frame>
        <draw:custom-shape draw:style-name="gr211" draw:text-style-name="P30" xml:id="id4" draw:id="id4"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213"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3" draw:id="id3"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1</text:span><text:span text:style-name="T2">/</text:span><text:span text:style-name="T2">1</text:span><text:span text:style-name="T2">2</text:span></text:p>
            <text:p><text:span text:style-name="T3"/></text:p>
          </draw:text-box>
        </draw:frame>
        <draw:custom-shape draw:style-name="gr215" draw:text-style-name="P30" xml:id="id2" draw:id="id2"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 draw:start-glue-point="2" draw:end-shape="id2" draw:end-glue-point="0" svg:d="M15620 12920l-4922 2001" svg:viewBox="0 0 4923 2002">
          <text:p/>
        </draw:connector>
        <draw:connector draw:style-name="gr217" draw:text-style-name="P30" draw:layer="layout" draw:type="line" svg:x1="15.62cm" svg:y1="12.92cm" svg:x2="20.01cm" svg:y2="14.92cm" draw:start-shape="id1" draw:start-glue-point="2" draw:end-shape="id3" draw:end-glue-point="0" svg:d="M15620 12920l4390 2000" svg:viewBox="0 0 4391 2001">
          <text:p/>
        </draw:connector>
        <draw:connector draw:style-name="gr217" draw:text-style-name="P30" draw:layer="layout" draw:type="line" svg:x1="20.01cm" svg:y1="14.92cm" svg:x2="23.621cm" svg:y2="12.921cm" draw:start-shape="id3" draw:start-glue-point="0" draw:end-shape="id4" draw:end-glue-point="2" svg:d="M20010 14920l3611-1999" svg:viewBox="0 0 3612 2000">
          <text:p/>
        </draw:connector>
        <draw:connector draw:style-name="gr218" draw:text-style-name="P30" draw:layer="layout" draw:type="line" svg:x1="7.098cm" svg:y1="16.221cm" svg:x2="4.762cm" svg:y2="16.272cm" draw:start-shape="id2" draw:start-glue-point="3" svg:d="M7098 16221l-2336 51" svg:viewBox="0 0 2337 52">
          <text:p/>
        </draw:connector>
        <draw:custom-shape draw:style-name="gr219"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20" draw:text-style-name="P1" draw:layer="layout" svg:width="0.391cm" svg:height="0.247cm" svg:x="23.028cm" svg:y="11.421cm" svg:viewBox="0 0 392 248" svg:d="M0 248c98 0 392-82 392-145 0-62-10-103-108-103 0 62-286 62-284 248z">
              <text:p/>
            </draw:path>
            <draw:g>
              <draw:polygon draw:style-name="gr221" draw:text-style-name="P2" draw:layer="layout" svg:width="0.177cm" svg:height="0.206cm" svg:x="22.884cm" svg:y="11.463cm" svg:viewBox="0 0 178 207" draw:points="0,124 36,0 178,83 143,207">
                <text:p/>
              </draw:polygon>
              <draw:polygon draw:style-name="gr222" draw:text-style-name="P3" draw:layer="layout" svg:width="0.392cm" svg:height="0.227cm" svg:x="22.92cm" svg:y="11.318cm" svg:viewBox="0 0 393 228" draw:points="0,145 72,83 178,21 250,0 393,83 322,103 214,166 143,228">
                <text:p/>
              </draw:polygon>
              <draw:path draw:style-name="gr223" draw:text-style-name="P4" draw:layer="layout" svg:width="0.321cm" svg:height="0.268cm" svg:x="23.027cm" svg:y="11.4cm" svg:viewBox="0 0 322 269" svg:d="M322 83c0-124-72-83-144-42-71 42-142 42-178 228 0 0 143-83 322-186z">
                <text:p/>
              </draw:path>
              <draw:path draw:style-name="gr224" draw:text-style-name="P5" draw:layer="layout" svg:width="0.463cm" svg:height="0.351cm" svg:x="22.884cm" svg:y="11.318cm" svg:viewBox="0 0 464 352" svg:d="M286 0c-72 21-72 21-143 62-36 21-107 41-143 207 72 42 72 42 143 83 41-19 250-145 321-186 0-104-71-104-178-166z">
                <text:p/>
              </draw:path>
            </draw:g>
          </draw:g>
          <draw:g>
            <draw:path draw:style-name="gr225" draw:text-style-name="P1" draw:layer="layout" svg:width="0.642cm" svg:height="0.496cm" svg:x="22.706cm" svg:y="10.428cm" svg:viewBox="0 0 643 497" svg:d="M2 497c98 0 641-21 641-207 0-187-186-290-285-290 0 62-392 41-356 497z">
              <text:p/>
            </draw:path>
            <draw:g>
              <draw:polygon draw:style-name="gr226" draw:text-style-name="P2" draw:layer="layout" svg:width="0.356cm" svg:height="0.289cm" svg:x="22.348cm" svg:y="10.634cm" svg:viewBox="0 0 357 290" draw:points="0,83 0,0 357,207 357,290">
                <text:p/>
              </draw:polygon>
              <draw:polygon draw:style-name="gr227" draw:text-style-name="P2" draw:layer="layout" svg:width="0.356cm" svg:height="0.351cm" svg:x="22.634cm" svg:y="10.324cm" svg:viewBox="0 0 357 352" draw:points="0,145 0,0 357,207 357,352">
                <text:p/>
              </draw:polygon>
              <draw:polygon draw:style-name="gr228" draw:text-style-name="P3" draw:layer="layout" svg:width="0.642cm" svg:height="0.372cm" svg:x="22.348cm" svg:y="10.469cm" svg:viewBox="0 0 643 373" draw:points="0,166 286,0 643,207 357,373">
                <text:p/>
              </draw:polygon>
              <draw:line draw:style-name="gr229" draw:text-style-name="P6" draw:layer="layout" svg:x1="22.634cm" svg:y1="10.469cm" svg:x2="22.991cm" svg:y2="10.676cm">
                <text:p/>
              </draw:line>
              <draw:polygon draw:style-name="gr230" draw:text-style-name="P4" draw:layer="layout" svg:width="0.356cm" svg:height="0.351cm" svg:x="22.706cm" svg:y="10.573cm" svg:viewBox="0 0 357 352" draw:points="0,352 0,269 286,103 286,0 357,41 357,145">
                <text:p/>
              </draw:polygon>
              <draw:polygon draw:style-name="gr231" draw:text-style-name="P2" draw:layer="layout" svg:width="1.142cm" svg:height="1.572cm" svg:x="21.956cm" svg:y="9.061cm" svg:viewBox="0 0 1143 1573" draw:points="0,911 0,0 1143,663 1143,1573">
                <text:p/>
              </draw:polygon>
              <draw:polygon draw:style-name="gr232" draw:text-style-name="P7" draw:layer="layout" svg:width="1.071cm" svg:height="1.448cm" svg:x="21.992cm" svg:y="9.123cm" svg:viewBox="0 0 1072 1449" draw:points="0,828 0,0 1072,621 1072,1449">
                <text:p/>
              </draw:polygon>
              <draw:polygon draw:style-name="gr233" draw:text-style-name="P3" draw:layer="layout" svg:width="1.213cm" svg:height="0.703cm" svg:x="21.956cm" svg:y="9.02cm" svg:viewBox="0 0 1214 704" draw:points="1143,704 0,41 72,0 1214,663">
                <text:p/>
              </draw:polygon>
              <draw:polygon draw:style-name="gr234" draw:text-style-name="P4" draw:layer="layout" svg:width="0.071cm" svg:height="0.951cm" svg:x="23.099cm" svg:y="9.683cm" svg:viewBox="0 0 72 952" draw:points="0,952 0,41 72,0 72,911">
                <text:p/>
              </draw:polygon>
              <draw:polygon draw:style-name="gr235"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236" draw:text-style-name="P1" draw:layer="layout" svg:width="0.464cm" svg:height="0.247cm" svg:x="22.562cm" svg:y="11.194cm" svg:viewBox="0 0 465 248" svg:d="M2 248c99 0 463-103 463-165s-9-83-107-83c0 62-393 41-356 248z">
              <text:p/>
            </draw:path>
            <draw:g>
              <draw:polygon draw:style-name="gr237" draw:text-style-name="P3" draw:layer="layout" svg:width="1.535cm" svg:height="0.889cm" svg:x="21.42cm" svg:y="10.49cm" svg:viewBox="0 0 1536 890" draw:points="1143,890 0,228 393,0 1536,663">
                <text:p/>
              </draw:polygon>
              <draw:polygon draw:style-name="gr238" draw:text-style-name="P8" draw:layer="layout" svg:width="1.035cm" svg:height="0.599cm" svg:x="21.527cm" svg:y="10.552cm" svg:viewBox="0 0 1036 600" draw:points="0,166 286,0 1036,435 750,600">
                <text:p/>
              </draw:polygon>
              <draw:polygon draw:style-name="gr239" draw:text-style-name="P8" draw:layer="layout" svg:width="0.499cm" svg:height="0.289cm" svg:x="22.348cm" svg:y="11.028cm" svg:viewBox="0 0 500 290" draw:points="0,166 286,0 500,124 214,290">
                <text:p/>
              </draw:polygon>
              <draw:polygon draw:style-name="gr240" draw:text-style-name="P4" draw:layer="layout" svg:width="0.392cm" svg:height="0.31cm" svg:x="22.563cm" svg:y="11.152cm" svg:viewBox="0 0 393 311" draw:points="0,311 0,228 393,0 393,83">
                <text:p/>
              </draw:polygon>
              <draw:line draw:style-name="gr241" draw:text-style-name="P6" draw:layer="layout" svg:x1="21.598cm" svg:y1="10.676cm" svg:x2="22.348cm" svg:y2="11.111cm">
                <text:p/>
              </draw:line>
              <draw:line draw:style-name="gr242" draw:text-style-name="P6" draw:layer="layout" svg:x1="21.67cm" svg:y1="10.634cm" svg:x2="22.42cm" svg:y2="11.069cm">
                <text:p/>
              </draw:line>
              <draw:line draw:style-name="gr243" draw:text-style-name="P6" draw:layer="layout" svg:x1="21.742cm" svg:y1="10.593cm" svg:x2="22.492cm" svg:y2="11.028cm">
                <text:p/>
              </draw:line>
              <draw:line draw:style-name="gr244" draw:text-style-name="P6" draw:layer="layout" svg:x1="22.42cm" svg:y1="10.986cm" svg:x2="22.492cm" svg:y2="10.945cm">
                <text:p/>
              </draw:line>
              <draw:line draw:style-name="gr245" draw:text-style-name="P6" draw:layer="layout" svg:x1="22.348cm" svg:y1="10.945cm" svg:x2="22.42cm" svg:y2="10.904cm">
                <text:p/>
              </draw:line>
              <draw:line draw:style-name="gr246" draw:text-style-name="P6" draw:layer="layout" svg:x1="22.277cm" svg:y1="10.904cm" svg:x2="22.349cm" svg:y2="10.863cm">
                <text:p/>
              </draw:line>
              <draw:line draw:style-name="gr247" draw:text-style-name="P6" draw:layer="layout" svg:x1="22.313cm" svg:y1="11.007cm" svg:x2="22.385cm" svg:y2="10.966cm">
                <text:p/>
              </draw:line>
              <draw:line draw:style-name="gr248" draw:text-style-name="P6" draw:layer="layout" svg:x1="22.242cm" svg:y1="10.966cm" svg:x2="22.314cm" svg:y2="10.925cm">
                <text:p/>
              </draw:line>
              <draw:line draw:style-name="gr249" draw:text-style-name="P6" draw:layer="layout" svg:x1="22.17cm" svg:y1="10.924cm" svg:x2="22.242cm" svg:y2="10.883cm">
                <text:p/>
              </draw:line>
              <draw:line draw:style-name="gr250" draw:text-style-name="P6" draw:layer="layout" svg:x1="22.206cm" svg:y1="10.862cm" svg:x2="22.278cm" svg:y2="10.821cm">
                <text:p/>
              </draw:line>
              <draw:line draw:style-name="gr251" draw:text-style-name="P6" draw:layer="layout" svg:x1="22.098cm" svg:y1="10.883cm" svg:x2="22.17cm" svg:y2="10.842cm">
                <text:p/>
              </draw:line>
              <draw:line draw:style-name="gr252" draw:text-style-name="P6" draw:layer="layout" svg:x1="22.134cm" svg:y1="10.821cm" svg:x2="22.206cm" svg:y2="10.78cm">
                <text:p/>
              </draw:line>
              <draw:line draw:style-name="gr253" draw:text-style-name="P6" draw:layer="layout" svg:x1="22.063cm" svg:y1="10.779cm" svg:x2="22.135cm" svg:y2="10.738cm">
                <text:p/>
              </draw:line>
              <draw:line draw:style-name="gr254" draw:text-style-name="P6" draw:layer="layout" svg:x1="21.992cm" svg:y1="10.738cm" svg:x2="22.064cm" svg:y2="10.697cm">
                <text:p/>
              </draw:line>
              <draw:line draw:style-name="gr255" draw:text-style-name="P6" draw:layer="layout" svg:x1="22.027cm" svg:y1="10.841cm" svg:x2="22.099cm" svg:y2="10.8cm">
                <text:p/>
              </draw:line>
              <draw:line draw:style-name="gr256" draw:text-style-name="P6" draw:layer="layout" svg:x1="21.956cm" svg:y1="10.8cm" svg:x2="22.028cm" svg:y2="10.759cm">
                <text:p/>
              </draw:line>
              <draw:line draw:style-name="gr257" draw:text-style-name="P6" draw:layer="layout" svg:x1="21.884cm" svg:y1="10.758cm" svg:x2="21.956cm" svg:y2="10.717cm">
                <text:p/>
              </draw:line>
              <draw:line draw:style-name="gr258" draw:text-style-name="P6" draw:layer="layout" svg:x1="21.92cm" svg:y1="10.696cm" svg:x2="21.992cm" svg:y2="10.655cm">
                <text:p/>
              </draw:line>
              <draw:line draw:style-name="gr259" draw:text-style-name="P6" draw:layer="layout" svg:x1="21.813cm" svg:y1="10.717cm" svg:x2="21.885cm" svg:y2="10.676cm">
                <text:p/>
              </draw:line>
              <draw:line draw:style-name="gr260" draw:text-style-name="P6" draw:layer="layout" svg:x1="21.848cm" svg:y1="10.655cm" svg:x2="21.92cm" svg:y2="10.614cm">
                <text:p/>
              </draw:line>
              <draw:line draw:style-name="gr261" draw:text-style-name="P6" draw:layer="layout" svg:x1="21.777cm" svg:y1="10.614cm" svg:x2="21.849cm" svg:y2="10.573cm">
                <text:p/>
              </draw:line>
              <draw:line draw:style-name="gr262" draw:text-style-name="P6" draw:layer="layout" svg:x1="21.742cm" svg:y1="10.675cm" svg:x2="21.814cm" svg:y2="10.634cm">
                <text:p/>
              </draw:line>
              <draw:line draw:style-name="gr263" draw:text-style-name="P6" draw:layer="layout" svg:x1="22.206cm" svg:y1="11.027cm" svg:x2="22.278cm" svg:y2="10.986cm">
                <text:p/>
              </draw:line>
              <draw:line draw:style-name="gr264" draw:text-style-name="P6" draw:layer="layout" svg:x1="22.134cm" svg:y1="10.986cm" svg:x2="22.206cm" svg:y2="10.945cm">
                <text:p/>
              </draw:line>
              <draw:line draw:style-name="gr265" draw:text-style-name="P6" draw:layer="layout" svg:x1="22.063cm" svg:y1="10.945cm" svg:x2="22.135cm" svg:y2="10.904cm">
                <text:p/>
              </draw:line>
              <draw:line draw:style-name="gr266" draw:text-style-name="P6" draw:layer="layout" svg:x1="22.027cm" svg:y1="11.007cm" svg:x2="22.099cm" svg:y2="10.966cm">
                <text:p/>
              </draw:line>
              <draw:line draw:style-name="gr267" draw:text-style-name="P6" draw:layer="layout" svg:x1="21.956cm" svg:y1="10.966cm" svg:x2="22.028cm" svg:y2="10.925cm">
                <text:p/>
              </draw:line>
              <draw:line draw:style-name="gr268" draw:text-style-name="P6" draw:layer="layout" svg:x1="21.992cm" svg:y1="10.904cm" svg:x2="22.064cm" svg:y2="10.863cm">
                <text:p/>
              </draw:line>
              <draw:line draw:style-name="gr269" draw:text-style-name="P6" draw:layer="layout" svg:x1="21.92cm" svg:y1="10.862cm" svg:x2="21.992cm" svg:y2="10.821cm">
                <text:p/>
              </draw:line>
              <draw:line draw:style-name="gr270" draw:text-style-name="P6" draw:layer="layout" svg:x1="21.848cm" svg:y1="10.821cm" svg:x2="21.92cm" svg:y2="10.78cm">
                <text:p/>
              </draw:line>
              <draw:line draw:style-name="gr271" draw:text-style-name="P6" draw:layer="layout" svg:x1="21.777cm" svg:y1="10.779cm" svg:x2="21.849cm" svg:y2="10.738cm">
                <text:p/>
              </draw:line>
              <draw:line draw:style-name="gr272" draw:text-style-name="P6" draw:layer="layout" svg:x1="21.67cm" svg:y1="10.8cm" svg:x2="21.742cm" svg:y2="10.759cm">
                <text:p/>
              </draw:line>
              <draw:line draw:style-name="gr273" draw:text-style-name="P6" draw:layer="layout" svg:x1="21.706cm" svg:y1="10.738cm" svg:x2="21.778cm" svg:y2="10.697cm">
                <text:p/>
              </draw:line>
              <draw:line draw:style-name="gr274" draw:text-style-name="P6" draw:layer="layout" svg:x1="21.598cm" svg:y1="10.758cm" svg:x2="21.67cm" svg:y2="10.717cm">
                <text:p/>
              </draw:line>
              <draw:line draw:style-name="gr275" draw:text-style-name="P6" draw:layer="layout" svg:x1="22.17cm" svg:y1="11.09cm" svg:x2="22.242cm" svg:y2="11.049cm">
                <text:p/>
              </draw:line>
              <draw:line draw:style-name="gr276" draw:text-style-name="P6" draw:layer="layout" svg:x1="22.098cm" svg:y1="11.048cm" svg:x2="22.17cm" svg:y2="11.007cm">
                <text:p/>
              </draw:line>
              <draw:line draw:style-name="gr277" draw:text-style-name="P6" draw:layer="layout" svg:x1="22.42cm" svg:y1="11.235cm" svg:x2="22.706cm" svg:y2="11.069cm">
                <text:p/>
              </draw:line>
              <draw:line draw:style-name="gr278" draw:text-style-name="P6" draw:layer="layout" svg:x1="22.492cm" svg:y1="11.277cm" svg:x2="22.778cm" svg:y2="11.111cm">
                <text:p/>
              </draw:line>
              <draw:line draw:style-name="gr279" draw:text-style-name="P6" draw:layer="layout" svg:x1="22.563cm" svg:y1="11.069cm" svg:x2="22.777cm" svg:y2="11.193cm">
                <text:p/>
              </draw:line>
              <draw:line draw:style-name="gr280" draw:text-style-name="P6" draw:layer="layout" svg:x1="22.492cm" svg:y1="11.111cm" svg:x2="22.706cm" svg:y2="11.235cm">
                <text:p/>
              </draw:line>
              <draw:line draw:style-name="gr281" draw:text-style-name="P6" draw:layer="layout" svg:x1="22.42cm" svg:y1="11.152cm" svg:x2="22.563cm" svg:y2="11.235cm">
                <text:p/>
              </draw:line>
              <draw:polygon draw:style-name="gr282" draw:text-style-name="P2" draw:layer="layout" svg:width="1.142cm" svg:height="0.744cm" svg:x="21.42cm" svg:y="10.717cm" svg:viewBox="0 0 1143 745" draw:points="0,83 0,0 1143,663 1143,745">
                <text:p/>
              </draw:polygon>
              <draw:polygon draw:style-name="gr283"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84"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85" draw:text-style-name="P9" draw:layer="layout" svg:width="0.74cm" svg:height="0.728cm" svg:x="9.031cm" svg:y="16.491cm" svg:viewBox="0 0 741 729" draw:points="0,729 0,429 741,0 741,300">
              <text:p/>
            </draw:polygon>
            <draw:polygon draw:style-name="gr286" draw:text-style-name="P3" draw:layer="layout" svg:width="1.851cm" svg:height="1.07cm" svg:x="7.92cm" svg:y="15.849cm" svg:viewBox="0 0 1852 1071" draw:points="1111,1071 0,429 741,0 1852,643">
              <text:p/>
            </draw:polygon>
            <draw:polygon draw:style-name="gr287" draw:text-style-name="P2" draw:layer="layout" svg:width="1.11cm" svg:height="0.942cm" svg:x="7.92cm" svg:y="16.277cm" svg:viewBox="0 0 1111 943" draw:points="0,300 0,0 1111,643 1111,943">
              <text:p/>
            </draw:polygon>
            <draw:polygon draw:style-name="gr288" draw:text-style-name="P5" draw:layer="layout" svg:width="1.851cm" svg:height="1.37cm" svg:x="7.92cm" svg:y="15.849cm" svg:viewBox="0 0 1852 1371" draw:points="0,729 0,429 741,0 1852,643 1852,943 1111,1371">
              <text:p/>
            </draw:polygon>
            <draw:polygon draw:style-name="gr289" draw:text-style-name="P10" draw:layer="layout" svg:width="0.073cm" svg:height="0.17cm" svg:x="8.809cm" svg:y="16.877cm" svg:viewBox="0 0 74 171" draw:points="0,129 0,0 74,43 74,171">
              <text:p/>
            </draw:polygon>
            <draw:polygon draw:style-name="gr290" draw:text-style-name="P11" draw:layer="layout" svg:width="0.073cm" svg:height="0.813cm" svg:x="8.735cm" svg:y="15.12cm" svg:viewBox="0 0 74 814" draw:points="0,771 0,0 74,0 74,814">
              <text:p/>
            </draw:polygon>
            <draw:polygon draw:style-name="gr291" draw:text-style-name="P11" draw:layer="layout" svg:width="0.073cm" svg:height="0.813cm" svg:x="9.624cm" svg:y="15.634cm" svg:viewBox="0 0 74 814" draw:points="0,771 0,0 74,0 74,814">
              <text:p/>
            </draw:polygon>
          </draw:g>
        </draw:g>
        <draw:path draw:style-name="gr292" draw:text-style-name="P1" draw:layer="layout" svg:width="1.262cm" svg:height="1.015cm" svg:x="19.347cm" svg:y="16.32cm" svg:viewBox="0 0 1263 1016" svg:d="M0 1016c193 0 1263-406 1263-609 0-204-509-407-702-407 0 122-561 853-561 1016z">
          <text:p/>
        </draw:path>
        <draw:g>
          <draw:polygon draw:style-name="gr293" draw:text-style-name="P2" draw:layer="layout" svg:width="2.018cm" svg:height="1.501cm" svg:x="17.276cm" svg:y="15.801cm" svg:viewBox="0 0 2019 1502" draw:points="0,334 0,0 2019,1169 2019,1502">
            <text:p/>
          </draw:polygon>
          <draw:polygon draw:style-name="gr294" draw:text-style-name="P9" draw:layer="layout" svg:width="0.865cm" svg:height="0.834cm" svg:x="19.295cm" svg:y="16.469cm" svg:viewBox="0 0 866 835" draw:points="0,835 0,501 866,0 866,334">
            <text:p/>
          </draw:polygon>
          <draw:polygon draw:style-name="gr295" draw:text-style-name="P3" draw:layer="layout" svg:width="2.884cm" svg:height="1.668cm" svg:x="17.276cm" svg:y="15.3cm" svg:viewBox="0 0 2885 1669" draw:points="2019,1669 0,501 866,0 2885,1169">
            <text:p/>
          </draw:polygon>
          <draw:polygon draw:style-name="gr296" draw:text-style-name="P12" draw:layer="layout" svg:width="0.114cm" svg:height="0.199cm" svg:x="19.065cm" svg:y="16.936cm" svg:viewBox="0 0 115 200" draw:points="0,134 0,0 115,67 115,200">
            <text:p/>
          </draw:polygon>
          <draw:polygon draw:style-name="gr297" draw:text-style-name="P2" draw:layer="layout" svg:width="0.114cm" svg:height="0.4cm" svg:x="17.161cm" svg:y="15.734cm" svg:viewBox="0 0 115 401" draw:points="0,334 0,0 115,67 115,401">
            <text:p/>
          </draw:polygon>
          <draw:polygon draw:style-name="gr298" draw:text-style-name="P2" draw:layer="layout" svg:width="0.114cm" svg:height="0.4cm" svg:x="19.295cm" svg:y="16.969cm" svg:viewBox="0 0 115 401" draw:points="0,334 0,0 115,67 115,401">
            <text:p/>
          </draw:polygon>
          <draw:polygon draw:style-name="gr299" draw:text-style-name="P5" draw:layer="layout" svg:width="2.999cm" svg:height="2.069cm" svg:x="17.161cm" svg:y="15.3cm" svg:viewBox="0 0 3000 2070" draw:points="0,768 0,434 115,501 981,0 3000,1169 3000,1502 2250,1936 2250,2070">
            <text:p/>
          </draw:polygon>
          <draw:polygon draw:style-name="gr300" draw:text-style-name="P13" draw:layer="layout" svg:width="0.057cm" svg:height="0.099cm" svg:x="17.334cm" svg:y="16.034cm" svg:viewBox="0 0 58 100" draw:points="0,67 0,0 58,34 58,100">
            <text:p/>
          </draw:polygon>
          <draw:polygon draw:style-name="gr301" draw:text-style-name="P13" draw:layer="layout" svg:width="0.057cm" svg:height="0.099cm" svg:x="17.334cm" svg:y="15.901cm" svg:viewBox="0 0 58 100" draw:points="0,67 0,0 58,34 58,100">
            <text:p/>
          </draw:polygon>
          <draw:polygon draw:style-name="gr302" draw:text-style-name="P13" draw:layer="layout" svg:width="0.057cm" svg:height="0.099cm" svg:x="17.45cm" svg:y="16.101cm" svg:viewBox="0 0 58 100" draw:points="0,67 0,0 58,34 58,100">
            <text:p/>
          </draw:polygon>
          <draw:polygon draw:style-name="gr303" draw:text-style-name="P13" draw:layer="layout" svg:width="0.057cm" svg:height="0.099cm" svg:x="17.45cm" svg:y="15.968cm" svg:viewBox="0 0 58 100" draw:points="0,67 0,0 58,34 58,100">
            <text:p/>
          </draw:polygon>
          <draw:polygon draw:style-name="gr304" draw:text-style-name="P13" draw:layer="layout" svg:width="0.057cm" svg:height="0.099cm" svg:x="17.565cm" svg:y="16.168cm" svg:viewBox="0 0 58 100" draw:points="0,67 0,0 58,34 58,100">
            <text:p/>
          </draw:polygon>
          <draw:polygon draw:style-name="gr305" draw:text-style-name="P13" draw:layer="layout" svg:width="0.057cm" svg:height="0.099cm" svg:x="17.565cm" svg:y="16.034cm" svg:viewBox="0 0 58 100" draw:points="0,67 0,0 58,34 58,100">
            <text:p/>
          </draw:polygon>
          <draw:polygon draw:style-name="gr306" draw:text-style-name="P13" draw:layer="layout" svg:width="0.057cm" svg:height="0.099cm" svg:x="17.681cm" svg:y="16.235cm" svg:viewBox="0 0 58 100" draw:points="0,67 0,0 58,34 58,100">
            <text:p/>
          </draw:polygon>
          <draw:polygon draw:style-name="gr307" draw:text-style-name="P13" draw:layer="layout" svg:width="0.057cm" svg:height="0.099cm" svg:x="17.681cm" svg:y="16.101cm" svg:viewBox="0 0 58 100" draw:points="0,67 0,0 58,34 58,100">
            <text:p/>
          </draw:polygon>
          <draw:polygon draw:style-name="gr308" draw:text-style-name="P13" draw:layer="layout" svg:width="0.057cm" svg:height="0.099cm" svg:x="17.853cm" svg:y="16.335cm" svg:viewBox="0 0 58 100" draw:points="0,67 0,0 58,34 58,100">
            <text:p/>
          </draw:polygon>
          <draw:polygon draw:style-name="gr309" draw:text-style-name="P13" draw:layer="layout" svg:width="0.057cm" svg:height="0.099cm" svg:x="17.853cm" svg:y="16.201cm" svg:viewBox="0 0 58 100" draw:points="0,67 0,0 58,34 58,100">
            <text:p/>
          </draw:polygon>
          <draw:polygon draw:style-name="gr310" draw:text-style-name="P13" draw:layer="layout" svg:width="0.057cm" svg:height="0.099cm" svg:x="17.968cm" svg:y="16.402cm" svg:viewBox="0 0 58 100" draw:points="0,67 0,0 58,34 58,100">
            <text:p/>
          </draw:polygon>
          <draw:polygon draw:style-name="gr311" draw:text-style-name="P13" draw:layer="layout" svg:width="0.057cm" svg:height="0.099cm" svg:x="17.968cm" svg:y="16.268cm" svg:viewBox="0 0 58 100" draw:points="0,67 0,0 58,34 58,100">
            <text:p/>
          </draw:polygon>
          <draw:polygon draw:style-name="gr312" draw:text-style-name="P13" draw:layer="layout" svg:width="0.057cm" svg:height="0.099cm" svg:x="18.084cm" svg:y="16.469cm" svg:viewBox="0 0 58 100" draw:points="0,67 0,0 58,34 58,100">
            <text:p/>
          </draw:polygon>
          <draw:polygon draw:style-name="gr313" draw:text-style-name="P13" draw:layer="layout" svg:width="0.057cm" svg:height="0.099cm" svg:x="18.084cm" svg:y="16.335cm" svg:viewBox="0 0 58 100" draw:points="0,67 0,0 58,34 58,100">
            <text:p/>
          </draw:polygon>
          <draw:polygon draw:style-name="gr314" draw:text-style-name="P13" draw:layer="layout" svg:width="0.057cm" svg:height="0.099cm" svg:x="18.199cm" svg:y="16.535cm" svg:viewBox="0 0 58 100" draw:points="0,67 0,0 58,34 58,100">
            <text:p/>
          </draw:polygon>
          <draw:polygon draw:style-name="gr315" draw:text-style-name="P13" draw:layer="layout" svg:width="0.057cm" svg:height="0.099cm" svg:x="18.199cm" svg:y="16.402cm" svg:viewBox="0 0 58 100" draw:points="0,67 0,0 58,34 58,100">
            <text:p/>
          </draw:polygon>
          <draw:polygon draw:style-name="gr316" draw:text-style-name="P13" draw:layer="layout" svg:width="0.057cm" svg:height="0.099cm" svg:x="18.373cm" svg:y="16.636cm" svg:viewBox="0 0 58 100" draw:points="0,67 0,0 58,34 58,100">
            <text:p/>
          </draw:polygon>
          <draw:polygon draw:style-name="gr317" draw:text-style-name="P13" draw:layer="layout" svg:width="0.057cm" svg:height="0.099cm" svg:x="18.373cm" svg:y="16.502cm" svg:viewBox="0 0 58 100" draw:points="0,67 0,0 58,34 58,100">
            <text:p/>
          </draw:polygon>
          <draw:polygon draw:style-name="gr318" draw:text-style-name="P13" draw:layer="layout" svg:width="0.057cm" svg:height="0.099cm" svg:x="18.488cm" svg:y="16.702cm" svg:viewBox="0 0 58 100" draw:points="0,67 0,0 58,34 58,100">
            <text:p/>
          </draw:polygon>
          <draw:polygon draw:style-name="gr319" draw:text-style-name="P13" draw:layer="layout" svg:width="0.057cm" svg:height="0.099cm" svg:x="18.488cm" svg:y="16.569cm" svg:viewBox="0 0 58 100" draw:points="0,67 0,0 58,34 58,100">
            <text:p/>
          </draw:polygon>
          <draw:polygon draw:style-name="gr320" draw:text-style-name="P13" draw:layer="layout" svg:width="0.057cm" svg:height="0.099cm" svg:x="18.603cm" svg:y="16.769cm" svg:viewBox="0 0 58 100" draw:points="0,67 0,0 58,34 58,100">
            <text:p/>
          </draw:polygon>
          <draw:polygon draw:style-name="gr321" draw:text-style-name="P13" draw:layer="layout" svg:width="0.057cm" svg:height="0.099cm" svg:x="18.603cm" svg:y="16.636cm" svg:viewBox="0 0 58 100" draw:points="0,67 0,0 58,34 58,100">
            <text:p/>
          </draw:polygon>
          <draw:polygon draw:style-name="gr322" draw:text-style-name="P13" draw:layer="layout" svg:width="0.057cm" svg:height="0.099cm" svg:x="18.719cm" svg:y="16.836cm" svg:viewBox="0 0 58 100" draw:points="0,67 0,0 58,34 58,100">
            <text:p/>
          </draw:polygon>
          <draw:polygon draw:style-name="gr323" draw:text-style-name="P13" draw:layer="layout" svg:width="0.057cm" svg:height="0.099cm" svg:x="18.719cm" svg:y="16.702cm" svg:viewBox="0 0 58 100" draw:points="0,67 0,0 58,34 58,100">
            <text:p/>
          </draw:polygon>
        </draw:g>
        <draw:custom-shape draw:style-name="gr324" draw:text-style-name="P30" xml:id="id6" draw:id="id6"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325"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4">D</text:span><text:span text:style-name="T4">H</text:span><text:span text:style-name="T4">C</text:span><text:span text:style-name="T4">P</text:span></text:p>
            <text:p><text:span text:style-name="T3"/></text:p>
          </draw:text-box>
        </draw:frame>
        <draw:custom-shape draw:style-name="gr215" draw:text-style-name="P30" xml:id="id5" draw:id="id5"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0.698cm" svg:y1="14.921cm" svg:x2="23.621cm" svg:y2="12.921cm" draw:start-shape="id5" draw:start-glue-point="0" draw:end-shape="id6" draw:end-glue-point="2" svg:d="M10698 14921l12923-2000" svg:viewBox="0 0 12924 2001">
          <text:p/>
        </draw:connector>
        <draw:connector draw:style-name="gr218" draw:text-style-name="P30" draw:layer="layout" draw:type="line" svg:x1="7.098cm" svg:y1="16.221cm" svg:x2="4.762cm" svg:y2="16.272cm" draw:start-shape="id5"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27" draw:text-style-name="P1" draw:layer="layout" svg:width="0.391cm" svg:height="0.247cm" svg:x="23.028cm" svg:y="11.421cm" svg:viewBox="0 0 392 248" svg:d="M0 248c98 0 392-82 392-145 0-62-10-103-108-103 0 62-286 62-284 248z">
              <text:p/>
            </draw:path>
            <draw:g>
              <draw:polygon draw:style-name="gr328" draw:text-style-name="P2" draw:layer="layout" svg:width="0.177cm" svg:height="0.206cm" svg:x="22.884cm" svg:y="11.463cm" svg:viewBox="0 0 178 207" draw:points="0,124 36,0 178,83 143,207">
                <text:p/>
              </draw:polygon>
              <draw:polygon draw:style-name="gr329" draw:text-style-name="P3" draw:layer="layout" svg:width="0.392cm" svg:height="0.227cm" svg:x="22.92cm" svg:y="11.318cm" svg:viewBox="0 0 393 228" draw:points="0,145 72,83 178,21 250,0 393,83 322,103 214,166 143,228">
                <text:p/>
              </draw:polygon>
              <draw:path draw:style-name="gr330" draw:text-style-name="P4" draw:layer="layout" svg:width="0.321cm" svg:height="0.268cm" svg:x="23.027cm" svg:y="11.4cm" svg:viewBox="0 0 322 269" svg:d="M322 83c0-124-72-83-144-42-71 42-142 42-178 228 0 0 143-83 322-186z">
                <text:p/>
              </draw:path>
              <draw:path draw:style-name="gr331" draw:text-style-name="P5" draw:layer="layout" svg:width="0.463cm" svg:height="0.351cm" svg:x="22.884cm" svg:y="11.318cm" svg:viewBox="0 0 464 352" svg:d="M286 0c-72 21-72 21-143 62-36 21-107 41-143 207 72 42 72 42 143 83 41-19 250-145 321-186 0-104-71-104-178-166z">
                <text:p/>
              </draw:path>
            </draw:g>
          </draw:g>
          <draw:g>
            <draw:path draw:style-name="gr332" draw:text-style-name="P1" draw:layer="layout" svg:width="0.642cm" svg:height="0.496cm" svg:x="22.706cm" svg:y="10.428cm" svg:viewBox="0 0 643 497" svg:d="M2 497c98 0 641-21 641-207 0-187-186-290-285-290 0 62-392 41-356 497z">
              <text:p/>
            </draw:path>
            <draw:g>
              <draw:polygon draw:style-name="gr333" draw:text-style-name="P2" draw:layer="layout" svg:width="0.356cm" svg:height="0.289cm" svg:x="22.348cm" svg:y="10.634cm" svg:viewBox="0 0 357 290" draw:points="0,83 0,0 357,207 357,290">
                <text:p/>
              </draw:polygon>
              <draw:polygon draw:style-name="gr334" draw:text-style-name="P2" draw:layer="layout" svg:width="0.356cm" svg:height="0.351cm" svg:x="22.634cm" svg:y="10.324cm" svg:viewBox="0 0 357 352" draw:points="0,145 0,0 357,207 357,352">
                <text:p/>
              </draw:polygon>
              <draw:polygon draw:style-name="gr335" draw:text-style-name="P3" draw:layer="layout" svg:width="0.642cm" svg:height="0.372cm" svg:x="22.348cm" svg:y="10.469cm" svg:viewBox="0 0 643 373" draw:points="0,166 286,0 643,207 357,373">
                <text:p/>
              </draw:polygon>
              <draw:line draw:style-name="gr336" draw:text-style-name="P6" draw:layer="layout" svg:x1="22.634cm" svg:y1="10.469cm" svg:x2="22.991cm" svg:y2="10.676cm">
                <text:p/>
              </draw:line>
              <draw:polygon draw:style-name="gr337" draw:text-style-name="P4" draw:layer="layout" svg:width="0.356cm" svg:height="0.351cm" svg:x="22.706cm" svg:y="10.573cm" svg:viewBox="0 0 357 352" draw:points="0,352 0,269 286,103 286,0 357,41 357,145">
                <text:p/>
              </draw:polygon>
              <draw:polygon draw:style-name="gr338" draw:text-style-name="P2" draw:layer="layout" svg:width="1.142cm" svg:height="1.572cm" svg:x="21.956cm" svg:y="9.061cm" svg:viewBox="0 0 1143 1573" draw:points="0,911 0,0 1143,663 1143,1573">
                <text:p/>
              </draw:polygon>
              <draw:polygon draw:style-name="gr339" draw:text-style-name="P7" draw:layer="layout" svg:width="1.071cm" svg:height="1.448cm" svg:x="21.992cm" svg:y="9.123cm" svg:viewBox="0 0 1072 1449" draw:points="0,828 0,0 1072,621 1072,1449">
                <text:p/>
              </draw:polygon>
              <draw:polygon draw:style-name="gr340" draw:text-style-name="P3" draw:layer="layout" svg:width="1.213cm" svg:height="0.703cm" svg:x="21.956cm" svg:y="9.02cm" svg:viewBox="0 0 1214 704" draw:points="1143,704 0,41 72,0 1214,663">
                <text:p/>
              </draw:polygon>
              <draw:polygon draw:style-name="gr341" draw:text-style-name="P4" draw:layer="layout" svg:width="0.071cm" svg:height="0.951cm" svg:x="23.099cm" svg:y="9.683cm" svg:viewBox="0 0 72 952" draw:points="0,952 0,41 72,0 72,911">
                <text:p/>
              </draw:polygon>
              <draw:polygon draw:style-name="gr342"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343" draw:text-style-name="P1" draw:layer="layout" svg:width="0.464cm" svg:height="0.247cm" svg:x="22.562cm" svg:y="11.194cm" svg:viewBox="0 0 465 248" svg:d="M2 248c99 0 463-103 463-165s-9-83-107-83c0 62-393 41-356 248z">
              <text:p/>
            </draw:path>
            <draw:g>
              <draw:polygon draw:style-name="gr344" draw:text-style-name="P3" draw:layer="layout" svg:width="1.535cm" svg:height="0.889cm" svg:x="21.42cm" svg:y="10.49cm" svg:viewBox="0 0 1536 890" draw:points="1143,890 0,228 393,0 1536,663">
                <text:p/>
              </draw:polygon>
              <draw:polygon draw:style-name="gr345" draw:text-style-name="P8" draw:layer="layout" svg:width="1.035cm" svg:height="0.599cm" svg:x="21.527cm" svg:y="10.552cm" svg:viewBox="0 0 1036 600" draw:points="0,166 286,0 1036,435 750,600">
                <text:p/>
              </draw:polygon>
              <draw:polygon draw:style-name="gr346" draw:text-style-name="P8" draw:layer="layout" svg:width="0.499cm" svg:height="0.289cm" svg:x="22.348cm" svg:y="11.028cm" svg:viewBox="0 0 500 290" draw:points="0,166 286,0 500,124 214,290">
                <text:p/>
              </draw:polygon>
              <draw:polygon draw:style-name="gr347" draw:text-style-name="P4" draw:layer="layout" svg:width="0.392cm" svg:height="0.31cm" svg:x="22.563cm" svg:y="11.152cm" svg:viewBox="0 0 393 311" draw:points="0,311 0,228 393,0 393,83">
                <text:p/>
              </draw:polygon>
              <draw:line draw:style-name="gr348" draw:text-style-name="P6" draw:layer="layout" svg:x1="21.598cm" svg:y1="10.676cm" svg:x2="22.348cm" svg:y2="11.111cm">
                <text:p/>
              </draw:line>
              <draw:line draw:style-name="gr349" draw:text-style-name="P6" draw:layer="layout" svg:x1="21.67cm" svg:y1="10.634cm" svg:x2="22.42cm" svg:y2="11.069cm">
                <text:p/>
              </draw:line>
              <draw:line draw:style-name="gr350" draw:text-style-name="P6" draw:layer="layout" svg:x1="21.742cm" svg:y1="10.593cm" svg:x2="22.492cm" svg:y2="11.028cm">
                <text:p/>
              </draw:line>
              <draw:line draw:style-name="gr351" draw:text-style-name="P6" draw:layer="layout" svg:x1="22.42cm" svg:y1="10.986cm" svg:x2="22.492cm" svg:y2="10.945cm">
                <text:p/>
              </draw:line>
              <draw:line draw:style-name="gr352" draw:text-style-name="P6" draw:layer="layout" svg:x1="22.348cm" svg:y1="10.945cm" svg:x2="22.42cm" svg:y2="10.904cm">
                <text:p/>
              </draw:line>
              <draw:line draw:style-name="gr353" draw:text-style-name="P6" draw:layer="layout" svg:x1="22.277cm" svg:y1="10.904cm" svg:x2="22.349cm" svg:y2="10.863cm">
                <text:p/>
              </draw:line>
              <draw:line draw:style-name="gr354" draw:text-style-name="P6" draw:layer="layout" svg:x1="22.313cm" svg:y1="11.007cm" svg:x2="22.385cm" svg:y2="10.966cm">
                <text:p/>
              </draw:line>
              <draw:line draw:style-name="gr355" draw:text-style-name="P6" draw:layer="layout" svg:x1="22.242cm" svg:y1="10.966cm" svg:x2="22.314cm" svg:y2="10.925cm">
                <text:p/>
              </draw:line>
              <draw:line draw:style-name="gr356" draw:text-style-name="P6" draw:layer="layout" svg:x1="22.17cm" svg:y1="10.924cm" svg:x2="22.242cm" svg:y2="10.883cm">
                <text:p/>
              </draw:line>
              <draw:line draw:style-name="gr357" draw:text-style-name="P6" draw:layer="layout" svg:x1="22.206cm" svg:y1="10.862cm" svg:x2="22.278cm" svg:y2="10.821cm">
                <text:p/>
              </draw:line>
              <draw:line draw:style-name="gr358" draw:text-style-name="P6" draw:layer="layout" svg:x1="22.098cm" svg:y1="10.883cm" svg:x2="22.17cm" svg:y2="10.842cm">
                <text:p/>
              </draw:line>
              <draw:line draw:style-name="gr359" draw:text-style-name="P6" draw:layer="layout" svg:x1="22.134cm" svg:y1="10.821cm" svg:x2="22.206cm" svg:y2="10.78cm">
                <text:p/>
              </draw:line>
              <draw:line draw:style-name="gr360" draw:text-style-name="P6" draw:layer="layout" svg:x1="22.063cm" svg:y1="10.779cm" svg:x2="22.135cm" svg:y2="10.738cm">
                <text:p/>
              </draw:line>
              <draw:line draw:style-name="gr361" draw:text-style-name="P6" draw:layer="layout" svg:x1="21.992cm" svg:y1="10.738cm" svg:x2="22.064cm" svg:y2="10.697cm">
                <text:p/>
              </draw:line>
              <draw:line draw:style-name="gr362" draw:text-style-name="P6" draw:layer="layout" svg:x1="22.027cm" svg:y1="10.841cm" svg:x2="22.099cm" svg:y2="10.8cm">
                <text:p/>
              </draw:line>
              <draw:line draw:style-name="gr363" draw:text-style-name="P6" draw:layer="layout" svg:x1="21.956cm" svg:y1="10.8cm" svg:x2="22.028cm" svg:y2="10.759cm">
                <text:p/>
              </draw:line>
              <draw:line draw:style-name="gr364" draw:text-style-name="P6" draw:layer="layout" svg:x1="21.884cm" svg:y1="10.758cm" svg:x2="21.956cm" svg:y2="10.717cm">
                <text:p/>
              </draw:line>
              <draw:line draw:style-name="gr365" draw:text-style-name="P6" draw:layer="layout" svg:x1="21.92cm" svg:y1="10.696cm" svg:x2="21.992cm" svg:y2="10.655cm">
                <text:p/>
              </draw:line>
              <draw:line draw:style-name="gr366" draw:text-style-name="P6" draw:layer="layout" svg:x1="21.813cm" svg:y1="10.717cm" svg:x2="21.885cm" svg:y2="10.676cm">
                <text:p/>
              </draw:line>
              <draw:line draw:style-name="gr367" draw:text-style-name="P6" draw:layer="layout" svg:x1="21.848cm" svg:y1="10.655cm" svg:x2="21.92cm" svg:y2="10.614cm">
                <text:p/>
              </draw:line>
              <draw:line draw:style-name="gr368" draw:text-style-name="P6" draw:layer="layout" svg:x1="21.777cm" svg:y1="10.614cm" svg:x2="21.849cm" svg:y2="10.573cm">
                <text:p/>
              </draw:line>
              <draw:line draw:style-name="gr369" draw:text-style-name="P6" draw:layer="layout" svg:x1="21.742cm" svg:y1="10.675cm" svg:x2="21.814cm" svg:y2="10.634cm">
                <text:p/>
              </draw:line>
              <draw:line draw:style-name="gr370" draw:text-style-name="P6" draw:layer="layout" svg:x1="22.206cm" svg:y1="11.027cm" svg:x2="22.278cm" svg:y2="10.986cm">
                <text:p/>
              </draw:line>
              <draw:line draw:style-name="gr371" draw:text-style-name="P6" draw:layer="layout" svg:x1="22.134cm" svg:y1="10.986cm" svg:x2="22.206cm" svg:y2="10.945cm">
                <text:p/>
              </draw:line>
              <draw:line draw:style-name="gr372" draw:text-style-name="P6" draw:layer="layout" svg:x1="22.063cm" svg:y1="10.945cm" svg:x2="22.135cm" svg:y2="10.904cm">
                <text:p/>
              </draw:line>
              <draw:line draw:style-name="gr373" draw:text-style-name="P6" draw:layer="layout" svg:x1="22.027cm" svg:y1="11.007cm" svg:x2="22.099cm" svg:y2="10.966cm">
                <text:p/>
              </draw:line>
              <draw:line draw:style-name="gr374" draw:text-style-name="P6" draw:layer="layout" svg:x1="21.956cm" svg:y1="10.966cm" svg:x2="22.028cm" svg:y2="10.925cm">
                <text:p/>
              </draw:line>
              <draw:line draw:style-name="gr375" draw:text-style-name="P6" draw:layer="layout" svg:x1="21.992cm" svg:y1="10.904cm" svg:x2="22.064cm" svg:y2="10.863cm">
                <text:p/>
              </draw:line>
              <draw:line draw:style-name="gr376" draw:text-style-name="P6" draw:layer="layout" svg:x1="21.92cm" svg:y1="10.862cm" svg:x2="21.992cm" svg:y2="10.821cm">
                <text:p/>
              </draw:line>
              <draw:line draw:style-name="gr377" draw:text-style-name="P6" draw:layer="layout" svg:x1="21.848cm" svg:y1="10.821cm" svg:x2="21.92cm" svg:y2="10.78cm">
                <text:p/>
              </draw:line>
              <draw:line draw:style-name="gr378" draw:text-style-name="P6" draw:layer="layout" svg:x1="21.777cm" svg:y1="10.779cm" svg:x2="21.849cm" svg:y2="10.738cm">
                <text:p/>
              </draw:line>
              <draw:line draw:style-name="gr379" draw:text-style-name="P6" draw:layer="layout" svg:x1="21.67cm" svg:y1="10.8cm" svg:x2="21.742cm" svg:y2="10.759cm">
                <text:p/>
              </draw:line>
              <draw:line draw:style-name="gr380" draw:text-style-name="P6" draw:layer="layout" svg:x1="21.706cm" svg:y1="10.738cm" svg:x2="21.778cm" svg:y2="10.697cm">
                <text:p/>
              </draw:line>
              <draw:line draw:style-name="gr381" draw:text-style-name="P6" draw:layer="layout" svg:x1="21.598cm" svg:y1="10.758cm" svg:x2="21.67cm" svg:y2="10.717cm">
                <text:p/>
              </draw:line>
              <draw:line draw:style-name="gr382" draw:text-style-name="P6" draw:layer="layout" svg:x1="22.17cm" svg:y1="11.09cm" svg:x2="22.242cm" svg:y2="11.049cm">
                <text:p/>
              </draw:line>
              <draw:line draw:style-name="gr383" draw:text-style-name="P6" draw:layer="layout" svg:x1="22.098cm" svg:y1="11.048cm" svg:x2="22.17cm" svg:y2="11.007cm">
                <text:p/>
              </draw:line>
              <draw:line draw:style-name="gr384" draw:text-style-name="P6" draw:layer="layout" svg:x1="22.42cm" svg:y1="11.235cm" svg:x2="22.706cm" svg:y2="11.069cm">
                <text:p/>
              </draw:line>
              <draw:line draw:style-name="gr385" draw:text-style-name="P6" draw:layer="layout" svg:x1="22.492cm" svg:y1="11.277cm" svg:x2="22.778cm" svg:y2="11.111cm">
                <text:p/>
              </draw:line>
              <draw:line draw:style-name="gr386" draw:text-style-name="P6" draw:layer="layout" svg:x1="22.563cm" svg:y1="11.069cm" svg:x2="22.777cm" svg:y2="11.193cm">
                <text:p/>
              </draw:line>
              <draw:line draw:style-name="gr387" draw:text-style-name="P6" draw:layer="layout" svg:x1="22.492cm" svg:y1="11.111cm" svg:x2="22.706cm" svg:y2="11.235cm">
                <text:p/>
              </draw:line>
              <draw:line draw:style-name="gr388" draw:text-style-name="P6" draw:layer="layout" svg:x1="22.42cm" svg:y1="11.152cm" svg:x2="22.563cm" svg:y2="11.235cm">
                <text:p/>
              </draw:line>
              <draw:polygon draw:style-name="gr389" draw:text-style-name="P2" draw:layer="layout" svg:width="1.142cm" svg:height="0.744cm" svg:x="21.42cm" svg:y="10.717cm" svg:viewBox="0 0 1143 745" draw:points="0,83 0,0 1143,663 1143,745">
                <text:p/>
              </draw:polygon>
              <draw:polygon draw:style-name="gr390"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391"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392" draw:text-style-name="P9" draw:layer="layout" svg:width="0.74cm" svg:height="0.728cm" svg:x="9.031cm" svg:y="16.491cm" svg:viewBox="0 0 741 729" draw:points="0,729 0,429 741,0 741,300">
              <text:p/>
            </draw:polygon>
            <draw:polygon draw:style-name="gr393" draw:text-style-name="P3" draw:layer="layout" svg:width="1.851cm" svg:height="1.07cm" svg:x="7.92cm" svg:y="15.849cm" svg:viewBox="0 0 1852 1071" draw:points="1111,1071 0,429 741,0 1852,643">
              <text:p/>
            </draw:polygon>
            <draw:polygon draw:style-name="gr394" draw:text-style-name="P2" draw:layer="layout" svg:width="1.11cm" svg:height="0.942cm" svg:x="7.92cm" svg:y="16.277cm" svg:viewBox="0 0 1111 943" draw:points="0,300 0,0 1111,643 1111,943">
              <text:p/>
            </draw:polygon>
            <draw:polygon draw:style-name="gr395" draw:text-style-name="P5" draw:layer="layout" svg:width="1.851cm" svg:height="1.37cm" svg:x="7.92cm" svg:y="15.849cm" svg:viewBox="0 0 1852 1371" draw:points="0,729 0,429 741,0 1852,643 1852,943 1111,1371">
              <text:p/>
            </draw:polygon>
            <draw:polygon draw:style-name="gr396" draw:text-style-name="P10" draw:layer="layout" svg:width="0.073cm" svg:height="0.17cm" svg:x="8.809cm" svg:y="16.877cm" svg:viewBox="0 0 74 171" draw:points="0,129 0,0 74,43 74,171">
              <text:p/>
            </draw:polygon>
            <draw:polygon draw:style-name="gr397" draw:text-style-name="P11" draw:layer="layout" svg:width="0.073cm" svg:height="0.813cm" svg:x="8.735cm" svg:y="15.12cm" svg:viewBox="0 0 74 814" draw:points="0,771 0,0 74,0 74,814">
              <text:p/>
            </draw:polygon>
            <draw:polygon draw:style-name="gr398" draw:text-style-name="P11" draw:layer="layout" svg:width="0.073cm" svg:height="0.813cm" svg:x="9.624cm" svg:y="15.634cm" svg:viewBox="0 0 74 814" draw:points="0,771 0,0 74,0 74,814">
              <text:p/>
            </draw:polygon>
          </draw:g>
        </draw:g>
        <draw:path draw:style-name="gr399" draw:text-style-name="P1" draw:layer="layout" svg:width="1.262cm" svg:height="1.015cm" svg:x="19.347cm" svg:y="16.32cm" svg:viewBox="0 0 1263 1016" svg:d="M0 1016c193 0 1263-406 1263-609 0-204-509-407-702-407 0 122-561 853-561 1016z">
          <text:p/>
        </draw:path>
        <draw:g>
          <draw:polygon draw:style-name="gr400" draw:text-style-name="P2" draw:layer="layout" svg:width="2.018cm" svg:height="1.501cm" svg:x="17.276cm" svg:y="15.801cm" svg:viewBox="0 0 2019 1502" draw:points="0,334 0,0 2019,1169 2019,1502">
            <text:p/>
          </draw:polygon>
          <draw:polygon draw:style-name="gr401" draw:text-style-name="P9" draw:layer="layout" svg:width="0.865cm" svg:height="0.834cm" svg:x="19.295cm" svg:y="16.469cm" svg:viewBox="0 0 866 835" draw:points="0,835 0,501 866,0 866,334">
            <text:p/>
          </draw:polygon>
          <draw:polygon draw:style-name="gr402" draw:text-style-name="P3" draw:layer="layout" svg:width="2.884cm" svg:height="1.668cm" svg:x="17.276cm" svg:y="15.3cm" svg:viewBox="0 0 2885 1669" draw:points="2019,1669 0,501 866,0 2885,1169">
            <text:p/>
          </draw:polygon>
          <draw:polygon draw:style-name="gr403" draw:text-style-name="P12" draw:layer="layout" svg:width="0.114cm" svg:height="0.199cm" svg:x="19.065cm" svg:y="16.936cm" svg:viewBox="0 0 115 200" draw:points="0,134 0,0 115,67 115,200">
            <text:p/>
          </draw:polygon>
          <draw:polygon draw:style-name="gr404" draw:text-style-name="P2" draw:layer="layout" svg:width="0.114cm" svg:height="0.4cm" svg:x="17.161cm" svg:y="15.734cm" svg:viewBox="0 0 115 401" draw:points="0,334 0,0 115,67 115,401">
            <text:p/>
          </draw:polygon>
          <draw:polygon draw:style-name="gr405" draw:text-style-name="P2" draw:layer="layout" svg:width="0.114cm" svg:height="0.4cm" svg:x="19.295cm" svg:y="16.969cm" svg:viewBox="0 0 115 401" draw:points="0,334 0,0 115,67 115,401">
            <text:p/>
          </draw:polygon>
          <draw:polygon draw:style-name="gr406" draw:text-style-name="P5" draw:layer="layout" svg:width="2.999cm" svg:height="2.069cm" svg:x="17.161cm" svg:y="15.3cm" svg:viewBox="0 0 3000 2070" draw:points="0,768 0,434 115,501 981,0 3000,1169 3000,1502 2250,1936 2250,2070">
            <text:p/>
          </draw:polygon>
          <draw:polygon draw:style-name="gr407" draw:text-style-name="P13" draw:layer="layout" svg:width="0.057cm" svg:height="0.099cm" svg:x="17.334cm" svg:y="16.034cm" svg:viewBox="0 0 58 100" draw:points="0,67 0,0 58,34 58,100">
            <text:p/>
          </draw:polygon>
          <draw:polygon draw:style-name="gr408" draw:text-style-name="P13" draw:layer="layout" svg:width="0.057cm" svg:height="0.099cm" svg:x="17.334cm" svg:y="15.901cm" svg:viewBox="0 0 58 100" draw:points="0,67 0,0 58,34 58,100">
            <text:p/>
          </draw:polygon>
          <draw:polygon draw:style-name="gr409" draw:text-style-name="P13" draw:layer="layout" svg:width="0.057cm" svg:height="0.099cm" svg:x="17.45cm" svg:y="16.101cm" svg:viewBox="0 0 58 100" draw:points="0,67 0,0 58,34 58,100">
            <text:p/>
          </draw:polygon>
          <draw:polygon draw:style-name="gr410" draw:text-style-name="P13" draw:layer="layout" svg:width="0.057cm" svg:height="0.099cm" svg:x="17.45cm" svg:y="15.968cm" svg:viewBox="0 0 58 100" draw:points="0,67 0,0 58,34 58,100">
            <text:p/>
          </draw:polygon>
          <draw:polygon draw:style-name="gr411" draw:text-style-name="P13" draw:layer="layout" svg:width="0.057cm" svg:height="0.099cm" svg:x="17.565cm" svg:y="16.168cm" svg:viewBox="0 0 58 100" draw:points="0,67 0,0 58,34 58,100">
            <text:p/>
          </draw:polygon>
          <draw:polygon draw:style-name="gr412" draw:text-style-name="P13" draw:layer="layout" svg:width="0.057cm" svg:height="0.099cm" svg:x="17.565cm" svg:y="16.034cm" svg:viewBox="0 0 58 100" draw:points="0,67 0,0 58,34 58,100">
            <text:p/>
          </draw:polygon>
          <draw:polygon draw:style-name="gr413" draw:text-style-name="P13" draw:layer="layout" svg:width="0.057cm" svg:height="0.099cm" svg:x="17.681cm" svg:y="16.235cm" svg:viewBox="0 0 58 100" draw:points="0,67 0,0 58,34 58,100">
            <text:p/>
          </draw:polygon>
          <draw:polygon draw:style-name="gr414" draw:text-style-name="P13" draw:layer="layout" svg:width="0.057cm" svg:height="0.099cm" svg:x="17.681cm" svg:y="16.101cm" svg:viewBox="0 0 58 100" draw:points="0,67 0,0 58,34 58,100">
            <text:p/>
          </draw:polygon>
          <draw:polygon draw:style-name="gr415" draw:text-style-name="P13" draw:layer="layout" svg:width="0.057cm" svg:height="0.099cm" svg:x="17.853cm" svg:y="16.335cm" svg:viewBox="0 0 58 100" draw:points="0,67 0,0 58,34 58,100">
            <text:p/>
          </draw:polygon>
          <draw:polygon draw:style-name="gr416" draw:text-style-name="P13" draw:layer="layout" svg:width="0.057cm" svg:height="0.099cm" svg:x="17.853cm" svg:y="16.201cm" svg:viewBox="0 0 58 100" draw:points="0,67 0,0 58,34 58,100">
            <text:p/>
          </draw:polygon>
          <draw:polygon draw:style-name="gr417" draw:text-style-name="P13" draw:layer="layout" svg:width="0.057cm" svg:height="0.099cm" svg:x="17.968cm" svg:y="16.402cm" svg:viewBox="0 0 58 100" draw:points="0,67 0,0 58,34 58,100">
            <text:p/>
          </draw:polygon>
          <draw:polygon draw:style-name="gr418" draw:text-style-name="P13" draw:layer="layout" svg:width="0.057cm" svg:height="0.099cm" svg:x="17.968cm" svg:y="16.268cm" svg:viewBox="0 0 58 100" draw:points="0,67 0,0 58,34 58,100">
            <text:p/>
          </draw:polygon>
          <draw:polygon draw:style-name="gr419" draw:text-style-name="P13" draw:layer="layout" svg:width="0.057cm" svg:height="0.099cm" svg:x="18.084cm" svg:y="16.469cm" svg:viewBox="0 0 58 100" draw:points="0,67 0,0 58,34 58,100">
            <text:p/>
          </draw:polygon>
          <draw:polygon draw:style-name="gr420" draw:text-style-name="P13" draw:layer="layout" svg:width="0.057cm" svg:height="0.099cm" svg:x="18.084cm" svg:y="16.335cm" svg:viewBox="0 0 58 100" draw:points="0,67 0,0 58,34 58,100">
            <text:p/>
          </draw:polygon>
          <draw:polygon draw:style-name="gr421" draw:text-style-name="P13" draw:layer="layout" svg:width="0.057cm" svg:height="0.099cm" svg:x="18.199cm" svg:y="16.535cm" svg:viewBox="0 0 58 100" draw:points="0,67 0,0 58,34 58,100">
            <text:p/>
          </draw:polygon>
          <draw:polygon draw:style-name="gr422" draw:text-style-name="P13" draw:layer="layout" svg:width="0.057cm" svg:height="0.099cm" svg:x="18.199cm" svg:y="16.402cm" svg:viewBox="0 0 58 100" draw:points="0,67 0,0 58,34 58,100">
            <text:p/>
          </draw:polygon>
          <draw:polygon draw:style-name="gr423" draw:text-style-name="P13" draw:layer="layout" svg:width="0.057cm" svg:height="0.099cm" svg:x="18.373cm" svg:y="16.636cm" svg:viewBox="0 0 58 100" draw:points="0,67 0,0 58,34 58,100">
            <text:p/>
          </draw:polygon>
          <draw:polygon draw:style-name="gr424" draw:text-style-name="P13" draw:layer="layout" svg:width="0.057cm" svg:height="0.099cm" svg:x="18.373cm" svg:y="16.502cm" svg:viewBox="0 0 58 100" draw:points="0,67 0,0 58,34 58,100">
            <text:p/>
          </draw:polygon>
          <draw:polygon draw:style-name="gr425" draw:text-style-name="P13" draw:layer="layout" svg:width="0.057cm" svg:height="0.099cm" svg:x="18.488cm" svg:y="16.702cm" svg:viewBox="0 0 58 100" draw:points="0,67 0,0 58,34 58,100">
            <text:p/>
          </draw:polygon>
          <draw:polygon draw:style-name="gr426" draw:text-style-name="P13" draw:layer="layout" svg:width="0.057cm" svg:height="0.099cm" svg:x="18.488cm" svg:y="16.569cm" svg:viewBox="0 0 58 100" draw:points="0,67 0,0 58,34 58,100">
            <text:p/>
          </draw:polygon>
          <draw:polygon draw:style-name="gr427" draw:text-style-name="P13" draw:layer="layout" svg:width="0.057cm" svg:height="0.099cm" svg:x="18.603cm" svg:y="16.769cm" svg:viewBox="0 0 58 100" draw:points="0,67 0,0 58,34 58,100">
            <text:p/>
          </draw:polygon>
          <draw:polygon draw:style-name="gr428" draw:text-style-name="P13" draw:layer="layout" svg:width="0.057cm" svg:height="0.099cm" svg:x="18.603cm" svg:y="16.636cm" svg:viewBox="0 0 58 100" draw:points="0,67 0,0 58,34 58,100">
            <text:p/>
          </draw:polygon>
          <draw:polygon draw:style-name="gr429" draw:text-style-name="P13" draw:layer="layout" svg:width="0.057cm" svg:height="0.099cm" svg:x="18.719cm" svg:y="16.836cm" svg:viewBox="0 0 58 100" draw:points="0,67 0,0 58,34 58,100">
            <text:p/>
          </draw:polygon>
          <draw:polygon draw:style-name="gr430" draw:text-style-name="P13" draw:layer="layout" svg:width="0.057cm" svg:height="0.099cm" svg:x="18.719cm" svg:y="16.702cm" svg:viewBox="0 0 58 100" draw:points="0,67 0,0 58,34 58,100">
            <text:p/>
          </draw:polygon>
        </draw:g>
        <draw:custom-shape draw:style-name="gr211" draw:text-style-name="P30" xml:id="id8" draw:id="id8"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431"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7" draw:id="id7"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1</text:span><text:span text:style-name="T2">/</text:span><text:span text:style-name="T2">1</text:span><text:span text:style-name="T2">2</text:span></text:p>
            <text:p><text:span text:style-name="T3"/></text:p>
          </draw:text-box>
        </draw:frame>
        <draw:custom-shape draw:style-name="gr215" draw:text-style-name="P30" xml:id="id9" draw:id="id9"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7" draw:text-style-name="P30" draw:layer="layout" draw:type="line" svg:x1="20.01cm" svg:y1="14.92cm" svg:x2="23.621cm" svg:y2="12.921cm" draw:start-shape="id7" draw:start-glue-point="0" draw:end-shape="id8" draw:end-glue-point="2" svg:d="M20010 14920l3611-1999" svg:viewBox="0 0 3612 2000">
          <text:p/>
        </draw:connector>
        <draw:connector draw:style-name="gr218" draw:text-style-name="P30" draw:layer="layout" draw:type="line" svg:x1="7.098cm" svg:y1="16.221cm" svg:x2="4.762cm" svg:y2="16.272cm" draw:start-shape="id9"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432"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433" draw:text-style-name="P9" draw:layer="layout" svg:width="0.74cm" svg:height="0.728cm" svg:x="9.031cm" svg:y="16.491cm" svg:viewBox="0 0 741 729" draw:points="0,729 0,429 741,0 741,300">
              <text:p/>
            </draw:polygon>
            <draw:polygon draw:style-name="gr434" draw:text-style-name="P3" draw:layer="layout" svg:width="1.851cm" svg:height="1.07cm" svg:x="7.92cm" svg:y="15.849cm" svg:viewBox="0 0 1852 1071" draw:points="1111,1071 0,429 741,0 1852,643">
              <text:p/>
            </draw:polygon>
            <draw:polygon draw:style-name="gr435" draw:text-style-name="P2" draw:layer="layout" svg:width="1.11cm" svg:height="0.942cm" svg:x="7.92cm" svg:y="16.277cm" svg:viewBox="0 0 1111 943" draw:points="0,300 0,0 1111,643 1111,943">
              <text:p/>
            </draw:polygon>
            <draw:polygon draw:style-name="gr436" draw:text-style-name="P5" draw:layer="layout" svg:width="1.851cm" svg:height="1.37cm" svg:x="7.92cm" svg:y="15.849cm" svg:viewBox="0 0 1852 1371" draw:points="0,729 0,429 741,0 1852,643 1852,943 1111,1371">
              <text:p/>
            </draw:polygon>
            <draw:polygon draw:style-name="gr437" draw:text-style-name="P10" draw:layer="layout" svg:width="0.073cm" svg:height="0.17cm" svg:x="8.809cm" svg:y="16.877cm" svg:viewBox="0 0 74 171" draw:points="0,129 0,0 74,43 74,171">
              <text:p/>
            </draw:polygon>
            <draw:polygon draw:style-name="gr438" draw:text-style-name="P11" draw:layer="layout" svg:width="0.073cm" svg:height="0.813cm" svg:x="8.735cm" svg:y="15.12cm" svg:viewBox="0 0 74 814" draw:points="0,771 0,0 74,0 74,814">
              <text:p/>
            </draw:polygon>
            <draw:polygon draw:style-name="gr439" draw:text-style-name="P11" draw:layer="layout" svg:width="0.073cm" svg:height="0.813cm" svg:x="9.624cm" svg:y="15.634cm" svg:viewBox="0 0 74 814" draw:points="0,771 0,0 74,0 74,814">
              <text:p/>
            </draw:polygon>
          </draw:g>
        </draw:g>
        <draw:path draw:style-name="gr440" draw:text-style-name="P1" draw:layer="layout" svg:width="1.262cm" svg:height="1.015cm" svg:x="19.347cm" svg:y="16.32cm" svg:viewBox="0 0 1263 1016" svg:d="M0 1016c193 0 1263-406 1263-609 0-204-509-407-702-407 0 122-561 853-561 1016z">
          <text:p/>
        </draw:path>
        <draw:g>
          <draw:polygon draw:style-name="gr441" draw:text-style-name="P2" draw:layer="layout" svg:width="2.018cm" svg:height="1.501cm" svg:x="17.276cm" svg:y="15.801cm" svg:viewBox="0 0 2019 1502" draw:points="0,334 0,0 2019,1169 2019,1502">
            <text:p/>
          </draw:polygon>
          <draw:polygon draw:style-name="gr442" draw:text-style-name="P9" draw:layer="layout" svg:width="0.865cm" svg:height="0.834cm" svg:x="19.295cm" svg:y="16.469cm" svg:viewBox="0 0 866 835" draw:points="0,835 0,501 866,0 866,334">
            <text:p/>
          </draw:polygon>
          <draw:polygon draw:style-name="gr443" draw:text-style-name="P3" draw:layer="layout" svg:width="2.884cm" svg:height="1.668cm" svg:x="17.276cm" svg:y="15.3cm" svg:viewBox="0 0 2885 1669" draw:points="2019,1669 0,501 866,0 2885,1169">
            <text:p/>
          </draw:polygon>
          <draw:polygon draw:style-name="gr444" draw:text-style-name="P12" draw:layer="layout" svg:width="0.114cm" svg:height="0.199cm" svg:x="19.065cm" svg:y="16.936cm" svg:viewBox="0 0 115 200" draw:points="0,134 0,0 115,67 115,200">
            <text:p/>
          </draw:polygon>
          <draw:polygon draw:style-name="gr445" draw:text-style-name="P2" draw:layer="layout" svg:width="0.114cm" svg:height="0.4cm" svg:x="17.161cm" svg:y="15.734cm" svg:viewBox="0 0 115 401" draw:points="0,334 0,0 115,67 115,401">
            <text:p/>
          </draw:polygon>
          <draw:polygon draw:style-name="gr446" draw:text-style-name="P2" draw:layer="layout" svg:width="0.114cm" svg:height="0.4cm" svg:x="19.295cm" svg:y="16.969cm" svg:viewBox="0 0 115 401" draw:points="0,334 0,0 115,67 115,401">
            <text:p/>
          </draw:polygon>
          <draw:polygon draw:style-name="gr447" draw:text-style-name="P5" draw:layer="layout" svg:width="2.999cm" svg:height="2.069cm" svg:x="17.161cm" svg:y="15.3cm" svg:viewBox="0 0 3000 2070" draw:points="0,768 0,434 115,501 981,0 3000,1169 3000,1502 2250,1936 2250,2070">
            <text:p/>
          </draw:polygon>
          <draw:polygon draw:style-name="gr448" draw:text-style-name="P13" draw:layer="layout" svg:width="0.057cm" svg:height="0.099cm" svg:x="17.334cm" svg:y="16.034cm" svg:viewBox="0 0 58 100" draw:points="0,67 0,0 58,34 58,100">
            <text:p/>
          </draw:polygon>
          <draw:polygon draw:style-name="gr449" draw:text-style-name="P13" draw:layer="layout" svg:width="0.057cm" svg:height="0.099cm" svg:x="17.334cm" svg:y="15.901cm" svg:viewBox="0 0 58 100" draw:points="0,67 0,0 58,34 58,100">
            <text:p/>
          </draw:polygon>
          <draw:polygon draw:style-name="gr450" draw:text-style-name="P13" draw:layer="layout" svg:width="0.057cm" svg:height="0.099cm" svg:x="17.45cm" svg:y="16.101cm" svg:viewBox="0 0 58 100" draw:points="0,67 0,0 58,34 58,100">
            <text:p/>
          </draw:polygon>
          <draw:polygon draw:style-name="gr451" draw:text-style-name="P13" draw:layer="layout" svg:width="0.057cm" svg:height="0.099cm" svg:x="17.45cm" svg:y="15.968cm" svg:viewBox="0 0 58 100" draw:points="0,67 0,0 58,34 58,100">
            <text:p/>
          </draw:polygon>
          <draw:polygon draw:style-name="gr452" draw:text-style-name="P13" draw:layer="layout" svg:width="0.057cm" svg:height="0.099cm" svg:x="17.565cm" svg:y="16.168cm" svg:viewBox="0 0 58 100" draw:points="0,67 0,0 58,34 58,100">
            <text:p/>
          </draw:polygon>
          <draw:polygon draw:style-name="gr453" draw:text-style-name="P13" draw:layer="layout" svg:width="0.057cm" svg:height="0.099cm" svg:x="17.565cm" svg:y="16.034cm" svg:viewBox="0 0 58 100" draw:points="0,67 0,0 58,34 58,100">
            <text:p/>
          </draw:polygon>
          <draw:polygon draw:style-name="gr454" draw:text-style-name="P13" draw:layer="layout" svg:width="0.057cm" svg:height="0.099cm" svg:x="17.681cm" svg:y="16.235cm" svg:viewBox="0 0 58 100" draw:points="0,67 0,0 58,34 58,100">
            <text:p/>
          </draw:polygon>
          <draw:polygon draw:style-name="gr455" draw:text-style-name="P13" draw:layer="layout" svg:width="0.057cm" svg:height="0.099cm" svg:x="17.681cm" svg:y="16.101cm" svg:viewBox="0 0 58 100" draw:points="0,67 0,0 58,34 58,100">
            <text:p/>
          </draw:polygon>
          <draw:polygon draw:style-name="gr456" draw:text-style-name="P13" draw:layer="layout" svg:width="0.057cm" svg:height="0.099cm" svg:x="17.853cm" svg:y="16.335cm" svg:viewBox="0 0 58 100" draw:points="0,67 0,0 58,34 58,100">
            <text:p/>
          </draw:polygon>
          <draw:polygon draw:style-name="gr457" draw:text-style-name="P13" draw:layer="layout" svg:width="0.057cm" svg:height="0.099cm" svg:x="17.853cm" svg:y="16.201cm" svg:viewBox="0 0 58 100" draw:points="0,67 0,0 58,34 58,100">
            <text:p/>
          </draw:polygon>
          <draw:polygon draw:style-name="gr458" draw:text-style-name="P13" draw:layer="layout" svg:width="0.057cm" svg:height="0.099cm" svg:x="17.968cm" svg:y="16.402cm" svg:viewBox="0 0 58 100" draw:points="0,67 0,0 58,34 58,100">
            <text:p/>
          </draw:polygon>
          <draw:polygon draw:style-name="gr459" draw:text-style-name="P13" draw:layer="layout" svg:width="0.057cm" svg:height="0.099cm" svg:x="17.968cm" svg:y="16.268cm" svg:viewBox="0 0 58 100" draw:points="0,67 0,0 58,34 58,100">
            <text:p/>
          </draw:polygon>
          <draw:polygon draw:style-name="gr460" draw:text-style-name="P13" draw:layer="layout" svg:width="0.057cm" svg:height="0.099cm" svg:x="18.084cm" svg:y="16.469cm" svg:viewBox="0 0 58 100" draw:points="0,67 0,0 58,34 58,100">
            <text:p/>
          </draw:polygon>
          <draw:polygon draw:style-name="gr461" draw:text-style-name="P13" draw:layer="layout" svg:width="0.057cm" svg:height="0.099cm" svg:x="18.084cm" svg:y="16.335cm" svg:viewBox="0 0 58 100" draw:points="0,67 0,0 58,34 58,100">
            <text:p/>
          </draw:polygon>
          <draw:polygon draw:style-name="gr462" draw:text-style-name="P13" draw:layer="layout" svg:width="0.057cm" svg:height="0.099cm" svg:x="18.199cm" svg:y="16.535cm" svg:viewBox="0 0 58 100" draw:points="0,67 0,0 58,34 58,100">
            <text:p/>
          </draw:polygon>
          <draw:polygon draw:style-name="gr463" draw:text-style-name="P13" draw:layer="layout" svg:width="0.057cm" svg:height="0.099cm" svg:x="18.199cm" svg:y="16.402cm" svg:viewBox="0 0 58 100" draw:points="0,67 0,0 58,34 58,100">
            <text:p/>
          </draw:polygon>
          <draw:polygon draw:style-name="gr464" draw:text-style-name="P13" draw:layer="layout" svg:width="0.057cm" svg:height="0.099cm" svg:x="18.373cm" svg:y="16.636cm" svg:viewBox="0 0 58 100" draw:points="0,67 0,0 58,34 58,100">
            <text:p/>
          </draw:polygon>
          <draw:polygon draw:style-name="gr465" draw:text-style-name="P13" draw:layer="layout" svg:width="0.057cm" svg:height="0.099cm" svg:x="18.373cm" svg:y="16.502cm" svg:viewBox="0 0 58 100" draw:points="0,67 0,0 58,34 58,100">
            <text:p/>
          </draw:polygon>
          <draw:polygon draw:style-name="gr466" draw:text-style-name="P13" draw:layer="layout" svg:width="0.057cm" svg:height="0.099cm" svg:x="18.488cm" svg:y="16.702cm" svg:viewBox="0 0 58 100" draw:points="0,67 0,0 58,34 58,100">
            <text:p/>
          </draw:polygon>
          <draw:polygon draw:style-name="gr467" draw:text-style-name="P13" draw:layer="layout" svg:width="0.057cm" svg:height="0.099cm" svg:x="18.488cm" svg:y="16.569cm" svg:viewBox="0 0 58 100" draw:points="0,67 0,0 58,34 58,100">
            <text:p/>
          </draw:polygon>
          <draw:polygon draw:style-name="gr468" draw:text-style-name="P13" draw:layer="layout" svg:width="0.057cm" svg:height="0.099cm" svg:x="18.603cm" svg:y="16.769cm" svg:viewBox="0 0 58 100" draw:points="0,67 0,0 58,34 58,100">
            <text:p/>
          </draw:polygon>
          <draw:polygon draw:style-name="gr469" draw:text-style-name="P13" draw:layer="layout" svg:width="0.057cm" svg:height="0.099cm" svg:x="18.603cm" svg:y="16.636cm" svg:viewBox="0 0 58 100" draw:points="0,67 0,0 58,34 58,100">
            <text:p/>
          </draw:polygon>
          <draw:polygon draw:style-name="gr470" draw:text-style-name="P13" draw:layer="layout" svg:width="0.057cm" svg:height="0.099cm" svg:x="18.719cm" svg:y="16.836cm" svg:viewBox="0 0 58 100" draw:points="0,67 0,0 58,34 58,100">
            <text:p/>
          </draw:polygon>
          <draw:polygon draw:style-name="gr471"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72" draw:text-style-name="P1" draw:layer="layout" svg:width="1.834cm" svg:height="1.189cm" svg:x="13.985cm" svg:y="11.028cm" svg:viewBox="0 0 1835 1190" svg:d="M2 1190c152 0 1833-739 1833-965 0-225-237-225-389-225 0 96-1500 482-1444 1190z">
              <text:p/>
            </draw:path>
            <draw:g>
              <draw:polygon draw:style-name="gr473" draw:text-style-name="P2" draw:layer="layout" svg:width="1.943cm" svg:height="1.768cm" svg:x="11.931cm" svg:y="10.385cm" svg:viewBox="0 0 1944 1769" draw:points="0,644 0,0 1944,1126 1944,1769">
                <text:p/>
              </draw:polygon>
              <draw:polygon draw:style-name="gr474" draw:text-style-name="P9" draw:layer="layout" svg:width="1.665cm" svg:height="1.607cm" svg:x="13.875cm" svg:y="10.546cm" svg:viewBox="0 0 1666 1608" draw:points="0,1608 0,965 1666,0 1666,644">
                <text:p/>
              </draw:polygon>
              <draw:polygon draw:style-name="gr475" draw:text-style-name="P3" draw:layer="layout" svg:width="3.61cm" svg:height="2.09cm" svg:x="11.931cm" svg:y="9.42cm" svg:viewBox="0 0 3611 2091" draw:points="1944,2091 0,965 1666,0 3611,1126">
                <text:p/>
              </draw:polygon>
              <draw:line draw:style-name="gr476" draw:text-style-name="P6" draw:layer="layout" svg:x1="12.598cm" svg:y1="10.9cm" svg:x2="12.598cm" svg:y2="11.286cm">
                <text:p/>
              </draw:line>
              <draw:line draw:style-name="gr477" draw:text-style-name="P6" draw:layer="layout" svg:x1="13.82cm" svg:y1="11.724cm" svg:x2="12.931cm" svg:y2="11.209cm">
                <text:p/>
              </draw:line>
              <draw:line draw:style-name="gr478" draw:text-style-name="P6" draw:layer="layout" svg:x1="12.926cm" svg:y1="11.093cm" svg:x2="12.926cm" svg:y2="11.222cm">
                <text:p/>
              </draw:line>
              <draw:line draw:style-name="gr479" draw:text-style-name="P6" draw:layer="layout" svg:x1="13.815cm" svg:y1="11.608cm" svg:x2="13.815cm" svg:y2="11.737cm">
                <text:p/>
              </draw:line>
              <draw:line draw:style-name="gr480" draw:text-style-name="P6" draw:layer="layout" svg:x1="13.815cm" svg:y1="11.608cm" svg:x2="12.926cm" svg:y2="11.093cm">
                <text:p/>
              </draw:line>
              <draw:polygon draw:style-name="gr481" draw:text-style-name="P12" draw:layer="layout" svg:width="0.11cm" svg:height="0.192cm" svg:x="12.709cm" svg:y="10.964cm" svg:viewBox="0 0 111 193" draw:points="0,129 0,0 111,64 111,193">
                <text:p/>
              </draw:polygon>
              <draw:line draw:style-name="gr482" draw:text-style-name="P6" draw:layer="layout" svg:x1="12.487cm" svg:y1="10.835cm" svg:x2="12.487cm" svg:y2="11.221cm">
                <text:p/>
              </draw:line>
              <draw:line draw:style-name="gr483" draw:text-style-name="P6" draw:layer="layout" svg:x1="12.376cm" svg:y1="10.771cm" svg:x2="12.376cm" svg:y2="11.157cm">
                <text:p/>
              </draw:line>
              <draw:line draw:style-name="gr484" draw:text-style-name="P6" draw:layer="layout" svg:x1="12.265cm" svg:y1="10.707cm" svg:x2="12.265cm" svg:y2="11.093cm">
                <text:p/>
              </draw:line>
              <draw:line draw:style-name="gr485" draw:text-style-name="P6" draw:layer="layout" svg:x1="12.153cm" svg:y1="10.642cm" svg:x2="12.153cm" svg:y2="11.028cm">
                <text:p/>
              </draw:line>
              <draw:line draw:style-name="gr486" draw:text-style-name="P6" draw:layer="layout" svg:x1="12.042cm" svg:y1="10.578cm" svg:x2="12.042cm" svg:y2="10.964cm">
                <text:p/>
              </draw:line>
              <draw:polygon draw:style-name="gr487" draw:text-style-name="P2" draw:layer="layout" svg:width="0.11cm" svg:height="0.707cm" svg:x="11.82cm" svg:y="10.32cm" svg:viewBox="0 0 111 708" draw:points="0,644 0,0 111,64 111,708">
                <text:p/>
              </draw:polygon>
              <draw:polygon draw:style-name="gr488" draw:text-style-name="P2" draw:layer="layout" svg:width="0.11cm" svg:height="0.707cm" svg:x="13.875cm" svg:y="11.511cm" svg:viewBox="0 0 111 708" draw:points="0,644 0,0 111,64 111,708">
                <text:p/>
              </draw:polygon>
              <draw:polygon draw:style-name="gr489" draw:text-style-name="P5" draw:layer="layout" svg:width="3.721cm" svg:height="2.798cm" svg:x="11.82cm" svg:y="9.42cm" svg:viewBox="0 0 3722 2799" draw:points="0,1544 0,900 111,965 1777,0 3722,1126 3722,1769 2166,2670 2166,2799">
                <text:p/>
              </draw:polygon>
            </draw:g>
          </draw:g>
          <draw:g>
            <draw:g>
              <draw:polygon draw:style-name="gr490" draw:text-style-name="P14" draw:layer="layout" svg:width="0.181cm" svg:height="0.316cm" svg:x="14.802cm" svg:y="11.269cm" svg:viewBox="0 0 182 317" draw:points="0,317 0,106 182,0 182,211">
                <text:p/>
              </draw:polygon>
              <draw:polygon draw:style-name="gr491" draw:text-style-name="P15" draw:layer="layout" svg:width="0.181cm" svg:height="0.316cm" svg:x="14.62cm" svg:y="11.269cm" svg:viewBox="0 0 182 317" draw:points="0,211 0,0 182,106 182,317">
                <text:p/>
              </draw:polygon>
              <draw:polygon draw:style-name="gr492" draw:text-style-name="P16" draw:layer="layout" svg:width="0.364cm" svg:height="0.21cm" svg:x="14.62cm" svg:y="11.164cm" svg:viewBox="0 0 365 211" draw:points="182,211 0,106 182,0 365,106">
                <text:p/>
              </draw:polygon>
            </draw:g>
            <draw:g>
              <draw:polygon draw:style-name="gr493" draw:text-style-name="P14" draw:layer="layout" svg:width="0.181cm" svg:height="0.316cm" svg:x="14.529cm" svg:y="11.745cm" svg:viewBox="0 0 182 317" draw:points="0,317 0,106 182,0 182,211">
                <text:p/>
              </draw:polygon>
              <draw:polygon draw:style-name="gr494" draw:text-style-name="P15" draw:layer="layout" svg:width="0.181cm" svg:height="0.316cm" svg:x="14.346cm" svg:y="11.745cm" svg:viewBox="0 0 182 317" draw:points="0,211 0,0 182,106 182,317">
                <text:p/>
              </draw:polygon>
              <draw:polygon draw:style-name="gr495" draw:text-style-name="P16" draw:layer="layout" svg:width="0.364cm" svg:height="0.21cm" svg:x="14.346cm" svg:y="11.639cm" svg:viewBox="0 0 365 211" draw:points="182,211 0,106 182,0 365,106">
                <text:p/>
              </draw:polygon>
            </draw:g>
            <draw:g>
              <draw:polygon draw:style-name="gr496" draw:text-style-name="P14" draw:layer="layout" svg:width="0.181cm" svg:height="0.316cm" svg:x="15.076cm" svg:y="11.745cm" svg:viewBox="0 0 182 317" draw:points="0,317 0,106 182,0 182,211">
                <text:p/>
              </draw:polygon>
              <draw:polygon draw:style-name="gr497" draw:text-style-name="P15" draw:layer="layout" svg:width="0.181cm" svg:height="0.316cm" svg:x="14.894cm" svg:y="11.745cm" svg:viewBox="0 0 182 317" draw:points="0,211 0,0 182,106 182,317">
                <text:p/>
              </draw:polygon>
              <draw:polygon draw:style-name="gr498" draw:text-style-name="P16" draw:layer="layout" svg:width="0.364cm" svg:height="0.21cm" svg:x="14.894cm" svg:y="11.639cm" svg:viewBox="0 0 365 211" draw:points="182,211 0,106 182,0 365,106">
                <text:p/>
              </draw:polygon>
            </draw:g>
            <draw:g>
              <draw:polygon draw:style-name="gr499" draw:text-style-name="P14" draw:layer="layout" svg:width="0.181cm" svg:height="0.316cm" svg:x="14.802cm" svg:y="11.903cm" svg:viewBox="0 0 182 317" draw:points="0,317 0,106 182,0 182,211">
                <text:p/>
              </draw:polygon>
              <draw:polygon draw:style-name="gr500" draw:text-style-name="P15" draw:layer="layout" svg:width="0.181cm" svg:height="0.316cm" svg:x="14.62cm" svg:y="11.903cm" svg:viewBox="0 0 182 317" draw:points="0,211 0,0 182,106 182,317">
                <text:p/>
              </draw:polygon>
              <draw:polygon draw:style-name="gr501" draw:text-style-name="P16" draw:layer="layout" svg:width="0.364cm" svg:height="0.21cm" svg:x="14.62cm" svg:y="11.797cm" svg:viewBox="0 0 365 211" draw:points="182,211 0,106 182,0 365,106">
                <text:p/>
              </draw:polygon>
            </draw:g>
            <draw:g>
              <draw:polygon draw:style-name="gr502" draw:text-style-name="P14" draw:layer="layout" svg:width="0.181cm" svg:height="0.316cm" svg:x="15.076cm" svg:y="11.428cm" svg:viewBox="0 0 182 317" draw:points="0,317 0,106 182,0 182,211">
                <text:p/>
              </draw:polygon>
              <draw:polygon draw:style-name="gr503" draw:text-style-name="P15" draw:layer="layout" svg:width="0.181cm" svg:height="0.316cm" svg:x="14.894cm" svg:y="11.428cm" svg:viewBox="0 0 182 317" draw:points="0,211 0,0 182,106 182,317">
                <text:p/>
              </draw:polygon>
              <draw:polygon draw:style-name="gr504" draw:text-style-name="P16" draw:layer="layout" svg:width="0.364cm" svg:height="0.21cm" svg:x="14.894cm" svg:y="11.322cm" svg:viewBox="0 0 365 211" draw:points="182,211 0,106 182,0 365,106">
                <text:p/>
              </draw:polygon>
            </draw:g>
            <draw:g>
              <draw:polygon draw:style-name="gr505" draw:text-style-name="P14" draw:layer="layout" svg:width="0.181cm" svg:height="0.316cm" svg:x="14.529cm" svg:y="11.428cm" svg:viewBox="0 0 182 317" draw:points="0,317 0,106 182,0 182,211">
                <text:p/>
              </draw:polygon>
              <draw:polygon draw:style-name="gr506" draw:text-style-name="P15" draw:layer="layout" svg:width="0.181cm" svg:height="0.316cm" svg:x="14.346cm" svg:y="11.428cm" svg:viewBox="0 0 182 317" draw:points="0,211 0,0 182,106 182,317">
                <text:p/>
              </draw:polygon>
              <draw:polygon draw:style-name="gr507" draw:text-style-name="P16" draw:layer="layout" svg:width="0.364cm" svg:height="0.21cm" svg:x="14.346cm" svg:y="11.322cm" svg:viewBox="0 0 365 211" draw:points="182,211 0,106 182,0 365,106">
                <text:p/>
              </draw:polygon>
            </draw:g>
            <draw:g>
              <draw:polygon draw:style-name="gr508" draw:text-style-name="P14" draw:layer="layout" svg:width="0.181cm" svg:height="0.316cm" svg:x="14.802cm" svg:y="11.586cm" svg:viewBox="0 0 182 317" draw:points="0,317 0,106 182,0 182,211">
                <text:p/>
              </draw:polygon>
              <draw:polygon draw:style-name="gr509" draw:text-style-name="P15" draw:layer="layout" svg:width="0.181cm" svg:height="0.316cm" svg:x="14.62cm" svg:y="11.586cm" svg:viewBox="0 0 182 317" draw:points="0,211 0,0 182,106 182,317">
                <text:p/>
              </draw:polygon>
              <draw:polygon draw:style-name="gr510" draw:text-style-name="P16" draw:layer="layout" svg:width="0.364cm" svg:height="0.21cm" svg:x="14.62cm" svg:y="11.481cm" svg:viewBox="0 0 365 211" draw:points="182,211 0,106 182,0 365,106">
                <text:p/>
              </draw:polygon>
            </draw:g>
            <draw:polygon draw:style-name="gr511"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12" draw:text-style-name="P1" draw:layer="layout" svg:width="1.265cm" svg:height="0.742cm" svg:x="13.354cm" svg:y="7.817cm" svg:viewBox="0 0 1266 743" svg:d="M0 743c358 0 920-235 1162-389 242-155 0-354-122-354z">
            <text:p/>
          </draw:path>
          <draw:g>
            <draw:polygon draw:style-name="gr513" draw:text-style-name="P17" draw:layer="layout" svg:width="0.733cm" svg:height="1.838cm" svg:x="12.62cm" svg:y="6.721cm" svg:viewBox="0 0 734 1839" draw:points="0,1414 0,0 734,424 734,1839">
              <text:p/>
            </draw:polygon>
            <draw:polygon draw:style-name="gr514" draw:text-style-name="P18" draw:layer="layout" svg:width="1.039cm" svg:height="2.015cm" svg:x="13.354cm" svg:y="6.544cm" svg:viewBox="0 0 1040 2016" draw:points="0,2016 0,601 1040,0 1040,1414">
              <text:p/>
            </draw:polygon>
            <draw:polygon draw:style-name="gr515" draw:text-style-name="P19" draw:layer="layout" svg:width="1.773cm" svg:height="1.025cm" svg:x="12.62cm" svg:y="6.12cm" svg:viewBox="0 0 1774 1026" draw:points="734,1026 0,601 1040,0 1774,424">
              <text:p/>
            </draw:polygon>
            <draw:polygon draw:style-name="gr516" draw:text-style-name="P5" draw:layer="layout" svg:width="1.773cm" svg:height="2.439cm" svg:x="12.62cm" svg:y="6.12cm" svg:viewBox="0 0 1774 2440" draw:points="0,2016 0,601 1040,0 1774,424 1774,1839 734,2440">
              <text:p/>
            </draw:polygon>
            <draw:line draw:style-name="gr517" draw:text-style-name="P6" draw:layer="layout" svg:x1="13.232cm" svg:y1="8.206cm" svg:x2="12.742cm" svg:y2="7.923cm">
              <text:p/>
            </draw:line>
            <draw:line draw:style-name="gr518" draw:text-style-name="P6" draw:layer="layout" svg:x1="13.232cm" svg:y1="8.348cm" svg:x2="12.742cm" svg:y2="8.065cm">
              <text:p/>
            </draw:line>
            <draw:line draw:style-name="gr519" draw:text-style-name="P6" draw:layer="layout" svg:x1="13.232cm" svg:y1="8.277cm" svg:x2="12.742cm" svg:y2="7.994cm">
              <text:p/>
            </draw:line>
            <draw:polyline draw:style-name="gr520" draw:text-style-name="P6" draw:layer="layout" svg:width="0.611cm" svg:height="0.423cm" svg:x="12.681cm" svg:y="6.933cm" svg:viewBox="0 0 612 424" draw:points="612,424 0,71 0,0">
              <text:p/>
            </draw:polyline>
            <draw:polyline draw:style-name="gr521" draw:text-style-name="P6" draw:layer="layout" svg:width="0.6cm" svg:height="0.425cm" svg:x="12.692cm" svg:y="6.932cm" svg:viewBox="0 0 601 426" draw:points="601,426 601,355 0,0">
              <text:p/>
            </draw:polyline>
            <draw:polygon draw:style-name="gr522" draw:text-style-name="P12" draw:layer="layout" svg:width="0.071cm" svg:height="0.124cm" svg:x="12.908cm" svg:y="7.639cm" svg:viewBox="0 0 72 125" draw:points="0,83 0,0 72,41 72,125">
              <text:p/>
            </draw:polygon>
            <draw:line draw:style-name="gr523" draw:text-style-name="P6" draw:layer="layout" svg:x1="13.232cm" svg:y1="8.136cm" svg:x2="12.742cm" svg:y2="7.853cm">
              <text:p/>
            </draw:line>
          </draw:g>
          <draw:g>
            <draw:polygon draw:style-name="gr524" draw:text-style-name="P20" draw:layer="layout" svg:width="0.446cm" svg:height="0.58cm" svg:x="14.106cm" svg:y="7.358cm" svg:viewBox="0 0 447 581" draw:points="0,323 0,0 307,178 335,129 447,194 447,581">
              <text:p/>
            </draw:polygon>
            <draw:polygon draw:style-name="gr525" draw:text-style-name="P21" draw:layer="layout" svg:width="0.502cm" svg:height="0.548cm" svg:x="14.05cm" svg:y="7.39cm" svg:viewBox="0 0 503 549" draw:points="56,291 0,0 447,259 503,549">
              <text:p/>
            </draw:polygon>
            <draw:polygon draw:style-name="gr526" draw:text-style-name="P21" draw:layer="layout" svg:width="0.558cm" svg:height="0.5cm" svg:x="13.994cm" svg:y="7.439cm" svg:viewBox="0 0 559 501" draw:points="112,242 0,0 447,259 559,501">
              <text:p/>
            </draw:polygon>
            <draw:polygon draw:style-name="gr527" draw:text-style-name="P20" draw:layer="layout" svg:width="0.585cm" svg:height="0.435cm" svg:x="13.966cm" svg:y="7.503cm" svg:viewBox="0 0 586 436" draw:points="140,178 0,0 419,226 586,436">
              <text:p/>
            </draw:polygon>
            <draw:polygon draw:style-name="gr528" draw:text-style-name="P5" draw:layer="layout" svg:width="0.585cm" svg:height="0.58cm" svg:x="13.966cm" svg:y="7.358cm" svg:viewBox="0 0 586 581" draw:points="140,65 140,0 447,178 474,129 586,194 586,581 140,323 0,145 78,186 28,81 100,123 84,32">
              <text:p/>
            </draw:polygon>
          </draw:g>
          <draw:g>
            <draw:polygon draw:style-name="gr529" draw:text-style-name="P20" draw:layer="layout" svg:width="0.257cm" svg:height="0.372cm" svg:x="14.285cm" svg:y="8.096cm" svg:viewBox="0 0 258 373" draw:points="258,0 0,37 258,373">
              <text:p/>
            </draw:polygon>
            <draw:polygon draw:style-name="gr530" draw:text-style-name="P20" draw:layer="layout" svg:width="0.257cm" svg:height="0.372cm" svg:x="14.027cm" svg:y="7.798cm" svg:viewBox="0 0 258 373" draw:points="0,0 258,336 0,373">
              <text:p/>
            </draw:polygon>
            <draw:polygon draw:style-name="gr531" draw:text-style-name="P20" draw:layer="layout" svg:width="0.515cm" svg:height="0.372cm" svg:x="14.027cm" svg:y="8.096cm" svg:viewBox="0 0 516 373" draw:points="516,373 258,0 0,75">
              <text:p/>
            </draw:polygon>
            <draw:polygon draw:style-name="gr532" draw:text-style-name="P20" draw:layer="layout" svg:width="0.515cm" svg:height="0.372cm" svg:x="14.027cm" svg:y="7.798cm" svg:viewBox="0 0 516 373" draw:points="516,299 258,373 0,0">
              <text:p/>
            </draw:polygon>
            <draw:polygon draw:style-name="gr533" draw:text-style-name="P5" draw:layer="layout" svg:width="0.515cm" svg:height="0.671cm" svg:x="14.027cm" svg:y="7.798cm" svg:viewBox="0 0 516 672" draw:points="0,373 0,0 516,299 516,672">
              <text:p/>
            </draw:polygon>
          </draw:g>
          <draw:g>
            <draw:custom-shape draw:style-name="gr534"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35"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6"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37"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538" draw:text-style-name="P25" draw:layer="layout" svg:width="0.129cm" svg:height="0.218cm" svg:x="13.971cm" svg:y="7.508cm" svg:viewBox="0 0 130 219" svg:d="M115 219v-17l-29-50v-50l-29-66-57-33c57-32 172 182 115 216z">
              <text:p/>
            </draw:path>
            <draw:g>
              <draw:line draw:style-name="gr539" draw:text-style-name="P26" draw:layer="layout" svg:x1="13.828cm" svg:y1="7.792cm" svg:x2="13.799cm" svg:y2="7.676cm">
                <text:p/>
              </draw:line>
              <draw:line draw:style-name="gr540" draw:text-style-name="P26" draw:layer="layout" svg:x1="13.828cm" svg:y1="7.793cm" svg:x2="13.857cm" svg:y2="7.71cm">
                <text:p/>
              </draw:line>
              <draw:line draw:style-name="gr541" draw:text-style-name="P26" draw:layer="layout" svg:x1="13.885cm" svg:y1="7.793cm" svg:x2="13.856cm" svg:y2="7.71cm">
                <text:p/>
              </draw:line>
              <draw:line draw:style-name="gr542" draw:text-style-name="P26" draw:layer="layout" svg:x1="13.885cm" svg:y1="7.792cm" svg:x2="13.914cm" svg:y2="7.676cm">
                <text:p/>
              </draw:line>
            </draw:g>
            <draw:g>
              <draw:line draw:style-name="gr543" draw:text-style-name="P26" draw:layer="layout" svg:x1="14cm" svg:y1="7.792cm" svg:x2="13.971cm" svg:y2="7.676cm">
                <text:p/>
              </draw:line>
              <draw:line draw:style-name="gr544" draw:text-style-name="P26" draw:layer="layout" svg:x1="13.999cm" svg:y1="7.793cm" svg:x2="14.028cm" svg:y2="7.71cm">
                <text:p/>
              </draw:line>
              <draw:line draw:style-name="gr545" draw:text-style-name="P26" draw:layer="layout" svg:x1="14.057cm" svg:y1="7.793cm" svg:x2="14.028cm" svg:y2="7.71cm">
                <text:p/>
              </draw:line>
              <draw:line draw:style-name="gr546" draw:text-style-name="P26" draw:layer="layout" svg:x1="14.057cm" svg:y1="7.792cm" svg:x2="14.086cm" svg:y2="7.676cm">
                <text:p/>
              </draw:line>
            </draw:g>
            <draw:g>
              <draw:line draw:style-name="gr547" draw:text-style-name="P26" draw:layer="layout" svg:x1="13.657cm" svg:y1="7.792cm" svg:x2="13.628cm" svg:y2="7.676cm">
                <text:p/>
              </draw:line>
              <draw:line draw:style-name="gr548" draw:text-style-name="P26" draw:layer="layout" svg:x1="13.656cm" svg:y1="7.793cm" svg:x2="13.685cm" svg:y2="7.71cm">
                <text:p/>
              </draw:line>
              <draw:line draw:style-name="gr549" draw:text-style-name="P26" draw:layer="layout" svg:x1="13.714cm" svg:y1="7.793cm" svg:x2="13.685cm" svg:y2="7.71cm">
                <text:p/>
              </draw:line>
              <draw:line draw:style-name="gr550"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551" draw:text-style-name="P1" draw:layer="layout" svg:width="0.536cm" svg:height="0.421cm" svg:x="14.183cm" svg:y="4.508cm" svg:viewBox="0 0 537 422" svg:d="M0 422c134 0 537-113 537-225 0-113-195-197-293-197 0 84-244 309-244 422z">
            <text:p/>
          </draw:path>
          <draw:g>
            <draw:polygon draw:style-name="gr552" draw:text-style-name="P27" draw:layer="layout" svg:width="1.463cm" svg:height="1.969cm" svg:x="12.72cm" svg:y="2.96cm" svg:viewBox="0 0 1464 1970" draw:points="0,1126 0,0 1464,844 1464,1970">
              <text:p/>
            </draw:polygon>
            <draw:line draw:style-name="gr553" draw:text-style-name="P6" draw:layer="layout" svg:x1="12.72cm" svg:y1="3.804cm" svg:x2="14.184cm" svg:y2="4.648cm">
              <text:p/>
            </draw:line>
            <draw:line draw:style-name="gr554" draw:text-style-name="P6" draw:layer="layout" svg:x1="12.72cm" svg:y1="3.524cm" svg:x2="14.184cm" svg:y2="4.368cm">
              <text:p/>
            </draw:line>
            <draw:line draw:style-name="gr555" draw:text-style-name="P6" draw:layer="layout" svg:x1="12.72cm" svg:y1="3.242cm" svg:x2="14.184cm" svg:y2="4.086cm">
              <text:p/>
            </draw:line>
            <draw:line draw:style-name="gr556" draw:text-style-name="P6" draw:layer="layout" svg:x1="13.208cm" svg:y1="3.804cm" svg:x2="13.208cm" svg:y2="4.086cm">
              <text:p/>
            </draw:line>
            <draw:line draw:style-name="gr557" draw:text-style-name="P6" draw:layer="layout" svg:x1="13.695cm" svg:y1="3.524cm" svg:x2="13.695cm" svg:y2="3.806cm">
              <text:p/>
            </draw:line>
            <draw:line draw:style-name="gr558" draw:text-style-name="P6" draw:layer="layout" svg:x1="13.94cm" svg:y1="4.508cm" svg:x2="13.94cm" svg:y2="4.79cm">
              <text:p/>
            </draw:line>
            <draw:line draw:style-name="gr559" draw:text-style-name="P6" draw:layer="layout" svg:x1="13.452cm" svg:y1="4.226cm" svg:x2="13.452cm" svg:y2="4.508cm">
              <text:p/>
            </draw:line>
            <draw:line draw:style-name="gr560" draw:text-style-name="P6" draw:layer="layout" svg:x1="12.964cm" svg:y1="3.946cm" svg:x2="12.964cm" svg:y2="4.228cm">
              <text:p/>
            </draw:line>
            <draw:line draw:style-name="gr561" draw:text-style-name="P6" draw:layer="layout" svg:x1="13.208cm" svg:y1="3.242cm" svg:x2="13.208cm" svg:y2="3.524cm">
              <text:p/>
            </draw:line>
            <draw:line draw:style-name="gr562" draw:text-style-name="P6" draw:layer="layout" svg:x1="13.452cm" svg:y1="3.664cm" svg:x2="13.452cm" svg:y2="3.946cm">
              <text:p/>
            </draw:line>
            <draw:line draw:style-name="gr563" draw:text-style-name="P6" draw:layer="layout" svg:x1="13.695cm" svg:y1="4.086cm" svg:x2="13.695cm" svg:y2="4.368cm">
              <text:p/>
            </draw:line>
            <draw:line draw:style-name="gr564" draw:text-style-name="P6" draw:layer="layout" svg:x1="13.94cm" svg:y1="3.946cm" svg:x2="13.94cm" svg:y2="4.228cm">
              <text:p/>
            </draw:line>
            <draw:line draw:style-name="gr565" draw:text-style-name="P6" draw:layer="layout" svg:x1="12.964cm" svg:y1="3.382cm" svg:x2="12.964cm" svg:y2="3.664cm">
              <text:p/>
            </draw:line>
            <draw:polygon draw:style-name="gr566" draw:text-style-name="P28" draw:layer="layout" svg:width="0.243cm" svg:height="1.265cm" svg:x="14.183cm" svg:y="3.664cm" svg:viewBox="0 0 244 1266" draw:points="0,1266 0,140 244,0 244,1126">
              <text:p/>
            </draw:polygon>
            <draw:polygon draw:style-name="gr567" draw:text-style-name="P29" draw:layer="layout" svg:width="1.706cm" svg:height="0.983cm" svg:x="12.72cm" svg:y="2.82cm" svg:viewBox="0 0 1707 984" draw:points="1464,984 0,140 244,0 1707,844">
              <text:p/>
            </draw:polygon>
            <draw:line draw:style-name="gr568" draw:text-style-name="P6" draw:layer="layout" svg:x1="13.695cm" svg:y1="3.522cm" svg:x2="13.939cm" svg:y2="3.382cm">
              <text:p/>
            </draw:line>
            <draw:line draw:style-name="gr569" draw:text-style-name="P6" draw:layer="layout" svg:x1="14.183cm" svg:y1="4.086cm" svg:x2="14.427cm" svg:y2="3.946cm">
              <text:p/>
            </draw:line>
            <draw:line draw:style-name="gr570" draw:text-style-name="P6" draw:layer="layout" svg:x1="14.183cm" svg:y1="4.366cm" svg:x2="14.427cm" svg:y2="4.226cm">
              <text:p/>
            </draw:line>
            <draw:line draw:style-name="gr571" draw:text-style-name="P6" draw:layer="layout" svg:x1="14.183cm" svg:y1="4.648cm" svg:x2="14.427cm" svg:y2="4.508cm">
              <text:p/>
            </draw:line>
            <draw:line draw:style-name="gr572" draw:text-style-name="P6" draw:layer="layout" svg:x1="13.208cm" svg:y1="3.242cm" svg:x2="13.452cm" svg:y2="3.102cm">
              <text:p/>
            </draw:line>
            <draw:polygon draw:style-name="gr573" draw:text-style-name="P5" draw:layer="layout" svg:width="1.706cm" svg:height="2.109cm" svg:x="12.72cm" svg:y="2.82cm" svg:viewBox="0 0 1707 2110" draw:points="244,0 1707,844 1707,1970 1464,2110 0,1266 0,140">
              <text:p/>
            </draw:polygon>
          </draw:g>
        </draw:g>
        <draw:custom-shape draw:style-name="gr207" draw:text-style-name="P30" xml:id="id10" draw:id="id10"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text:span><text:span text:style-name="T1">i</text:span><text:span text:style-name="T1">r</text:span><text:span text:style-name="T1">e</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2</text:span><text:span text:style-name="T2">5</text:span><text:span text:style-name="T2">4</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2</text:span><text:span text:style-name="T3">5</text:span><text:span text:style-name="T3">4</text:span><text:span text:style-name="T3">/</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text:span><text:span text:style-name="T1">: </text:span><text:span text:style-name="T1">k</text:span><text:span text:style-name="T1">v</text:span><text:span text:style-name="T1">m</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0</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0</text:span><text:span text:style-name="T3">/</text:span><text:span text:style-name="T3">2</text:span><text:span text:style-name="T3">4</text:span></text:p>
          </draw:text-box>
        </draw:fram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574"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12" draw:id="id12"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30" xml:id="id11" draw:id="id11"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0" draw:start-glue-point="2" draw:end-shape="id11" draw:end-glue-point="0" svg:d="M15620 12920l-4922 2001" svg:viewBox="0 0 4923 2002">
          <text:p/>
        </draw:connector>
        <draw:connector draw:style-name="gr217" draw:text-style-name="P30" draw:layer="layout" draw:type="line" svg:x1="15.62cm" svg:y1="12.92cm" svg:x2="20.01cm" svg:y2="14.92cm" draw:start-shape="id10" draw:start-glue-point="2" draw:end-shape="id12" draw:end-glue-point="0" svg:d="M15620 12920l4390 2000" svg:viewBox="0 0 4391 2001">
          <text:p/>
        </draw:connector>
        <draw:connector draw:style-name="gr218" draw:text-style-name="P30" draw:layer="layout" draw:type="line" svg:x1="7.098cm" svg:y1="16.221cm" svg:x2="4.762cm" svg:y2="16.272cm" draw:start-shape="id11"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75" draw:text-style-name="P1" draw:layer="layout" svg:width="0.391cm" svg:height="0.247cm" svg:x="23.028cm" svg:y="11.421cm" svg:viewBox="0 0 392 248" svg:d="M0 248c98 0 392-82 392-145 0-62-10-103-108-103 0 62-286 62-284 248z">
              <text:p/>
            </draw:path>
            <draw:g>
              <draw:polygon draw:style-name="gr576" draw:text-style-name="P2" draw:layer="layout" svg:width="0.177cm" svg:height="0.206cm" svg:x="22.884cm" svg:y="11.463cm" svg:viewBox="0 0 178 207" draw:points="0,124 36,0 178,83 143,207">
                <text:p/>
              </draw:polygon>
              <draw:polygon draw:style-name="gr577" draw:text-style-name="P3" draw:layer="layout" svg:width="0.392cm" svg:height="0.227cm" svg:x="22.92cm" svg:y="11.318cm" svg:viewBox="0 0 393 228" draw:points="0,145 72,83 178,21 250,0 393,83 322,103 214,166 143,228">
                <text:p/>
              </draw:polygon>
              <draw:path draw:style-name="gr578" draw:text-style-name="P4" draw:layer="layout" svg:width="0.321cm" svg:height="0.268cm" svg:x="23.027cm" svg:y="11.4cm" svg:viewBox="0 0 322 269" svg:d="M322 83c0-124-72-83-144-42-71 42-142 42-178 228 0 0 143-83 322-186z">
                <text:p/>
              </draw:path>
              <draw:path draw:style-name="gr579" draw:text-style-name="P5" draw:layer="layout" svg:width="0.463cm" svg:height="0.351cm" svg:x="22.884cm" svg:y="11.318cm" svg:viewBox="0 0 464 352" svg:d="M286 0c-72 21-72 21-143 62-36 21-107 41-143 207 72 42 72 42 143 83 41-19 250-145 321-186 0-104-71-104-178-166z">
                <text:p/>
              </draw:path>
            </draw:g>
          </draw:g>
          <draw:g>
            <draw:path draw:style-name="gr580" draw:text-style-name="P1" draw:layer="layout" svg:width="0.642cm" svg:height="0.496cm" svg:x="22.706cm" svg:y="10.428cm" svg:viewBox="0 0 643 497" svg:d="M2 497c98 0 641-21 641-207 0-187-186-290-285-290 0 62-392 41-356 497z">
              <text:p/>
            </draw:path>
            <draw:g>
              <draw:polygon draw:style-name="gr581" draw:text-style-name="P2" draw:layer="layout" svg:width="0.356cm" svg:height="0.289cm" svg:x="22.348cm" svg:y="10.634cm" svg:viewBox="0 0 357 290" draw:points="0,83 0,0 357,207 357,290">
                <text:p/>
              </draw:polygon>
              <draw:polygon draw:style-name="gr582" draw:text-style-name="P2" draw:layer="layout" svg:width="0.356cm" svg:height="0.351cm" svg:x="22.634cm" svg:y="10.324cm" svg:viewBox="0 0 357 352" draw:points="0,145 0,0 357,207 357,352">
                <text:p/>
              </draw:polygon>
              <draw:polygon draw:style-name="gr583" draw:text-style-name="P3" draw:layer="layout" svg:width="0.642cm" svg:height="0.372cm" svg:x="22.348cm" svg:y="10.469cm" svg:viewBox="0 0 643 373" draw:points="0,166 286,0 643,207 357,373">
                <text:p/>
              </draw:polygon>
              <draw:line draw:style-name="gr584" draw:text-style-name="P6" draw:layer="layout" svg:x1="22.634cm" svg:y1="10.469cm" svg:x2="22.991cm" svg:y2="10.676cm">
                <text:p/>
              </draw:line>
              <draw:polygon draw:style-name="gr585" draw:text-style-name="P4" draw:layer="layout" svg:width="0.356cm" svg:height="0.351cm" svg:x="22.706cm" svg:y="10.573cm" svg:viewBox="0 0 357 352" draw:points="0,352 0,269 286,103 286,0 357,41 357,145">
                <text:p/>
              </draw:polygon>
              <draw:polygon draw:style-name="gr586" draw:text-style-name="P2" draw:layer="layout" svg:width="1.142cm" svg:height="1.572cm" svg:x="21.956cm" svg:y="9.061cm" svg:viewBox="0 0 1143 1573" draw:points="0,911 0,0 1143,663 1143,1573">
                <text:p/>
              </draw:polygon>
              <draw:polygon draw:style-name="gr587" draw:text-style-name="P7" draw:layer="layout" svg:width="1.071cm" svg:height="1.448cm" svg:x="21.992cm" svg:y="9.123cm" svg:viewBox="0 0 1072 1449" draw:points="0,828 0,0 1072,621 1072,1449">
                <text:p/>
              </draw:polygon>
              <draw:polygon draw:style-name="gr588" draw:text-style-name="P3" draw:layer="layout" svg:width="1.213cm" svg:height="0.703cm" svg:x="21.956cm" svg:y="9.02cm" svg:viewBox="0 0 1214 704" draw:points="1143,704 0,41 72,0 1214,663">
                <text:p/>
              </draw:polygon>
              <draw:polygon draw:style-name="gr589" draw:text-style-name="P4" draw:layer="layout" svg:width="0.071cm" svg:height="0.951cm" svg:x="23.099cm" svg:y="9.683cm" svg:viewBox="0 0 72 952" draw:points="0,952 0,41 72,0 72,911">
                <text:p/>
              </draw:polygon>
              <draw:polygon draw:style-name="gr590"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591" draw:text-style-name="P1" draw:layer="layout" svg:width="0.464cm" svg:height="0.247cm" svg:x="22.562cm" svg:y="11.194cm" svg:viewBox="0 0 465 248" svg:d="M2 248c99 0 463-103 463-165s-9-83-107-83c0 62-393 41-356 248z">
              <text:p/>
            </draw:path>
            <draw:g>
              <draw:polygon draw:style-name="gr592" draw:text-style-name="P3" draw:layer="layout" svg:width="1.535cm" svg:height="0.889cm" svg:x="21.42cm" svg:y="10.49cm" svg:viewBox="0 0 1536 890" draw:points="1143,890 0,228 393,0 1536,663">
                <text:p/>
              </draw:polygon>
              <draw:polygon draw:style-name="gr593" draw:text-style-name="P8" draw:layer="layout" svg:width="1.035cm" svg:height="0.599cm" svg:x="21.527cm" svg:y="10.552cm" svg:viewBox="0 0 1036 600" draw:points="0,166 286,0 1036,435 750,600">
                <text:p/>
              </draw:polygon>
              <draw:polygon draw:style-name="gr594" draw:text-style-name="P8" draw:layer="layout" svg:width="0.499cm" svg:height="0.289cm" svg:x="22.348cm" svg:y="11.028cm" svg:viewBox="0 0 500 290" draw:points="0,166 286,0 500,124 214,290">
                <text:p/>
              </draw:polygon>
              <draw:polygon draw:style-name="gr595" draw:text-style-name="P4" draw:layer="layout" svg:width="0.392cm" svg:height="0.31cm" svg:x="22.563cm" svg:y="11.152cm" svg:viewBox="0 0 393 311" draw:points="0,311 0,228 393,0 393,83">
                <text:p/>
              </draw:polygon>
              <draw:line draw:style-name="gr596" draw:text-style-name="P6" draw:layer="layout" svg:x1="21.598cm" svg:y1="10.676cm" svg:x2="22.348cm" svg:y2="11.111cm">
                <text:p/>
              </draw:line>
              <draw:line draw:style-name="gr597" draw:text-style-name="P6" draw:layer="layout" svg:x1="21.67cm" svg:y1="10.634cm" svg:x2="22.42cm" svg:y2="11.069cm">
                <text:p/>
              </draw:line>
              <draw:line draw:style-name="gr598" draw:text-style-name="P6" draw:layer="layout" svg:x1="21.742cm" svg:y1="10.593cm" svg:x2="22.492cm" svg:y2="11.028cm">
                <text:p/>
              </draw:line>
              <draw:line draw:style-name="gr599" draw:text-style-name="P6" draw:layer="layout" svg:x1="22.42cm" svg:y1="10.986cm" svg:x2="22.492cm" svg:y2="10.945cm">
                <text:p/>
              </draw:line>
              <draw:line draw:style-name="gr600" draw:text-style-name="P6" draw:layer="layout" svg:x1="22.348cm" svg:y1="10.945cm" svg:x2="22.42cm" svg:y2="10.904cm">
                <text:p/>
              </draw:line>
              <draw:line draw:style-name="gr601" draw:text-style-name="P6" draw:layer="layout" svg:x1="22.277cm" svg:y1="10.904cm" svg:x2="22.349cm" svg:y2="10.863cm">
                <text:p/>
              </draw:line>
              <draw:line draw:style-name="gr602" draw:text-style-name="P6" draw:layer="layout" svg:x1="22.313cm" svg:y1="11.007cm" svg:x2="22.385cm" svg:y2="10.966cm">
                <text:p/>
              </draw:line>
              <draw:line draw:style-name="gr603" draw:text-style-name="P6" draw:layer="layout" svg:x1="22.242cm" svg:y1="10.966cm" svg:x2="22.314cm" svg:y2="10.925cm">
                <text:p/>
              </draw:line>
              <draw:line draw:style-name="gr604" draw:text-style-name="P6" draw:layer="layout" svg:x1="22.17cm" svg:y1="10.924cm" svg:x2="22.242cm" svg:y2="10.883cm">
                <text:p/>
              </draw:line>
              <draw:line draw:style-name="gr605" draw:text-style-name="P6" draw:layer="layout" svg:x1="22.206cm" svg:y1="10.862cm" svg:x2="22.278cm" svg:y2="10.821cm">
                <text:p/>
              </draw:line>
              <draw:line draw:style-name="gr606" draw:text-style-name="P6" draw:layer="layout" svg:x1="22.098cm" svg:y1="10.883cm" svg:x2="22.17cm" svg:y2="10.842cm">
                <text:p/>
              </draw:line>
              <draw:line draw:style-name="gr607" draw:text-style-name="P6" draw:layer="layout" svg:x1="22.134cm" svg:y1="10.821cm" svg:x2="22.206cm" svg:y2="10.78cm">
                <text:p/>
              </draw:line>
              <draw:line draw:style-name="gr608" draw:text-style-name="P6" draw:layer="layout" svg:x1="22.063cm" svg:y1="10.779cm" svg:x2="22.135cm" svg:y2="10.738cm">
                <text:p/>
              </draw:line>
              <draw:line draw:style-name="gr609" draw:text-style-name="P6" draw:layer="layout" svg:x1="21.992cm" svg:y1="10.738cm" svg:x2="22.064cm" svg:y2="10.697cm">
                <text:p/>
              </draw:line>
              <draw:line draw:style-name="gr610" draw:text-style-name="P6" draw:layer="layout" svg:x1="22.027cm" svg:y1="10.841cm" svg:x2="22.099cm" svg:y2="10.8cm">
                <text:p/>
              </draw:line>
              <draw:line draw:style-name="gr611" draw:text-style-name="P6" draw:layer="layout" svg:x1="21.956cm" svg:y1="10.8cm" svg:x2="22.028cm" svg:y2="10.759cm">
                <text:p/>
              </draw:line>
              <draw:line draw:style-name="gr612" draw:text-style-name="P6" draw:layer="layout" svg:x1="21.884cm" svg:y1="10.758cm" svg:x2="21.956cm" svg:y2="10.717cm">
                <text:p/>
              </draw:line>
              <draw:line draw:style-name="gr613" draw:text-style-name="P6" draw:layer="layout" svg:x1="21.92cm" svg:y1="10.696cm" svg:x2="21.992cm" svg:y2="10.655cm">
                <text:p/>
              </draw:line>
              <draw:line draw:style-name="gr614" draw:text-style-name="P6" draw:layer="layout" svg:x1="21.813cm" svg:y1="10.717cm" svg:x2="21.885cm" svg:y2="10.676cm">
                <text:p/>
              </draw:line>
              <draw:line draw:style-name="gr615" draw:text-style-name="P6" draw:layer="layout" svg:x1="21.848cm" svg:y1="10.655cm" svg:x2="21.92cm" svg:y2="10.614cm">
                <text:p/>
              </draw:line>
              <draw:line draw:style-name="gr616" draw:text-style-name="P6" draw:layer="layout" svg:x1="21.777cm" svg:y1="10.614cm" svg:x2="21.849cm" svg:y2="10.573cm">
                <text:p/>
              </draw:line>
              <draw:line draw:style-name="gr617" draw:text-style-name="P6" draw:layer="layout" svg:x1="21.742cm" svg:y1="10.675cm" svg:x2="21.814cm" svg:y2="10.634cm">
                <text:p/>
              </draw:line>
              <draw:line draw:style-name="gr618" draw:text-style-name="P6" draw:layer="layout" svg:x1="22.206cm" svg:y1="11.027cm" svg:x2="22.278cm" svg:y2="10.986cm">
                <text:p/>
              </draw:line>
              <draw:line draw:style-name="gr619" draw:text-style-name="P6" draw:layer="layout" svg:x1="22.134cm" svg:y1="10.986cm" svg:x2="22.206cm" svg:y2="10.945cm">
                <text:p/>
              </draw:line>
              <draw:line draw:style-name="gr620" draw:text-style-name="P6" draw:layer="layout" svg:x1="22.063cm" svg:y1="10.945cm" svg:x2="22.135cm" svg:y2="10.904cm">
                <text:p/>
              </draw:line>
              <draw:line draw:style-name="gr621" draw:text-style-name="P6" draw:layer="layout" svg:x1="22.027cm" svg:y1="11.007cm" svg:x2="22.099cm" svg:y2="10.966cm">
                <text:p/>
              </draw:line>
              <draw:line draw:style-name="gr622" draw:text-style-name="P6" draw:layer="layout" svg:x1="21.956cm" svg:y1="10.966cm" svg:x2="22.028cm" svg:y2="10.925cm">
                <text:p/>
              </draw:line>
              <draw:line draw:style-name="gr623" draw:text-style-name="P6" draw:layer="layout" svg:x1="21.992cm" svg:y1="10.904cm" svg:x2="22.064cm" svg:y2="10.863cm">
                <text:p/>
              </draw:line>
              <draw:line draw:style-name="gr624" draw:text-style-name="P6" draw:layer="layout" svg:x1="21.92cm" svg:y1="10.862cm" svg:x2="21.992cm" svg:y2="10.821cm">
                <text:p/>
              </draw:line>
              <draw:line draw:style-name="gr625" draw:text-style-name="P6" draw:layer="layout" svg:x1="21.848cm" svg:y1="10.821cm" svg:x2="21.92cm" svg:y2="10.78cm">
                <text:p/>
              </draw:line>
              <draw:line draw:style-name="gr626" draw:text-style-name="P6" draw:layer="layout" svg:x1="21.777cm" svg:y1="10.779cm" svg:x2="21.849cm" svg:y2="10.738cm">
                <text:p/>
              </draw:line>
              <draw:line draw:style-name="gr627" draw:text-style-name="P6" draw:layer="layout" svg:x1="21.67cm" svg:y1="10.8cm" svg:x2="21.742cm" svg:y2="10.759cm">
                <text:p/>
              </draw:line>
              <draw:line draw:style-name="gr628" draw:text-style-name="P6" draw:layer="layout" svg:x1="21.706cm" svg:y1="10.738cm" svg:x2="21.778cm" svg:y2="10.697cm">
                <text:p/>
              </draw:line>
              <draw:line draw:style-name="gr629" draw:text-style-name="P6" draw:layer="layout" svg:x1="21.598cm" svg:y1="10.758cm" svg:x2="21.67cm" svg:y2="10.717cm">
                <text:p/>
              </draw:line>
              <draw:line draw:style-name="gr630" draw:text-style-name="P6" draw:layer="layout" svg:x1="22.17cm" svg:y1="11.09cm" svg:x2="22.242cm" svg:y2="11.049cm">
                <text:p/>
              </draw:line>
              <draw:line draw:style-name="gr631" draw:text-style-name="P6" draw:layer="layout" svg:x1="22.098cm" svg:y1="11.048cm" svg:x2="22.17cm" svg:y2="11.007cm">
                <text:p/>
              </draw:line>
              <draw:line draw:style-name="gr632" draw:text-style-name="P6" draw:layer="layout" svg:x1="22.42cm" svg:y1="11.235cm" svg:x2="22.706cm" svg:y2="11.069cm">
                <text:p/>
              </draw:line>
              <draw:line draw:style-name="gr633" draw:text-style-name="P6" draw:layer="layout" svg:x1="22.492cm" svg:y1="11.277cm" svg:x2="22.778cm" svg:y2="11.111cm">
                <text:p/>
              </draw:line>
              <draw:line draw:style-name="gr634" draw:text-style-name="P6" draw:layer="layout" svg:x1="22.563cm" svg:y1="11.069cm" svg:x2="22.777cm" svg:y2="11.193cm">
                <text:p/>
              </draw:line>
              <draw:line draw:style-name="gr635" draw:text-style-name="P6" draw:layer="layout" svg:x1="22.492cm" svg:y1="11.111cm" svg:x2="22.706cm" svg:y2="11.235cm">
                <text:p/>
              </draw:line>
              <draw:line draw:style-name="gr636" draw:text-style-name="P6" draw:layer="layout" svg:x1="22.42cm" svg:y1="11.152cm" svg:x2="22.563cm" svg:y2="11.235cm">
                <text:p/>
              </draw:line>
              <draw:polygon draw:style-name="gr637" draw:text-style-name="P2" draw:layer="layout" svg:width="1.142cm" svg:height="0.744cm" svg:x="21.42cm" svg:y="10.717cm" svg:viewBox="0 0 1143 745" draw:points="0,83 0,0 1143,663 1143,745">
                <text:p/>
              </draw:polygon>
              <draw:polygon draw:style-name="gr638"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39"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40" draw:text-style-name="P9" draw:layer="layout" svg:width="0.74cm" svg:height="0.728cm" svg:x="9.031cm" svg:y="16.491cm" svg:viewBox="0 0 741 729" draw:points="0,729 0,429 741,0 741,300">
              <text:p/>
            </draw:polygon>
            <draw:polygon draw:style-name="gr641" draw:text-style-name="P3" draw:layer="layout" svg:width="1.851cm" svg:height="1.07cm" svg:x="7.92cm" svg:y="15.849cm" svg:viewBox="0 0 1852 1071" draw:points="1111,1071 0,429 741,0 1852,643">
              <text:p/>
            </draw:polygon>
            <draw:polygon draw:style-name="gr642" draw:text-style-name="P2" draw:layer="layout" svg:width="1.11cm" svg:height="0.942cm" svg:x="7.92cm" svg:y="16.277cm" svg:viewBox="0 0 1111 943" draw:points="0,300 0,0 1111,643 1111,943">
              <text:p/>
            </draw:polygon>
            <draw:polygon draw:style-name="gr643" draw:text-style-name="P5" draw:layer="layout" svg:width="1.851cm" svg:height="1.37cm" svg:x="7.92cm" svg:y="15.849cm" svg:viewBox="0 0 1852 1371" draw:points="0,729 0,429 741,0 1852,643 1852,943 1111,1371">
              <text:p/>
            </draw:polygon>
            <draw:polygon draw:style-name="gr644" draw:text-style-name="P10" draw:layer="layout" svg:width="0.073cm" svg:height="0.17cm" svg:x="8.809cm" svg:y="16.877cm" svg:viewBox="0 0 74 171" draw:points="0,129 0,0 74,43 74,171">
              <text:p/>
            </draw:polygon>
            <draw:polygon draw:style-name="gr645" draw:text-style-name="P11" draw:layer="layout" svg:width="0.073cm" svg:height="0.813cm" svg:x="8.735cm" svg:y="15.12cm" svg:viewBox="0 0 74 814" draw:points="0,771 0,0 74,0 74,814">
              <text:p/>
            </draw:polygon>
            <draw:polygon draw:style-name="gr646" draw:text-style-name="P11" draw:layer="layout" svg:width="0.073cm" svg:height="0.813cm" svg:x="9.624cm" svg:y="15.634cm" svg:viewBox="0 0 74 814" draw:points="0,771 0,0 74,0 74,814">
              <text:p/>
            </draw:polygon>
          </draw:g>
        </draw:g>
        <draw:path draw:style-name="gr647" draw:text-style-name="P1" draw:layer="layout" svg:width="1.262cm" svg:height="1.015cm" svg:x="19.347cm" svg:y="16.32cm" svg:viewBox="0 0 1263 1016" svg:d="M0 1016c193 0 1263-406 1263-609 0-204-509-407-702-407 0 122-561 853-561 1016z">
          <text:p/>
        </draw:path>
        <draw:g>
          <draw:polygon draw:style-name="gr648" draw:text-style-name="P2" draw:layer="layout" svg:width="2.018cm" svg:height="1.501cm" svg:x="17.276cm" svg:y="15.801cm" svg:viewBox="0 0 2019 1502" draw:points="0,334 0,0 2019,1169 2019,1502">
            <text:p/>
          </draw:polygon>
          <draw:polygon draw:style-name="gr649" draw:text-style-name="P9" draw:layer="layout" svg:width="0.865cm" svg:height="0.834cm" svg:x="19.295cm" svg:y="16.469cm" svg:viewBox="0 0 866 835" draw:points="0,835 0,501 866,0 866,334">
            <text:p/>
          </draw:polygon>
          <draw:polygon draw:style-name="gr650" draw:text-style-name="P3" draw:layer="layout" svg:width="2.884cm" svg:height="1.668cm" svg:x="17.276cm" svg:y="15.3cm" svg:viewBox="0 0 2885 1669" draw:points="2019,1669 0,501 866,0 2885,1169">
            <text:p/>
          </draw:polygon>
          <draw:polygon draw:style-name="gr651" draw:text-style-name="P12" draw:layer="layout" svg:width="0.114cm" svg:height="0.199cm" svg:x="19.065cm" svg:y="16.936cm" svg:viewBox="0 0 115 200" draw:points="0,134 0,0 115,67 115,200">
            <text:p/>
          </draw:polygon>
          <draw:polygon draw:style-name="gr652" draw:text-style-name="P2" draw:layer="layout" svg:width="0.114cm" svg:height="0.4cm" svg:x="17.161cm" svg:y="15.734cm" svg:viewBox="0 0 115 401" draw:points="0,334 0,0 115,67 115,401">
            <text:p/>
          </draw:polygon>
          <draw:polygon draw:style-name="gr653" draw:text-style-name="P2" draw:layer="layout" svg:width="0.114cm" svg:height="0.4cm" svg:x="19.295cm" svg:y="16.969cm" svg:viewBox="0 0 115 401" draw:points="0,334 0,0 115,67 115,401">
            <text:p/>
          </draw:polygon>
          <draw:polygon draw:style-name="gr654" draw:text-style-name="P5" draw:layer="layout" svg:width="2.999cm" svg:height="2.069cm" svg:x="17.161cm" svg:y="15.3cm" svg:viewBox="0 0 3000 2070" draw:points="0,768 0,434 115,501 981,0 3000,1169 3000,1502 2250,1936 2250,2070">
            <text:p/>
          </draw:polygon>
          <draw:polygon draw:style-name="gr655" draw:text-style-name="P13" draw:layer="layout" svg:width="0.057cm" svg:height="0.099cm" svg:x="17.334cm" svg:y="16.034cm" svg:viewBox="0 0 58 100" draw:points="0,67 0,0 58,34 58,100">
            <text:p/>
          </draw:polygon>
          <draw:polygon draw:style-name="gr656" draw:text-style-name="P13" draw:layer="layout" svg:width="0.057cm" svg:height="0.099cm" svg:x="17.334cm" svg:y="15.901cm" svg:viewBox="0 0 58 100" draw:points="0,67 0,0 58,34 58,100">
            <text:p/>
          </draw:polygon>
          <draw:polygon draw:style-name="gr657" draw:text-style-name="P13" draw:layer="layout" svg:width="0.057cm" svg:height="0.099cm" svg:x="17.45cm" svg:y="16.101cm" svg:viewBox="0 0 58 100" draw:points="0,67 0,0 58,34 58,100">
            <text:p/>
          </draw:polygon>
          <draw:polygon draw:style-name="gr658" draw:text-style-name="P13" draw:layer="layout" svg:width="0.057cm" svg:height="0.099cm" svg:x="17.45cm" svg:y="15.968cm" svg:viewBox="0 0 58 100" draw:points="0,67 0,0 58,34 58,100">
            <text:p/>
          </draw:polygon>
          <draw:polygon draw:style-name="gr659" draw:text-style-name="P13" draw:layer="layout" svg:width="0.057cm" svg:height="0.099cm" svg:x="17.565cm" svg:y="16.168cm" svg:viewBox="0 0 58 100" draw:points="0,67 0,0 58,34 58,100">
            <text:p/>
          </draw:polygon>
          <draw:polygon draw:style-name="gr660" draw:text-style-name="P13" draw:layer="layout" svg:width="0.057cm" svg:height="0.099cm" svg:x="17.565cm" svg:y="16.034cm" svg:viewBox="0 0 58 100" draw:points="0,67 0,0 58,34 58,100">
            <text:p/>
          </draw:polygon>
          <draw:polygon draw:style-name="gr661" draw:text-style-name="P13" draw:layer="layout" svg:width="0.057cm" svg:height="0.099cm" svg:x="17.681cm" svg:y="16.235cm" svg:viewBox="0 0 58 100" draw:points="0,67 0,0 58,34 58,100">
            <text:p/>
          </draw:polygon>
          <draw:polygon draw:style-name="gr662" draw:text-style-name="P13" draw:layer="layout" svg:width="0.057cm" svg:height="0.099cm" svg:x="17.681cm" svg:y="16.101cm" svg:viewBox="0 0 58 100" draw:points="0,67 0,0 58,34 58,100">
            <text:p/>
          </draw:polygon>
          <draw:polygon draw:style-name="gr663" draw:text-style-name="P13" draw:layer="layout" svg:width="0.057cm" svg:height="0.099cm" svg:x="17.853cm" svg:y="16.335cm" svg:viewBox="0 0 58 100" draw:points="0,67 0,0 58,34 58,100">
            <text:p/>
          </draw:polygon>
          <draw:polygon draw:style-name="gr664" draw:text-style-name="P13" draw:layer="layout" svg:width="0.057cm" svg:height="0.099cm" svg:x="17.853cm" svg:y="16.201cm" svg:viewBox="0 0 58 100" draw:points="0,67 0,0 58,34 58,100">
            <text:p/>
          </draw:polygon>
          <draw:polygon draw:style-name="gr665" draw:text-style-name="P13" draw:layer="layout" svg:width="0.057cm" svg:height="0.099cm" svg:x="17.968cm" svg:y="16.402cm" svg:viewBox="0 0 58 100" draw:points="0,67 0,0 58,34 58,100">
            <text:p/>
          </draw:polygon>
          <draw:polygon draw:style-name="gr666" draw:text-style-name="P13" draw:layer="layout" svg:width="0.057cm" svg:height="0.099cm" svg:x="17.968cm" svg:y="16.268cm" svg:viewBox="0 0 58 100" draw:points="0,67 0,0 58,34 58,100">
            <text:p/>
          </draw:polygon>
          <draw:polygon draw:style-name="gr667" draw:text-style-name="P13" draw:layer="layout" svg:width="0.057cm" svg:height="0.099cm" svg:x="18.084cm" svg:y="16.469cm" svg:viewBox="0 0 58 100" draw:points="0,67 0,0 58,34 58,100">
            <text:p/>
          </draw:polygon>
          <draw:polygon draw:style-name="gr668" draw:text-style-name="P13" draw:layer="layout" svg:width="0.057cm" svg:height="0.099cm" svg:x="18.084cm" svg:y="16.335cm" svg:viewBox="0 0 58 100" draw:points="0,67 0,0 58,34 58,100">
            <text:p/>
          </draw:polygon>
          <draw:polygon draw:style-name="gr669" draw:text-style-name="P13" draw:layer="layout" svg:width="0.057cm" svg:height="0.099cm" svg:x="18.199cm" svg:y="16.535cm" svg:viewBox="0 0 58 100" draw:points="0,67 0,0 58,34 58,100">
            <text:p/>
          </draw:polygon>
          <draw:polygon draw:style-name="gr670" draw:text-style-name="P13" draw:layer="layout" svg:width="0.057cm" svg:height="0.099cm" svg:x="18.199cm" svg:y="16.402cm" svg:viewBox="0 0 58 100" draw:points="0,67 0,0 58,34 58,100">
            <text:p/>
          </draw:polygon>
          <draw:polygon draw:style-name="gr671" draw:text-style-name="P13" draw:layer="layout" svg:width="0.057cm" svg:height="0.099cm" svg:x="18.373cm" svg:y="16.636cm" svg:viewBox="0 0 58 100" draw:points="0,67 0,0 58,34 58,100">
            <text:p/>
          </draw:polygon>
          <draw:polygon draw:style-name="gr672" draw:text-style-name="P13" draw:layer="layout" svg:width="0.057cm" svg:height="0.099cm" svg:x="18.373cm" svg:y="16.502cm" svg:viewBox="0 0 58 100" draw:points="0,67 0,0 58,34 58,100">
            <text:p/>
          </draw:polygon>
          <draw:polygon draw:style-name="gr673" draw:text-style-name="P13" draw:layer="layout" svg:width="0.057cm" svg:height="0.099cm" svg:x="18.488cm" svg:y="16.702cm" svg:viewBox="0 0 58 100" draw:points="0,67 0,0 58,34 58,100">
            <text:p/>
          </draw:polygon>
          <draw:polygon draw:style-name="gr674" draw:text-style-name="P13" draw:layer="layout" svg:width="0.057cm" svg:height="0.099cm" svg:x="18.488cm" svg:y="16.569cm" svg:viewBox="0 0 58 100" draw:points="0,67 0,0 58,34 58,100">
            <text:p/>
          </draw:polygon>
          <draw:polygon draw:style-name="gr675" draw:text-style-name="P13" draw:layer="layout" svg:width="0.057cm" svg:height="0.099cm" svg:x="18.603cm" svg:y="16.769cm" svg:viewBox="0 0 58 100" draw:points="0,67 0,0 58,34 58,100">
            <text:p/>
          </draw:polygon>
          <draw:polygon draw:style-name="gr676" draw:text-style-name="P13" draw:layer="layout" svg:width="0.057cm" svg:height="0.099cm" svg:x="18.603cm" svg:y="16.636cm" svg:viewBox="0 0 58 100" draw:points="0,67 0,0 58,34 58,100">
            <text:p/>
          </draw:polygon>
          <draw:polygon draw:style-name="gr677" draw:text-style-name="P13" draw:layer="layout" svg:width="0.057cm" svg:height="0.099cm" svg:x="18.719cm" svg:y="16.836cm" svg:viewBox="0 0 58 100" draw:points="0,67 0,0 58,34 58,100">
            <text:p/>
          </draw:polygon>
          <draw:polygon draw:style-name="gr678"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79" draw:text-style-name="P1" draw:layer="layout" svg:width="1.834cm" svg:height="1.189cm" svg:x="13.985cm" svg:y="11.028cm" svg:viewBox="0 0 1835 1190" svg:d="M2 1190c152 0 1833-739 1833-965 0-225-237-225-389-225 0 96-1500 482-1444 1190z">
              <text:p/>
            </draw:path>
            <draw:g>
              <draw:polygon draw:style-name="gr680" draw:text-style-name="P2" draw:layer="layout" svg:width="1.943cm" svg:height="1.768cm" svg:x="11.931cm" svg:y="10.385cm" svg:viewBox="0 0 1944 1769" draw:points="0,644 0,0 1944,1126 1944,1769">
                <text:p/>
              </draw:polygon>
              <draw:polygon draw:style-name="gr681" draw:text-style-name="P9" draw:layer="layout" svg:width="1.665cm" svg:height="1.607cm" svg:x="13.875cm" svg:y="10.546cm" svg:viewBox="0 0 1666 1608" draw:points="0,1608 0,965 1666,0 1666,644">
                <text:p/>
              </draw:polygon>
              <draw:polygon draw:style-name="gr682" draw:text-style-name="P3" draw:layer="layout" svg:width="3.61cm" svg:height="2.09cm" svg:x="11.931cm" svg:y="9.42cm" svg:viewBox="0 0 3611 2091" draw:points="1944,2091 0,965 1666,0 3611,1126">
                <text:p/>
              </draw:polygon>
              <draw:line draw:style-name="gr683" draw:text-style-name="P6" draw:layer="layout" svg:x1="12.598cm" svg:y1="10.9cm" svg:x2="12.598cm" svg:y2="11.286cm">
                <text:p/>
              </draw:line>
              <draw:line draw:style-name="gr684" draw:text-style-name="P6" draw:layer="layout" svg:x1="13.82cm" svg:y1="11.724cm" svg:x2="12.931cm" svg:y2="11.209cm">
                <text:p/>
              </draw:line>
              <draw:line draw:style-name="gr685" draw:text-style-name="P6" draw:layer="layout" svg:x1="12.926cm" svg:y1="11.093cm" svg:x2="12.926cm" svg:y2="11.222cm">
                <text:p/>
              </draw:line>
              <draw:line draw:style-name="gr686" draw:text-style-name="P6" draw:layer="layout" svg:x1="13.815cm" svg:y1="11.608cm" svg:x2="13.815cm" svg:y2="11.737cm">
                <text:p/>
              </draw:line>
              <draw:line draw:style-name="gr687" draw:text-style-name="P6" draw:layer="layout" svg:x1="13.815cm" svg:y1="11.608cm" svg:x2="12.926cm" svg:y2="11.093cm">
                <text:p/>
              </draw:line>
              <draw:polygon draw:style-name="gr688" draw:text-style-name="P12" draw:layer="layout" svg:width="0.11cm" svg:height="0.192cm" svg:x="12.709cm" svg:y="10.964cm" svg:viewBox="0 0 111 193" draw:points="0,129 0,0 111,64 111,193">
                <text:p/>
              </draw:polygon>
              <draw:line draw:style-name="gr689" draw:text-style-name="P6" draw:layer="layout" svg:x1="12.487cm" svg:y1="10.835cm" svg:x2="12.487cm" svg:y2="11.221cm">
                <text:p/>
              </draw:line>
              <draw:line draw:style-name="gr690" draw:text-style-name="P6" draw:layer="layout" svg:x1="12.376cm" svg:y1="10.771cm" svg:x2="12.376cm" svg:y2="11.157cm">
                <text:p/>
              </draw:line>
              <draw:line draw:style-name="gr691" draw:text-style-name="P6" draw:layer="layout" svg:x1="12.265cm" svg:y1="10.707cm" svg:x2="12.265cm" svg:y2="11.093cm">
                <text:p/>
              </draw:line>
              <draw:line draw:style-name="gr692" draw:text-style-name="P6" draw:layer="layout" svg:x1="12.153cm" svg:y1="10.642cm" svg:x2="12.153cm" svg:y2="11.028cm">
                <text:p/>
              </draw:line>
              <draw:line draw:style-name="gr693" draw:text-style-name="P6" draw:layer="layout" svg:x1="12.042cm" svg:y1="10.578cm" svg:x2="12.042cm" svg:y2="10.964cm">
                <text:p/>
              </draw:line>
              <draw:polygon draw:style-name="gr694" draw:text-style-name="P2" draw:layer="layout" svg:width="0.11cm" svg:height="0.707cm" svg:x="11.82cm" svg:y="10.32cm" svg:viewBox="0 0 111 708" draw:points="0,644 0,0 111,64 111,708">
                <text:p/>
              </draw:polygon>
              <draw:polygon draw:style-name="gr695" draw:text-style-name="P2" draw:layer="layout" svg:width="0.11cm" svg:height="0.707cm" svg:x="13.875cm" svg:y="11.511cm" svg:viewBox="0 0 111 708" draw:points="0,644 0,0 111,64 111,708">
                <text:p/>
              </draw:polygon>
              <draw:polygon draw:style-name="gr696" draw:text-style-name="P5" draw:layer="layout" svg:width="3.721cm" svg:height="2.798cm" svg:x="11.82cm" svg:y="9.42cm" svg:viewBox="0 0 3722 2799" draw:points="0,1544 0,900 111,965 1777,0 3722,1126 3722,1769 2166,2670 2166,2799">
                <text:p/>
              </draw:polygon>
            </draw:g>
          </draw:g>
          <draw:g>
            <draw:g>
              <draw:polygon draw:style-name="gr697" draw:text-style-name="P14" draw:layer="layout" svg:width="0.181cm" svg:height="0.316cm" svg:x="14.802cm" svg:y="11.269cm" svg:viewBox="0 0 182 317" draw:points="0,317 0,106 182,0 182,211">
                <text:p/>
              </draw:polygon>
              <draw:polygon draw:style-name="gr698" draw:text-style-name="P15" draw:layer="layout" svg:width="0.181cm" svg:height="0.316cm" svg:x="14.62cm" svg:y="11.269cm" svg:viewBox="0 0 182 317" draw:points="0,211 0,0 182,106 182,317">
                <text:p/>
              </draw:polygon>
              <draw:polygon draw:style-name="gr699" draw:text-style-name="P16" draw:layer="layout" svg:width="0.364cm" svg:height="0.21cm" svg:x="14.62cm" svg:y="11.164cm" svg:viewBox="0 0 365 211" draw:points="182,211 0,106 182,0 365,106">
                <text:p/>
              </draw:polygon>
            </draw:g>
            <draw:g>
              <draw:polygon draw:style-name="gr700" draw:text-style-name="P14" draw:layer="layout" svg:width="0.181cm" svg:height="0.316cm" svg:x="14.529cm" svg:y="11.745cm" svg:viewBox="0 0 182 317" draw:points="0,317 0,106 182,0 182,211">
                <text:p/>
              </draw:polygon>
              <draw:polygon draw:style-name="gr701" draw:text-style-name="P15" draw:layer="layout" svg:width="0.181cm" svg:height="0.316cm" svg:x="14.346cm" svg:y="11.745cm" svg:viewBox="0 0 182 317" draw:points="0,211 0,0 182,106 182,317">
                <text:p/>
              </draw:polygon>
              <draw:polygon draw:style-name="gr702" draw:text-style-name="P16" draw:layer="layout" svg:width="0.364cm" svg:height="0.21cm" svg:x="14.346cm" svg:y="11.639cm" svg:viewBox="0 0 365 211" draw:points="182,211 0,106 182,0 365,106">
                <text:p/>
              </draw:polygon>
            </draw:g>
            <draw:g>
              <draw:polygon draw:style-name="gr703" draw:text-style-name="P14" draw:layer="layout" svg:width="0.181cm" svg:height="0.316cm" svg:x="15.076cm" svg:y="11.745cm" svg:viewBox="0 0 182 317" draw:points="0,317 0,106 182,0 182,211">
                <text:p/>
              </draw:polygon>
              <draw:polygon draw:style-name="gr704" draw:text-style-name="P15" draw:layer="layout" svg:width="0.181cm" svg:height="0.316cm" svg:x="14.894cm" svg:y="11.745cm" svg:viewBox="0 0 182 317" draw:points="0,211 0,0 182,106 182,317">
                <text:p/>
              </draw:polygon>
              <draw:polygon draw:style-name="gr705" draw:text-style-name="P16" draw:layer="layout" svg:width="0.364cm" svg:height="0.21cm" svg:x="14.894cm" svg:y="11.639cm" svg:viewBox="0 0 365 211" draw:points="182,211 0,106 182,0 365,106">
                <text:p/>
              </draw:polygon>
            </draw:g>
            <draw:g>
              <draw:polygon draw:style-name="gr706" draw:text-style-name="P14" draw:layer="layout" svg:width="0.181cm" svg:height="0.316cm" svg:x="14.802cm" svg:y="11.903cm" svg:viewBox="0 0 182 317" draw:points="0,317 0,106 182,0 182,211">
                <text:p/>
              </draw:polygon>
              <draw:polygon draw:style-name="gr707" draw:text-style-name="P15" draw:layer="layout" svg:width="0.181cm" svg:height="0.316cm" svg:x="14.62cm" svg:y="11.903cm" svg:viewBox="0 0 182 317" draw:points="0,211 0,0 182,106 182,317">
                <text:p/>
              </draw:polygon>
              <draw:polygon draw:style-name="gr708" draw:text-style-name="P16" draw:layer="layout" svg:width="0.364cm" svg:height="0.21cm" svg:x="14.62cm" svg:y="11.797cm" svg:viewBox="0 0 365 211" draw:points="182,211 0,106 182,0 365,106">
                <text:p/>
              </draw:polygon>
            </draw:g>
            <draw:g>
              <draw:polygon draw:style-name="gr709" draw:text-style-name="P14" draw:layer="layout" svg:width="0.181cm" svg:height="0.316cm" svg:x="15.076cm" svg:y="11.428cm" svg:viewBox="0 0 182 317" draw:points="0,317 0,106 182,0 182,211">
                <text:p/>
              </draw:polygon>
              <draw:polygon draw:style-name="gr710" draw:text-style-name="P15" draw:layer="layout" svg:width="0.181cm" svg:height="0.316cm" svg:x="14.894cm" svg:y="11.428cm" svg:viewBox="0 0 182 317" draw:points="0,211 0,0 182,106 182,317">
                <text:p/>
              </draw:polygon>
              <draw:polygon draw:style-name="gr711" draw:text-style-name="P16" draw:layer="layout" svg:width="0.364cm" svg:height="0.21cm" svg:x="14.894cm" svg:y="11.322cm" svg:viewBox="0 0 365 211" draw:points="182,211 0,106 182,0 365,106">
                <text:p/>
              </draw:polygon>
            </draw:g>
            <draw:g>
              <draw:polygon draw:style-name="gr712" draw:text-style-name="P14" draw:layer="layout" svg:width="0.181cm" svg:height="0.316cm" svg:x="14.529cm" svg:y="11.428cm" svg:viewBox="0 0 182 317" draw:points="0,317 0,106 182,0 182,211">
                <text:p/>
              </draw:polygon>
              <draw:polygon draw:style-name="gr713" draw:text-style-name="P15" draw:layer="layout" svg:width="0.181cm" svg:height="0.316cm" svg:x="14.346cm" svg:y="11.428cm" svg:viewBox="0 0 182 317" draw:points="0,211 0,0 182,106 182,317">
                <text:p/>
              </draw:polygon>
              <draw:polygon draw:style-name="gr714" draw:text-style-name="P16" draw:layer="layout" svg:width="0.364cm" svg:height="0.21cm" svg:x="14.346cm" svg:y="11.322cm" svg:viewBox="0 0 365 211" draw:points="182,211 0,106 182,0 365,106">
                <text:p/>
              </draw:polygon>
            </draw:g>
            <draw:g>
              <draw:polygon draw:style-name="gr715" draw:text-style-name="P14" draw:layer="layout" svg:width="0.181cm" svg:height="0.316cm" svg:x="14.802cm" svg:y="11.586cm" svg:viewBox="0 0 182 317" draw:points="0,317 0,106 182,0 182,211">
                <text:p/>
              </draw:polygon>
              <draw:polygon draw:style-name="gr716" draw:text-style-name="P15" draw:layer="layout" svg:width="0.181cm" svg:height="0.316cm" svg:x="14.62cm" svg:y="11.586cm" svg:viewBox="0 0 182 317" draw:points="0,211 0,0 182,106 182,317">
                <text:p/>
              </draw:polygon>
              <draw:polygon draw:style-name="gr717" draw:text-style-name="P16" draw:layer="layout" svg:width="0.364cm" svg:height="0.21cm" svg:x="14.62cm" svg:y="11.481cm" svg:viewBox="0 0 365 211" draw:points="182,211 0,106 182,0 365,106">
                <text:p/>
              </draw:polygon>
            </draw:g>
            <draw:polygon draw:style-name="gr718"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19" draw:text-style-name="P1" draw:layer="layout" svg:width="1.265cm" svg:height="0.742cm" svg:x="13.354cm" svg:y="7.817cm" svg:viewBox="0 0 1266 743" svg:d="M0 743c358 0 920-235 1162-389 242-155 0-354-122-354z">
            <text:p/>
          </draw:path>
          <draw:g>
            <draw:polygon draw:style-name="gr720" draw:text-style-name="P17" draw:layer="layout" svg:width="0.733cm" svg:height="1.838cm" svg:x="12.62cm" svg:y="6.721cm" svg:viewBox="0 0 734 1839" draw:points="0,1414 0,0 734,424 734,1839">
              <text:p/>
            </draw:polygon>
            <draw:polygon draw:style-name="gr721" draw:text-style-name="P18" draw:layer="layout" svg:width="1.039cm" svg:height="2.015cm" svg:x="13.354cm" svg:y="6.544cm" svg:viewBox="0 0 1040 2016" draw:points="0,2016 0,601 1040,0 1040,1414">
              <text:p/>
            </draw:polygon>
            <draw:polygon draw:style-name="gr722" draw:text-style-name="P19" draw:layer="layout" svg:width="1.773cm" svg:height="1.025cm" svg:x="12.62cm" svg:y="6.12cm" svg:viewBox="0 0 1774 1026" draw:points="734,1026 0,601 1040,0 1774,424">
              <text:p/>
            </draw:polygon>
            <draw:polygon draw:style-name="gr723" draw:text-style-name="P5" draw:layer="layout" svg:width="1.773cm" svg:height="2.439cm" svg:x="12.62cm" svg:y="6.12cm" svg:viewBox="0 0 1774 2440" draw:points="0,2016 0,601 1040,0 1774,424 1774,1839 734,2440">
              <text:p/>
            </draw:polygon>
            <draw:line draw:style-name="gr724" draw:text-style-name="P6" draw:layer="layout" svg:x1="13.232cm" svg:y1="8.206cm" svg:x2="12.742cm" svg:y2="7.923cm">
              <text:p/>
            </draw:line>
            <draw:line draw:style-name="gr725" draw:text-style-name="P6" draw:layer="layout" svg:x1="13.232cm" svg:y1="8.348cm" svg:x2="12.742cm" svg:y2="8.065cm">
              <text:p/>
            </draw:line>
            <draw:line draw:style-name="gr726" draw:text-style-name="P6" draw:layer="layout" svg:x1="13.232cm" svg:y1="8.277cm" svg:x2="12.742cm" svg:y2="7.994cm">
              <text:p/>
            </draw:line>
            <draw:polyline draw:style-name="gr727" draw:text-style-name="P6" draw:layer="layout" svg:width="0.611cm" svg:height="0.423cm" svg:x="12.681cm" svg:y="6.933cm" svg:viewBox="0 0 612 424" draw:points="612,424 0,71 0,0">
              <text:p/>
            </draw:polyline>
            <draw:polyline draw:style-name="gr728" draw:text-style-name="P6" draw:layer="layout" svg:width="0.6cm" svg:height="0.425cm" svg:x="12.692cm" svg:y="6.932cm" svg:viewBox="0 0 601 426" draw:points="601,426 601,355 0,0">
              <text:p/>
            </draw:polyline>
            <draw:polygon draw:style-name="gr729" draw:text-style-name="P12" draw:layer="layout" svg:width="0.071cm" svg:height="0.124cm" svg:x="12.908cm" svg:y="7.639cm" svg:viewBox="0 0 72 125" draw:points="0,83 0,0 72,41 72,125">
              <text:p/>
            </draw:polygon>
            <draw:line draw:style-name="gr730" draw:text-style-name="P6" draw:layer="layout" svg:x1="13.232cm" svg:y1="8.136cm" svg:x2="12.742cm" svg:y2="7.853cm">
              <text:p/>
            </draw:line>
          </draw:g>
          <draw:g>
            <draw:polygon draw:style-name="gr731" draw:text-style-name="P20" draw:layer="layout" svg:width="0.446cm" svg:height="0.58cm" svg:x="14.106cm" svg:y="7.358cm" svg:viewBox="0 0 447 581" draw:points="0,323 0,0 307,178 335,129 447,194 447,581">
              <text:p/>
            </draw:polygon>
            <draw:polygon draw:style-name="gr732" draw:text-style-name="P21" draw:layer="layout" svg:width="0.502cm" svg:height="0.548cm" svg:x="14.05cm" svg:y="7.39cm" svg:viewBox="0 0 503 549" draw:points="56,291 0,0 447,259 503,549">
              <text:p/>
            </draw:polygon>
            <draw:polygon draw:style-name="gr733" draw:text-style-name="P21" draw:layer="layout" svg:width="0.558cm" svg:height="0.5cm" svg:x="13.994cm" svg:y="7.439cm" svg:viewBox="0 0 559 501" draw:points="112,242 0,0 447,259 559,501">
              <text:p/>
            </draw:polygon>
            <draw:polygon draw:style-name="gr734" draw:text-style-name="P20" draw:layer="layout" svg:width="0.585cm" svg:height="0.435cm" svg:x="13.966cm" svg:y="7.503cm" svg:viewBox="0 0 586 436" draw:points="140,178 0,0 419,226 586,436">
              <text:p/>
            </draw:polygon>
            <draw:polygon draw:style-name="gr735" draw:text-style-name="P5" draw:layer="layout" svg:width="0.585cm" svg:height="0.58cm" svg:x="13.966cm" svg:y="7.358cm" svg:viewBox="0 0 586 581" draw:points="140,65 140,0 447,178 474,129 586,194 586,581 140,323 0,145 78,186 28,81 100,123 84,32">
              <text:p/>
            </draw:polygon>
          </draw:g>
          <draw:g>
            <draw:polygon draw:style-name="gr736" draw:text-style-name="P20" draw:layer="layout" svg:width="0.257cm" svg:height="0.372cm" svg:x="14.285cm" svg:y="8.096cm" svg:viewBox="0 0 258 373" draw:points="258,0 0,37 258,373">
              <text:p/>
            </draw:polygon>
            <draw:polygon draw:style-name="gr737" draw:text-style-name="P20" draw:layer="layout" svg:width="0.257cm" svg:height="0.372cm" svg:x="14.027cm" svg:y="7.798cm" svg:viewBox="0 0 258 373" draw:points="0,0 258,336 0,373">
              <text:p/>
            </draw:polygon>
            <draw:polygon draw:style-name="gr738" draw:text-style-name="P20" draw:layer="layout" svg:width="0.515cm" svg:height="0.372cm" svg:x="14.027cm" svg:y="8.096cm" svg:viewBox="0 0 516 373" draw:points="516,373 258,0 0,75">
              <text:p/>
            </draw:polygon>
            <draw:polygon draw:style-name="gr739" draw:text-style-name="P20" draw:layer="layout" svg:width="0.515cm" svg:height="0.372cm" svg:x="14.027cm" svg:y="7.798cm" svg:viewBox="0 0 516 373" draw:points="516,299 258,373 0,0">
              <text:p/>
            </draw:polygon>
            <draw:polygon draw:style-name="gr740" draw:text-style-name="P5" draw:layer="layout" svg:width="0.515cm" svg:height="0.671cm" svg:x="14.027cm" svg:y="7.798cm" svg:viewBox="0 0 516 672" draw:points="0,373 0,0 516,299 516,672">
              <text:p/>
            </draw:polygon>
          </draw:g>
          <draw:g>
            <draw:custom-shape draw:style-name="gr741"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42"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43"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44"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745" draw:text-style-name="P25" draw:layer="layout" svg:width="0.129cm" svg:height="0.218cm" svg:x="13.971cm" svg:y="7.508cm" svg:viewBox="0 0 130 219" svg:d="M115 219v-17l-29-50v-50l-29-66-57-33c57-32 172 182 115 216z">
              <text:p/>
            </draw:path>
            <draw:g>
              <draw:line draw:style-name="gr746" draw:text-style-name="P26" draw:layer="layout" svg:x1="13.828cm" svg:y1="7.792cm" svg:x2="13.799cm" svg:y2="7.676cm">
                <text:p/>
              </draw:line>
              <draw:line draw:style-name="gr747" draw:text-style-name="P26" draw:layer="layout" svg:x1="13.828cm" svg:y1="7.793cm" svg:x2="13.857cm" svg:y2="7.71cm">
                <text:p/>
              </draw:line>
              <draw:line draw:style-name="gr748" draw:text-style-name="P26" draw:layer="layout" svg:x1="13.885cm" svg:y1="7.793cm" svg:x2="13.856cm" svg:y2="7.71cm">
                <text:p/>
              </draw:line>
              <draw:line draw:style-name="gr749" draw:text-style-name="P26" draw:layer="layout" svg:x1="13.885cm" svg:y1="7.792cm" svg:x2="13.914cm" svg:y2="7.676cm">
                <text:p/>
              </draw:line>
            </draw:g>
            <draw:g>
              <draw:line draw:style-name="gr750" draw:text-style-name="P26" draw:layer="layout" svg:x1="14cm" svg:y1="7.792cm" svg:x2="13.971cm" svg:y2="7.676cm">
                <text:p/>
              </draw:line>
              <draw:line draw:style-name="gr751" draw:text-style-name="P26" draw:layer="layout" svg:x1="13.999cm" svg:y1="7.793cm" svg:x2="14.028cm" svg:y2="7.71cm">
                <text:p/>
              </draw:line>
              <draw:line draw:style-name="gr752" draw:text-style-name="P26" draw:layer="layout" svg:x1="14.057cm" svg:y1="7.793cm" svg:x2="14.028cm" svg:y2="7.71cm">
                <text:p/>
              </draw:line>
              <draw:line draw:style-name="gr753" draw:text-style-name="P26" draw:layer="layout" svg:x1="14.057cm" svg:y1="7.792cm" svg:x2="14.086cm" svg:y2="7.676cm">
                <text:p/>
              </draw:line>
            </draw:g>
            <draw:g>
              <draw:line draw:style-name="gr754" draw:text-style-name="P26" draw:layer="layout" svg:x1="13.657cm" svg:y1="7.792cm" svg:x2="13.628cm" svg:y2="7.676cm">
                <text:p/>
              </draw:line>
              <draw:line draw:style-name="gr755" draw:text-style-name="P26" draw:layer="layout" svg:x1="13.656cm" svg:y1="7.793cm" svg:x2="13.685cm" svg:y2="7.71cm">
                <text:p/>
              </draw:line>
              <draw:line draw:style-name="gr756" draw:text-style-name="P26" draw:layer="layout" svg:x1="13.714cm" svg:y1="7.793cm" svg:x2="13.685cm" svg:y2="7.71cm">
                <text:p/>
              </draw:line>
              <draw:line draw:style-name="gr757"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758" draw:text-style-name="P1" draw:layer="layout" svg:width="0.536cm" svg:height="0.421cm" svg:x="14.183cm" svg:y="4.508cm" svg:viewBox="0 0 537 422" svg:d="M0 422c134 0 537-113 537-225 0-113-195-197-293-197 0 84-244 309-244 422z">
            <text:p/>
          </draw:path>
          <draw:g>
            <draw:polygon draw:style-name="gr759" draw:text-style-name="P27" draw:layer="layout" svg:width="1.463cm" svg:height="1.969cm" svg:x="12.72cm" svg:y="2.96cm" svg:viewBox="0 0 1464 1970" draw:points="0,1126 0,0 1464,844 1464,1970">
              <text:p/>
            </draw:polygon>
            <draw:line draw:style-name="gr760" draw:text-style-name="P6" draw:layer="layout" svg:x1="12.72cm" svg:y1="3.804cm" svg:x2="14.184cm" svg:y2="4.648cm">
              <text:p/>
            </draw:line>
            <draw:line draw:style-name="gr761" draw:text-style-name="P6" draw:layer="layout" svg:x1="12.72cm" svg:y1="3.524cm" svg:x2="14.184cm" svg:y2="4.368cm">
              <text:p/>
            </draw:line>
            <draw:line draw:style-name="gr762" draw:text-style-name="P6" draw:layer="layout" svg:x1="12.72cm" svg:y1="3.242cm" svg:x2="14.184cm" svg:y2="4.086cm">
              <text:p/>
            </draw:line>
            <draw:line draw:style-name="gr763" draw:text-style-name="P6" draw:layer="layout" svg:x1="13.208cm" svg:y1="3.804cm" svg:x2="13.208cm" svg:y2="4.086cm">
              <text:p/>
            </draw:line>
            <draw:line draw:style-name="gr764" draw:text-style-name="P6" draw:layer="layout" svg:x1="13.695cm" svg:y1="3.524cm" svg:x2="13.695cm" svg:y2="3.806cm">
              <text:p/>
            </draw:line>
            <draw:line draw:style-name="gr765" draw:text-style-name="P6" draw:layer="layout" svg:x1="13.94cm" svg:y1="4.508cm" svg:x2="13.94cm" svg:y2="4.79cm">
              <text:p/>
            </draw:line>
            <draw:line draw:style-name="gr766" draw:text-style-name="P6" draw:layer="layout" svg:x1="13.452cm" svg:y1="4.226cm" svg:x2="13.452cm" svg:y2="4.508cm">
              <text:p/>
            </draw:line>
            <draw:line draw:style-name="gr767" draw:text-style-name="P6" draw:layer="layout" svg:x1="12.964cm" svg:y1="3.946cm" svg:x2="12.964cm" svg:y2="4.228cm">
              <text:p/>
            </draw:line>
            <draw:line draw:style-name="gr768" draw:text-style-name="P6" draw:layer="layout" svg:x1="13.208cm" svg:y1="3.242cm" svg:x2="13.208cm" svg:y2="3.524cm">
              <text:p/>
            </draw:line>
            <draw:line draw:style-name="gr769" draw:text-style-name="P6" draw:layer="layout" svg:x1="13.452cm" svg:y1="3.664cm" svg:x2="13.452cm" svg:y2="3.946cm">
              <text:p/>
            </draw:line>
            <draw:line draw:style-name="gr770" draw:text-style-name="P6" draw:layer="layout" svg:x1="13.695cm" svg:y1="4.086cm" svg:x2="13.695cm" svg:y2="4.368cm">
              <text:p/>
            </draw:line>
            <draw:line draw:style-name="gr771" draw:text-style-name="P6" draw:layer="layout" svg:x1="13.94cm" svg:y1="3.946cm" svg:x2="13.94cm" svg:y2="4.228cm">
              <text:p/>
            </draw:line>
            <draw:line draw:style-name="gr772" draw:text-style-name="P6" draw:layer="layout" svg:x1="12.964cm" svg:y1="3.382cm" svg:x2="12.964cm" svg:y2="3.664cm">
              <text:p/>
            </draw:line>
            <draw:polygon draw:style-name="gr773" draw:text-style-name="P28" draw:layer="layout" svg:width="0.243cm" svg:height="1.265cm" svg:x="14.183cm" svg:y="3.664cm" svg:viewBox="0 0 244 1266" draw:points="0,1266 0,140 244,0 244,1126">
              <text:p/>
            </draw:polygon>
            <draw:polygon draw:style-name="gr774" draw:text-style-name="P29" draw:layer="layout" svg:width="1.706cm" svg:height="0.983cm" svg:x="12.72cm" svg:y="2.82cm" svg:viewBox="0 0 1707 984" draw:points="1464,984 0,140 244,0 1707,844">
              <text:p/>
            </draw:polygon>
            <draw:line draw:style-name="gr775" draw:text-style-name="P6" draw:layer="layout" svg:x1="13.695cm" svg:y1="3.522cm" svg:x2="13.939cm" svg:y2="3.382cm">
              <text:p/>
            </draw:line>
            <draw:line draw:style-name="gr776" draw:text-style-name="P6" draw:layer="layout" svg:x1="14.183cm" svg:y1="4.086cm" svg:x2="14.427cm" svg:y2="3.946cm">
              <text:p/>
            </draw:line>
            <draw:line draw:style-name="gr777" draw:text-style-name="P6" draw:layer="layout" svg:x1="14.183cm" svg:y1="4.366cm" svg:x2="14.427cm" svg:y2="4.226cm">
              <text:p/>
            </draw:line>
            <draw:line draw:style-name="gr778" draw:text-style-name="P6" draw:layer="layout" svg:x1="14.183cm" svg:y1="4.648cm" svg:x2="14.427cm" svg:y2="4.508cm">
              <text:p/>
            </draw:line>
            <draw:line draw:style-name="gr779" draw:text-style-name="P6" draw:layer="layout" svg:x1="13.208cm" svg:y1="3.242cm" svg:x2="13.452cm" svg:y2="3.102cm">
              <text:p/>
            </draw:line>
            <draw:polygon draw:style-name="gr780" draw:text-style-name="P5" draw:layer="layout" svg:width="1.706cm" svg:height="2.109cm" svg:x="12.72cm" svg:y="2.82cm" svg:viewBox="0 0 1707 2110" draw:points="244,0 1707,844 1707,1970 1464,2110 0,1266 0,140">
              <text:p/>
            </draw:polygon>
          </draw:g>
        </draw:g>
        <draw:custom-shape draw:style-name="gr207" draw:text-style-name="P30" xml:id="id13" draw:id="id13"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text:span><text:span text:style-name="T1">i</text:span><text:span text:style-name="T1">r</text:span><text:span text:style-name="T1">e</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2</text:span><text:span text:style-name="T2">5</text:span><text:span text:style-name="T2">4</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2</text:span><text:span text:style-name="T3">5</text:span><text:span text:style-name="T3">4</text:span><text:span text:style-name="T3">/</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text:span><text:span text:style-name="T1">: </text:span><text:span text:style-name="T1">k</text:span><text:span text:style-name="T1">v</text:span><text:span text:style-name="T1">m</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0</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0</text:span><text:span text:style-name="T3">/</text:span><text:span text:style-name="T3">2</text:span><text:span text:style-name="T3">4</text:span></text:p>
          </draw:text-box>
        </draw:frame>
        <draw:custom-shape draw:style-name="gr211" draw:text-style-name="P30" xml:id="id16" draw:id="id16"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781"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15" draw:id="id15"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1</text:span><text:span text:style-name="T2">/</text:span><text:span text:style-name="T2">1</text:span><text:span text:style-name="T2">2</text:span></text:p>
            <text:p><text:span text:style-name="T3"/></text:p>
          </draw:text-box>
        </draw:frame>
        <draw:custom-shape draw:style-name="gr215" draw:text-style-name="P30" xml:id="id14" draw:id="id14"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3" draw:start-glue-point="2" draw:end-shape="id14" draw:end-glue-point="0" svg:d="M15620 12920l-4922 2001" svg:viewBox="0 0 4923 2002">
          <text:p/>
        </draw:connector>
        <draw:connector draw:style-name="gr217" draw:text-style-name="P30" draw:layer="layout" draw:type="line" svg:x1="15.62cm" svg:y1="12.92cm" svg:x2="20.01cm" svg:y2="14.92cm" draw:start-shape="id13" draw:start-glue-point="2" draw:end-shape="id15" draw:end-glue-point="0" svg:d="M15620 12920l4390 2000" svg:viewBox="0 0 4391 2001">
          <text:p/>
        </draw:connector>
        <draw:connector draw:style-name="gr217" draw:text-style-name="P30" draw:layer="layout" draw:type="line" svg:x1="20.01cm" svg:y1="14.92cm" svg:x2="23.621cm" svg:y2="12.921cm" draw:start-shape="id15" draw:start-glue-point="0" draw:end-shape="id16" draw:end-glue-point="2" svg:d="M20010 14920l3611-1999" svg:viewBox="0 0 3612 2000">
          <text:p/>
        </draw:connector>
        <draw:connector draw:style-name="gr218" draw:text-style-name="P30" draw:layer="layout" draw:type="line" svg:x1="7.098cm" svg:y1="16.221cm" svg:x2="4.762cm" svg:y2="16.272cm" draw:start-shape="id14"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2" draw:text-style-name="P30" draw:layer="layout" svg:width="10.2cm" svg:height="3.9cm" svg:x="10.62cm" svg:y="1.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83" draw:text-style-name="P1" draw:layer="layout" svg:width="0.391cm" svg:height="0.247cm" svg:x="23.028cm" svg:y="11.421cm" svg:viewBox="0 0 392 248" svg:d="M0 248c98 0 392-82 392-145 0-62-10-103-108-103 0 62-286 62-284 248z">
              <text:p/>
            </draw:path>
            <draw:g>
              <draw:polygon draw:style-name="gr784" draw:text-style-name="P2" draw:layer="layout" svg:width="0.177cm" svg:height="0.206cm" svg:x="22.884cm" svg:y="11.463cm" svg:viewBox="0 0 178 207" draw:points="0,124 36,0 178,83 143,207">
                <text:p/>
              </draw:polygon>
              <draw:polygon draw:style-name="gr785" draw:text-style-name="P3" draw:layer="layout" svg:width="0.392cm" svg:height="0.227cm" svg:x="22.92cm" svg:y="11.318cm" svg:viewBox="0 0 393 228" draw:points="0,145 72,83 178,21 250,0 393,83 322,103 214,166 143,228">
                <text:p/>
              </draw:polygon>
              <draw:path draw:style-name="gr786" draw:text-style-name="P4" draw:layer="layout" svg:width="0.321cm" svg:height="0.268cm" svg:x="23.027cm" svg:y="11.4cm" svg:viewBox="0 0 322 269" svg:d="M322 83c0-124-72-83-144-42-71 42-142 42-178 228 0 0 143-83 322-186z">
                <text:p/>
              </draw:path>
              <draw:path draw:style-name="gr787" draw:text-style-name="P5" draw:layer="layout" svg:width="0.463cm" svg:height="0.351cm" svg:x="22.884cm" svg:y="11.318cm" svg:viewBox="0 0 464 352" svg:d="M286 0c-72 21-72 21-143 62-36 21-107 41-143 207 72 42 72 42 143 83 41-19 250-145 321-186 0-104-71-104-178-166z">
                <text:p/>
              </draw:path>
            </draw:g>
          </draw:g>
          <draw:g>
            <draw:path draw:style-name="gr788" draw:text-style-name="P1" draw:layer="layout" svg:width="0.642cm" svg:height="0.496cm" svg:x="22.706cm" svg:y="10.428cm" svg:viewBox="0 0 643 497" svg:d="M2 497c98 0 641-21 641-207 0-187-186-290-285-290 0 62-392 41-356 497z">
              <text:p/>
            </draw:path>
            <draw:g>
              <draw:polygon draw:style-name="gr789" draw:text-style-name="P2" draw:layer="layout" svg:width="0.356cm" svg:height="0.289cm" svg:x="22.348cm" svg:y="10.634cm" svg:viewBox="0 0 357 290" draw:points="0,83 0,0 357,207 357,290">
                <text:p/>
              </draw:polygon>
              <draw:polygon draw:style-name="gr790" draw:text-style-name="P2" draw:layer="layout" svg:width="0.356cm" svg:height="0.351cm" svg:x="22.634cm" svg:y="10.324cm" svg:viewBox="0 0 357 352" draw:points="0,145 0,0 357,207 357,352">
                <text:p/>
              </draw:polygon>
              <draw:polygon draw:style-name="gr791" draw:text-style-name="P3" draw:layer="layout" svg:width="0.642cm" svg:height="0.372cm" svg:x="22.348cm" svg:y="10.469cm" svg:viewBox="0 0 643 373" draw:points="0,166 286,0 643,207 357,373">
                <text:p/>
              </draw:polygon>
              <draw:line draw:style-name="gr792" draw:text-style-name="P6" draw:layer="layout" svg:x1="22.634cm" svg:y1="10.469cm" svg:x2="22.991cm" svg:y2="10.676cm">
                <text:p/>
              </draw:line>
              <draw:polygon draw:style-name="gr793" draw:text-style-name="P4" draw:layer="layout" svg:width="0.356cm" svg:height="0.351cm" svg:x="22.706cm" svg:y="10.573cm" svg:viewBox="0 0 357 352" draw:points="0,352 0,269 286,103 286,0 357,41 357,145">
                <text:p/>
              </draw:polygon>
              <draw:polygon draw:style-name="gr794" draw:text-style-name="P2" draw:layer="layout" svg:width="1.142cm" svg:height="1.572cm" svg:x="21.956cm" svg:y="9.061cm" svg:viewBox="0 0 1143 1573" draw:points="0,911 0,0 1143,663 1143,1573">
                <text:p/>
              </draw:polygon>
              <draw:polygon draw:style-name="gr795" draw:text-style-name="P7" draw:layer="layout" svg:width="1.071cm" svg:height="1.448cm" svg:x="21.992cm" svg:y="9.123cm" svg:viewBox="0 0 1072 1449" draw:points="0,828 0,0 1072,621 1072,1449">
                <text:p/>
              </draw:polygon>
              <draw:polygon draw:style-name="gr796" draw:text-style-name="P3" draw:layer="layout" svg:width="1.213cm" svg:height="0.703cm" svg:x="21.956cm" svg:y="9.02cm" svg:viewBox="0 0 1214 704" draw:points="1143,704 0,41 72,0 1214,663">
                <text:p/>
              </draw:polygon>
              <draw:polygon draw:style-name="gr797" draw:text-style-name="P4" draw:layer="layout" svg:width="0.071cm" svg:height="0.951cm" svg:x="23.099cm" svg:y="9.683cm" svg:viewBox="0 0 72 952" draw:points="0,952 0,41 72,0 72,911">
                <text:p/>
              </draw:polygon>
              <draw:polygon draw:style-name="gr798"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799" draw:text-style-name="P1" draw:layer="layout" svg:width="0.464cm" svg:height="0.247cm" svg:x="22.562cm" svg:y="11.194cm" svg:viewBox="0 0 465 248" svg:d="M2 248c99 0 463-103 463-165s-9-83-107-83c0 62-393 41-356 248z">
              <text:p/>
            </draw:path>
            <draw:g>
              <draw:polygon draw:style-name="gr800" draw:text-style-name="P3" draw:layer="layout" svg:width="1.535cm" svg:height="0.889cm" svg:x="21.42cm" svg:y="10.49cm" svg:viewBox="0 0 1536 890" draw:points="1143,890 0,228 393,0 1536,663">
                <text:p/>
              </draw:polygon>
              <draw:polygon draw:style-name="gr801" draw:text-style-name="P8" draw:layer="layout" svg:width="1.035cm" svg:height="0.599cm" svg:x="21.527cm" svg:y="10.552cm" svg:viewBox="0 0 1036 600" draw:points="0,166 286,0 1036,435 750,600">
                <text:p/>
              </draw:polygon>
              <draw:polygon draw:style-name="gr802" draw:text-style-name="P8" draw:layer="layout" svg:width="0.499cm" svg:height="0.289cm" svg:x="22.348cm" svg:y="11.028cm" svg:viewBox="0 0 500 290" draw:points="0,166 286,0 500,124 214,290">
                <text:p/>
              </draw:polygon>
              <draw:polygon draw:style-name="gr803" draw:text-style-name="P4" draw:layer="layout" svg:width="0.392cm" svg:height="0.31cm" svg:x="22.563cm" svg:y="11.152cm" svg:viewBox="0 0 393 311" draw:points="0,311 0,228 393,0 393,83">
                <text:p/>
              </draw:polygon>
              <draw:line draw:style-name="gr804" draw:text-style-name="P6" draw:layer="layout" svg:x1="21.598cm" svg:y1="10.676cm" svg:x2="22.348cm" svg:y2="11.111cm">
                <text:p/>
              </draw:line>
              <draw:line draw:style-name="gr805" draw:text-style-name="P6" draw:layer="layout" svg:x1="21.67cm" svg:y1="10.634cm" svg:x2="22.42cm" svg:y2="11.069cm">
                <text:p/>
              </draw:line>
              <draw:line draw:style-name="gr806" draw:text-style-name="P6" draw:layer="layout" svg:x1="21.742cm" svg:y1="10.593cm" svg:x2="22.492cm" svg:y2="11.028cm">
                <text:p/>
              </draw:line>
              <draw:line draw:style-name="gr807" draw:text-style-name="P6" draw:layer="layout" svg:x1="22.42cm" svg:y1="10.986cm" svg:x2="22.492cm" svg:y2="10.945cm">
                <text:p/>
              </draw:line>
              <draw:line draw:style-name="gr808" draw:text-style-name="P6" draw:layer="layout" svg:x1="22.348cm" svg:y1="10.945cm" svg:x2="22.42cm" svg:y2="10.904cm">
                <text:p/>
              </draw:line>
              <draw:line draw:style-name="gr809" draw:text-style-name="P6" draw:layer="layout" svg:x1="22.277cm" svg:y1="10.904cm" svg:x2="22.349cm" svg:y2="10.863cm">
                <text:p/>
              </draw:line>
              <draw:line draw:style-name="gr810" draw:text-style-name="P6" draw:layer="layout" svg:x1="22.313cm" svg:y1="11.007cm" svg:x2="22.385cm" svg:y2="10.966cm">
                <text:p/>
              </draw:line>
              <draw:line draw:style-name="gr811" draw:text-style-name="P6" draw:layer="layout" svg:x1="22.242cm" svg:y1="10.966cm" svg:x2="22.314cm" svg:y2="10.925cm">
                <text:p/>
              </draw:line>
              <draw:line draw:style-name="gr812" draw:text-style-name="P6" draw:layer="layout" svg:x1="22.17cm" svg:y1="10.924cm" svg:x2="22.242cm" svg:y2="10.883cm">
                <text:p/>
              </draw:line>
              <draw:line draw:style-name="gr813" draw:text-style-name="P6" draw:layer="layout" svg:x1="22.206cm" svg:y1="10.862cm" svg:x2="22.278cm" svg:y2="10.821cm">
                <text:p/>
              </draw:line>
              <draw:line draw:style-name="gr814" draw:text-style-name="P6" draw:layer="layout" svg:x1="22.098cm" svg:y1="10.883cm" svg:x2="22.17cm" svg:y2="10.842cm">
                <text:p/>
              </draw:line>
              <draw:line draw:style-name="gr815" draw:text-style-name="P6" draw:layer="layout" svg:x1="22.134cm" svg:y1="10.821cm" svg:x2="22.206cm" svg:y2="10.78cm">
                <text:p/>
              </draw:line>
              <draw:line draw:style-name="gr816" draw:text-style-name="P6" draw:layer="layout" svg:x1="22.063cm" svg:y1="10.779cm" svg:x2="22.135cm" svg:y2="10.738cm">
                <text:p/>
              </draw:line>
              <draw:line draw:style-name="gr817" draw:text-style-name="P6" draw:layer="layout" svg:x1="21.992cm" svg:y1="10.738cm" svg:x2="22.064cm" svg:y2="10.697cm">
                <text:p/>
              </draw:line>
              <draw:line draw:style-name="gr818" draw:text-style-name="P6" draw:layer="layout" svg:x1="22.027cm" svg:y1="10.841cm" svg:x2="22.099cm" svg:y2="10.8cm">
                <text:p/>
              </draw:line>
              <draw:line draw:style-name="gr819" draw:text-style-name="P6" draw:layer="layout" svg:x1="21.956cm" svg:y1="10.8cm" svg:x2="22.028cm" svg:y2="10.759cm">
                <text:p/>
              </draw:line>
              <draw:line draw:style-name="gr820" draw:text-style-name="P6" draw:layer="layout" svg:x1="21.884cm" svg:y1="10.758cm" svg:x2="21.956cm" svg:y2="10.717cm">
                <text:p/>
              </draw:line>
              <draw:line draw:style-name="gr821" draw:text-style-name="P6" draw:layer="layout" svg:x1="21.92cm" svg:y1="10.696cm" svg:x2="21.992cm" svg:y2="10.655cm">
                <text:p/>
              </draw:line>
              <draw:line draw:style-name="gr822" draw:text-style-name="P6" draw:layer="layout" svg:x1="21.813cm" svg:y1="10.717cm" svg:x2="21.885cm" svg:y2="10.676cm">
                <text:p/>
              </draw:line>
              <draw:line draw:style-name="gr823" draw:text-style-name="P6" draw:layer="layout" svg:x1="21.848cm" svg:y1="10.655cm" svg:x2="21.92cm" svg:y2="10.614cm">
                <text:p/>
              </draw:line>
              <draw:line draw:style-name="gr824" draw:text-style-name="P6" draw:layer="layout" svg:x1="21.777cm" svg:y1="10.614cm" svg:x2="21.849cm" svg:y2="10.573cm">
                <text:p/>
              </draw:line>
              <draw:line draw:style-name="gr825" draw:text-style-name="P6" draw:layer="layout" svg:x1="21.742cm" svg:y1="10.675cm" svg:x2="21.814cm" svg:y2="10.634cm">
                <text:p/>
              </draw:line>
              <draw:line draw:style-name="gr826" draw:text-style-name="P6" draw:layer="layout" svg:x1="22.206cm" svg:y1="11.027cm" svg:x2="22.278cm" svg:y2="10.986cm">
                <text:p/>
              </draw:line>
              <draw:line draw:style-name="gr827" draw:text-style-name="P6" draw:layer="layout" svg:x1="22.134cm" svg:y1="10.986cm" svg:x2="22.206cm" svg:y2="10.945cm">
                <text:p/>
              </draw:line>
              <draw:line draw:style-name="gr828" draw:text-style-name="P6" draw:layer="layout" svg:x1="22.063cm" svg:y1="10.945cm" svg:x2="22.135cm" svg:y2="10.904cm">
                <text:p/>
              </draw:line>
              <draw:line draw:style-name="gr829" draw:text-style-name="P6" draw:layer="layout" svg:x1="22.027cm" svg:y1="11.007cm" svg:x2="22.099cm" svg:y2="10.966cm">
                <text:p/>
              </draw:line>
              <draw:line draw:style-name="gr830" draw:text-style-name="P6" draw:layer="layout" svg:x1="21.956cm" svg:y1="10.966cm" svg:x2="22.028cm" svg:y2="10.925cm">
                <text:p/>
              </draw:line>
              <draw:line draw:style-name="gr831" draw:text-style-name="P6" draw:layer="layout" svg:x1="21.992cm" svg:y1="10.904cm" svg:x2="22.064cm" svg:y2="10.863cm">
                <text:p/>
              </draw:line>
              <draw:line draw:style-name="gr832" draw:text-style-name="P6" draw:layer="layout" svg:x1="21.92cm" svg:y1="10.862cm" svg:x2="21.992cm" svg:y2="10.821cm">
                <text:p/>
              </draw:line>
              <draw:line draw:style-name="gr833" draw:text-style-name="P6" draw:layer="layout" svg:x1="21.848cm" svg:y1="10.821cm" svg:x2="21.92cm" svg:y2="10.78cm">
                <text:p/>
              </draw:line>
              <draw:line draw:style-name="gr834" draw:text-style-name="P6" draw:layer="layout" svg:x1="21.777cm" svg:y1="10.779cm" svg:x2="21.849cm" svg:y2="10.738cm">
                <text:p/>
              </draw:line>
              <draw:line draw:style-name="gr835" draw:text-style-name="P6" draw:layer="layout" svg:x1="21.67cm" svg:y1="10.8cm" svg:x2="21.742cm" svg:y2="10.759cm">
                <text:p/>
              </draw:line>
              <draw:line draw:style-name="gr836" draw:text-style-name="P6" draw:layer="layout" svg:x1="21.706cm" svg:y1="10.738cm" svg:x2="21.778cm" svg:y2="10.697cm">
                <text:p/>
              </draw:line>
              <draw:line draw:style-name="gr837" draw:text-style-name="P6" draw:layer="layout" svg:x1="21.598cm" svg:y1="10.758cm" svg:x2="21.67cm" svg:y2="10.717cm">
                <text:p/>
              </draw:line>
              <draw:line draw:style-name="gr838" draw:text-style-name="P6" draw:layer="layout" svg:x1="22.17cm" svg:y1="11.09cm" svg:x2="22.242cm" svg:y2="11.049cm">
                <text:p/>
              </draw:line>
              <draw:line draw:style-name="gr839" draw:text-style-name="P6" draw:layer="layout" svg:x1="22.098cm" svg:y1="11.048cm" svg:x2="22.17cm" svg:y2="11.007cm">
                <text:p/>
              </draw:line>
              <draw:line draw:style-name="gr840" draw:text-style-name="P6" draw:layer="layout" svg:x1="22.42cm" svg:y1="11.235cm" svg:x2="22.706cm" svg:y2="11.069cm">
                <text:p/>
              </draw:line>
              <draw:line draw:style-name="gr841" draw:text-style-name="P6" draw:layer="layout" svg:x1="22.492cm" svg:y1="11.277cm" svg:x2="22.778cm" svg:y2="11.111cm">
                <text:p/>
              </draw:line>
              <draw:line draw:style-name="gr842" draw:text-style-name="P6" draw:layer="layout" svg:x1="22.563cm" svg:y1="11.069cm" svg:x2="22.777cm" svg:y2="11.193cm">
                <text:p/>
              </draw:line>
              <draw:line draw:style-name="gr843" draw:text-style-name="P6" draw:layer="layout" svg:x1="22.492cm" svg:y1="11.111cm" svg:x2="22.706cm" svg:y2="11.235cm">
                <text:p/>
              </draw:line>
              <draw:line draw:style-name="gr844" draw:text-style-name="P6" draw:layer="layout" svg:x1="22.42cm" svg:y1="11.152cm" svg:x2="22.563cm" svg:y2="11.235cm">
                <text:p/>
              </draw:line>
              <draw:polygon draw:style-name="gr845" draw:text-style-name="P2" draw:layer="layout" svg:width="1.142cm" svg:height="0.744cm" svg:x="21.42cm" svg:y="10.717cm" svg:viewBox="0 0 1143 745" draw:points="0,83 0,0 1143,663 1143,745">
                <text:p/>
              </draw:polygon>
              <draw:polygon draw:style-name="gr846"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47"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848" draw:text-style-name="P9" draw:layer="layout" svg:width="0.74cm" svg:height="0.728cm" svg:x="9.031cm" svg:y="16.491cm" svg:viewBox="0 0 741 729" draw:points="0,729 0,429 741,0 741,300">
              <text:p/>
            </draw:polygon>
            <draw:polygon draw:style-name="gr849" draw:text-style-name="P3" draw:layer="layout" svg:width="1.851cm" svg:height="1.07cm" svg:x="7.92cm" svg:y="15.849cm" svg:viewBox="0 0 1852 1071" draw:points="1111,1071 0,429 741,0 1852,643">
              <text:p/>
            </draw:polygon>
            <draw:polygon draw:style-name="gr850" draw:text-style-name="P2" draw:layer="layout" svg:width="1.11cm" svg:height="0.942cm" svg:x="7.92cm" svg:y="16.277cm" svg:viewBox="0 0 1111 943" draw:points="0,300 0,0 1111,643 1111,943">
              <text:p/>
            </draw:polygon>
            <draw:polygon draw:style-name="gr851" draw:text-style-name="P5" draw:layer="layout" svg:width="1.851cm" svg:height="1.37cm" svg:x="7.92cm" svg:y="15.849cm" svg:viewBox="0 0 1852 1371" draw:points="0,729 0,429 741,0 1852,643 1852,943 1111,1371">
              <text:p/>
            </draw:polygon>
            <draw:polygon draw:style-name="gr852" draw:text-style-name="P10" draw:layer="layout" svg:width="0.073cm" svg:height="0.17cm" svg:x="8.809cm" svg:y="16.877cm" svg:viewBox="0 0 74 171" draw:points="0,129 0,0 74,43 74,171">
              <text:p/>
            </draw:polygon>
            <draw:polygon draw:style-name="gr853" draw:text-style-name="P11" draw:layer="layout" svg:width="0.073cm" svg:height="0.813cm" svg:x="8.735cm" svg:y="15.12cm" svg:viewBox="0 0 74 814" draw:points="0,771 0,0 74,0 74,814">
              <text:p/>
            </draw:polygon>
            <draw:polygon draw:style-name="gr854" draw:text-style-name="P11" draw:layer="layout" svg:width="0.073cm" svg:height="0.813cm" svg:x="9.624cm" svg:y="15.634cm" svg:viewBox="0 0 74 814" draw:points="0,771 0,0 74,0 74,814">
              <text:p/>
            </draw:polygon>
          </draw:g>
        </draw:g>
        <draw:path draw:style-name="gr855" draw:text-style-name="P1" draw:layer="layout" svg:width="1.262cm" svg:height="1.015cm" svg:x="19.347cm" svg:y="16.32cm" svg:viewBox="0 0 1263 1016" svg:d="M0 1016c193 0 1263-406 1263-609 0-204-509-407-702-407 0 122-561 853-561 1016z">
          <text:p/>
        </draw:path>
        <draw:g>
          <draw:polygon draw:style-name="gr856" draw:text-style-name="P2" draw:layer="layout" svg:width="2.018cm" svg:height="1.501cm" svg:x="17.276cm" svg:y="15.801cm" svg:viewBox="0 0 2019 1502" draw:points="0,334 0,0 2019,1169 2019,1502">
            <text:p/>
          </draw:polygon>
          <draw:polygon draw:style-name="gr857" draw:text-style-name="P9" draw:layer="layout" svg:width="0.865cm" svg:height="0.834cm" svg:x="19.295cm" svg:y="16.469cm" svg:viewBox="0 0 866 835" draw:points="0,835 0,501 866,0 866,334">
            <text:p/>
          </draw:polygon>
          <draw:polygon draw:style-name="gr858" draw:text-style-name="P3" draw:layer="layout" svg:width="2.884cm" svg:height="1.668cm" svg:x="17.276cm" svg:y="15.3cm" svg:viewBox="0 0 2885 1669" draw:points="2019,1669 0,501 866,0 2885,1169">
            <text:p/>
          </draw:polygon>
          <draw:polygon draw:style-name="gr859" draw:text-style-name="P12" draw:layer="layout" svg:width="0.114cm" svg:height="0.199cm" svg:x="19.065cm" svg:y="16.936cm" svg:viewBox="0 0 115 200" draw:points="0,134 0,0 115,67 115,200">
            <text:p/>
          </draw:polygon>
          <draw:polygon draw:style-name="gr860" draw:text-style-name="P2" draw:layer="layout" svg:width="0.114cm" svg:height="0.4cm" svg:x="17.161cm" svg:y="15.734cm" svg:viewBox="0 0 115 401" draw:points="0,334 0,0 115,67 115,401">
            <text:p/>
          </draw:polygon>
          <draw:polygon draw:style-name="gr861" draw:text-style-name="P2" draw:layer="layout" svg:width="0.114cm" svg:height="0.4cm" svg:x="19.295cm" svg:y="16.969cm" svg:viewBox="0 0 115 401" draw:points="0,334 0,0 115,67 115,401">
            <text:p/>
          </draw:polygon>
          <draw:polygon draw:style-name="gr862" draw:text-style-name="P5" draw:layer="layout" svg:width="2.999cm" svg:height="2.069cm" svg:x="17.161cm" svg:y="15.3cm" svg:viewBox="0 0 3000 2070" draw:points="0,768 0,434 115,501 981,0 3000,1169 3000,1502 2250,1936 2250,2070">
            <text:p/>
          </draw:polygon>
          <draw:polygon draw:style-name="gr863" draw:text-style-name="P13" draw:layer="layout" svg:width="0.057cm" svg:height="0.099cm" svg:x="17.334cm" svg:y="16.034cm" svg:viewBox="0 0 58 100" draw:points="0,67 0,0 58,34 58,100">
            <text:p/>
          </draw:polygon>
          <draw:polygon draw:style-name="gr864" draw:text-style-name="P13" draw:layer="layout" svg:width="0.057cm" svg:height="0.099cm" svg:x="17.334cm" svg:y="15.901cm" svg:viewBox="0 0 58 100" draw:points="0,67 0,0 58,34 58,100">
            <text:p/>
          </draw:polygon>
          <draw:polygon draw:style-name="gr865" draw:text-style-name="P13" draw:layer="layout" svg:width="0.057cm" svg:height="0.099cm" svg:x="17.45cm" svg:y="16.101cm" svg:viewBox="0 0 58 100" draw:points="0,67 0,0 58,34 58,100">
            <text:p/>
          </draw:polygon>
          <draw:polygon draw:style-name="gr866" draw:text-style-name="P13" draw:layer="layout" svg:width="0.057cm" svg:height="0.099cm" svg:x="17.45cm" svg:y="15.968cm" svg:viewBox="0 0 58 100" draw:points="0,67 0,0 58,34 58,100">
            <text:p/>
          </draw:polygon>
          <draw:polygon draw:style-name="gr867" draw:text-style-name="P13" draw:layer="layout" svg:width="0.057cm" svg:height="0.099cm" svg:x="17.565cm" svg:y="16.168cm" svg:viewBox="0 0 58 100" draw:points="0,67 0,0 58,34 58,100">
            <text:p/>
          </draw:polygon>
          <draw:polygon draw:style-name="gr868" draw:text-style-name="P13" draw:layer="layout" svg:width="0.057cm" svg:height="0.099cm" svg:x="17.565cm" svg:y="16.034cm" svg:viewBox="0 0 58 100" draw:points="0,67 0,0 58,34 58,100">
            <text:p/>
          </draw:polygon>
          <draw:polygon draw:style-name="gr869" draw:text-style-name="P13" draw:layer="layout" svg:width="0.057cm" svg:height="0.099cm" svg:x="17.681cm" svg:y="16.235cm" svg:viewBox="0 0 58 100" draw:points="0,67 0,0 58,34 58,100">
            <text:p/>
          </draw:polygon>
          <draw:polygon draw:style-name="gr870" draw:text-style-name="P13" draw:layer="layout" svg:width="0.057cm" svg:height="0.099cm" svg:x="17.681cm" svg:y="16.101cm" svg:viewBox="0 0 58 100" draw:points="0,67 0,0 58,34 58,100">
            <text:p/>
          </draw:polygon>
          <draw:polygon draw:style-name="gr871" draw:text-style-name="P13" draw:layer="layout" svg:width="0.057cm" svg:height="0.099cm" svg:x="17.853cm" svg:y="16.335cm" svg:viewBox="0 0 58 100" draw:points="0,67 0,0 58,34 58,100">
            <text:p/>
          </draw:polygon>
          <draw:polygon draw:style-name="gr872" draw:text-style-name="P13" draw:layer="layout" svg:width="0.057cm" svg:height="0.099cm" svg:x="17.853cm" svg:y="16.201cm" svg:viewBox="0 0 58 100" draw:points="0,67 0,0 58,34 58,100">
            <text:p/>
          </draw:polygon>
          <draw:polygon draw:style-name="gr873" draw:text-style-name="P13" draw:layer="layout" svg:width="0.057cm" svg:height="0.099cm" svg:x="17.968cm" svg:y="16.402cm" svg:viewBox="0 0 58 100" draw:points="0,67 0,0 58,34 58,100">
            <text:p/>
          </draw:polygon>
          <draw:polygon draw:style-name="gr874" draw:text-style-name="P13" draw:layer="layout" svg:width="0.057cm" svg:height="0.099cm" svg:x="17.968cm" svg:y="16.268cm" svg:viewBox="0 0 58 100" draw:points="0,67 0,0 58,34 58,100">
            <text:p/>
          </draw:polygon>
          <draw:polygon draw:style-name="gr875" draw:text-style-name="P13" draw:layer="layout" svg:width="0.057cm" svg:height="0.099cm" svg:x="18.084cm" svg:y="16.469cm" svg:viewBox="0 0 58 100" draw:points="0,67 0,0 58,34 58,100">
            <text:p/>
          </draw:polygon>
          <draw:polygon draw:style-name="gr876" draw:text-style-name="P13" draw:layer="layout" svg:width="0.057cm" svg:height="0.099cm" svg:x="18.084cm" svg:y="16.335cm" svg:viewBox="0 0 58 100" draw:points="0,67 0,0 58,34 58,100">
            <text:p/>
          </draw:polygon>
          <draw:polygon draw:style-name="gr877" draw:text-style-name="P13" draw:layer="layout" svg:width="0.057cm" svg:height="0.099cm" svg:x="18.199cm" svg:y="16.535cm" svg:viewBox="0 0 58 100" draw:points="0,67 0,0 58,34 58,100">
            <text:p/>
          </draw:polygon>
          <draw:polygon draw:style-name="gr878" draw:text-style-name="P13" draw:layer="layout" svg:width="0.057cm" svg:height="0.099cm" svg:x="18.199cm" svg:y="16.402cm" svg:viewBox="0 0 58 100" draw:points="0,67 0,0 58,34 58,100">
            <text:p/>
          </draw:polygon>
          <draw:polygon draw:style-name="gr879" draw:text-style-name="P13" draw:layer="layout" svg:width="0.057cm" svg:height="0.099cm" svg:x="18.373cm" svg:y="16.636cm" svg:viewBox="0 0 58 100" draw:points="0,67 0,0 58,34 58,100">
            <text:p/>
          </draw:polygon>
          <draw:polygon draw:style-name="gr880" draw:text-style-name="P13" draw:layer="layout" svg:width="0.057cm" svg:height="0.099cm" svg:x="18.373cm" svg:y="16.502cm" svg:viewBox="0 0 58 100" draw:points="0,67 0,0 58,34 58,100">
            <text:p/>
          </draw:polygon>
          <draw:polygon draw:style-name="gr881" draw:text-style-name="P13" draw:layer="layout" svg:width="0.057cm" svg:height="0.099cm" svg:x="18.488cm" svg:y="16.702cm" svg:viewBox="0 0 58 100" draw:points="0,67 0,0 58,34 58,100">
            <text:p/>
          </draw:polygon>
          <draw:polygon draw:style-name="gr882" draw:text-style-name="P13" draw:layer="layout" svg:width="0.057cm" svg:height="0.099cm" svg:x="18.488cm" svg:y="16.569cm" svg:viewBox="0 0 58 100" draw:points="0,67 0,0 58,34 58,100">
            <text:p/>
          </draw:polygon>
          <draw:polygon draw:style-name="gr883" draw:text-style-name="P13" draw:layer="layout" svg:width="0.057cm" svg:height="0.099cm" svg:x="18.603cm" svg:y="16.769cm" svg:viewBox="0 0 58 100" draw:points="0,67 0,0 58,34 58,100">
            <text:p/>
          </draw:polygon>
          <draw:polygon draw:style-name="gr884" draw:text-style-name="P13" draw:layer="layout" svg:width="0.057cm" svg:height="0.099cm" svg:x="18.603cm" svg:y="16.636cm" svg:viewBox="0 0 58 100" draw:points="0,67 0,0 58,34 58,100">
            <text:p/>
          </draw:polygon>
          <draw:polygon draw:style-name="gr885" draw:text-style-name="P13" draw:layer="layout" svg:width="0.057cm" svg:height="0.099cm" svg:x="18.719cm" svg:y="16.836cm" svg:viewBox="0 0 58 100" draw:points="0,67 0,0 58,34 58,100">
            <text:p/>
          </draw:polygon>
          <draw:polygon draw:style-name="gr886"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87" draw:text-style-name="P1" draw:layer="layout" svg:width="1.834cm" svg:height="1.189cm" svg:x="13.985cm" svg:y="11.028cm" svg:viewBox="0 0 1835 1190" svg:d="M2 1190c152 0 1833-739 1833-965 0-225-237-225-389-225 0 96-1500 482-1444 1190z">
              <text:p/>
            </draw:path>
            <draw:g>
              <draw:polygon draw:style-name="gr888" draw:text-style-name="P2" draw:layer="layout" svg:width="1.943cm" svg:height="1.768cm" svg:x="11.931cm" svg:y="10.385cm" svg:viewBox="0 0 1944 1769" draw:points="0,644 0,0 1944,1126 1944,1769">
                <text:p/>
              </draw:polygon>
              <draw:polygon draw:style-name="gr889" draw:text-style-name="P9" draw:layer="layout" svg:width="1.665cm" svg:height="1.607cm" svg:x="13.875cm" svg:y="10.546cm" svg:viewBox="0 0 1666 1608" draw:points="0,1608 0,965 1666,0 1666,644">
                <text:p/>
              </draw:polygon>
              <draw:polygon draw:style-name="gr890" draw:text-style-name="P3" draw:layer="layout" svg:width="3.61cm" svg:height="2.09cm" svg:x="11.931cm" svg:y="9.42cm" svg:viewBox="0 0 3611 2091" draw:points="1944,2091 0,965 1666,0 3611,1126">
                <text:p/>
              </draw:polygon>
              <draw:line draw:style-name="gr891" draw:text-style-name="P6" draw:layer="layout" svg:x1="12.598cm" svg:y1="10.9cm" svg:x2="12.598cm" svg:y2="11.286cm">
                <text:p/>
              </draw:line>
              <draw:line draw:style-name="gr892" draw:text-style-name="P6" draw:layer="layout" svg:x1="13.82cm" svg:y1="11.724cm" svg:x2="12.931cm" svg:y2="11.209cm">
                <text:p/>
              </draw:line>
              <draw:line draw:style-name="gr893" draw:text-style-name="P6" draw:layer="layout" svg:x1="12.926cm" svg:y1="11.093cm" svg:x2="12.926cm" svg:y2="11.222cm">
                <text:p/>
              </draw:line>
              <draw:line draw:style-name="gr894" draw:text-style-name="P6" draw:layer="layout" svg:x1="13.815cm" svg:y1="11.608cm" svg:x2="13.815cm" svg:y2="11.737cm">
                <text:p/>
              </draw:line>
              <draw:line draw:style-name="gr895" draw:text-style-name="P6" draw:layer="layout" svg:x1="13.815cm" svg:y1="11.608cm" svg:x2="12.926cm" svg:y2="11.093cm">
                <text:p/>
              </draw:line>
              <draw:polygon draw:style-name="gr896" draw:text-style-name="P12" draw:layer="layout" svg:width="0.11cm" svg:height="0.192cm" svg:x="12.709cm" svg:y="10.964cm" svg:viewBox="0 0 111 193" draw:points="0,129 0,0 111,64 111,193">
                <text:p/>
              </draw:polygon>
              <draw:line draw:style-name="gr897" draw:text-style-name="P6" draw:layer="layout" svg:x1="12.487cm" svg:y1="10.835cm" svg:x2="12.487cm" svg:y2="11.221cm">
                <text:p/>
              </draw:line>
              <draw:line draw:style-name="gr898" draw:text-style-name="P6" draw:layer="layout" svg:x1="12.376cm" svg:y1="10.771cm" svg:x2="12.376cm" svg:y2="11.157cm">
                <text:p/>
              </draw:line>
              <draw:line draw:style-name="gr899" draw:text-style-name="P6" draw:layer="layout" svg:x1="12.265cm" svg:y1="10.707cm" svg:x2="12.265cm" svg:y2="11.093cm">
                <text:p/>
              </draw:line>
              <draw:line draw:style-name="gr900" draw:text-style-name="P6" draw:layer="layout" svg:x1="12.153cm" svg:y1="10.642cm" svg:x2="12.153cm" svg:y2="11.028cm">
                <text:p/>
              </draw:line>
              <draw:line draw:style-name="gr901" draw:text-style-name="P6" draw:layer="layout" svg:x1="12.042cm" svg:y1="10.578cm" svg:x2="12.042cm" svg:y2="10.964cm">
                <text:p/>
              </draw:line>
              <draw:polygon draw:style-name="gr902" draw:text-style-name="P2" draw:layer="layout" svg:width="0.11cm" svg:height="0.707cm" svg:x="11.82cm" svg:y="10.32cm" svg:viewBox="0 0 111 708" draw:points="0,644 0,0 111,64 111,708">
                <text:p/>
              </draw:polygon>
              <draw:polygon draw:style-name="gr903" draw:text-style-name="P2" draw:layer="layout" svg:width="0.11cm" svg:height="0.707cm" svg:x="13.875cm" svg:y="11.511cm" svg:viewBox="0 0 111 708" draw:points="0,644 0,0 111,64 111,708">
                <text:p/>
              </draw:polygon>
              <draw:polygon draw:style-name="gr904" draw:text-style-name="P5" draw:layer="layout" svg:width="3.721cm" svg:height="2.798cm" svg:x="11.82cm" svg:y="9.42cm" svg:viewBox="0 0 3722 2799" draw:points="0,1544 0,900 111,965 1777,0 3722,1126 3722,1769 2166,2670 2166,2799">
                <text:p/>
              </draw:polygon>
            </draw:g>
          </draw:g>
          <draw:g>
            <draw:g>
              <draw:polygon draw:style-name="gr905" draw:text-style-name="P14" draw:layer="layout" svg:width="0.181cm" svg:height="0.316cm" svg:x="14.802cm" svg:y="11.269cm" svg:viewBox="0 0 182 317" draw:points="0,317 0,106 182,0 182,211">
                <text:p/>
              </draw:polygon>
              <draw:polygon draw:style-name="gr906" draw:text-style-name="P15" draw:layer="layout" svg:width="0.181cm" svg:height="0.316cm" svg:x="14.62cm" svg:y="11.269cm" svg:viewBox="0 0 182 317" draw:points="0,211 0,0 182,106 182,317">
                <text:p/>
              </draw:polygon>
              <draw:polygon draw:style-name="gr907" draw:text-style-name="P16" draw:layer="layout" svg:width="0.364cm" svg:height="0.21cm" svg:x="14.62cm" svg:y="11.164cm" svg:viewBox="0 0 365 211" draw:points="182,211 0,106 182,0 365,106">
                <text:p/>
              </draw:polygon>
            </draw:g>
            <draw:g>
              <draw:polygon draw:style-name="gr908" draw:text-style-name="P14" draw:layer="layout" svg:width="0.181cm" svg:height="0.316cm" svg:x="14.529cm" svg:y="11.745cm" svg:viewBox="0 0 182 317" draw:points="0,317 0,106 182,0 182,211">
                <text:p/>
              </draw:polygon>
              <draw:polygon draw:style-name="gr909" draw:text-style-name="P15" draw:layer="layout" svg:width="0.181cm" svg:height="0.316cm" svg:x="14.346cm" svg:y="11.745cm" svg:viewBox="0 0 182 317" draw:points="0,211 0,0 182,106 182,317">
                <text:p/>
              </draw:polygon>
              <draw:polygon draw:style-name="gr910" draw:text-style-name="P16" draw:layer="layout" svg:width="0.364cm" svg:height="0.21cm" svg:x="14.346cm" svg:y="11.639cm" svg:viewBox="0 0 365 211" draw:points="182,211 0,106 182,0 365,106">
                <text:p/>
              </draw:polygon>
            </draw:g>
            <draw:g>
              <draw:polygon draw:style-name="gr911" draw:text-style-name="P14" draw:layer="layout" svg:width="0.181cm" svg:height="0.316cm" svg:x="15.076cm" svg:y="11.745cm" svg:viewBox="0 0 182 317" draw:points="0,317 0,106 182,0 182,211">
                <text:p/>
              </draw:polygon>
              <draw:polygon draw:style-name="gr912" draw:text-style-name="P15" draw:layer="layout" svg:width="0.181cm" svg:height="0.316cm" svg:x="14.894cm" svg:y="11.745cm" svg:viewBox="0 0 182 317" draw:points="0,211 0,0 182,106 182,317">
                <text:p/>
              </draw:polygon>
              <draw:polygon draw:style-name="gr913" draw:text-style-name="P16" draw:layer="layout" svg:width="0.364cm" svg:height="0.21cm" svg:x="14.894cm" svg:y="11.639cm" svg:viewBox="0 0 365 211" draw:points="182,211 0,106 182,0 365,106">
                <text:p/>
              </draw:polygon>
            </draw:g>
            <draw:g>
              <draw:polygon draw:style-name="gr914" draw:text-style-name="P14" draw:layer="layout" svg:width="0.181cm" svg:height="0.316cm" svg:x="14.802cm" svg:y="11.903cm" svg:viewBox="0 0 182 317" draw:points="0,317 0,106 182,0 182,211">
                <text:p/>
              </draw:polygon>
              <draw:polygon draw:style-name="gr915" draw:text-style-name="P15" draw:layer="layout" svg:width="0.181cm" svg:height="0.316cm" svg:x="14.62cm" svg:y="11.903cm" svg:viewBox="0 0 182 317" draw:points="0,211 0,0 182,106 182,317">
                <text:p/>
              </draw:polygon>
              <draw:polygon draw:style-name="gr916" draw:text-style-name="P16" draw:layer="layout" svg:width="0.364cm" svg:height="0.21cm" svg:x="14.62cm" svg:y="11.797cm" svg:viewBox="0 0 365 211" draw:points="182,211 0,106 182,0 365,106">
                <text:p/>
              </draw:polygon>
            </draw:g>
            <draw:g>
              <draw:polygon draw:style-name="gr917" draw:text-style-name="P14" draw:layer="layout" svg:width="0.181cm" svg:height="0.316cm" svg:x="15.076cm" svg:y="11.428cm" svg:viewBox="0 0 182 317" draw:points="0,317 0,106 182,0 182,211">
                <text:p/>
              </draw:polygon>
              <draw:polygon draw:style-name="gr918" draw:text-style-name="P15" draw:layer="layout" svg:width="0.181cm" svg:height="0.316cm" svg:x="14.894cm" svg:y="11.428cm" svg:viewBox="0 0 182 317" draw:points="0,211 0,0 182,106 182,317">
                <text:p/>
              </draw:polygon>
              <draw:polygon draw:style-name="gr919" draw:text-style-name="P16" draw:layer="layout" svg:width="0.364cm" svg:height="0.21cm" svg:x="14.894cm" svg:y="11.322cm" svg:viewBox="0 0 365 211" draw:points="182,211 0,106 182,0 365,106">
                <text:p/>
              </draw:polygon>
            </draw:g>
            <draw:g>
              <draw:polygon draw:style-name="gr920" draw:text-style-name="P14" draw:layer="layout" svg:width="0.181cm" svg:height="0.316cm" svg:x="14.529cm" svg:y="11.428cm" svg:viewBox="0 0 182 317" draw:points="0,317 0,106 182,0 182,211">
                <text:p/>
              </draw:polygon>
              <draw:polygon draw:style-name="gr921" draw:text-style-name="P15" draw:layer="layout" svg:width="0.181cm" svg:height="0.316cm" svg:x="14.346cm" svg:y="11.428cm" svg:viewBox="0 0 182 317" draw:points="0,211 0,0 182,106 182,317">
                <text:p/>
              </draw:polygon>
              <draw:polygon draw:style-name="gr922" draw:text-style-name="P16" draw:layer="layout" svg:width="0.364cm" svg:height="0.21cm" svg:x="14.346cm" svg:y="11.322cm" svg:viewBox="0 0 365 211" draw:points="182,211 0,106 182,0 365,106">
                <text:p/>
              </draw:polygon>
            </draw:g>
            <draw:g>
              <draw:polygon draw:style-name="gr923" draw:text-style-name="P14" draw:layer="layout" svg:width="0.181cm" svg:height="0.316cm" svg:x="14.802cm" svg:y="11.586cm" svg:viewBox="0 0 182 317" draw:points="0,317 0,106 182,0 182,211">
                <text:p/>
              </draw:polygon>
              <draw:polygon draw:style-name="gr924" draw:text-style-name="P15" draw:layer="layout" svg:width="0.181cm" svg:height="0.316cm" svg:x="14.62cm" svg:y="11.586cm" svg:viewBox="0 0 182 317" draw:points="0,211 0,0 182,106 182,317">
                <text:p/>
              </draw:polygon>
              <draw:polygon draw:style-name="gr925" draw:text-style-name="P16" draw:layer="layout" svg:width="0.364cm" svg:height="0.21cm" svg:x="14.62cm" svg:y="11.481cm" svg:viewBox="0 0 365 211" draw:points="182,211 0,106 182,0 365,106">
                <text:p/>
              </draw:polygon>
            </draw:g>
            <draw:polygon draw:style-name="gr926"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27" draw:text-style-name="P1" draw:layer="layout" svg:width="1.265cm" svg:height="0.742cm" svg:x="13.354cm" svg:y="7.817cm" svg:viewBox="0 0 1266 743" svg:d="M0 743c358 0 920-235 1162-389 242-155 0-354-122-354z">
            <text:p/>
          </draw:path>
          <draw:g>
            <draw:polygon draw:style-name="gr928" draw:text-style-name="P17" draw:layer="layout" svg:width="0.733cm" svg:height="1.838cm" svg:x="12.62cm" svg:y="6.721cm" svg:viewBox="0 0 734 1839" draw:points="0,1414 0,0 734,424 734,1839">
              <text:p/>
            </draw:polygon>
            <draw:polygon draw:style-name="gr929" draw:text-style-name="P18" draw:layer="layout" svg:width="1.039cm" svg:height="2.015cm" svg:x="13.354cm" svg:y="6.544cm" svg:viewBox="0 0 1040 2016" draw:points="0,2016 0,601 1040,0 1040,1414">
              <text:p/>
            </draw:polygon>
            <draw:polygon draw:style-name="gr930" draw:text-style-name="P19" draw:layer="layout" svg:width="1.773cm" svg:height="1.025cm" svg:x="12.62cm" svg:y="6.12cm" svg:viewBox="0 0 1774 1026" draw:points="734,1026 0,601 1040,0 1774,424">
              <text:p/>
            </draw:polygon>
            <draw:polygon draw:style-name="gr931" draw:text-style-name="P5" draw:layer="layout" svg:width="1.773cm" svg:height="2.439cm" svg:x="12.62cm" svg:y="6.12cm" svg:viewBox="0 0 1774 2440" draw:points="0,2016 0,601 1040,0 1774,424 1774,1839 734,2440">
              <text:p/>
            </draw:polygon>
            <draw:line draw:style-name="gr932" draw:text-style-name="P6" draw:layer="layout" svg:x1="13.232cm" svg:y1="8.206cm" svg:x2="12.742cm" svg:y2="7.923cm">
              <text:p/>
            </draw:line>
            <draw:line draw:style-name="gr933" draw:text-style-name="P6" draw:layer="layout" svg:x1="13.232cm" svg:y1="8.348cm" svg:x2="12.742cm" svg:y2="8.065cm">
              <text:p/>
            </draw:line>
            <draw:line draw:style-name="gr934" draw:text-style-name="P6" draw:layer="layout" svg:x1="13.232cm" svg:y1="8.277cm" svg:x2="12.742cm" svg:y2="7.994cm">
              <text:p/>
            </draw:line>
            <draw:polyline draw:style-name="gr935" draw:text-style-name="P6" draw:layer="layout" svg:width="0.611cm" svg:height="0.423cm" svg:x="12.681cm" svg:y="6.933cm" svg:viewBox="0 0 612 424" draw:points="612,424 0,71 0,0">
              <text:p/>
            </draw:polyline>
            <draw:polyline draw:style-name="gr936" draw:text-style-name="P6" draw:layer="layout" svg:width="0.6cm" svg:height="0.425cm" svg:x="12.692cm" svg:y="6.932cm" svg:viewBox="0 0 601 426" draw:points="601,426 601,355 0,0">
              <text:p/>
            </draw:polyline>
            <draw:polygon draw:style-name="gr937" draw:text-style-name="P12" draw:layer="layout" svg:width="0.071cm" svg:height="0.124cm" svg:x="12.908cm" svg:y="7.639cm" svg:viewBox="0 0 72 125" draw:points="0,83 0,0 72,41 72,125">
              <text:p/>
            </draw:polygon>
            <draw:line draw:style-name="gr938" draw:text-style-name="P6" draw:layer="layout" svg:x1="13.232cm" svg:y1="8.136cm" svg:x2="12.742cm" svg:y2="7.853cm">
              <text:p/>
            </draw:line>
          </draw:g>
          <draw:g>
            <draw:polygon draw:style-name="gr939" draw:text-style-name="P20" draw:layer="layout" svg:width="0.446cm" svg:height="0.58cm" svg:x="14.106cm" svg:y="7.358cm" svg:viewBox="0 0 447 581" draw:points="0,323 0,0 307,178 335,129 447,194 447,581">
              <text:p/>
            </draw:polygon>
            <draw:polygon draw:style-name="gr940" draw:text-style-name="P21" draw:layer="layout" svg:width="0.502cm" svg:height="0.548cm" svg:x="14.05cm" svg:y="7.39cm" svg:viewBox="0 0 503 549" draw:points="56,291 0,0 447,259 503,549">
              <text:p/>
            </draw:polygon>
            <draw:polygon draw:style-name="gr941" draw:text-style-name="P21" draw:layer="layout" svg:width="0.558cm" svg:height="0.5cm" svg:x="13.994cm" svg:y="7.439cm" svg:viewBox="0 0 559 501" draw:points="112,242 0,0 447,259 559,501">
              <text:p/>
            </draw:polygon>
            <draw:polygon draw:style-name="gr942" draw:text-style-name="P20" draw:layer="layout" svg:width="0.585cm" svg:height="0.435cm" svg:x="13.966cm" svg:y="7.503cm" svg:viewBox="0 0 586 436" draw:points="140,178 0,0 419,226 586,436">
              <text:p/>
            </draw:polygon>
            <draw:polygon draw:style-name="gr943" draw:text-style-name="P5" draw:layer="layout" svg:width="0.585cm" svg:height="0.58cm" svg:x="13.966cm" svg:y="7.358cm" svg:viewBox="0 0 586 581" draw:points="140,65 140,0 447,178 474,129 586,194 586,581 140,323 0,145 78,186 28,81 100,123 84,32">
              <text:p/>
            </draw:polygon>
          </draw:g>
          <draw:g>
            <draw:polygon draw:style-name="gr944" draw:text-style-name="P20" draw:layer="layout" svg:width="0.257cm" svg:height="0.372cm" svg:x="14.285cm" svg:y="8.096cm" svg:viewBox="0 0 258 373" draw:points="258,0 0,37 258,373">
              <text:p/>
            </draw:polygon>
            <draw:polygon draw:style-name="gr945" draw:text-style-name="P20" draw:layer="layout" svg:width="0.257cm" svg:height="0.372cm" svg:x="14.027cm" svg:y="7.798cm" svg:viewBox="0 0 258 373" draw:points="0,0 258,336 0,373">
              <text:p/>
            </draw:polygon>
            <draw:polygon draw:style-name="gr946" draw:text-style-name="P20" draw:layer="layout" svg:width="0.515cm" svg:height="0.372cm" svg:x="14.027cm" svg:y="8.096cm" svg:viewBox="0 0 516 373" draw:points="516,373 258,0 0,75">
              <text:p/>
            </draw:polygon>
            <draw:polygon draw:style-name="gr947" draw:text-style-name="P20" draw:layer="layout" svg:width="0.515cm" svg:height="0.372cm" svg:x="14.027cm" svg:y="7.798cm" svg:viewBox="0 0 516 373" draw:points="516,299 258,373 0,0">
              <text:p/>
            </draw:polygon>
            <draw:polygon draw:style-name="gr948" draw:text-style-name="P5" draw:layer="layout" svg:width="0.515cm" svg:height="0.671cm" svg:x="14.027cm" svg:y="7.798cm" svg:viewBox="0 0 516 672" draw:points="0,373 0,0 516,299 516,672">
              <text:p/>
            </draw:polygon>
          </draw:g>
          <draw:g>
            <draw:custom-shape draw:style-name="gr949"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50"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51"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952"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953" draw:text-style-name="P25" draw:layer="layout" svg:width="0.129cm" svg:height="0.218cm" svg:x="13.971cm" svg:y="7.508cm" svg:viewBox="0 0 130 219" svg:d="M115 219v-17l-29-50v-50l-29-66-57-33c57-32 172 182 115 216z">
              <text:p/>
            </draw:path>
            <draw:g>
              <draw:line draw:style-name="gr954" draw:text-style-name="P26" draw:layer="layout" svg:x1="13.828cm" svg:y1="7.792cm" svg:x2="13.799cm" svg:y2="7.676cm">
                <text:p/>
              </draw:line>
              <draw:line draw:style-name="gr955" draw:text-style-name="P26" draw:layer="layout" svg:x1="13.828cm" svg:y1="7.793cm" svg:x2="13.857cm" svg:y2="7.71cm">
                <text:p/>
              </draw:line>
              <draw:line draw:style-name="gr956" draw:text-style-name="P26" draw:layer="layout" svg:x1="13.885cm" svg:y1="7.793cm" svg:x2="13.856cm" svg:y2="7.71cm">
                <text:p/>
              </draw:line>
              <draw:line draw:style-name="gr957" draw:text-style-name="P26" draw:layer="layout" svg:x1="13.885cm" svg:y1="7.792cm" svg:x2="13.914cm" svg:y2="7.676cm">
                <text:p/>
              </draw:line>
            </draw:g>
            <draw:g>
              <draw:line draw:style-name="gr958" draw:text-style-name="P26" draw:layer="layout" svg:x1="14cm" svg:y1="7.792cm" svg:x2="13.971cm" svg:y2="7.676cm">
                <text:p/>
              </draw:line>
              <draw:line draw:style-name="gr959" draw:text-style-name="P26" draw:layer="layout" svg:x1="13.999cm" svg:y1="7.793cm" svg:x2="14.028cm" svg:y2="7.71cm">
                <text:p/>
              </draw:line>
              <draw:line draw:style-name="gr960" draw:text-style-name="P26" draw:layer="layout" svg:x1="14.057cm" svg:y1="7.793cm" svg:x2="14.028cm" svg:y2="7.71cm">
                <text:p/>
              </draw:line>
              <draw:line draw:style-name="gr961" draw:text-style-name="P26" draw:layer="layout" svg:x1="14.057cm" svg:y1="7.792cm" svg:x2="14.086cm" svg:y2="7.676cm">
                <text:p/>
              </draw:line>
            </draw:g>
            <draw:g>
              <draw:line draw:style-name="gr962" draw:text-style-name="P26" draw:layer="layout" svg:x1="13.657cm" svg:y1="7.792cm" svg:x2="13.628cm" svg:y2="7.676cm">
                <text:p/>
              </draw:line>
              <draw:line draw:style-name="gr963" draw:text-style-name="P26" draw:layer="layout" svg:x1="13.656cm" svg:y1="7.793cm" svg:x2="13.685cm" svg:y2="7.71cm">
                <text:p/>
              </draw:line>
              <draw:line draw:style-name="gr964" draw:text-style-name="P26" draw:layer="layout" svg:x1="13.714cm" svg:y1="7.793cm" svg:x2="13.685cm" svg:y2="7.71cm">
                <text:p/>
              </draw:line>
              <draw:line draw:style-name="gr965"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966" draw:text-style-name="P1" draw:layer="layout" svg:width="0.536cm" svg:height="0.421cm" svg:x="14.183cm" svg:y="4.508cm" svg:viewBox="0 0 537 422" svg:d="M0 422c134 0 537-113 537-225 0-113-195-197-293-197 0 84-244 309-244 422z">
            <text:p/>
          </draw:path>
          <draw:g>
            <draw:polygon draw:style-name="gr967" draw:text-style-name="P27" draw:layer="layout" svg:width="1.463cm" svg:height="1.969cm" svg:x="12.72cm" svg:y="2.96cm" svg:viewBox="0 0 1464 1970" draw:points="0,1126 0,0 1464,844 1464,1970">
              <text:p/>
            </draw:polygon>
            <draw:line draw:style-name="gr968" draw:text-style-name="P6" draw:layer="layout" svg:x1="12.72cm" svg:y1="3.804cm" svg:x2="14.184cm" svg:y2="4.648cm">
              <text:p/>
            </draw:line>
            <draw:line draw:style-name="gr969" draw:text-style-name="P6" draw:layer="layout" svg:x1="12.72cm" svg:y1="3.524cm" svg:x2="14.184cm" svg:y2="4.368cm">
              <text:p/>
            </draw:line>
            <draw:line draw:style-name="gr970" draw:text-style-name="P6" draw:layer="layout" svg:x1="12.72cm" svg:y1="3.242cm" svg:x2="14.184cm" svg:y2="4.086cm">
              <text:p/>
            </draw:line>
            <draw:line draw:style-name="gr971" draw:text-style-name="P6" draw:layer="layout" svg:x1="13.208cm" svg:y1="3.804cm" svg:x2="13.208cm" svg:y2="4.086cm">
              <text:p/>
            </draw:line>
            <draw:line draw:style-name="gr972" draw:text-style-name="P6" draw:layer="layout" svg:x1="13.695cm" svg:y1="3.524cm" svg:x2="13.695cm" svg:y2="3.806cm">
              <text:p/>
            </draw:line>
            <draw:line draw:style-name="gr973" draw:text-style-name="P6" draw:layer="layout" svg:x1="13.94cm" svg:y1="4.508cm" svg:x2="13.94cm" svg:y2="4.79cm">
              <text:p/>
            </draw:line>
            <draw:line draw:style-name="gr974" draw:text-style-name="P6" draw:layer="layout" svg:x1="13.452cm" svg:y1="4.226cm" svg:x2="13.452cm" svg:y2="4.508cm">
              <text:p/>
            </draw:line>
            <draw:line draw:style-name="gr975" draw:text-style-name="P6" draw:layer="layout" svg:x1="12.964cm" svg:y1="3.946cm" svg:x2="12.964cm" svg:y2="4.228cm">
              <text:p/>
            </draw:line>
            <draw:line draw:style-name="gr976" draw:text-style-name="P6" draw:layer="layout" svg:x1="13.208cm" svg:y1="3.242cm" svg:x2="13.208cm" svg:y2="3.524cm">
              <text:p/>
            </draw:line>
            <draw:line draw:style-name="gr977" draw:text-style-name="P6" draw:layer="layout" svg:x1="13.452cm" svg:y1="3.664cm" svg:x2="13.452cm" svg:y2="3.946cm">
              <text:p/>
            </draw:line>
            <draw:line draw:style-name="gr978" draw:text-style-name="P6" draw:layer="layout" svg:x1="13.695cm" svg:y1="4.086cm" svg:x2="13.695cm" svg:y2="4.368cm">
              <text:p/>
            </draw:line>
            <draw:line draw:style-name="gr979" draw:text-style-name="P6" draw:layer="layout" svg:x1="13.94cm" svg:y1="3.946cm" svg:x2="13.94cm" svg:y2="4.228cm">
              <text:p/>
            </draw:line>
            <draw:line draw:style-name="gr980" draw:text-style-name="P6" draw:layer="layout" svg:x1="12.964cm" svg:y1="3.382cm" svg:x2="12.964cm" svg:y2="3.664cm">
              <text:p/>
            </draw:line>
            <draw:polygon draw:style-name="gr981" draw:text-style-name="P28" draw:layer="layout" svg:width="0.243cm" svg:height="1.265cm" svg:x="14.183cm" svg:y="3.664cm" svg:viewBox="0 0 244 1266" draw:points="0,1266 0,140 244,0 244,1126">
              <text:p/>
            </draw:polygon>
            <draw:polygon draw:style-name="gr982" draw:text-style-name="P29" draw:layer="layout" svg:width="1.706cm" svg:height="0.983cm" svg:x="12.72cm" svg:y="2.82cm" svg:viewBox="0 0 1707 984" draw:points="1464,984 0,140 244,0 1707,844">
              <text:p/>
            </draw:polygon>
            <draw:line draw:style-name="gr983" draw:text-style-name="P6" draw:layer="layout" svg:x1="13.695cm" svg:y1="3.522cm" svg:x2="13.939cm" svg:y2="3.382cm">
              <text:p/>
            </draw:line>
            <draw:line draw:style-name="gr984" draw:text-style-name="P6" draw:layer="layout" svg:x1="14.183cm" svg:y1="4.086cm" svg:x2="14.427cm" svg:y2="3.946cm">
              <text:p/>
            </draw:line>
            <draw:line draw:style-name="gr985" draw:text-style-name="P6" draw:layer="layout" svg:x1="14.183cm" svg:y1="4.366cm" svg:x2="14.427cm" svg:y2="4.226cm">
              <text:p/>
            </draw:line>
            <draw:line draw:style-name="gr986" draw:text-style-name="P6" draw:layer="layout" svg:x1="14.183cm" svg:y1="4.648cm" svg:x2="14.427cm" svg:y2="4.508cm">
              <text:p/>
            </draw:line>
            <draw:line draw:style-name="gr987" draw:text-style-name="P6" draw:layer="layout" svg:x1="13.208cm" svg:y1="3.242cm" svg:x2="13.452cm" svg:y2="3.102cm">
              <text:p/>
            </draw:line>
            <draw:polygon draw:style-name="gr988" draw:text-style-name="P5" draw:layer="layout" svg:width="1.706cm" svg:height="2.109cm" svg:x="12.72cm" svg:y="2.82cm" svg:viewBox="0 0 1707 2110" draw:points="244,0 1707,844 1707,1970 1464,2110 0,1266 0,140">
              <text:p/>
            </draw:polygon>
          </draw:g>
        </draw:g>
        <draw:custom-shape draw:style-name="gr207" draw:text-style-name="P30" xml:id="id17" draw:id="id17"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text:span><text:span text:style-name="T1">M</text:span><text:span text:style-name="T1">: </text:span><text:span text:style-name="T1">i</text:span><text:span text:style-name="T1">p</text:span><text:span text:style-name="T1">f</text:span><text:span text:style-name="T1">i</text:span><text:span text:style-name="T1">r</text:span><text:span text:style-name="T1">e</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2</text:span><text:span text:style-name="T2">5</text:span><text:span text:style-name="T2">4</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2</text:span><text:span text:style-name="T3">5</text:span><text:span text:style-name="T3">4</text:span><text:span text:style-name="T3">/</text:span><text:span text:style-name="T3">2</text:span><text:span text:style-name="T3">4</text:span></text:p>
          </draw:text-box>
        </draw:frame>
        <draw:frame draw:style-name="gr209" draw:text-style-name="P32" draw:layer="layout" svg:width="2.873cm" svg:height="1.199cm" svg:x="15.747cm" svg:y="6.421cm">
          <draw:text-box>
            <text:p text:style-name="P31"><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text:span><text:span text:style-name="T2">1</text:span><text:span text:style-name="T2">2</text:span></text:p>
          </draw:text-box>
        </draw:frame>
        <draw:frame draw:style-name="gr210" draw:text-style-name="P32" draw:layer="layout" svg:width="3.584cm" svg:height="1.673cm" svg:x="15.722cm" svg:y="9.922cm">
          <draw:text-box>
            <text:p text:style-name="P31"><text:span text:style-name="T1">H</text:span><text:span text:style-name="T1">o</text:span><text:span text:style-name="T1">s</text:span><text:span text:style-name="T1">t</text:span><text:span text:style-name="T1">: </text:span><text:span text:style-name="T1">k</text:span><text:span text:style-name="T1">v</text:span><text:span text:style-name="T1">m</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0</text:span><text:span text:style-name="T2">/</text:span><text:span text:style-name="T2">1</text:span><text:span text:style-name="T2">2</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0</text:span><text:span text:style-name="T3">/</text:span><text:span text:style-name="T3">2</text:span><text:span text:style-name="T3">4</text:span></text:p>
          </draw:text-box>
        </draw:frame>
        <draw:custom-shape draw:style-name="gr211" draw:text-style-name="P30" xml:id="id20" draw:id="id20"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text:span text:style-name="T3"/></text:p>
          </draw:text-box>
        </draw:frame>
        <draw:frame draw:style-name="gr208" draw:text-style-name="P32" draw:layer="layout" svg:width="3.821cm" svg:height="1.673cm" svg:x="10.32cm" svg:y="15.52cm">
          <draw:text-box>
            <text:p text:style-name="P31"><text:span text:style-name="T1">r</text:span><text:span text:style-name="T1">o</text:span><text:span text:style-name="T1">u</text:span><text:span text:style-name="T1">t</text:span><text:span text:style-name="T1">e</text:span><text:span text:style-name="T1">r</text:span></text:p>
            <text:p><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989"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text:span><text:span text:style-name="T1">n</text:span><text:span text:style-name="T1">t</text:span><text:span text:style-name="T1">e</text:span><text:span text:style-name="T1">r</text:span><text:span text:style-name="T1">n</text:span><text:span text:style-name="T1">e</text:span><text:span text:style-name="T1">t</text:span></text:p>
            <text:p><text:span text:style-name="T2"/></text:p>
          </draw:text-box>
        </draw:frame>
        <draw:custom-shape draw:style-name="gr214" draw:text-style-name="P30" xml:id="id19" draw:id="id19"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1</text:span><text:span text:style-name="T2">/</text:span><text:span text:style-name="T2">1</text:span><text:span text:style-name="T2">2</text:span></text:p>
            <text:p><text:span text:style-name="T3"/></text:p>
          </draw:text-box>
        </draw:frame>
        <draw:custom-shape draw:style-name="gr215" draw:text-style-name="P30" xml:id="id18" draw:id="id18"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17" draw:start-glue-point="2" draw:end-shape="id18" draw:end-glue-point="0" svg:d="M15620 12920l-4922 2001" svg:viewBox="0 0 4923 2002">
          <text:p/>
        </draw:connector>
        <draw:connector draw:style-name="gr217" draw:text-style-name="P30" draw:layer="layout" draw:type="line" svg:x1="15.62cm" svg:y1="12.92cm" svg:x2="20.01cm" svg:y2="14.92cm" draw:start-shape="id17" draw:start-glue-point="2" draw:end-shape="id19" draw:end-glue-point="0" svg:d="M15620 12920l4390 2000" svg:viewBox="0 0 4391 2001">
          <text:p/>
        </draw:connector>
        <draw:connector draw:style-name="gr217" draw:text-style-name="P30" draw:layer="layout" draw:type="line" svg:x1="20.01cm" svg:y1="14.92cm" svg:x2="23.621cm" svg:y2="12.921cm" draw:start-shape="id19" draw:start-glue-point="0" draw:end-shape="id20" draw:end-glue-point="2" svg:d="M20010 14920l3611-1999" svg:viewBox="0 0 3612 2000">
          <text:p/>
        </draw:connector>
        <draw:connector draw:style-name="gr218" draw:text-style-name="P30" draw:layer="layout" draw:type="line" svg:x1="7.098cm" svg:y1="16.221cm" svg:x2="4.762cm" svg:y2="16.272cm" draw:start-shape="id18"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62cm" svg:y="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991" draw:text-style-name="P1" draw:layer="layout" svg:width="0.391cm" svg:height="0.247cm" svg:x="23.028cm" svg:y="11.421cm" svg:viewBox="0 0 392 248" svg:d="M0 248c98 0 392-82 392-145 0-62-10-103-108-103 0 62-286 62-284 248z">
              <text:p/>
            </draw:path>
            <draw:g>
              <draw:polygon draw:style-name="gr992" draw:text-style-name="P2" draw:layer="layout" svg:width="0.177cm" svg:height="0.206cm" svg:x="22.884cm" svg:y="11.463cm" svg:viewBox="0 0 178 207" draw:points="0,124 36,0 178,83 143,207">
                <text:p/>
              </draw:polygon>
              <draw:polygon draw:style-name="gr993" draw:text-style-name="P3" draw:layer="layout" svg:width="0.392cm" svg:height="0.227cm" svg:x="22.92cm" svg:y="11.318cm" svg:viewBox="0 0 393 228" draw:points="0,145 72,83 178,21 250,0 393,83 322,103 214,166 143,228">
                <text:p/>
              </draw:polygon>
              <draw:path draw:style-name="gr994" draw:text-style-name="P4" draw:layer="layout" svg:width="0.321cm" svg:height="0.268cm" svg:x="23.027cm" svg:y="11.4cm" svg:viewBox="0 0 322 269" svg:d="M322 83c0-124-72-83-144-42-71 42-142 42-178 228 0 0 143-83 322-186z">
                <text:p/>
              </draw:path>
              <draw:path draw:style-name="gr995" draw:text-style-name="P5" draw:layer="layout" svg:width="0.463cm" svg:height="0.351cm" svg:x="22.884cm" svg:y="11.318cm" svg:viewBox="0 0 464 352" svg:d="M286 0c-72 21-72 21-143 62-36 21-107 41-143 207 72 42 72 42 143 83 41-19 250-145 321-186 0-104-71-104-178-166z">
                <text:p/>
              </draw:path>
            </draw:g>
          </draw:g>
          <draw:g>
            <draw:path draw:style-name="gr996" draw:text-style-name="P1" draw:layer="layout" svg:width="0.642cm" svg:height="0.496cm" svg:x="22.706cm" svg:y="10.428cm" svg:viewBox="0 0 643 497" svg:d="M2 497c98 0 641-21 641-207 0-187-186-290-285-290 0 62-392 41-356 497z">
              <text:p/>
            </draw:path>
            <draw:g>
              <draw:polygon draw:style-name="gr997" draw:text-style-name="P2" draw:layer="layout" svg:width="0.356cm" svg:height="0.289cm" svg:x="22.348cm" svg:y="10.634cm" svg:viewBox="0 0 357 290" draw:points="0,83 0,0 357,207 357,290">
                <text:p/>
              </draw:polygon>
              <draw:polygon draw:style-name="gr998" draw:text-style-name="P2" draw:layer="layout" svg:width="0.356cm" svg:height="0.351cm" svg:x="22.634cm" svg:y="10.324cm" svg:viewBox="0 0 357 352" draw:points="0,145 0,0 357,207 357,352">
                <text:p/>
              </draw:polygon>
              <draw:polygon draw:style-name="gr999" draw:text-style-name="P3" draw:layer="layout" svg:width="0.642cm" svg:height="0.372cm" svg:x="22.348cm" svg:y="10.469cm" svg:viewBox="0 0 643 373" draw:points="0,166 286,0 643,207 357,373">
                <text:p/>
              </draw:polygon>
              <draw:line draw:style-name="gr1000" draw:text-style-name="P6" draw:layer="layout" svg:x1="22.634cm" svg:y1="10.469cm" svg:x2="22.991cm" svg:y2="10.676cm">
                <text:p/>
              </draw:line>
              <draw:polygon draw:style-name="gr1001" draw:text-style-name="P4" draw:layer="layout" svg:width="0.356cm" svg:height="0.351cm" svg:x="22.706cm" svg:y="10.573cm" svg:viewBox="0 0 357 352" draw:points="0,352 0,269 286,103 286,0 357,41 357,145">
                <text:p/>
              </draw:polygon>
              <draw:polygon draw:style-name="gr1002" draw:text-style-name="P2" draw:layer="layout" svg:width="1.142cm" svg:height="1.572cm" svg:x="21.956cm" svg:y="9.061cm" svg:viewBox="0 0 1143 1573" draw:points="0,911 0,0 1143,663 1143,1573">
                <text:p/>
              </draw:polygon>
              <draw:polygon draw:style-name="gr1003" draw:text-style-name="P7" draw:layer="layout" svg:width="1.071cm" svg:height="1.448cm" svg:x="21.992cm" svg:y="9.123cm" svg:viewBox="0 0 1072 1449" draw:points="0,828 0,0 1072,621 1072,1449">
                <text:p/>
              </draw:polygon>
              <draw:polygon draw:style-name="gr1004" draw:text-style-name="P3" draw:layer="layout" svg:width="1.213cm" svg:height="0.703cm" svg:x="21.956cm" svg:y="9.02cm" svg:viewBox="0 0 1214 704" draw:points="1143,704 0,41 72,0 1214,663">
                <text:p/>
              </draw:polygon>
              <draw:polygon draw:style-name="gr1005" draw:text-style-name="P4" draw:layer="layout" svg:width="0.071cm" svg:height="0.951cm" svg:x="23.099cm" svg:y="9.683cm" svg:viewBox="0 0 72 952" draw:points="0,952 0,41 72,0 72,911">
                <text:p/>
              </draw:polygon>
              <draw:polygon draw:style-name="gr1006"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007" draw:text-style-name="P1" draw:layer="layout" svg:width="0.464cm" svg:height="0.247cm" svg:x="22.562cm" svg:y="11.194cm" svg:viewBox="0 0 465 248" svg:d="M2 248c99 0 463-103 463-165s-9-83-107-83c0 62-393 41-356 248z">
              <text:p/>
            </draw:path>
            <draw:g>
              <draw:polygon draw:style-name="gr1008" draw:text-style-name="P3" draw:layer="layout" svg:width="1.535cm" svg:height="0.889cm" svg:x="21.42cm" svg:y="10.49cm" svg:viewBox="0 0 1536 890" draw:points="1143,890 0,228 393,0 1536,663">
                <text:p/>
              </draw:polygon>
              <draw:polygon draw:style-name="gr1009" draw:text-style-name="P8" draw:layer="layout" svg:width="1.035cm" svg:height="0.599cm" svg:x="21.527cm" svg:y="10.552cm" svg:viewBox="0 0 1036 600" draw:points="0,166 286,0 1036,435 750,600">
                <text:p/>
              </draw:polygon>
              <draw:polygon draw:style-name="gr1010" draw:text-style-name="P8" draw:layer="layout" svg:width="0.499cm" svg:height="0.289cm" svg:x="22.348cm" svg:y="11.028cm" svg:viewBox="0 0 500 290" draw:points="0,166 286,0 500,124 214,290">
                <text:p/>
              </draw:polygon>
              <draw:polygon draw:style-name="gr1011" draw:text-style-name="P4" draw:layer="layout" svg:width="0.392cm" svg:height="0.31cm" svg:x="22.563cm" svg:y="11.152cm" svg:viewBox="0 0 393 311" draw:points="0,311 0,228 393,0 393,83">
                <text:p/>
              </draw:polygon>
              <draw:line draw:style-name="gr1012" draw:text-style-name="P6" draw:layer="layout" svg:x1="21.598cm" svg:y1="10.676cm" svg:x2="22.348cm" svg:y2="11.111cm">
                <text:p/>
              </draw:line>
              <draw:line draw:style-name="gr1013" draw:text-style-name="P6" draw:layer="layout" svg:x1="21.67cm" svg:y1="10.634cm" svg:x2="22.42cm" svg:y2="11.069cm">
                <text:p/>
              </draw:line>
              <draw:line draw:style-name="gr1014" draw:text-style-name="P6" draw:layer="layout" svg:x1="21.742cm" svg:y1="10.593cm" svg:x2="22.492cm" svg:y2="11.028cm">
                <text:p/>
              </draw:line>
              <draw:line draw:style-name="gr1015" draw:text-style-name="P6" draw:layer="layout" svg:x1="22.42cm" svg:y1="10.986cm" svg:x2="22.492cm" svg:y2="10.945cm">
                <text:p/>
              </draw:line>
              <draw:line draw:style-name="gr1016" draw:text-style-name="P6" draw:layer="layout" svg:x1="22.348cm" svg:y1="10.945cm" svg:x2="22.42cm" svg:y2="10.904cm">
                <text:p/>
              </draw:line>
              <draw:line draw:style-name="gr1017" draw:text-style-name="P6" draw:layer="layout" svg:x1="22.277cm" svg:y1="10.904cm" svg:x2="22.349cm" svg:y2="10.863cm">
                <text:p/>
              </draw:line>
              <draw:line draw:style-name="gr1018" draw:text-style-name="P6" draw:layer="layout" svg:x1="22.313cm" svg:y1="11.007cm" svg:x2="22.385cm" svg:y2="10.966cm">
                <text:p/>
              </draw:line>
              <draw:line draw:style-name="gr1019" draw:text-style-name="P6" draw:layer="layout" svg:x1="22.242cm" svg:y1="10.966cm" svg:x2="22.314cm" svg:y2="10.925cm">
                <text:p/>
              </draw:line>
              <draw:line draw:style-name="gr1020" draw:text-style-name="P6" draw:layer="layout" svg:x1="22.17cm" svg:y1="10.924cm" svg:x2="22.242cm" svg:y2="10.883cm">
                <text:p/>
              </draw:line>
              <draw:line draw:style-name="gr1021" draw:text-style-name="P6" draw:layer="layout" svg:x1="22.206cm" svg:y1="10.862cm" svg:x2="22.278cm" svg:y2="10.821cm">
                <text:p/>
              </draw:line>
              <draw:line draw:style-name="gr1022" draw:text-style-name="P6" draw:layer="layout" svg:x1="22.098cm" svg:y1="10.883cm" svg:x2="22.17cm" svg:y2="10.842cm">
                <text:p/>
              </draw:line>
              <draw:line draw:style-name="gr1023" draw:text-style-name="P6" draw:layer="layout" svg:x1="22.134cm" svg:y1="10.821cm" svg:x2="22.206cm" svg:y2="10.78cm">
                <text:p/>
              </draw:line>
              <draw:line draw:style-name="gr1024" draw:text-style-name="P6" draw:layer="layout" svg:x1="22.063cm" svg:y1="10.779cm" svg:x2="22.135cm" svg:y2="10.738cm">
                <text:p/>
              </draw:line>
              <draw:line draw:style-name="gr1025" draw:text-style-name="P6" draw:layer="layout" svg:x1="21.992cm" svg:y1="10.738cm" svg:x2="22.064cm" svg:y2="10.697cm">
                <text:p/>
              </draw:line>
              <draw:line draw:style-name="gr1026" draw:text-style-name="P6" draw:layer="layout" svg:x1="22.027cm" svg:y1="10.841cm" svg:x2="22.099cm" svg:y2="10.8cm">
                <text:p/>
              </draw:line>
              <draw:line draw:style-name="gr1027" draw:text-style-name="P6" draw:layer="layout" svg:x1="21.956cm" svg:y1="10.8cm" svg:x2="22.028cm" svg:y2="10.759cm">
                <text:p/>
              </draw:line>
              <draw:line draw:style-name="gr1028" draw:text-style-name="P6" draw:layer="layout" svg:x1="21.884cm" svg:y1="10.758cm" svg:x2="21.956cm" svg:y2="10.717cm">
                <text:p/>
              </draw:line>
              <draw:line draw:style-name="gr1029" draw:text-style-name="P6" draw:layer="layout" svg:x1="21.92cm" svg:y1="10.696cm" svg:x2="21.992cm" svg:y2="10.655cm">
                <text:p/>
              </draw:line>
              <draw:line draw:style-name="gr1030" draw:text-style-name="P6" draw:layer="layout" svg:x1="21.813cm" svg:y1="10.717cm" svg:x2="21.885cm" svg:y2="10.676cm">
                <text:p/>
              </draw:line>
              <draw:line draw:style-name="gr1031" draw:text-style-name="P6" draw:layer="layout" svg:x1="21.848cm" svg:y1="10.655cm" svg:x2="21.92cm" svg:y2="10.614cm">
                <text:p/>
              </draw:line>
              <draw:line draw:style-name="gr1032" draw:text-style-name="P6" draw:layer="layout" svg:x1="21.777cm" svg:y1="10.614cm" svg:x2="21.849cm" svg:y2="10.573cm">
                <text:p/>
              </draw:line>
              <draw:line draw:style-name="gr1033" draw:text-style-name="P6" draw:layer="layout" svg:x1="21.742cm" svg:y1="10.675cm" svg:x2="21.814cm" svg:y2="10.634cm">
                <text:p/>
              </draw:line>
              <draw:line draw:style-name="gr1034" draw:text-style-name="P6" draw:layer="layout" svg:x1="22.206cm" svg:y1="11.027cm" svg:x2="22.278cm" svg:y2="10.986cm">
                <text:p/>
              </draw:line>
              <draw:line draw:style-name="gr1035" draw:text-style-name="P6" draw:layer="layout" svg:x1="22.134cm" svg:y1="10.986cm" svg:x2="22.206cm" svg:y2="10.945cm">
                <text:p/>
              </draw:line>
              <draw:line draw:style-name="gr1036" draw:text-style-name="P6" draw:layer="layout" svg:x1="22.063cm" svg:y1="10.945cm" svg:x2="22.135cm" svg:y2="10.904cm">
                <text:p/>
              </draw:line>
              <draw:line draw:style-name="gr1037" draw:text-style-name="P6" draw:layer="layout" svg:x1="22.027cm" svg:y1="11.007cm" svg:x2="22.099cm" svg:y2="10.966cm">
                <text:p/>
              </draw:line>
              <draw:line draw:style-name="gr1038" draw:text-style-name="P6" draw:layer="layout" svg:x1="21.956cm" svg:y1="10.966cm" svg:x2="22.028cm" svg:y2="10.925cm">
                <text:p/>
              </draw:line>
              <draw:line draw:style-name="gr1039" draw:text-style-name="P6" draw:layer="layout" svg:x1="21.992cm" svg:y1="10.904cm" svg:x2="22.064cm" svg:y2="10.863cm">
                <text:p/>
              </draw:line>
              <draw:line draw:style-name="gr1040" draw:text-style-name="P6" draw:layer="layout" svg:x1="21.92cm" svg:y1="10.862cm" svg:x2="21.992cm" svg:y2="10.821cm">
                <text:p/>
              </draw:line>
              <draw:line draw:style-name="gr1041" draw:text-style-name="P6" draw:layer="layout" svg:x1="21.848cm" svg:y1="10.821cm" svg:x2="21.92cm" svg:y2="10.78cm">
                <text:p/>
              </draw:line>
              <draw:line draw:style-name="gr1042" draw:text-style-name="P6" draw:layer="layout" svg:x1="21.777cm" svg:y1="10.779cm" svg:x2="21.849cm" svg:y2="10.738cm">
                <text:p/>
              </draw:line>
              <draw:line draw:style-name="gr1043" draw:text-style-name="P6" draw:layer="layout" svg:x1="21.67cm" svg:y1="10.8cm" svg:x2="21.742cm" svg:y2="10.759cm">
                <text:p/>
              </draw:line>
              <draw:line draw:style-name="gr1044" draw:text-style-name="P6" draw:layer="layout" svg:x1="21.706cm" svg:y1="10.738cm" svg:x2="21.778cm" svg:y2="10.697cm">
                <text:p/>
              </draw:line>
              <draw:line draw:style-name="gr1045" draw:text-style-name="P6" draw:layer="layout" svg:x1="21.598cm" svg:y1="10.758cm" svg:x2="21.67cm" svg:y2="10.717cm">
                <text:p/>
              </draw:line>
              <draw:line draw:style-name="gr1046" draw:text-style-name="P6" draw:layer="layout" svg:x1="22.17cm" svg:y1="11.09cm" svg:x2="22.242cm" svg:y2="11.049cm">
                <text:p/>
              </draw:line>
              <draw:line draw:style-name="gr1047" draw:text-style-name="P6" draw:layer="layout" svg:x1="22.098cm" svg:y1="11.048cm" svg:x2="22.17cm" svg:y2="11.007cm">
                <text:p/>
              </draw:line>
              <draw:line draw:style-name="gr1048" draw:text-style-name="P6" draw:layer="layout" svg:x1="22.42cm" svg:y1="11.235cm" svg:x2="22.706cm" svg:y2="11.069cm">
                <text:p/>
              </draw:line>
              <draw:line draw:style-name="gr1049" draw:text-style-name="P6" draw:layer="layout" svg:x1="22.492cm" svg:y1="11.277cm" svg:x2="22.778cm" svg:y2="11.111cm">
                <text:p/>
              </draw:line>
              <draw:line draw:style-name="gr1050" draw:text-style-name="P6" draw:layer="layout" svg:x1="22.563cm" svg:y1="11.069cm" svg:x2="22.777cm" svg:y2="11.193cm">
                <text:p/>
              </draw:line>
              <draw:line draw:style-name="gr1051" draw:text-style-name="P6" draw:layer="layout" svg:x1="22.492cm" svg:y1="11.111cm" svg:x2="22.706cm" svg:y2="11.235cm">
                <text:p/>
              </draw:line>
              <draw:line draw:style-name="gr1052" draw:text-style-name="P6" draw:layer="layout" svg:x1="22.42cm" svg:y1="11.152cm" svg:x2="22.563cm" svg:y2="11.235cm">
                <text:p/>
              </draw:line>
              <draw:polygon draw:style-name="gr1053" draw:text-style-name="P2" draw:layer="layout" svg:width="1.142cm" svg:height="0.744cm" svg:x="21.42cm" svg:y="10.717cm" svg:viewBox="0 0 1143 745" draw:points="0,83 0,0 1143,663 1143,745">
                <text:p/>
              </draw:polygon>
              <draw:polygon draw:style-name="gr1054"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055"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056" draw:text-style-name="P9" draw:layer="layout" svg:width="0.74cm" svg:height="0.728cm" svg:x="9.031cm" svg:y="16.491cm" svg:viewBox="0 0 741 729" draw:points="0,729 0,429 741,0 741,300">
              <text:p/>
            </draw:polygon>
            <draw:polygon draw:style-name="gr1057" draw:text-style-name="P3" draw:layer="layout" svg:width="1.851cm" svg:height="1.07cm" svg:x="7.92cm" svg:y="15.849cm" svg:viewBox="0 0 1852 1071" draw:points="1111,1071 0,429 741,0 1852,643">
              <text:p/>
            </draw:polygon>
            <draw:polygon draw:style-name="gr1058" draw:text-style-name="P2" draw:layer="layout" svg:width="1.11cm" svg:height="0.942cm" svg:x="7.92cm" svg:y="16.277cm" svg:viewBox="0 0 1111 943" draw:points="0,300 0,0 1111,643 1111,943">
              <text:p/>
            </draw:polygon>
            <draw:polygon draw:style-name="gr1059" draw:text-style-name="P5" draw:layer="layout" svg:width="1.851cm" svg:height="1.37cm" svg:x="7.92cm" svg:y="15.849cm" svg:viewBox="0 0 1852 1371" draw:points="0,729 0,429 741,0 1852,643 1852,943 1111,1371">
              <text:p/>
            </draw:polygon>
            <draw:polygon draw:style-name="gr1060" draw:text-style-name="P10" draw:layer="layout" svg:width="0.073cm" svg:height="0.17cm" svg:x="8.809cm" svg:y="16.877cm" svg:viewBox="0 0 74 171" draw:points="0,129 0,0 74,43 74,171">
              <text:p/>
            </draw:polygon>
            <draw:polygon draw:style-name="gr1061" draw:text-style-name="P11" draw:layer="layout" svg:width="0.073cm" svg:height="0.813cm" svg:x="8.735cm" svg:y="15.12cm" svg:viewBox="0 0 74 814" draw:points="0,771 0,0 74,0 74,814">
              <text:p/>
            </draw:polygon>
            <draw:polygon draw:style-name="gr1062" draw:text-style-name="P11" draw:layer="layout" svg:width="0.073cm" svg:height="0.813cm" svg:x="9.624cm" svg:y="15.634cm" svg:viewBox="0 0 74 814" draw:points="0,771 0,0 74,0 74,814">
              <text:p/>
            </draw:polygon>
          </draw:g>
        </draw:g>
        <draw:path draw:style-name="gr1063" draw:text-style-name="P1" draw:layer="layout" svg:width="1.262cm" svg:height="1.015cm" svg:x="19.347cm" svg:y="16.32cm" svg:viewBox="0 0 1263 1016" svg:d="M0 1016c193 0 1263-406 1263-609 0-204-509-407-702-407 0 122-561 853-561 1016z">
          <text:p/>
        </draw:path>
        <draw:g>
          <draw:polygon draw:style-name="gr1064" draw:text-style-name="P2" draw:layer="layout" svg:width="2.018cm" svg:height="1.501cm" svg:x="17.276cm" svg:y="15.801cm" svg:viewBox="0 0 2019 1502" draw:points="0,334 0,0 2019,1169 2019,1502">
            <text:p/>
          </draw:polygon>
          <draw:polygon draw:style-name="gr1065" draw:text-style-name="P9" draw:layer="layout" svg:width="0.865cm" svg:height="0.834cm" svg:x="19.295cm" svg:y="16.469cm" svg:viewBox="0 0 866 835" draw:points="0,835 0,501 866,0 866,334">
            <text:p/>
          </draw:polygon>
          <draw:polygon draw:style-name="gr1066" draw:text-style-name="P3" draw:layer="layout" svg:width="2.884cm" svg:height="1.668cm" svg:x="17.276cm" svg:y="15.3cm" svg:viewBox="0 0 2885 1669" draw:points="2019,1669 0,501 866,0 2885,1169">
            <text:p/>
          </draw:polygon>
          <draw:polygon draw:style-name="gr1067" draw:text-style-name="P12" draw:layer="layout" svg:width="0.114cm" svg:height="0.199cm" svg:x="19.065cm" svg:y="16.936cm" svg:viewBox="0 0 115 200" draw:points="0,134 0,0 115,67 115,200">
            <text:p/>
          </draw:polygon>
          <draw:polygon draw:style-name="gr1068" draw:text-style-name="P2" draw:layer="layout" svg:width="0.114cm" svg:height="0.4cm" svg:x="17.161cm" svg:y="15.734cm" svg:viewBox="0 0 115 401" draw:points="0,334 0,0 115,67 115,401">
            <text:p/>
          </draw:polygon>
          <draw:polygon draw:style-name="gr1069" draw:text-style-name="P2" draw:layer="layout" svg:width="0.114cm" svg:height="0.4cm" svg:x="19.295cm" svg:y="16.969cm" svg:viewBox="0 0 115 401" draw:points="0,334 0,0 115,67 115,401">
            <text:p/>
          </draw:polygon>
          <draw:polygon draw:style-name="gr1070" draw:text-style-name="P5" draw:layer="layout" svg:width="2.999cm" svg:height="2.069cm" svg:x="17.161cm" svg:y="15.3cm" svg:viewBox="0 0 3000 2070" draw:points="0,768 0,434 115,501 981,0 3000,1169 3000,1502 2250,1936 2250,2070">
            <text:p/>
          </draw:polygon>
          <draw:polygon draw:style-name="gr1071" draw:text-style-name="P13" draw:layer="layout" svg:width="0.057cm" svg:height="0.099cm" svg:x="17.334cm" svg:y="16.034cm" svg:viewBox="0 0 58 100" draw:points="0,67 0,0 58,34 58,100">
            <text:p/>
          </draw:polygon>
          <draw:polygon draw:style-name="gr1072" draw:text-style-name="P13" draw:layer="layout" svg:width="0.057cm" svg:height="0.099cm" svg:x="17.334cm" svg:y="15.901cm" svg:viewBox="0 0 58 100" draw:points="0,67 0,0 58,34 58,100">
            <text:p/>
          </draw:polygon>
          <draw:polygon draw:style-name="gr1073" draw:text-style-name="P13" draw:layer="layout" svg:width="0.057cm" svg:height="0.099cm" svg:x="17.45cm" svg:y="16.101cm" svg:viewBox="0 0 58 100" draw:points="0,67 0,0 58,34 58,100">
            <text:p/>
          </draw:polygon>
          <draw:polygon draw:style-name="gr1074" draw:text-style-name="P13" draw:layer="layout" svg:width="0.057cm" svg:height="0.099cm" svg:x="17.45cm" svg:y="15.968cm" svg:viewBox="0 0 58 100" draw:points="0,67 0,0 58,34 58,100">
            <text:p/>
          </draw:polygon>
          <draw:polygon draw:style-name="gr1075" draw:text-style-name="P13" draw:layer="layout" svg:width="0.057cm" svg:height="0.099cm" svg:x="17.565cm" svg:y="16.168cm" svg:viewBox="0 0 58 100" draw:points="0,67 0,0 58,34 58,100">
            <text:p/>
          </draw:polygon>
          <draw:polygon draw:style-name="gr1076" draw:text-style-name="P13" draw:layer="layout" svg:width="0.057cm" svg:height="0.099cm" svg:x="17.565cm" svg:y="16.034cm" svg:viewBox="0 0 58 100" draw:points="0,67 0,0 58,34 58,100">
            <text:p/>
          </draw:polygon>
          <draw:polygon draw:style-name="gr1077" draw:text-style-name="P13" draw:layer="layout" svg:width="0.057cm" svg:height="0.099cm" svg:x="17.681cm" svg:y="16.235cm" svg:viewBox="0 0 58 100" draw:points="0,67 0,0 58,34 58,100">
            <text:p/>
          </draw:polygon>
          <draw:polygon draw:style-name="gr1078" draw:text-style-name="P13" draw:layer="layout" svg:width="0.057cm" svg:height="0.099cm" svg:x="17.681cm" svg:y="16.101cm" svg:viewBox="0 0 58 100" draw:points="0,67 0,0 58,34 58,100">
            <text:p/>
          </draw:polygon>
          <draw:polygon draw:style-name="gr1079" draw:text-style-name="P13" draw:layer="layout" svg:width="0.057cm" svg:height="0.099cm" svg:x="17.853cm" svg:y="16.335cm" svg:viewBox="0 0 58 100" draw:points="0,67 0,0 58,34 58,100">
            <text:p/>
          </draw:polygon>
          <draw:polygon draw:style-name="gr1080" draw:text-style-name="P13" draw:layer="layout" svg:width="0.057cm" svg:height="0.099cm" svg:x="17.853cm" svg:y="16.201cm" svg:viewBox="0 0 58 100" draw:points="0,67 0,0 58,34 58,100">
            <text:p/>
          </draw:polygon>
          <draw:polygon draw:style-name="gr1081" draw:text-style-name="P13" draw:layer="layout" svg:width="0.057cm" svg:height="0.099cm" svg:x="17.968cm" svg:y="16.402cm" svg:viewBox="0 0 58 100" draw:points="0,67 0,0 58,34 58,100">
            <text:p/>
          </draw:polygon>
          <draw:polygon draw:style-name="gr1082" draw:text-style-name="P13" draw:layer="layout" svg:width="0.057cm" svg:height="0.099cm" svg:x="17.968cm" svg:y="16.268cm" svg:viewBox="0 0 58 100" draw:points="0,67 0,0 58,34 58,100">
            <text:p/>
          </draw:polygon>
          <draw:polygon draw:style-name="gr1083" draw:text-style-name="P13" draw:layer="layout" svg:width="0.057cm" svg:height="0.099cm" svg:x="18.084cm" svg:y="16.469cm" svg:viewBox="0 0 58 100" draw:points="0,67 0,0 58,34 58,100">
            <text:p/>
          </draw:polygon>
          <draw:polygon draw:style-name="gr1084" draw:text-style-name="P13" draw:layer="layout" svg:width="0.057cm" svg:height="0.099cm" svg:x="18.084cm" svg:y="16.335cm" svg:viewBox="0 0 58 100" draw:points="0,67 0,0 58,34 58,100">
            <text:p/>
          </draw:polygon>
          <draw:polygon draw:style-name="gr1085" draw:text-style-name="P13" draw:layer="layout" svg:width="0.057cm" svg:height="0.099cm" svg:x="18.199cm" svg:y="16.535cm" svg:viewBox="0 0 58 100" draw:points="0,67 0,0 58,34 58,100">
            <text:p/>
          </draw:polygon>
          <draw:polygon draw:style-name="gr1086" draw:text-style-name="P13" draw:layer="layout" svg:width="0.057cm" svg:height="0.099cm" svg:x="18.199cm" svg:y="16.402cm" svg:viewBox="0 0 58 100" draw:points="0,67 0,0 58,34 58,100">
            <text:p/>
          </draw:polygon>
          <draw:polygon draw:style-name="gr1087" draw:text-style-name="P13" draw:layer="layout" svg:width="0.057cm" svg:height="0.099cm" svg:x="18.373cm" svg:y="16.636cm" svg:viewBox="0 0 58 100" draw:points="0,67 0,0 58,34 58,100">
            <text:p/>
          </draw:polygon>
          <draw:polygon draw:style-name="gr1088" draw:text-style-name="P13" draw:layer="layout" svg:width="0.057cm" svg:height="0.099cm" svg:x="18.373cm" svg:y="16.502cm" svg:viewBox="0 0 58 100" draw:points="0,67 0,0 58,34 58,100">
            <text:p/>
          </draw:polygon>
          <draw:polygon draw:style-name="gr1089" draw:text-style-name="P13" draw:layer="layout" svg:width="0.057cm" svg:height="0.099cm" svg:x="18.488cm" svg:y="16.702cm" svg:viewBox="0 0 58 100" draw:points="0,67 0,0 58,34 58,100">
            <text:p/>
          </draw:polygon>
          <draw:polygon draw:style-name="gr1090" draw:text-style-name="P13" draw:layer="layout" svg:width="0.057cm" svg:height="0.099cm" svg:x="18.488cm" svg:y="16.569cm" svg:viewBox="0 0 58 100" draw:points="0,67 0,0 58,34 58,100">
            <text:p/>
          </draw:polygon>
          <draw:polygon draw:style-name="gr1091" draw:text-style-name="P13" draw:layer="layout" svg:width="0.057cm" svg:height="0.099cm" svg:x="18.603cm" svg:y="16.769cm" svg:viewBox="0 0 58 100" draw:points="0,67 0,0 58,34 58,100">
            <text:p/>
          </draw:polygon>
          <draw:polygon draw:style-name="gr1092" draw:text-style-name="P13" draw:layer="layout" svg:width="0.057cm" svg:height="0.099cm" svg:x="18.603cm" svg:y="16.636cm" svg:viewBox="0 0 58 100" draw:points="0,67 0,0 58,34 58,100">
            <text:p/>
          </draw:polygon>
          <draw:polygon draw:style-name="gr1093" draw:text-style-name="P13" draw:layer="layout" svg:width="0.057cm" svg:height="0.099cm" svg:x="18.719cm" svg:y="16.836cm" svg:viewBox="0 0 58 100" draw:points="0,67 0,0 58,34 58,100">
            <text:p/>
          </draw:polygon>
          <draw:polygon draw:style-name="gr1094"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95" draw:text-style-name="P1" draw:layer="layout" svg:width="1.834cm" svg:height="1.189cm" svg:x="13.985cm" svg:y="11.028cm" svg:viewBox="0 0 1835 1190" svg:d="M2 1190c152 0 1833-739 1833-965 0-225-237-225-389-225 0 96-1500 482-1444 1190z">
              <text:p/>
            </draw:path>
            <draw:g>
              <draw:polygon draw:style-name="gr1096" draw:text-style-name="P2" draw:layer="layout" svg:width="1.943cm" svg:height="1.768cm" svg:x="11.931cm" svg:y="10.385cm" svg:viewBox="0 0 1944 1769" draw:points="0,644 0,0 1944,1126 1944,1769">
                <text:p/>
              </draw:polygon>
              <draw:polygon draw:style-name="gr1097" draw:text-style-name="P9" draw:layer="layout" svg:width="1.665cm" svg:height="1.607cm" svg:x="13.875cm" svg:y="10.546cm" svg:viewBox="0 0 1666 1608" draw:points="0,1608 0,965 1666,0 1666,644">
                <text:p/>
              </draw:polygon>
              <draw:polygon draw:style-name="gr1098" draw:text-style-name="P3" draw:layer="layout" svg:width="3.61cm" svg:height="2.09cm" svg:x="11.931cm" svg:y="9.42cm" svg:viewBox="0 0 3611 2091" draw:points="1944,2091 0,965 1666,0 3611,1126">
                <text:p/>
              </draw:polygon>
              <draw:line draw:style-name="gr1099" draw:text-style-name="P6" draw:layer="layout" svg:x1="12.598cm" svg:y1="10.9cm" svg:x2="12.598cm" svg:y2="11.286cm">
                <text:p/>
              </draw:line>
              <draw:line draw:style-name="gr1100" draw:text-style-name="P6" draw:layer="layout" svg:x1="13.82cm" svg:y1="11.724cm" svg:x2="12.931cm" svg:y2="11.209cm">
                <text:p/>
              </draw:line>
              <draw:line draw:style-name="gr1101" draw:text-style-name="P6" draw:layer="layout" svg:x1="12.926cm" svg:y1="11.093cm" svg:x2="12.926cm" svg:y2="11.222cm">
                <text:p/>
              </draw:line>
              <draw:line draw:style-name="gr1102" draw:text-style-name="P6" draw:layer="layout" svg:x1="13.815cm" svg:y1="11.608cm" svg:x2="13.815cm" svg:y2="11.737cm">
                <text:p/>
              </draw:line>
              <draw:line draw:style-name="gr1103" draw:text-style-name="P6" draw:layer="layout" svg:x1="13.815cm" svg:y1="11.608cm" svg:x2="12.926cm" svg:y2="11.093cm">
                <text:p/>
              </draw:line>
              <draw:polygon draw:style-name="gr1104" draw:text-style-name="P12" draw:layer="layout" svg:width="0.11cm" svg:height="0.192cm" svg:x="12.709cm" svg:y="10.964cm" svg:viewBox="0 0 111 193" draw:points="0,129 0,0 111,64 111,193">
                <text:p/>
              </draw:polygon>
              <draw:line draw:style-name="gr1105" draw:text-style-name="P6" draw:layer="layout" svg:x1="12.487cm" svg:y1="10.835cm" svg:x2="12.487cm" svg:y2="11.221cm">
                <text:p/>
              </draw:line>
              <draw:line draw:style-name="gr1106" draw:text-style-name="P6" draw:layer="layout" svg:x1="12.376cm" svg:y1="10.771cm" svg:x2="12.376cm" svg:y2="11.157cm">
                <text:p/>
              </draw:line>
              <draw:line draw:style-name="gr1107" draw:text-style-name="P6" draw:layer="layout" svg:x1="12.265cm" svg:y1="10.707cm" svg:x2="12.265cm" svg:y2="11.093cm">
                <text:p/>
              </draw:line>
              <draw:line draw:style-name="gr1108" draw:text-style-name="P6" draw:layer="layout" svg:x1="12.153cm" svg:y1="10.642cm" svg:x2="12.153cm" svg:y2="11.028cm">
                <text:p/>
              </draw:line>
              <draw:line draw:style-name="gr1109" draw:text-style-name="P6" draw:layer="layout" svg:x1="12.042cm" svg:y1="10.578cm" svg:x2="12.042cm" svg:y2="10.964cm">
                <text:p/>
              </draw:line>
              <draw:polygon draw:style-name="gr1110" draw:text-style-name="P2" draw:layer="layout" svg:width="0.11cm" svg:height="0.707cm" svg:x="11.82cm" svg:y="10.32cm" svg:viewBox="0 0 111 708" draw:points="0,644 0,0 111,64 111,708">
                <text:p/>
              </draw:polygon>
              <draw:polygon draw:style-name="gr1111" draw:text-style-name="P2" draw:layer="layout" svg:width="0.11cm" svg:height="0.707cm" svg:x="13.875cm" svg:y="11.511cm" svg:viewBox="0 0 111 708" draw:points="0,644 0,0 111,64 111,708">
                <text:p/>
              </draw:polygon>
              <draw:polygon draw:style-name="gr1112" draw:text-style-name="P5" draw:layer="layout" svg:width="3.721cm" svg:height="2.798cm" svg:x="11.82cm" svg:y="9.42cm" svg:viewBox="0 0 3722 2799" draw:points="0,1544 0,900 111,965 1777,0 3722,1126 3722,1769 2166,2670 2166,2799">
                <text:p/>
              </draw:polygon>
            </draw:g>
          </draw:g>
          <draw:g>
            <draw:g>
              <draw:polygon draw:style-name="gr1113" draw:text-style-name="P14" draw:layer="layout" svg:width="0.181cm" svg:height="0.316cm" svg:x="14.802cm" svg:y="11.269cm" svg:viewBox="0 0 182 317" draw:points="0,317 0,106 182,0 182,211">
                <text:p/>
              </draw:polygon>
              <draw:polygon draw:style-name="gr1114" draw:text-style-name="P15" draw:layer="layout" svg:width="0.181cm" svg:height="0.316cm" svg:x="14.62cm" svg:y="11.269cm" svg:viewBox="0 0 182 317" draw:points="0,211 0,0 182,106 182,317">
                <text:p/>
              </draw:polygon>
              <draw:polygon draw:style-name="gr1115" draw:text-style-name="P16" draw:layer="layout" svg:width="0.364cm" svg:height="0.21cm" svg:x="14.62cm" svg:y="11.164cm" svg:viewBox="0 0 365 211" draw:points="182,211 0,106 182,0 365,106">
                <text:p/>
              </draw:polygon>
            </draw:g>
            <draw:g>
              <draw:polygon draw:style-name="gr1116" draw:text-style-name="P14" draw:layer="layout" svg:width="0.181cm" svg:height="0.316cm" svg:x="14.529cm" svg:y="11.745cm" svg:viewBox="0 0 182 317" draw:points="0,317 0,106 182,0 182,211">
                <text:p/>
              </draw:polygon>
              <draw:polygon draw:style-name="gr1117" draw:text-style-name="P15" draw:layer="layout" svg:width="0.181cm" svg:height="0.316cm" svg:x="14.346cm" svg:y="11.745cm" svg:viewBox="0 0 182 317" draw:points="0,211 0,0 182,106 182,317">
                <text:p/>
              </draw:polygon>
              <draw:polygon draw:style-name="gr1118" draw:text-style-name="P16" draw:layer="layout" svg:width="0.364cm" svg:height="0.21cm" svg:x="14.346cm" svg:y="11.639cm" svg:viewBox="0 0 365 211" draw:points="182,211 0,106 182,0 365,106">
                <text:p/>
              </draw:polygon>
            </draw:g>
            <draw:g>
              <draw:polygon draw:style-name="gr1119" draw:text-style-name="P14" draw:layer="layout" svg:width="0.181cm" svg:height="0.316cm" svg:x="15.076cm" svg:y="11.745cm" svg:viewBox="0 0 182 317" draw:points="0,317 0,106 182,0 182,211">
                <text:p/>
              </draw:polygon>
              <draw:polygon draw:style-name="gr1120" draw:text-style-name="P15" draw:layer="layout" svg:width="0.181cm" svg:height="0.316cm" svg:x="14.894cm" svg:y="11.745cm" svg:viewBox="0 0 182 317" draw:points="0,211 0,0 182,106 182,317">
                <text:p/>
              </draw:polygon>
              <draw:polygon draw:style-name="gr1121" draw:text-style-name="P16" draw:layer="layout" svg:width="0.364cm" svg:height="0.21cm" svg:x="14.894cm" svg:y="11.639cm" svg:viewBox="0 0 365 211" draw:points="182,211 0,106 182,0 365,106">
                <text:p/>
              </draw:polygon>
            </draw:g>
            <draw:g>
              <draw:polygon draw:style-name="gr1122" draw:text-style-name="P14" draw:layer="layout" svg:width="0.181cm" svg:height="0.316cm" svg:x="14.802cm" svg:y="11.903cm" svg:viewBox="0 0 182 317" draw:points="0,317 0,106 182,0 182,211">
                <text:p/>
              </draw:polygon>
              <draw:polygon draw:style-name="gr1123" draw:text-style-name="P15" draw:layer="layout" svg:width="0.181cm" svg:height="0.316cm" svg:x="14.62cm" svg:y="11.903cm" svg:viewBox="0 0 182 317" draw:points="0,211 0,0 182,106 182,317">
                <text:p/>
              </draw:polygon>
              <draw:polygon draw:style-name="gr1124" draw:text-style-name="P16" draw:layer="layout" svg:width="0.364cm" svg:height="0.21cm" svg:x="14.62cm" svg:y="11.797cm" svg:viewBox="0 0 365 211" draw:points="182,211 0,106 182,0 365,106">
                <text:p/>
              </draw:polygon>
            </draw:g>
            <draw:g>
              <draw:polygon draw:style-name="gr1125" draw:text-style-name="P14" draw:layer="layout" svg:width="0.181cm" svg:height="0.316cm" svg:x="15.076cm" svg:y="11.428cm" svg:viewBox="0 0 182 317" draw:points="0,317 0,106 182,0 182,211">
                <text:p/>
              </draw:polygon>
              <draw:polygon draw:style-name="gr1126" draw:text-style-name="P15" draw:layer="layout" svg:width="0.181cm" svg:height="0.316cm" svg:x="14.894cm" svg:y="11.428cm" svg:viewBox="0 0 182 317" draw:points="0,211 0,0 182,106 182,317">
                <text:p/>
              </draw:polygon>
              <draw:polygon draw:style-name="gr1127" draw:text-style-name="P16" draw:layer="layout" svg:width="0.364cm" svg:height="0.21cm" svg:x="14.894cm" svg:y="11.322cm" svg:viewBox="0 0 365 211" draw:points="182,211 0,106 182,0 365,106">
                <text:p/>
              </draw:polygon>
            </draw:g>
            <draw:g>
              <draw:polygon draw:style-name="gr1128" draw:text-style-name="P14" draw:layer="layout" svg:width="0.181cm" svg:height="0.316cm" svg:x="14.529cm" svg:y="11.428cm" svg:viewBox="0 0 182 317" draw:points="0,317 0,106 182,0 182,211">
                <text:p/>
              </draw:polygon>
              <draw:polygon draw:style-name="gr1129" draw:text-style-name="P15" draw:layer="layout" svg:width="0.181cm" svg:height="0.316cm" svg:x="14.346cm" svg:y="11.428cm" svg:viewBox="0 0 182 317" draw:points="0,211 0,0 182,106 182,317">
                <text:p/>
              </draw:polygon>
              <draw:polygon draw:style-name="gr1130" draw:text-style-name="P16" draw:layer="layout" svg:width="0.364cm" svg:height="0.21cm" svg:x="14.346cm" svg:y="11.322cm" svg:viewBox="0 0 365 211" draw:points="182,211 0,106 182,0 365,106">
                <text:p/>
              </draw:polygon>
            </draw:g>
            <draw:g>
              <draw:polygon draw:style-name="gr1131" draw:text-style-name="P14" draw:layer="layout" svg:width="0.181cm" svg:height="0.316cm" svg:x="14.802cm" svg:y="11.586cm" svg:viewBox="0 0 182 317" draw:points="0,317 0,106 182,0 182,211">
                <text:p/>
              </draw:polygon>
              <draw:polygon draw:style-name="gr1132" draw:text-style-name="P15" draw:layer="layout" svg:width="0.181cm" svg:height="0.316cm" svg:x="14.62cm" svg:y="11.586cm" svg:viewBox="0 0 182 317" draw:points="0,211 0,0 182,106 182,317">
                <text:p/>
              </draw:polygon>
              <draw:polygon draw:style-name="gr1133" draw:text-style-name="P16" draw:layer="layout" svg:width="0.364cm" svg:height="0.21cm" svg:x="14.62cm" svg:y="11.481cm" svg:viewBox="0 0 365 211" draw:points="182,211 0,106 182,0 365,106">
                <text:p/>
              </draw:polygon>
            </draw:g>
            <draw:polygon draw:style-name="gr1134"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135" draw:text-style-name="P1" draw:layer="layout" svg:width="1.265cm" svg:height="0.742cm" svg:x="13.354cm" svg:y="7.817cm" svg:viewBox="0 0 1266 743" svg:d="M0 743c358 0 920-235 1162-389 242-155 0-354-122-354z">
            <text:p/>
          </draw:path>
          <draw:g>
            <draw:polygon draw:style-name="gr1136" draw:text-style-name="P17" draw:layer="layout" svg:width="0.733cm" svg:height="1.838cm" svg:x="12.62cm" svg:y="6.721cm" svg:viewBox="0 0 734 1839" draw:points="0,1414 0,0 734,424 734,1839">
              <text:p/>
            </draw:polygon>
            <draw:polygon draw:style-name="gr1137" draw:text-style-name="P18" draw:layer="layout" svg:width="1.039cm" svg:height="2.015cm" svg:x="13.354cm" svg:y="6.544cm" svg:viewBox="0 0 1040 2016" draw:points="0,2016 0,601 1040,0 1040,1414">
              <text:p/>
            </draw:polygon>
            <draw:polygon draw:style-name="gr1138" draw:text-style-name="P19" draw:layer="layout" svg:width="1.773cm" svg:height="1.025cm" svg:x="12.62cm" svg:y="6.12cm" svg:viewBox="0 0 1774 1026" draw:points="734,1026 0,601 1040,0 1774,424">
              <text:p/>
            </draw:polygon>
            <draw:polygon draw:style-name="gr1139" draw:text-style-name="P5" draw:layer="layout" svg:width="1.773cm" svg:height="2.439cm" svg:x="12.62cm" svg:y="6.12cm" svg:viewBox="0 0 1774 2440" draw:points="0,2016 0,601 1040,0 1774,424 1774,1839 734,2440">
              <text:p/>
            </draw:polygon>
            <draw:line draw:style-name="gr1140" draw:text-style-name="P6" draw:layer="layout" svg:x1="13.232cm" svg:y1="8.206cm" svg:x2="12.742cm" svg:y2="7.923cm">
              <text:p/>
            </draw:line>
            <draw:line draw:style-name="gr1141" draw:text-style-name="P6" draw:layer="layout" svg:x1="13.232cm" svg:y1="8.348cm" svg:x2="12.742cm" svg:y2="8.065cm">
              <text:p/>
            </draw:line>
            <draw:line draw:style-name="gr1142" draw:text-style-name="P6" draw:layer="layout" svg:x1="13.232cm" svg:y1="8.277cm" svg:x2="12.742cm" svg:y2="7.994cm">
              <text:p/>
            </draw:line>
            <draw:polyline draw:style-name="gr1143" draw:text-style-name="P6" draw:layer="layout" svg:width="0.611cm" svg:height="0.423cm" svg:x="12.681cm" svg:y="6.933cm" svg:viewBox="0 0 612 424" draw:points="612,424 0,71 0,0">
              <text:p/>
            </draw:polyline>
            <draw:polyline draw:style-name="gr1144" draw:text-style-name="P6" draw:layer="layout" svg:width="0.6cm" svg:height="0.425cm" svg:x="12.692cm" svg:y="6.932cm" svg:viewBox="0 0 601 426" draw:points="601,426 601,355 0,0">
              <text:p/>
            </draw:polyline>
            <draw:polygon draw:style-name="gr1145" draw:text-style-name="P12" draw:layer="layout" svg:width="0.071cm" svg:height="0.124cm" svg:x="12.908cm" svg:y="7.639cm" svg:viewBox="0 0 72 125" draw:points="0,83 0,0 72,41 72,125">
              <text:p/>
            </draw:polygon>
            <draw:line draw:style-name="gr1146" draw:text-style-name="P6" draw:layer="layout" svg:x1="13.232cm" svg:y1="8.136cm" svg:x2="12.742cm" svg:y2="7.853cm">
              <text:p/>
            </draw:line>
          </draw:g>
          <draw:g>
            <draw:polygon draw:style-name="gr1147" draw:text-style-name="P20" draw:layer="layout" svg:width="0.446cm" svg:height="0.58cm" svg:x="14.106cm" svg:y="7.358cm" svg:viewBox="0 0 447 581" draw:points="0,323 0,0 307,178 335,129 447,194 447,581">
              <text:p/>
            </draw:polygon>
            <draw:polygon draw:style-name="gr1148" draw:text-style-name="P21" draw:layer="layout" svg:width="0.502cm" svg:height="0.548cm" svg:x="14.05cm" svg:y="7.39cm" svg:viewBox="0 0 503 549" draw:points="56,291 0,0 447,259 503,549">
              <text:p/>
            </draw:polygon>
            <draw:polygon draw:style-name="gr1149" draw:text-style-name="P21" draw:layer="layout" svg:width="0.558cm" svg:height="0.5cm" svg:x="13.994cm" svg:y="7.439cm" svg:viewBox="0 0 559 501" draw:points="112,242 0,0 447,259 559,501">
              <text:p/>
            </draw:polygon>
            <draw:polygon draw:style-name="gr1150" draw:text-style-name="P20" draw:layer="layout" svg:width="0.585cm" svg:height="0.435cm" svg:x="13.966cm" svg:y="7.503cm" svg:viewBox="0 0 586 436" draw:points="140,178 0,0 419,226 586,436">
              <text:p/>
            </draw:polygon>
            <draw:polygon draw:style-name="gr1151" draw:text-style-name="P5" draw:layer="layout" svg:width="0.585cm" svg:height="0.58cm" svg:x="13.966cm" svg:y="7.358cm" svg:viewBox="0 0 586 581" draw:points="140,65 140,0 447,178 474,129 586,194 586,581 140,323 0,145 78,186 28,81 100,123 84,32">
              <text:p/>
            </draw:polygon>
          </draw:g>
          <draw:g>
            <draw:polygon draw:style-name="gr1152" draw:text-style-name="P20" draw:layer="layout" svg:width="0.257cm" svg:height="0.372cm" svg:x="14.285cm" svg:y="8.096cm" svg:viewBox="0 0 258 373" draw:points="258,0 0,37 258,373">
              <text:p/>
            </draw:polygon>
            <draw:polygon draw:style-name="gr1153" draw:text-style-name="P20" draw:layer="layout" svg:width="0.257cm" svg:height="0.372cm" svg:x="14.027cm" svg:y="7.798cm" svg:viewBox="0 0 258 373" draw:points="0,0 258,336 0,373">
              <text:p/>
            </draw:polygon>
            <draw:polygon draw:style-name="gr1154" draw:text-style-name="P20" draw:layer="layout" svg:width="0.515cm" svg:height="0.372cm" svg:x="14.027cm" svg:y="8.096cm" svg:viewBox="0 0 516 373" draw:points="516,373 258,0 0,75">
              <text:p/>
            </draw:polygon>
            <draw:polygon draw:style-name="gr1155" draw:text-style-name="P20" draw:layer="layout" svg:width="0.515cm" svg:height="0.372cm" svg:x="14.027cm" svg:y="7.798cm" svg:viewBox="0 0 516 373" draw:points="516,299 258,373 0,0">
              <text:p/>
            </draw:polygon>
            <draw:polygon draw:style-name="gr1156" draw:text-style-name="P5" draw:layer="layout" svg:width="0.515cm" svg:height="0.671cm" svg:x="14.027cm" svg:y="7.798cm" svg:viewBox="0 0 516 672" draw:points="0,373 0,0 516,299 516,672">
              <text:p/>
            </draw:polygon>
          </draw:g>
          <draw:g>
            <draw:custom-shape draw:style-name="gr1157"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58"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59"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160"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161" draw:text-style-name="P25" draw:layer="layout" svg:width="0.129cm" svg:height="0.218cm" svg:x="13.971cm" svg:y="7.508cm" svg:viewBox="0 0 130 219" svg:d="M115 219v-17l-29-50v-50l-29-66-57-33c57-32 172 182 115 216z">
              <text:p/>
            </draw:path>
            <draw:g>
              <draw:line draw:style-name="gr1162" draw:text-style-name="P26" draw:layer="layout" svg:x1="13.828cm" svg:y1="7.792cm" svg:x2="13.799cm" svg:y2="7.676cm">
                <text:p/>
              </draw:line>
              <draw:line draw:style-name="gr1163" draw:text-style-name="P26" draw:layer="layout" svg:x1="13.828cm" svg:y1="7.793cm" svg:x2="13.857cm" svg:y2="7.71cm">
                <text:p/>
              </draw:line>
              <draw:line draw:style-name="gr1164" draw:text-style-name="P26" draw:layer="layout" svg:x1="13.885cm" svg:y1="7.793cm" svg:x2="13.856cm" svg:y2="7.71cm">
                <text:p/>
              </draw:line>
              <draw:line draw:style-name="gr1165" draw:text-style-name="P26" draw:layer="layout" svg:x1="13.885cm" svg:y1="7.792cm" svg:x2="13.914cm" svg:y2="7.676cm">
                <text:p/>
              </draw:line>
            </draw:g>
            <draw:g>
              <draw:line draw:style-name="gr1166" draw:text-style-name="P26" draw:layer="layout" svg:x1="14cm" svg:y1="7.792cm" svg:x2="13.971cm" svg:y2="7.676cm">
                <text:p/>
              </draw:line>
              <draw:line draw:style-name="gr1167" draw:text-style-name="P26" draw:layer="layout" svg:x1="13.999cm" svg:y1="7.793cm" svg:x2="14.028cm" svg:y2="7.71cm">
                <text:p/>
              </draw:line>
              <draw:line draw:style-name="gr1168" draw:text-style-name="P26" draw:layer="layout" svg:x1="14.057cm" svg:y1="7.793cm" svg:x2="14.028cm" svg:y2="7.71cm">
                <text:p/>
              </draw:line>
              <draw:line draw:style-name="gr1169" draw:text-style-name="P26" draw:layer="layout" svg:x1="14.057cm" svg:y1="7.792cm" svg:x2="14.086cm" svg:y2="7.676cm">
                <text:p/>
              </draw:line>
            </draw:g>
            <draw:g>
              <draw:line draw:style-name="gr1170" draw:text-style-name="P26" draw:layer="layout" svg:x1="13.657cm" svg:y1="7.792cm" svg:x2="13.628cm" svg:y2="7.676cm">
                <text:p/>
              </draw:line>
              <draw:line draw:style-name="gr1171" draw:text-style-name="P26" draw:layer="layout" svg:x1="13.656cm" svg:y1="7.793cm" svg:x2="13.685cm" svg:y2="7.71cm">
                <text:p/>
              </draw:line>
              <draw:line draw:style-name="gr1172" draw:text-style-name="P26" draw:layer="layout" svg:x1="13.714cm" svg:y1="7.793cm" svg:x2="13.685cm" svg:y2="7.71cm">
                <text:p/>
              </draw:line>
              <draw:line draw:style-name="gr1173"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74" draw:text-style-name="P1" draw:layer="layout" svg:width="0.536cm" svg:height="0.421cm" svg:x="14.183cm" svg:y="4.508cm" svg:viewBox="0 0 537 422" svg:d="M0 422c134 0 537-113 537-225 0-113-195-197-293-197 0 84-244 309-244 422z">
            <text:p/>
          </draw:path>
          <draw:g>
            <draw:polygon draw:style-name="gr1175" draw:text-style-name="P27" draw:layer="layout" svg:width="1.463cm" svg:height="1.969cm" svg:x="12.72cm" svg:y="2.96cm" svg:viewBox="0 0 1464 1970" draw:points="0,1126 0,0 1464,844 1464,1970">
              <text:p/>
            </draw:polygon>
            <draw:line draw:style-name="gr1176" draw:text-style-name="P6" draw:layer="layout" svg:x1="12.72cm" svg:y1="3.804cm" svg:x2="14.184cm" svg:y2="4.648cm">
              <text:p/>
            </draw:line>
            <draw:line draw:style-name="gr1177" draw:text-style-name="P6" draw:layer="layout" svg:x1="12.72cm" svg:y1="3.524cm" svg:x2="14.184cm" svg:y2="4.368cm">
              <text:p/>
            </draw:line>
            <draw:line draw:style-name="gr1178" draw:text-style-name="P6" draw:layer="layout" svg:x1="12.72cm" svg:y1="3.242cm" svg:x2="14.184cm" svg:y2="4.086cm">
              <text:p/>
            </draw:line>
            <draw:line draw:style-name="gr1179" draw:text-style-name="P6" draw:layer="layout" svg:x1="13.208cm" svg:y1="3.804cm" svg:x2="13.208cm" svg:y2="4.086cm">
              <text:p/>
            </draw:line>
            <draw:line draw:style-name="gr1180" draw:text-style-name="P6" draw:layer="layout" svg:x1="13.695cm" svg:y1="3.524cm" svg:x2="13.695cm" svg:y2="3.806cm">
              <text:p/>
            </draw:line>
            <draw:line draw:style-name="gr1181" draw:text-style-name="P6" draw:layer="layout" svg:x1="13.94cm" svg:y1="4.508cm" svg:x2="13.94cm" svg:y2="4.79cm">
              <text:p/>
            </draw:line>
            <draw:line draw:style-name="gr1182" draw:text-style-name="P6" draw:layer="layout" svg:x1="13.452cm" svg:y1="4.226cm" svg:x2="13.452cm" svg:y2="4.508cm">
              <text:p/>
            </draw:line>
            <draw:line draw:style-name="gr1183" draw:text-style-name="P6" draw:layer="layout" svg:x1="12.964cm" svg:y1="3.946cm" svg:x2="12.964cm" svg:y2="4.228cm">
              <text:p/>
            </draw:line>
            <draw:line draw:style-name="gr1184" draw:text-style-name="P6" draw:layer="layout" svg:x1="13.208cm" svg:y1="3.242cm" svg:x2="13.208cm" svg:y2="3.524cm">
              <text:p/>
            </draw:line>
            <draw:line draw:style-name="gr1185" draw:text-style-name="P6" draw:layer="layout" svg:x1="13.452cm" svg:y1="3.664cm" svg:x2="13.452cm" svg:y2="3.946cm">
              <text:p/>
            </draw:line>
            <draw:line draw:style-name="gr1186" draw:text-style-name="P6" draw:layer="layout" svg:x1="13.695cm" svg:y1="4.086cm" svg:x2="13.695cm" svg:y2="4.368cm">
              <text:p/>
            </draw:line>
            <draw:line draw:style-name="gr1187" draw:text-style-name="P6" draw:layer="layout" svg:x1="13.94cm" svg:y1="3.946cm" svg:x2="13.94cm" svg:y2="4.228cm">
              <text:p/>
            </draw:line>
            <draw:line draw:style-name="gr1188" draw:text-style-name="P6" draw:layer="layout" svg:x1="12.964cm" svg:y1="3.382cm" svg:x2="12.964cm" svg:y2="3.664cm">
              <text:p/>
            </draw:line>
            <draw:polygon draw:style-name="gr1189" draw:text-style-name="P28" draw:layer="layout" svg:width="0.243cm" svg:height="1.265cm" svg:x="14.183cm" svg:y="3.664cm" svg:viewBox="0 0 244 1266" draw:points="0,1266 0,140 244,0 244,1126">
              <text:p/>
            </draw:polygon>
            <draw:polygon draw:style-name="gr1190" draw:text-style-name="P29" draw:layer="layout" svg:width="1.706cm" svg:height="0.983cm" svg:x="12.72cm" svg:y="2.82cm" svg:viewBox="0 0 1707 984" draw:points="1464,984 0,140 244,0 1707,844">
              <text:p/>
            </draw:polygon>
            <draw:line draw:style-name="gr1191" draw:text-style-name="P6" draw:layer="layout" svg:x1="13.695cm" svg:y1="3.522cm" svg:x2="13.939cm" svg:y2="3.382cm">
              <text:p/>
            </draw:line>
            <draw:line draw:style-name="gr1192" draw:text-style-name="P6" draw:layer="layout" svg:x1="14.183cm" svg:y1="4.086cm" svg:x2="14.427cm" svg:y2="3.946cm">
              <text:p/>
            </draw:line>
            <draw:line draw:style-name="gr1193" draw:text-style-name="P6" draw:layer="layout" svg:x1="14.183cm" svg:y1="4.366cm" svg:x2="14.427cm" svg:y2="4.226cm">
              <text:p/>
            </draw:line>
            <draw:line draw:style-name="gr1194" draw:text-style-name="P6" draw:layer="layout" svg:x1="14.183cm" svg:y1="4.648cm" svg:x2="14.427cm" svg:y2="4.508cm">
              <text:p/>
            </draw:line>
            <draw:line draw:style-name="gr1195" draw:text-style-name="P6" draw:layer="layout" svg:x1="13.208cm" svg:y1="3.242cm" svg:x2="13.452cm" svg:y2="3.102cm">
              <text:p/>
            </draw:line>
            <draw:polygon draw:style-name="gr1196" draw:text-style-name="P5" draw:layer="layout" svg:width="1.706cm" svg:height="2.109cm" svg:x="12.72cm" svg:y="2.82cm" svg:viewBox="0 0 1707 2110" draw:points="244,0 1707,844 1707,1970 1464,2110 0,1266 0,140">
              <text:p/>
            </draw:polygon>
          </draw:g>
        </draw:g>
        <draw:custom-shape draw:style-name="gr207" draw:text-style-name="P30" xml:id="id21" draw:id="id21"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3" draw:layer="layout" svg:width="3.821cm" svg:height="1.673cm" svg:x="15.82cm" svg:y="3.12cm">
          <draw:text-box>
            <text:p text:style-name="P35"><text:span text:style-name="T1">V</text:span><text:span text:style-name="T1">M</text:span><text:span text:style-name="T1">: </text:span><text:span text:style-name="T1">i</text:span><text:span text:style-name="T1">p</text:span><text:span text:style-name="T1">f</text:span><text:span text:style-name="T1">i</text:span><text:span text:style-name="T1">r</text:span><text:span text:style-name="T1">e</text:span></text:p>
            <text:p text:style-name="P36"><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2</text:span><text:span text:style-name="T2">5</text:span><text:span text:style-name="T2">4</text:span><text:span text:style-name="T2">/</text:span><text:span text:style-name="T2">1</text:span><text:span text:style-name="T2">2</text:span></text:p>
            <text:p text:style-name="P36"><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2</text:span><text:span text:style-name="T3">5</text:span><text:span text:style-name="T3">4</text:span><text:span text:style-name="T3">/</text:span><text:span text:style-name="T3">2</text:span><text:span text:style-name="T3">4</text:span></text:p>
          </draw:text-box>
        </draw:frame>
        <draw:frame draw:style-name="gr209" draw:text-style-name="P33" draw:layer="layout" svg:width="2.873cm" svg:height="1.199cm" svg:x="15.747cm" svg:y="6.421cm">
          <draw:text-box>
            <text:p text:style-name="P35"><text:span text:style-name="T1">V</text:span><text:span text:style-name="T1">M</text:span><text:span text:style-name="T1">: </text:span><text:span text:style-name="T1">s</text:span><text:span text:style-name="T1">e</text:span><text:span text:style-name="T1">r</text:span><text:span text:style-name="T1">v</text:span><text:span text:style-name="T1">e</text:span><text:span text:style-name="T1">r</text:span></text:p>
            <text:p text:style-name="P36"><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text:span><text:span text:style-name="T2">1</text:span><text:span text:style-name="T2">2</text:span></text:p>
          </draw:text-box>
        </draw:frame>
        <draw:frame draw:style-name="gr210" draw:text-style-name="P33" draw:layer="layout" svg:width="3.584cm" svg:height="1.673cm" svg:x="15.722cm" svg:y="9.922cm">
          <draw:text-box>
            <text:p text:style-name="P35"><text:span text:style-name="T1">H</text:span><text:span text:style-name="T1">o</text:span><text:span text:style-name="T1">s</text:span><text:span text:style-name="T1">t</text:span><text:span text:style-name="T1">: </text:span><text:span text:style-name="T1">k</text:span><text:span text:style-name="T1">v</text:span><text:span text:style-name="T1">m</text:span></text:p>
            <text:p text:style-name="P36"><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0</text:span><text:span text:style-name="T2">/</text:span><text:span text:style-name="T2">1</text:span><text:span text:style-name="T2">2</text:span></text:p>
            <text:p text:style-name="P36"><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0</text:span><text:span text:style-name="T3">/</text:span><text:span text:style-name="T3">2</text:span><text:span text:style-name="T3">4</text:span></text:p>
          </draw:text-box>
        </draw:frame>
        <draw:custom-shape draw:style-name="gr211" draw:text-style-name="P30" xml:id="id24" draw:id="id24"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5"><text:span text:style-name="T1"/></text:p>
            <text:p text:style-name="P36"><text:span text:style-name="T2">S</text:span><text:span text:style-name="T2">c</text:span><text:span text:style-name="T2">h</text:span><text:span text:style-name="T2">u</text:span><text:span text:style-name="T2">l</text:span><text:span text:style-name="T2">n</text:span><text:span text:style-name="T2">e</text:span><text:span text:style-name="T2">t</text:span><text:span text:style-name="T2">z</text:span></text:p>
            <text:p text:style-name="P36"><text:span text:style-name="T3"/></text:p>
          </draw:text-box>
        </draw:frame>
        <draw:frame draw:style-name="gr208" draw:text-style-name="P33" draw:layer="layout" svg:width="3.821cm" svg:height="1.673cm" svg:x="10.32cm" svg:y="15.52cm">
          <draw:text-box>
            <text:p text:style-name="P35"><text:span text:style-name="T1">r</text:span><text:span text:style-name="T1">o</text:span><text:span text:style-name="T1">u</text:span><text:span text:style-name="T1">t</text:span><text:span text:style-name="T1">e</text:span><text:span text:style-name="T1">r</text:span></text:p>
            <text:p text:style-name="P36"><text:span text:style-name="T3">1</text:span><text:span text:style-name="T3">9</text:span><text:span text:style-name="T3">2</text:span><text:span text:style-name="T3">.</text:span><text:span text:style-name="T3">1</text:span><text:span text:style-name="T3">6</text:span><text:span text:style-name="T3">8</text:span><text:span text:style-name="T3">.</text:span><text:span text:style-name="T3">1</text:span><text:span text:style-name="T3">.</text:span><text:span text:style-name="T3">1</text:span><text:span text:style-name="T3">/</text:span><text:span text:style-name="T3">2</text:span><text:span text:style-name="T3">4</text:span></text:p>
          </draw:text-box>
        </draw:frame>
        <draw:custom-shape draw:style-name="gr1197"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3" draw:layer="layout" svg:width="3.821cm" svg:height="1.673cm" svg:x="1.92cm" svg:y="15.82cm">
          <draw:text-box>
            <text:p text:style-name="P35"><text:span text:style-name="T1">I</text:span><text:span text:style-name="T1">n</text:span><text:span text:style-name="T1">t</text:span><text:span text:style-name="T1">e</text:span><text:span text:style-name="T1">r</text:span><text:span text:style-name="T1">n</text:span><text:span text:style-name="T1">e</text:span><text:span text:style-name="T1">t</text:span></text:p>
            <text:p text:style-name="P36"><text:span text:style-name="T2"/></text:p>
          </draw:text-box>
        </draw:frame>
        <draw:custom-shape draw:style-name="gr214" draw:text-style-name="P30" xml:id="id23" draw:id="id23"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5"><text:span text:style-name="T1">a</text:span><text:span text:style-name="T1">d</text:span><text:span text:style-name="T1">m</text:span><text:span text:style-name="T1">i</text:span><text:span text:style-name="T1">n</text:span><text:span text:style-name="T1">P</text:span><text:span text:style-name="T1">C</text:span></text:p>
            <text:p text:style-name="P36"><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1</text:span><text:span text:style-name="T2">/</text:span><text:span text:style-name="T2">1</text:span><text:span text:style-name="T2">2</text:span></text:p>
            <text:p text:style-name="P36"><text:span text:style-name="T3"/></text:p>
          </draw:text-box>
        </draw:frame>
        <draw:custom-shape draw:style-name="gr215" draw:text-style-name="P30" xml:id="id22" draw:id="id22"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21" draw:start-glue-point="2" draw:end-shape="id22" draw:end-glue-point="0" svg:d="M15620 12920l-4922 2001" svg:viewBox="0 0 4923 2002">
          <text:p/>
        </draw:connector>
        <draw:connector draw:style-name="gr217" draw:text-style-name="P30" draw:layer="layout" draw:type="line" svg:x1="15.62cm" svg:y1="12.92cm" svg:x2="20.01cm" svg:y2="14.92cm" draw:start-shape="id21" draw:start-glue-point="2" draw:end-shape="id23" draw:end-glue-point="0" svg:d="M15620 12920l4390 2000" svg:viewBox="0 0 4391 2001">
          <text:p/>
        </draw:connector>
        <draw:connector draw:style-name="gr217" draw:text-style-name="P30" draw:layer="layout" draw:type="line" svg:x1="20.01cm" svg:y1="14.92cm" svg:x2="23.621cm" svg:y2="12.921cm" draw:start-shape="id23" draw:start-glue-point="0" draw:end-shape="id24" draw:end-glue-point="2" svg:d="M20010 14920l3611-1999" svg:viewBox="0 0 3612 2000">
          <text:p/>
        </draw:connector>
        <draw:connector draw:style-name="gr218" draw:text-style-name="P30" draw:layer="layout" draw:type="line" svg:x1="7.098cm" svg:y1="16.221cm" svg:x2="4.762cm" svg:y2="16.272cm" draw:start-shape="id22"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62cm" svg:y="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198" draw:text-style-name="P1" draw:layer="layout" svg:width="0.391cm" svg:height="0.247cm" svg:x="23.028cm" svg:y="11.421cm" svg:viewBox="0 0 392 248" svg:d="M0 248c98 0 392-82 392-145 0-62-10-103-108-103 0 62-286 62-284 248z">
              <text:p/>
            </draw:path>
            <draw:g>
              <draw:polygon draw:style-name="gr1199" draw:text-style-name="P2" draw:layer="layout" svg:width="0.177cm" svg:height="0.206cm" svg:x="22.884cm" svg:y="11.463cm" svg:viewBox="0 0 178 207" draw:points="0,124 36,0 178,83 143,207">
                <text:p/>
              </draw:polygon>
              <draw:polygon draw:style-name="gr1200" draw:text-style-name="P3" draw:layer="layout" svg:width="0.392cm" svg:height="0.227cm" svg:x="22.92cm" svg:y="11.318cm" svg:viewBox="0 0 393 228" draw:points="0,145 72,83 178,21 250,0 393,83 322,103 214,166 143,228">
                <text:p/>
              </draw:polygon>
              <draw:path draw:style-name="gr1201" draw:text-style-name="P4" draw:layer="layout" svg:width="0.321cm" svg:height="0.268cm" svg:x="23.027cm" svg:y="11.4cm" svg:viewBox="0 0 322 269" svg:d="M322 83c0-124-72-83-144-42-71 42-142 42-178 228 0 0 143-83 322-186z">
                <text:p/>
              </draw:path>
              <draw:path draw:style-name="gr1202" draw:text-style-name="P5" draw:layer="layout" svg:width="0.463cm" svg:height="0.351cm" svg:x="22.884cm" svg:y="11.318cm" svg:viewBox="0 0 464 352" svg:d="M286 0c-72 21-72 21-143 62-36 21-107 41-143 207 72 42 72 42 143 83 41-19 250-145 321-186 0-104-71-104-178-166z">
                <text:p/>
              </draw:path>
            </draw:g>
          </draw:g>
          <draw:g>
            <draw:path draw:style-name="gr1203" draw:text-style-name="P1" draw:layer="layout" svg:width="0.642cm" svg:height="0.496cm" svg:x="22.706cm" svg:y="10.428cm" svg:viewBox="0 0 643 497" svg:d="M2 497c98 0 641-21 641-207 0-187-186-290-285-290 0 62-392 41-356 497z">
              <text:p/>
            </draw:path>
            <draw:g>
              <draw:polygon draw:style-name="gr1204" draw:text-style-name="P2" draw:layer="layout" svg:width="0.356cm" svg:height="0.289cm" svg:x="22.348cm" svg:y="10.634cm" svg:viewBox="0 0 357 290" draw:points="0,83 0,0 357,207 357,290">
                <text:p/>
              </draw:polygon>
              <draw:polygon draw:style-name="gr1205" draw:text-style-name="P2" draw:layer="layout" svg:width="0.356cm" svg:height="0.351cm" svg:x="22.634cm" svg:y="10.324cm" svg:viewBox="0 0 357 352" draw:points="0,145 0,0 357,207 357,352">
                <text:p/>
              </draw:polygon>
              <draw:polygon draw:style-name="gr1206" draw:text-style-name="P3" draw:layer="layout" svg:width="0.642cm" svg:height="0.372cm" svg:x="22.348cm" svg:y="10.469cm" svg:viewBox="0 0 643 373" draw:points="0,166 286,0 643,207 357,373">
                <text:p/>
              </draw:polygon>
              <draw:line draw:style-name="gr1207" draw:text-style-name="P6" draw:layer="layout" svg:x1="22.634cm" svg:y1="10.469cm" svg:x2="22.991cm" svg:y2="10.676cm">
                <text:p/>
              </draw:line>
              <draw:polygon draw:style-name="gr1208" draw:text-style-name="P4" draw:layer="layout" svg:width="0.356cm" svg:height="0.351cm" svg:x="22.706cm" svg:y="10.573cm" svg:viewBox="0 0 357 352" draw:points="0,352 0,269 286,103 286,0 357,41 357,145">
                <text:p/>
              </draw:polygon>
              <draw:polygon draw:style-name="gr1209" draw:text-style-name="P2" draw:layer="layout" svg:width="1.142cm" svg:height="1.572cm" svg:x="21.956cm" svg:y="9.061cm" svg:viewBox="0 0 1143 1573" draw:points="0,911 0,0 1143,663 1143,1573">
                <text:p/>
              </draw:polygon>
              <draw:polygon draw:style-name="gr1210" draw:text-style-name="P7" draw:layer="layout" svg:width="1.071cm" svg:height="1.448cm" svg:x="21.992cm" svg:y="9.123cm" svg:viewBox="0 0 1072 1449" draw:points="0,828 0,0 1072,621 1072,1449">
                <text:p/>
              </draw:polygon>
              <draw:polygon draw:style-name="gr1211" draw:text-style-name="P3" draw:layer="layout" svg:width="1.213cm" svg:height="0.703cm" svg:x="21.956cm" svg:y="9.02cm" svg:viewBox="0 0 1214 704" draw:points="1143,704 0,41 72,0 1214,663">
                <text:p/>
              </draw:polygon>
              <draw:polygon draw:style-name="gr1212" draw:text-style-name="P4" draw:layer="layout" svg:width="0.071cm" svg:height="0.951cm" svg:x="23.099cm" svg:y="9.683cm" svg:viewBox="0 0 72 952" draw:points="0,952 0,41 72,0 72,911">
                <text:p/>
              </draw:polygon>
              <draw:polygon draw:style-name="gr1213" draw:text-style-name="P5" draw:layer="layout" svg:width="1.213cm" svg:height="1.904cm" svg:x="21.956cm" svg:y="9.02cm" svg:viewBox="0 0 1214 1905" draw:points="72,0 1214,663 1214,1573 1143,1614 1107,1594 1107,1697 750,1905 393,1697 393,1614 678,1449 678,1346 0,952 0,41">
                <text:p/>
              </draw:polygon>
            </draw:g>
          </draw:g>
          <draw:g>
            <draw:path draw:style-name="gr1214" draw:text-style-name="P1" draw:layer="layout" svg:width="0.464cm" svg:height="0.247cm" svg:x="22.562cm" svg:y="11.194cm" svg:viewBox="0 0 465 248" svg:d="M2 248c99 0 463-103 463-165s-9-83-107-83c0 62-393 41-356 248z">
              <text:p/>
            </draw:path>
            <draw:g>
              <draw:polygon draw:style-name="gr1215" draw:text-style-name="P3" draw:layer="layout" svg:width="1.535cm" svg:height="0.889cm" svg:x="21.42cm" svg:y="10.49cm" svg:viewBox="0 0 1536 890" draw:points="1143,890 0,228 393,0 1536,663">
                <text:p/>
              </draw:polygon>
              <draw:polygon draw:style-name="gr1216" draw:text-style-name="P8" draw:layer="layout" svg:width="1.035cm" svg:height="0.599cm" svg:x="21.527cm" svg:y="10.552cm" svg:viewBox="0 0 1036 600" draw:points="0,166 286,0 1036,435 750,600">
                <text:p/>
              </draw:polygon>
              <draw:polygon draw:style-name="gr1217" draw:text-style-name="P8" draw:layer="layout" svg:width="0.499cm" svg:height="0.289cm" svg:x="22.348cm" svg:y="11.028cm" svg:viewBox="0 0 500 290" draw:points="0,166 286,0 500,124 214,290">
                <text:p/>
              </draw:polygon>
              <draw:polygon draw:style-name="gr1218" draw:text-style-name="P4" draw:layer="layout" svg:width="0.392cm" svg:height="0.31cm" svg:x="22.563cm" svg:y="11.152cm" svg:viewBox="0 0 393 311" draw:points="0,311 0,228 393,0 393,83">
                <text:p/>
              </draw:polygon>
              <draw:line draw:style-name="gr1219" draw:text-style-name="P6" draw:layer="layout" svg:x1="21.598cm" svg:y1="10.676cm" svg:x2="22.348cm" svg:y2="11.111cm">
                <text:p/>
              </draw:line>
              <draw:line draw:style-name="gr1220" draw:text-style-name="P6" draw:layer="layout" svg:x1="21.67cm" svg:y1="10.634cm" svg:x2="22.42cm" svg:y2="11.069cm">
                <text:p/>
              </draw:line>
              <draw:line draw:style-name="gr1221" draw:text-style-name="P6" draw:layer="layout" svg:x1="21.742cm" svg:y1="10.593cm" svg:x2="22.492cm" svg:y2="11.028cm">
                <text:p/>
              </draw:line>
              <draw:line draw:style-name="gr1222" draw:text-style-name="P6" draw:layer="layout" svg:x1="22.42cm" svg:y1="10.986cm" svg:x2="22.492cm" svg:y2="10.945cm">
                <text:p/>
              </draw:line>
              <draw:line draw:style-name="gr1223" draw:text-style-name="P6" draw:layer="layout" svg:x1="22.348cm" svg:y1="10.945cm" svg:x2="22.42cm" svg:y2="10.904cm">
                <text:p/>
              </draw:line>
              <draw:line draw:style-name="gr1224" draw:text-style-name="P6" draw:layer="layout" svg:x1="22.277cm" svg:y1="10.904cm" svg:x2="22.349cm" svg:y2="10.863cm">
                <text:p/>
              </draw:line>
              <draw:line draw:style-name="gr1225" draw:text-style-name="P6" draw:layer="layout" svg:x1="22.313cm" svg:y1="11.007cm" svg:x2="22.385cm" svg:y2="10.966cm">
                <text:p/>
              </draw:line>
              <draw:line draw:style-name="gr1226" draw:text-style-name="P6" draw:layer="layout" svg:x1="22.242cm" svg:y1="10.966cm" svg:x2="22.314cm" svg:y2="10.925cm">
                <text:p/>
              </draw:line>
              <draw:line draw:style-name="gr1227" draw:text-style-name="P6" draw:layer="layout" svg:x1="22.17cm" svg:y1="10.924cm" svg:x2="22.242cm" svg:y2="10.883cm">
                <text:p/>
              </draw:line>
              <draw:line draw:style-name="gr1228" draw:text-style-name="P6" draw:layer="layout" svg:x1="22.206cm" svg:y1="10.862cm" svg:x2="22.278cm" svg:y2="10.821cm">
                <text:p/>
              </draw:line>
              <draw:line draw:style-name="gr1229" draw:text-style-name="P6" draw:layer="layout" svg:x1="22.098cm" svg:y1="10.883cm" svg:x2="22.17cm" svg:y2="10.842cm">
                <text:p/>
              </draw:line>
              <draw:line draw:style-name="gr1230" draw:text-style-name="P6" draw:layer="layout" svg:x1="22.134cm" svg:y1="10.821cm" svg:x2="22.206cm" svg:y2="10.78cm">
                <text:p/>
              </draw:line>
              <draw:line draw:style-name="gr1231" draw:text-style-name="P6" draw:layer="layout" svg:x1="22.063cm" svg:y1="10.779cm" svg:x2="22.135cm" svg:y2="10.738cm">
                <text:p/>
              </draw:line>
              <draw:line draw:style-name="gr1232" draw:text-style-name="P6" draw:layer="layout" svg:x1="21.992cm" svg:y1="10.738cm" svg:x2="22.064cm" svg:y2="10.697cm">
                <text:p/>
              </draw:line>
              <draw:line draw:style-name="gr1233" draw:text-style-name="P6" draw:layer="layout" svg:x1="22.027cm" svg:y1="10.841cm" svg:x2="22.099cm" svg:y2="10.8cm">
                <text:p/>
              </draw:line>
              <draw:line draw:style-name="gr1234" draw:text-style-name="P6" draw:layer="layout" svg:x1="21.956cm" svg:y1="10.8cm" svg:x2="22.028cm" svg:y2="10.759cm">
                <text:p/>
              </draw:line>
              <draw:line draw:style-name="gr1235" draw:text-style-name="P6" draw:layer="layout" svg:x1="21.884cm" svg:y1="10.758cm" svg:x2="21.956cm" svg:y2="10.717cm">
                <text:p/>
              </draw:line>
              <draw:line draw:style-name="gr1236" draw:text-style-name="P6" draw:layer="layout" svg:x1="21.92cm" svg:y1="10.696cm" svg:x2="21.992cm" svg:y2="10.655cm">
                <text:p/>
              </draw:line>
              <draw:line draw:style-name="gr1237" draw:text-style-name="P6" draw:layer="layout" svg:x1="21.813cm" svg:y1="10.717cm" svg:x2="21.885cm" svg:y2="10.676cm">
                <text:p/>
              </draw:line>
              <draw:line draw:style-name="gr1238" draw:text-style-name="P6" draw:layer="layout" svg:x1="21.848cm" svg:y1="10.655cm" svg:x2="21.92cm" svg:y2="10.614cm">
                <text:p/>
              </draw:line>
              <draw:line draw:style-name="gr1239" draw:text-style-name="P6" draw:layer="layout" svg:x1="21.777cm" svg:y1="10.614cm" svg:x2="21.849cm" svg:y2="10.573cm">
                <text:p/>
              </draw:line>
              <draw:line draw:style-name="gr1240" draw:text-style-name="P6" draw:layer="layout" svg:x1="21.742cm" svg:y1="10.675cm" svg:x2="21.814cm" svg:y2="10.634cm">
                <text:p/>
              </draw:line>
              <draw:line draw:style-name="gr1241" draw:text-style-name="P6" draw:layer="layout" svg:x1="22.206cm" svg:y1="11.027cm" svg:x2="22.278cm" svg:y2="10.986cm">
                <text:p/>
              </draw:line>
              <draw:line draw:style-name="gr1242" draw:text-style-name="P6" draw:layer="layout" svg:x1="22.134cm" svg:y1="10.986cm" svg:x2="22.206cm" svg:y2="10.945cm">
                <text:p/>
              </draw:line>
              <draw:line draw:style-name="gr1243" draw:text-style-name="P6" draw:layer="layout" svg:x1="22.063cm" svg:y1="10.945cm" svg:x2="22.135cm" svg:y2="10.904cm">
                <text:p/>
              </draw:line>
              <draw:line draw:style-name="gr1244" draw:text-style-name="P6" draw:layer="layout" svg:x1="22.027cm" svg:y1="11.007cm" svg:x2="22.099cm" svg:y2="10.966cm">
                <text:p/>
              </draw:line>
              <draw:line draw:style-name="gr1245" draw:text-style-name="P6" draw:layer="layout" svg:x1="21.956cm" svg:y1="10.966cm" svg:x2="22.028cm" svg:y2="10.925cm">
                <text:p/>
              </draw:line>
              <draw:line draw:style-name="gr1246" draw:text-style-name="P6" draw:layer="layout" svg:x1="21.992cm" svg:y1="10.904cm" svg:x2="22.064cm" svg:y2="10.863cm">
                <text:p/>
              </draw:line>
              <draw:line draw:style-name="gr1247" draw:text-style-name="P6" draw:layer="layout" svg:x1="21.92cm" svg:y1="10.862cm" svg:x2="21.992cm" svg:y2="10.821cm">
                <text:p/>
              </draw:line>
              <draw:line draw:style-name="gr1248" draw:text-style-name="P6" draw:layer="layout" svg:x1="21.848cm" svg:y1="10.821cm" svg:x2="21.92cm" svg:y2="10.78cm">
                <text:p/>
              </draw:line>
              <draw:line draw:style-name="gr1249" draw:text-style-name="P6" draw:layer="layout" svg:x1="21.777cm" svg:y1="10.779cm" svg:x2="21.849cm" svg:y2="10.738cm">
                <text:p/>
              </draw:line>
              <draw:line draw:style-name="gr1250" draw:text-style-name="P6" draw:layer="layout" svg:x1="21.67cm" svg:y1="10.8cm" svg:x2="21.742cm" svg:y2="10.759cm">
                <text:p/>
              </draw:line>
              <draw:line draw:style-name="gr1251" draw:text-style-name="P6" draw:layer="layout" svg:x1="21.706cm" svg:y1="10.738cm" svg:x2="21.778cm" svg:y2="10.697cm">
                <text:p/>
              </draw:line>
              <draw:line draw:style-name="gr1252" draw:text-style-name="P6" draw:layer="layout" svg:x1="21.598cm" svg:y1="10.758cm" svg:x2="21.67cm" svg:y2="10.717cm">
                <text:p/>
              </draw:line>
              <draw:line draw:style-name="gr1253" draw:text-style-name="P6" draw:layer="layout" svg:x1="22.17cm" svg:y1="11.09cm" svg:x2="22.242cm" svg:y2="11.049cm">
                <text:p/>
              </draw:line>
              <draw:line draw:style-name="gr1254" draw:text-style-name="P6" draw:layer="layout" svg:x1="22.098cm" svg:y1="11.048cm" svg:x2="22.17cm" svg:y2="11.007cm">
                <text:p/>
              </draw:line>
              <draw:line draw:style-name="gr1255" draw:text-style-name="P6" draw:layer="layout" svg:x1="22.42cm" svg:y1="11.235cm" svg:x2="22.706cm" svg:y2="11.069cm">
                <text:p/>
              </draw:line>
              <draw:line draw:style-name="gr1256" draw:text-style-name="P6" draw:layer="layout" svg:x1="22.492cm" svg:y1="11.277cm" svg:x2="22.778cm" svg:y2="11.111cm">
                <text:p/>
              </draw:line>
              <draw:line draw:style-name="gr1257" draw:text-style-name="P6" draw:layer="layout" svg:x1="22.563cm" svg:y1="11.069cm" svg:x2="22.777cm" svg:y2="11.193cm">
                <text:p/>
              </draw:line>
              <draw:line draw:style-name="gr1258" draw:text-style-name="P6" draw:layer="layout" svg:x1="22.492cm" svg:y1="11.111cm" svg:x2="22.706cm" svg:y2="11.235cm">
                <text:p/>
              </draw:line>
              <draw:line draw:style-name="gr1259" draw:text-style-name="P6" draw:layer="layout" svg:x1="22.42cm" svg:y1="11.152cm" svg:x2="22.563cm" svg:y2="11.235cm">
                <text:p/>
              </draw:line>
              <draw:polygon draw:style-name="gr1260" draw:text-style-name="P2" draw:layer="layout" svg:width="1.142cm" svg:height="0.744cm" svg:x="21.42cm" svg:y="10.717cm" svg:viewBox="0 0 1143 745" draw:points="0,83 0,0 1143,663 1143,745">
                <text:p/>
              </draw:polygon>
              <draw:polygon draw:style-name="gr1261" draw:text-style-name="P5" draw:layer="layout" svg:width="1.535cm" svg:height="0.972cm" svg:x="21.42cm" svg:y="10.49cm" svg:viewBox="0 0 1536 973" draw:points="393,0 1536,663 1536,745 1143,973 0,311 0,228">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262" draw:text-style-name="P1" draw:layer="layout" svg:width="0.888cm" svg:height="0.556cm" svg:x="9.031cm" svg:y="16.663cm" svg:viewBox="0 0 889 557" svg:d="M0 557c204 0 889-214 889-386 0-171-74-171-148-171 0 129-741 385-741 55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263" draw:text-style-name="P9" draw:layer="layout" svg:width="0.74cm" svg:height="0.728cm" svg:x="9.031cm" svg:y="16.491cm" svg:viewBox="0 0 741 729" draw:points="0,729 0,429 741,0 741,300">
              <text:p/>
            </draw:polygon>
            <draw:polygon draw:style-name="gr1264" draw:text-style-name="P3" draw:layer="layout" svg:width="1.851cm" svg:height="1.07cm" svg:x="7.92cm" svg:y="15.849cm" svg:viewBox="0 0 1852 1071" draw:points="1111,1071 0,429 741,0 1852,643">
              <text:p/>
            </draw:polygon>
            <draw:polygon draw:style-name="gr1265" draw:text-style-name="P2" draw:layer="layout" svg:width="1.11cm" svg:height="0.942cm" svg:x="7.92cm" svg:y="16.277cm" svg:viewBox="0 0 1111 943" draw:points="0,300 0,0 1111,643 1111,943">
              <text:p/>
            </draw:polygon>
            <draw:polygon draw:style-name="gr1266" draw:text-style-name="P5" draw:layer="layout" svg:width="1.851cm" svg:height="1.37cm" svg:x="7.92cm" svg:y="15.849cm" svg:viewBox="0 0 1852 1371" draw:points="0,729 0,429 741,0 1852,643 1852,943 1111,1371">
              <text:p/>
            </draw:polygon>
            <draw:polygon draw:style-name="gr1267" draw:text-style-name="P10" draw:layer="layout" svg:width="0.073cm" svg:height="0.17cm" svg:x="8.809cm" svg:y="16.877cm" svg:viewBox="0 0 74 171" draw:points="0,129 0,0 74,43 74,171">
              <text:p/>
            </draw:polygon>
            <draw:polygon draw:style-name="gr1268" draw:text-style-name="P11" draw:layer="layout" svg:width="0.073cm" svg:height="0.813cm" svg:x="8.735cm" svg:y="15.12cm" svg:viewBox="0 0 74 814" draw:points="0,771 0,0 74,0 74,814">
              <text:p/>
            </draw:polygon>
            <draw:polygon draw:style-name="gr1269" draw:text-style-name="P11" draw:layer="layout" svg:width="0.073cm" svg:height="0.813cm" svg:x="9.624cm" svg:y="15.634cm" svg:viewBox="0 0 74 814" draw:points="0,771 0,0 74,0 74,814">
              <text:p/>
            </draw:polygon>
          </draw:g>
        </draw:g>
        <draw:path draw:style-name="gr1270" draw:text-style-name="P1" draw:layer="layout" svg:width="1.262cm" svg:height="1.015cm" svg:x="19.347cm" svg:y="16.32cm" svg:viewBox="0 0 1263 1016" svg:d="M0 1016c193 0 1263-406 1263-609 0-204-509-407-702-407 0 122-561 853-561 1016z">
          <text:p/>
        </draw:path>
        <draw:g>
          <draw:polygon draw:style-name="gr1271" draw:text-style-name="P2" draw:layer="layout" svg:width="2.018cm" svg:height="1.501cm" svg:x="17.276cm" svg:y="15.801cm" svg:viewBox="0 0 2019 1502" draw:points="0,334 0,0 2019,1169 2019,1502">
            <text:p/>
          </draw:polygon>
          <draw:polygon draw:style-name="gr1272" draw:text-style-name="P9" draw:layer="layout" svg:width="0.865cm" svg:height="0.834cm" svg:x="19.295cm" svg:y="16.469cm" svg:viewBox="0 0 866 835" draw:points="0,835 0,501 866,0 866,334">
            <text:p/>
          </draw:polygon>
          <draw:polygon draw:style-name="gr1273" draw:text-style-name="P3" draw:layer="layout" svg:width="2.884cm" svg:height="1.668cm" svg:x="17.276cm" svg:y="15.3cm" svg:viewBox="0 0 2885 1669" draw:points="2019,1669 0,501 866,0 2885,1169">
            <text:p/>
          </draw:polygon>
          <draw:polygon draw:style-name="gr1274" draw:text-style-name="P12" draw:layer="layout" svg:width="0.114cm" svg:height="0.199cm" svg:x="19.065cm" svg:y="16.936cm" svg:viewBox="0 0 115 200" draw:points="0,134 0,0 115,67 115,200">
            <text:p/>
          </draw:polygon>
          <draw:polygon draw:style-name="gr1275" draw:text-style-name="P2" draw:layer="layout" svg:width="0.114cm" svg:height="0.4cm" svg:x="17.161cm" svg:y="15.734cm" svg:viewBox="0 0 115 401" draw:points="0,334 0,0 115,67 115,401">
            <text:p/>
          </draw:polygon>
          <draw:polygon draw:style-name="gr1276" draw:text-style-name="P2" draw:layer="layout" svg:width="0.114cm" svg:height="0.4cm" svg:x="19.295cm" svg:y="16.969cm" svg:viewBox="0 0 115 401" draw:points="0,334 0,0 115,67 115,401">
            <text:p/>
          </draw:polygon>
          <draw:polygon draw:style-name="gr1277" draw:text-style-name="P5" draw:layer="layout" svg:width="2.999cm" svg:height="2.069cm" svg:x="17.161cm" svg:y="15.3cm" svg:viewBox="0 0 3000 2070" draw:points="0,768 0,434 115,501 981,0 3000,1169 3000,1502 2250,1936 2250,2070">
            <text:p/>
          </draw:polygon>
          <draw:polygon draw:style-name="gr1278" draw:text-style-name="P13" draw:layer="layout" svg:width="0.057cm" svg:height="0.099cm" svg:x="17.334cm" svg:y="16.034cm" svg:viewBox="0 0 58 100" draw:points="0,67 0,0 58,34 58,100">
            <text:p/>
          </draw:polygon>
          <draw:polygon draw:style-name="gr1279" draw:text-style-name="P13" draw:layer="layout" svg:width="0.057cm" svg:height="0.099cm" svg:x="17.334cm" svg:y="15.901cm" svg:viewBox="0 0 58 100" draw:points="0,67 0,0 58,34 58,100">
            <text:p/>
          </draw:polygon>
          <draw:polygon draw:style-name="gr1280" draw:text-style-name="P13" draw:layer="layout" svg:width="0.057cm" svg:height="0.099cm" svg:x="17.45cm" svg:y="16.101cm" svg:viewBox="0 0 58 100" draw:points="0,67 0,0 58,34 58,100">
            <text:p/>
          </draw:polygon>
          <draw:polygon draw:style-name="gr1281" draw:text-style-name="P13" draw:layer="layout" svg:width="0.057cm" svg:height="0.099cm" svg:x="17.45cm" svg:y="15.968cm" svg:viewBox="0 0 58 100" draw:points="0,67 0,0 58,34 58,100">
            <text:p/>
          </draw:polygon>
          <draw:polygon draw:style-name="gr1282" draw:text-style-name="P13" draw:layer="layout" svg:width="0.057cm" svg:height="0.099cm" svg:x="17.565cm" svg:y="16.168cm" svg:viewBox="0 0 58 100" draw:points="0,67 0,0 58,34 58,100">
            <text:p/>
          </draw:polygon>
          <draw:polygon draw:style-name="gr1283" draw:text-style-name="P13" draw:layer="layout" svg:width="0.057cm" svg:height="0.099cm" svg:x="17.565cm" svg:y="16.034cm" svg:viewBox="0 0 58 100" draw:points="0,67 0,0 58,34 58,100">
            <text:p/>
          </draw:polygon>
          <draw:polygon draw:style-name="gr1284" draw:text-style-name="P13" draw:layer="layout" svg:width="0.057cm" svg:height="0.099cm" svg:x="17.681cm" svg:y="16.235cm" svg:viewBox="0 0 58 100" draw:points="0,67 0,0 58,34 58,100">
            <text:p/>
          </draw:polygon>
          <draw:polygon draw:style-name="gr1285" draw:text-style-name="P13" draw:layer="layout" svg:width="0.057cm" svg:height="0.099cm" svg:x="17.681cm" svg:y="16.101cm" svg:viewBox="0 0 58 100" draw:points="0,67 0,0 58,34 58,100">
            <text:p/>
          </draw:polygon>
          <draw:polygon draw:style-name="gr1286" draw:text-style-name="P13" draw:layer="layout" svg:width="0.057cm" svg:height="0.099cm" svg:x="17.853cm" svg:y="16.335cm" svg:viewBox="0 0 58 100" draw:points="0,67 0,0 58,34 58,100">
            <text:p/>
          </draw:polygon>
          <draw:polygon draw:style-name="gr1287" draw:text-style-name="P13" draw:layer="layout" svg:width="0.057cm" svg:height="0.099cm" svg:x="17.853cm" svg:y="16.201cm" svg:viewBox="0 0 58 100" draw:points="0,67 0,0 58,34 58,100">
            <text:p/>
          </draw:polygon>
          <draw:polygon draw:style-name="gr1288" draw:text-style-name="P13" draw:layer="layout" svg:width="0.057cm" svg:height="0.099cm" svg:x="17.968cm" svg:y="16.402cm" svg:viewBox="0 0 58 100" draw:points="0,67 0,0 58,34 58,100">
            <text:p/>
          </draw:polygon>
          <draw:polygon draw:style-name="gr1289" draw:text-style-name="P13" draw:layer="layout" svg:width="0.057cm" svg:height="0.099cm" svg:x="17.968cm" svg:y="16.268cm" svg:viewBox="0 0 58 100" draw:points="0,67 0,0 58,34 58,100">
            <text:p/>
          </draw:polygon>
          <draw:polygon draw:style-name="gr1290" draw:text-style-name="P13" draw:layer="layout" svg:width="0.057cm" svg:height="0.099cm" svg:x="18.084cm" svg:y="16.469cm" svg:viewBox="0 0 58 100" draw:points="0,67 0,0 58,34 58,100">
            <text:p/>
          </draw:polygon>
          <draw:polygon draw:style-name="gr1291" draw:text-style-name="P13" draw:layer="layout" svg:width="0.057cm" svg:height="0.099cm" svg:x="18.084cm" svg:y="16.335cm" svg:viewBox="0 0 58 100" draw:points="0,67 0,0 58,34 58,100">
            <text:p/>
          </draw:polygon>
          <draw:polygon draw:style-name="gr1292" draw:text-style-name="P13" draw:layer="layout" svg:width="0.057cm" svg:height="0.099cm" svg:x="18.199cm" svg:y="16.535cm" svg:viewBox="0 0 58 100" draw:points="0,67 0,0 58,34 58,100">
            <text:p/>
          </draw:polygon>
          <draw:polygon draw:style-name="gr1293" draw:text-style-name="P13" draw:layer="layout" svg:width="0.057cm" svg:height="0.099cm" svg:x="18.199cm" svg:y="16.402cm" svg:viewBox="0 0 58 100" draw:points="0,67 0,0 58,34 58,100">
            <text:p/>
          </draw:polygon>
          <draw:polygon draw:style-name="gr1294" draw:text-style-name="P13" draw:layer="layout" svg:width="0.057cm" svg:height="0.099cm" svg:x="18.373cm" svg:y="16.636cm" svg:viewBox="0 0 58 100" draw:points="0,67 0,0 58,34 58,100">
            <text:p/>
          </draw:polygon>
          <draw:polygon draw:style-name="gr1295" draw:text-style-name="P13" draw:layer="layout" svg:width="0.057cm" svg:height="0.099cm" svg:x="18.373cm" svg:y="16.502cm" svg:viewBox="0 0 58 100" draw:points="0,67 0,0 58,34 58,100">
            <text:p/>
          </draw:polygon>
          <draw:polygon draw:style-name="gr1296" draw:text-style-name="P13" draw:layer="layout" svg:width="0.057cm" svg:height="0.099cm" svg:x="18.488cm" svg:y="16.702cm" svg:viewBox="0 0 58 100" draw:points="0,67 0,0 58,34 58,100">
            <text:p/>
          </draw:polygon>
          <draw:polygon draw:style-name="gr1297" draw:text-style-name="P13" draw:layer="layout" svg:width="0.057cm" svg:height="0.099cm" svg:x="18.488cm" svg:y="16.569cm" svg:viewBox="0 0 58 100" draw:points="0,67 0,0 58,34 58,100">
            <text:p/>
          </draw:polygon>
          <draw:polygon draw:style-name="gr1298" draw:text-style-name="P13" draw:layer="layout" svg:width="0.057cm" svg:height="0.099cm" svg:x="18.603cm" svg:y="16.769cm" svg:viewBox="0 0 58 100" draw:points="0,67 0,0 58,34 58,100">
            <text:p/>
          </draw:polygon>
          <draw:polygon draw:style-name="gr1299" draw:text-style-name="P13" draw:layer="layout" svg:width="0.057cm" svg:height="0.099cm" svg:x="18.603cm" svg:y="16.636cm" svg:viewBox="0 0 58 100" draw:points="0,67 0,0 58,34 58,100">
            <text:p/>
          </draw:polygon>
          <draw:polygon draw:style-name="gr1300" draw:text-style-name="P13" draw:layer="layout" svg:width="0.057cm" svg:height="0.099cm" svg:x="18.719cm" svg:y="16.836cm" svg:viewBox="0 0 58 100" draw:points="0,67 0,0 58,34 58,100">
            <text:p/>
          </draw:polygon>
          <draw:polygon draw:style-name="gr1301" draw:text-style-name="P13" draw:layer="layout" svg:width="0.057cm" svg:height="0.099cm" svg:x="18.719cm" svg:y="16.702cm" svg:viewBox="0 0 58 100" draw:points="0,67 0,0 58,34 58,10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302" draw:text-style-name="P1" draw:layer="layout" svg:width="1.834cm" svg:height="1.189cm" svg:x="13.985cm" svg:y="11.028cm" svg:viewBox="0 0 1835 1190" svg:d="M2 1190c152 0 1833-739 1833-965 0-225-237-225-389-225 0 96-1500 482-1444 1190z">
              <text:p/>
            </draw:path>
            <draw:g>
              <draw:polygon draw:style-name="gr1303" draw:text-style-name="P2" draw:layer="layout" svg:width="1.943cm" svg:height="1.768cm" svg:x="11.931cm" svg:y="10.385cm" svg:viewBox="0 0 1944 1769" draw:points="0,644 0,0 1944,1126 1944,1769">
                <text:p/>
              </draw:polygon>
              <draw:polygon draw:style-name="gr1304" draw:text-style-name="P9" draw:layer="layout" svg:width="1.665cm" svg:height="1.607cm" svg:x="13.875cm" svg:y="10.546cm" svg:viewBox="0 0 1666 1608" draw:points="0,1608 0,965 1666,0 1666,644">
                <text:p/>
              </draw:polygon>
              <draw:polygon draw:style-name="gr1305" draw:text-style-name="P3" draw:layer="layout" svg:width="3.61cm" svg:height="2.09cm" svg:x="11.931cm" svg:y="9.42cm" svg:viewBox="0 0 3611 2091" draw:points="1944,2091 0,965 1666,0 3611,1126">
                <text:p/>
              </draw:polygon>
              <draw:line draw:style-name="gr1306" draw:text-style-name="P6" draw:layer="layout" svg:x1="12.598cm" svg:y1="10.9cm" svg:x2="12.598cm" svg:y2="11.286cm">
                <text:p/>
              </draw:line>
              <draw:line draw:style-name="gr1307" draw:text-style-name="P6" draw:layer="layout" svg:x1="13.82cm" svg:y1="11.724cm" svg:x2="12.931cm" svg:y2="11.209cm">
                <text:p/>
              </draw:line>
              <draw:line draw:style-name="gr1308" draw:text-style-name="P6" draw:layer="layout" svg:x1="12.926cm" svg:y1="11.093cm" svg:x2="12.926cm" svg:y2="11.222cm">
                <text:p/>
              </draw:line>
              <draw:line draw:style-name="gr1309" draw:text-style-name="P6" draw:layer="layout" svg:x1="13.815cm" svg:y1="11.608cm" svg:x2="13.815cm" svg:y2="11.737cm">
                <text:p/>
              </draw:line>
              <draw:line draw:style-name="gr1310" draw:text-style-name="P6" draw:layer="layout" svg:x1="13.815cm" svg:y1="11.608cm" svg:x2="12.926cm" svg:y2="11.093cm">
                <text:p/>
              </draw:line>
              <draw:polygon draw:style-name="gr1311" draw:text-style-name="P12" draw:layer="layout" svg:width="0.11cm" svg:height="0.192cm" svg:x="12.709cm" svg:y="10.964cm" svg:viewBox="0 0 111 193" draw:points="0,129 0,0 111,64 111,193">
                <text:p/>
              </draw:polygon>
              <draw:line draw:style-name="gr1312" draw:text-style-name="P6" draw:layer="layout" svg:x1="12.487cm" svg:y1="10.835cm" svg:x2="12.487cm" svg:y2="11.221cm">
                <text:p/>
              </draw:line>
              <draw:line draw:style-name="gr1313" draw:text-style-name="P6" draw:layer="layout" svg:x1="12.376cm" svg:y1="10.771cm" svg:x2="12.376cm" svg:y2="11.157cm">
                <text:p/>
              </draw:line>
              <draw:line draw:style-name="gr1314" draw:text-style-name="P6" draw:layer="layout" svg:x1="12.265cm" svg:y1="10.707cm" svg:x2="12.265cm" svg:y2="11.093cm">
                <text:p/>
              </draw:line>
              <draw:line draw:style-name="gr1315" draw:text-style-name="P6" draw:layer="layout" svg:x1="12.153cm" svg:y1="10.642cm" svg:x2="12.153cm" svg:y2="11.028cm">
                <text:p/>
              </draw:line>
              <draw:line draw:style-name="gr1316" draw:text-style-name="P6" draw:layer="layout" svg:x1="12.042cm" svg:y1="10.578cm" svg:x2="12.042cm" svg:y2="10.964cm">
                <text:p/>
              </draw:line>
              <draw:polygon draw:style-name="gr1317" draw:text-style-name="P2" draw:layer="layout" svg:width="0.11cm" svg:height="0.707cm" svg:x="11.82cm" svg:y="10.32cm" svg:viewBox="0 0 111 708" draw:points="0,644 0,0 111,64 111,708">
                <text:p/>
              </draw:polygon>
              <draw:polygon draw:style-name="gr1318" draw:text-style-name="P2" draw:layer="layout" svg:width="0.11cm" svg:height="0.707cm" svg:x="13.875cm" svg:y="11.511cm" svg:viewBox="0 0 111 708" draw:points="0,644 0,0 111,64 111,708">
                <text:p/>
              </draw:polygon>
              <draw:polygon draw:style-name="gr1319" draw:text-style-name="P5" draw:layer="layout" svg:width="3.721cm" svg:height="2.798cm" svg:x="11.82cm" svg:y="9.42cm" svg:viewBox="0 0 3722 2799" draw:points="0,1544 0,900 111,965 1777,0 3722,1126 3722,1769 2166,2670 2166,2799">
                <text:p/>
              </draw:polygon>
            </draw:g>
          </draw:g>
          <draw:g>
            <draw:g>
              <draw:polygon draw:style-name="gr1320" draw:text-style-name="P14" draw:layer="layout" svg:width="0.181cm" svg:height="0.316cm" svg:x="14.802cm" svg:y="11.269cm" svg:viewBox="0 0 182 317" draw:points="0,317 0,106 182,0 182,211">
                <text:p/>
              </draw:polygon>
              <draw:polygon draw:style-name="gr1321" draw:text-style-name="P15" draw:layer="layout" svg:width="0.181cm" svg:height="0.316cm" svg:x="14.62cm" svg:y="11.269cm" svg:viewBox="0 0 182 317" draw:points="0,211 0,0 182,106 182,317">
                <text:p/>
              </draw:polygon>
              <draw:polygon draw:style-name="gr1322" draw:text-style-name="P16" draw:layer="layout" svg:width="0.364cm" svg:height="0.21cm" svg:x="14.62cm" svg:y="11.164cm" svg:viewBox="0 0 365 211" draw:points="182,211 0,106 182,0 365,106">
                <text:p/>
              </draw:polygon>
            </draw:g>
            <draw:g>
              <draw:polygon draw:style-name="gr1323" draw:text-style-name="P14" draw:layer="layout" svg:width="0.181cm" svg:height="0.316cm" svg:x="14.529cm" svg:y="11.745cm" svg:viewBox="0 0 182 317" draw:points="0,317 0,106 182,0 182,211">
                <text:p/>
              </draw:polygon>
              <draw:polygon draw:style-name="gr1324" draw:text-style-name="P15" draw:layer="layout" svg:width="0.181cm" svg:height="0.316cm" svg:x="14.346cm" svg:y="11.745cm" svg:viewBox="0 0 182 317" draw:points="0,211 0,0 182,106 182,317">
                <text:p/>
              </draw:polygon>
              <draw:polygon draw:style-name="gr1325" draw:text-style-name="P16" draw:layer="layout" svg:width="0.364cm" svg:height="0.21cm" svg:x="14.346cm" svg:y="11.639cm" svg:viewBox="0 0 365 211" draw:points="182,211 0,106 182,0 365,106">
                <text:p/>
              </draw:polygon>
            </draw:g>
            <draw:g>
              <draw:polygon draw:style-name="gr1326" draw:text-style-name="P14" draw:layer="layout" svg:width="0.181cm" svg:height="0.316cm" svg:x="15.076cm" svg:y="11.745cm" svg:viewBox="0 0 182 317" draw:points="0,317 0,106 182,0 182,211">
                <text:p/>
              </draw:polygon>
              <draw:polygon draw:style-name="gr1327" draw:text-style-name="P15" draw:layer="layout" svg:width="0.181cm" svg:height="0.316cm" svg:x="14.894cm" svg:y="11.745cm" svg:viewBox="0 0 182 317" draw:points="0,211 0,0 182,106 182,317">
                <text:p/>
              </draw:polygon>
              <draw:polygon draw:style-name="gr1328" draw:text-style-name="P16" draw:layer="layout" svg:width="0.364cm" svg:height="0.21cm" svg:x="14.894cm" svg:y="11.639cm" svg:viewBox="0 0 365 211" draw:points="182,211 0,106 182,0 365,106">
                <text:p/>
              </draw:polygon>
            </draw:g>
            <draw:g>
              <draw:polygon draw:style-name="gr1329" draw:text-style-name="P14" draw:layer="layout" svg:width="0.181cm" svg:height="0.316cm" svg:x="14.802cm" svg:y="11.903cm" svg:viewBox="0 0 182 317" draw:points="0,317 0,106 182,0 182,211">
                <text:p/>
              </draw:polygon>
              <draw:polygon draw:style-name="gr1330" draw:text-style-name="P15" draw:layer="layout" svg:width="0.181cm" svg:height="0.316cm" svg:x="14.62cm" svg:y="11.903cm" svg:viewBox="0 0 182 317" draw:points="0,211 0,0 182,106 182,317">
                <text:p/>
              </draw:polygon>
              <draw:polygon draw:style-name="gr1331" draw:text-style-name="P16" draw:layer="layout" svg:width="0.364cm" svg:height="0.21cm" svg:x="14.62cm" svg:y="11.797cm" svg:viewBox="0 0 365 211" draw:points="182,211 0,106 182,0 365,106">
                <text:p/>
              </draw:polygon>
            </draw:g>
            <draw:g>
              <draw:polygon draw:style-name="gr1332" draw:text-style-name="P14" draw:layer="layout" svg:width="0.181cm" svg:height="0.316cm" svg:x="15.076cm" svg:y="11.428cm" svg:viewBox="0 0 182 317" draw:points="0,317 0,106 182,0 182,211">
                <text:p/>
              </draw:polygon>
              <draw:polygon draw:style-name="gr1333" draw:text-style-name="P15" draw:layer="layout" svg:width="0.181cm" svg:height="0.316cm" svg:x="14.894cm" svg:y="11.428cm" svg:viewBox="0 0 182 317" draw:points="0,211 0,0 182,106 182,317">
                <text:p/>
              </draw:polygon>
              <draw:polygon draw:style-name="gr1334" draw:text-style-name="P16" draw:layer="layout" svg:width="0.364cm" svg:height="0.21cm" svg:x="14.894cm" svg:y="11.322cm" svg:viewBox="0 0 365 211" draw:points="182,211 0,106 182,0 365,106">
                <text:p/>
              </draw:polygon>
            </draw:g>
            <draw:g>
              <draw:polygon draw:style-name="gr1335" draw:text-style-name="P14" draw:layer="layout" svg:width="0.181cm" svg:height="0.316cm" svg:x="14.529cm" svg:y="11.428cm" svg:viewBox="0 0 182 317" draw:points="0,317 0,106 182,0 182,211">
                <text:p/>
              </draw:polygon>
              <draw:polygon draw:style-name="gr1336" draw:text-style-name="P15" draw:layer="layout" svg:width="0.181cm" svg:height="0.316cm" svg:x="14.346cm" svg:y="11.428cm" svg:viewBox="0 0 182 317" draw:points="0,211 0,0 182,106 182,317">
                <text:p/>
              </draw:polygon>
              <draw:polygon draw:style-name="gr1337" draw:text-style-name="P16" draw:layer="layout" svg:width="0.364cm" svg:height="0.21cm" svg:x="14.346cm" svg:y="11.322cm" svg:viewBox="0 0 365 211" draw:points="182,211 0,106 182,0 365,106">
                <text:p/>
              </draw:polygon>
            </draw:g>
            <draw:g>
              <draw:polygon draw:style-name="gr1338" draw:text-style-name="P14" draw:layer="layout" svg:width="0.181cm" svg:height="0.316cm" svg:x="14.802cm" svg:y="11.586cm" svg:viewBox="0 0 182 317" draw:points="0,317 0,106 182,0 182,211">
                <text:p/>
              </draw:polygon>
              <draw:polygon draw:style-name="gr1339" draw:text-style-name="P15" draw:layer="layout" svg:width="0.181cm" svg:height="0.316cm" svg:x="14.62cm" svg:y="11.586cm" svg:viewBox="0 0 182 317" draw:points="0,211 0,0 182,106 182,317">
                <text:p/>
              </draw:polygon>
              <draw:polygon draw:style-name="gr1340" draw:text-style-name="P16" draw:layer="layout" svg:width="0.364cm" svg:height="0.21cm" svg:x="14.62cm" svg:y="11.481cm" svg:viewBox="0 0 365 211" draw:points="182,211 0,106 182,0 365,106">
                <text:p/>
              </draw:polygon>
            </draw:g>
            <draw:polygon draw:style-name="gr1341" draw:text-style-name="P5" draw:layer="layout" svg:width="0.911cm" svg:height="1.055cm" svg:x="14.346cm" svg:y="11.164cm" svg:viewBox="0 0 912 1056" draw:points="0,793 0,581 91,528 0,475 0,264 182,158 274,211 274,106 456,0 638,106 638,211 730,158 912,264 912,475 821,528 912,581 912,793 730,898 638,845 638,951 456,1056 274,951 274,845 182,898">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42" draw:text-style-name="P1" draw:layer="layout" svg:width="1.265cm" svg:height="0.742cm" svg:x="13.354cm" svg:y="7.817cm" svg:viewBox="0 0 1266 743" svg:d="M0 743c358 0 920-235 1162-389 242-155 0-354-122-354z">
            <text:p/>
          </draw:path>
          <draw:g>
            <draw:polygon draw:style-name="gr1343" draw:text-style-name="P17" draw:layer="layout" svg:width="0.733cm" svg:height="1.838cm" svg:x="12.62cm" svg:y="6.721cm" svg:viewBox="0 0 734 1839" draw:points="0,1414 0,0 734,424 734,1839">
              <text:p/>
            </draw:polygon>
            <draw:polygon draw:style-name="gr1344" draw:text-style-name="P18" draw:layer="layout" svg:width="1.039cm" svg:height="2.015cm" svg:x="13.354cm" svg:y="6.544cm" svg:viewBox="0 0 1040 2016" draw:points="0,2016 0,601 1040,0 1040,1414">
              <text:p/>
            </draw:polygon>
            <draw:polygon draw:style-name="gr1345" draw:text-style-name="P19" draw:layer="layout" svg:width="1.773cm" svg:height="1.025cm" svg:x="12.62cm" svg:y="6.12cm" svg:viewBox="0 0 1774 1026" draw:points="734,1026 0,601 1040,0 1774,424">
              <text:p/>
            </draw:polygon>
            <draw:polygon draw:style-name="gr1346" draw:text-style-name="P5" draw:layer="layout" svg:width="1.773cm" svg:height="2.439cm" svg:x="12.62cm" svg:y="6.12cm" svg:viewBox="0 0 1774 2440" draw:points="0,2016 0,601 1040,0 1774,424 1774,1839 734,2440">
              <text:p/>
            </draw:polygon>
            <draw:line draw:style-name="gr1347" draw:text-style-name="P6" draw:layer="layout" svg:x1="13.232cm" svg:y1="8.206cm" svg:x2="12.742cm" svg:y2="7.923cm">
              <text:p/>
            </draw:line>
            <draw:line draw:style-name="gr1348" draw:text-style-name="P6" draw:layer="layout" svg:x1="13.232cm" svg:y1="8.348cm" svg:x2="12.742cm" svg:y2="8.065cm">
              <text:p/>
            </draw:line>
            <draw:line draw:style-name="gr1349" draw:text-style-name="P6" draw:layer="layout" svg:x1="13.232cm" svg:y1="8.277cm" svg:x2="12.742cm" svg:y2="7.994cm">
              <text:p/>
            </draw:line>
            <draw:polyline draw:style-name="gr1350" draw:text-style-name="P6" draw:layer="layout" svg:width="0.611cm" svg:height="0.423cm" svg:x="12.681cm" svg:y="6.933cm" svg:viewBox="0 0 612 424" draw:points="612,424 0,71 0,0">
              <text:p/>
            </draw:polyline>
            <draw:polyline draw:style-name="gr1351" draw:text-style-name="P6" draw:layer="layout" svg:width="0.6cm" svg:height="0.425cm" svg:x="12.692cm" svg:y="6.932cm" svg:viewBox="0 0 601 426" draw:points="601,426 601,355 0,0">
              <text:p/>
            </draw:polyline>
            <draw:polygon draw:style-name="gr1352" draw:text-style-name="P12" draw:layer="layout" svg:width="0.071cm" svg:height="0.124cm" svg:x="12.908cm" svg:y="7.639cm" svg:viewBox="0 0 72 125" draw:points="0,83 0,0 72,41 72,125">
              <text:p/>
            </draw:polygon>
            <draw:line draw:style-name="gr1353" draw:text-style-name="P6" draw:layer="layout" svg:x1="13.232cm" svg:y1="8.136cm" svg:x2="12.742cm" svg:y2="7.853cm">
              <text:p/>
            </draw:line>
          </draw:g>
          <draw:g>
            <draw:polygon draw:style-name="gr1354" draw:text-style-name="P20" draw:layer="layout" svg:width="0.446cm" svg:height="0.58cm" svg:x="14.106cm" svg:y="7.358cm" svg:viewBox="0 0 447 581" draw:points="0,323 0,0 307,178 335,129 447,194 447,581">
              <text:p/>
            </draw:polygon>
            <draw:polygon draw:style-name="gr1355" draw:text-style-name="P21" draw:layer="layout" svg:width="0.502cm" svg:height="0.548cm" svg:x="14.05cm" svg:y="7.39cm" svg:viewBox="0 0 503 549" draw:points="56,291 0,0 447,259 503,549">
              <text:p/>
            </draw:polygon>
            <draw:polygon draw:style-name="gr1356" draw:text-style-name="P21" draw:layer="layout" svg:width="0.558cm" svg:height="0.5cm" svg:x="13.994cm" svg:y="7.439cm" svg:viewBox="0 0 559 501" draw:points="112,242 0,0 447,259 559,501">
              <text:p/>
            </draw:polygon>
            <draw:polygon draw:style-name="gr1357" draw:text-style-name="P20" draw:layer="layout" svg:width="0.585cm" svg:height="0.435cm" svg:x="13.966cm" svg:y="7.503cm" svg:viewBox="0 0 586 436" draw:points="140,178 0,0 419,226 586,436">
              <text:p/>
            </draw:polygon>
            <draw:polygon draw:style-name="gr1358" draw:text-style-name="P5" draw:layer="layout" svg:width="0.585cm" svg:height="0.58cm" svg:x="13.966cm" svg:y="7.358cm" svg:viewBox="0 0 586 581" draw:points="140,65 140,0 447,178 474,129 586,194 586,581 140,323 0,145 78,186 28,81 100,123 84,32">
              <text:p/>
            </draw:polygon>
          </draw:g>
          <draw:g>
            <draw:polygon draw:style-name="gr1359" draw:text-style-name="P20" draw:layer="layout" svg:width="0.257cm" svg:height="0.372cm" svg:x="14.285cm" svg:y="8.096cm" svg:viewBox="0 0 258 373" draw:points="258,0 0,37 258,373">
              <text:p/>
            </draw:polygon>
            <draw:polygon draw:style-name="gr1360" draw:text-style-name="P20" draw:layer="layout" svg:width="0.257cm" svg:height="0.372cm" svg:x="14.027cm" svg:y="7.798cm" svg:viewBox="0 0 258 373" draw:points="0,0 258,336 0,373">
              <text:p/>
            </draw:polygon>
            <draw:polygon draw:style-name="gr1361" draw:text-style-name="P20" draw:layer="layout" svg:width="0.515cm" svg:height="0.372cm" svg:x="14.027cm" svg:y="8.096cm" svg:viewBox="0 0 516 373" draw:points="516,373 258,0 0,75">
              <text:p/>
            </draw:polygon>
            <draw:polygon draw:style-name="gr1362" draw:text-style-name="P20" draw:layer="layout" svg:width="0.515cm" svg:height="0.372cm" svg:x="14.027cm" svg:y="7.798cm" svg:viewBox="0 0 516 373" draw:points="516,299 258,373 0,0">
              <text:p/>
            </draw:polygon>
            <draw:polygon draw:style-name="gr1363" draw:text-style-name="P5" draw:layer="layout" svg:width="0.515cm" svg:height="0.671cm" svg:x="14.027cm" svg:y="7.798cm" svg:viewBox="0 0 516 672" draw:points="0,373 0,0 516,299 516,672">
              <text:p/>
            </draw:polygon>
          </draw:g>
          <draw:g>
            <draw:custom-shape draw:style-name="gr1364" draw:text-style-name="P22" draw:layer="layout" svg:width="0.471cm" svg:height="0.697cm" svg:x="13.618cm" svg:y="7.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65" draw:text-style-name="P23" draw:layer="layout" svg:width="0.471cm" svg:height="0.221cm" svg:x="13.618cm" svg:y="7.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66" draw:text-style-name="P24" draw:layer="layout" svg:width="0.515cm" svg:height="0.513cm" svg:x="13.599cm" svg:y="7.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7" draw:text-style-name="P25" draw:layer="layout" svg:width="0.313cm" svg:height="0.479cm" svg:x="13.714cm" svg:y="7.478cm" svg:viewBox="0 0 314 480" draw:points="0,33 57,33 86,17 143,0 229,33 172,33 200,83 115,165 86,182 57,199 115,232 143,265 229,265 314,314 257,414 172,480 172,381 115,314 143,281 86,232 29,215 0,149">
              <text:p/>
            </draw:polygon>
            <draw:path draw:style-name="gr1368" draw:text-style-name="P25" draw:layer="layout" svg:width="0.129cm" svg:height="0.218cm" svg:x="13.971cm" svg:y="7.508cm" svg:viewBox="0 0 130 219" svg:d="M115 219v-17l-29-50v-50l-29-66-57-33c57-32 172 182 115 216z">
              <text:p/>
            </draw:path>
            <draw:g>
              <draw:line draw:style-name="gr1369" draw:text-style-name="P26" draw:layer="layout" svg:x1="13.828cm" svg:y1="7.792cm" svg:x2="13.799cm" svg:y2="7.676cm">
                <text:p/>
              </draw:line>
              <draw:line draw:style-name="gr1370" draw:text-style-name="P26" draw:layer="layout" svg:x1="13.828cm" svg:y1="7.793cm" svg:x2="13.857cm" svg:y2="7.71cm">
                <text:p/>
              </draw:line>
              <draw:line draw:style-name="gr1371" draw:text-style-name="P26" draw:layer="layout" svg:x1="13.885cm" svg:y1="7.793cm" svg:x2="13.856cm" svg:y2="7.71cm">
                <text:p/>
              </draw:line>
              <draw:line draw:style-name="gr1372" draw:text-style-name="P26" draw:layer="layout" svg:x1="13.885cm" svg:y1="7.792cm" svg:x2="13.914cm" svg:y2="7.676cm">
                <text:p/>
              </draw:line>
            </draw:g>
            <draw:g>
              <draw:line draw:style-name="gr1373" draw:text-style-name="P26" draw:layer="layout" svg:x1="14cm" svg:y1="7.792cm" svg:x2="13.971cm" svg:y2="7.676cm">
                <text:p/>
              </draw:line>
              <draw:line draw:style-name="gr1374" draw:text-style-name="P26" draw:layer="layout" svg:x1="13.999cm" svg:y1="7.793cm" svg:x2="14.028cm" svg:y2="7.71cm">
                <text:p/>
              </draw:line>
              <draw:line draw:style-name="gr1375" draw:text-style-name="P26" draw:layer="layout" svg:x1="14.057cm" svg:y1="7.793cm" svg:x2="14.028cm" svg:y2="7.71cm">
                <text:p/>
              </draw:line>
              <draw:line draw:style-name="gr1376" draw:text-style-name="P26" draw:layer="layout" svg:x1="14.057cm" svg:y1="7.792cm" svg:x2="14.086cm" svg:y2="7.676cm">
                <text:p/>
              </draw:line>
            </draw:g>
            <draw:g>
              <draw:line draw:style-name="gr1377" draw:text-style-name="P26" draw:layer="layout" svg:x1="13.657cm" svg:y1="7.792cm" svg:x2="13.628cm" svg:y2="7.676cm">
                <text:p/>
              </draw:line>
              <draw:line draw:style-name="gr1378" draw:text-style-name="P26" draw:layer="layout" svg:x1="13.656cm" svg:y1="7.793cm" svg:x2="13.685cm" svg:y2="7.71cm">
                <text:p/>
              </draw:line>
              <draw:line draw:style-name="gr1379" draw:text-style-name="P26" draw:layer="layout" svg:x1="13.714cm" svg:y1="7.793cm" svg:x2="13.685cm" svg:y2="7.71cm">
                <text:p/>
              </draw:line>
              <draw:line draw:style-name="gr1380" draw:text-style-name="P26" draw:layer="layout" svg:x1="13.714cm" svg:y1="7.792cm" svg:x2="13.743cm" svg:y2="7.676cm">
                <text:p/>
              </draw:line>
            </draw:g>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381" draw:text-style-name="P1" draw:layer="layout" svg:width="0.536cm" svg:height="0.421cm" svg:x="14.183cm" svg:y="4.508cm" svg:viewBox="0 0 537 422" svg:d="M0 422c134 0 537-113 537-225 0-113-195-197-293-197 0 84-244 309-244 422z">
            <text:p/>
          </draw:path>
          <draw:g>
            <draw:polygon draw:style-name="gr1382" draw:text-style-name="P27" draw:layer="layout" svg:width="1.463cm" svg:height="1.969cm" svg:x="12.72cm" svg:y="2.96cm" svg:viewBox="0 0 1464 1970" draw:points="0,1126 0,0 1464,844 1464,1970">
              <text:p/>
            </draw:polygon>
            <draw:line draw:style-name="gr1383" draw:text-style-name="P6" draw:layer="layout" svg:x1="12.72cm" svg:y1="3.804cm" svg:x2="14.184cm" svg:y2="4.648cm">
              <text:p/>
            </draw:line>
            <draw:line draw:style-name="gr1384" draw:text-style-name="P6" draw:layer="layout" svg:x1="12.72cm" svg:y1="3.524cm" svg:x2="14.184cm" svg:y2="4.368cm">
              <text:p/>
            </draw:line>
            <draw:line draw:style-name="gr1385" draw:text-style-name="P6" draw:layer="layout" svg:x1="12.72cm" svg:y1="3.242cm" svg:x2="14.184cm" svg:y2="4.086cm">
              <text:p/>
            </draw:line>
            <draw:line draw:style-name="gr1386" draw:text-style-name="P6" draw:layer="layout" svg:x1="13.208cm" svg:y1="3.804cm" svg:x2="13.208cm" svg:y2="4.086cm">
              <text:p/>
            </draw:line>
            <draw:line draw:style-name="gr1387" draw:text-style-name="P6" draw:layer="layout" svg:x1="13.695cm" svg:y1="3.524cm" svg:x2="13.695cm" svg:y2="3.806cm">
              <text:p/>
            </draw:line>
            <draw:line draw:style-name="gr1388" draw:text-style-name="P6" draw:layer="layout" svg:x1="13.94cm" svg:y1="4.508cm" svg:x2="13.94cm" svg:y2="4.79cm">
              <text:p/>
            </draw:line>
            <draw:line draw:style-name="gr1389" draw:text-style-name="P6" draw:layer="layout" svg:x1="13.452cm" svg:y1="4.226cm" svg:x2="13.452cm" svg:y2="4.508cm">
              <text:p/>
            </draw:line>
            <draw:line draw:style-name="gr1390" draw:text-style-name="P6" draw:layer="layout" svg:x1="12.964cm" svg:y1="3.946cm" svg:x2="12.964cm" svg:y2="4.228cm">
              <text:p/>
            </draw:line>
            <draw:line draw:style-name="gr1391" draw:text-style-name="P6" draw:layer="layout" svg:x1="13.208cm" svg:y1="3.242cm" svg:x2="13.208cm" svg:y2="3.524cm">
              <text:p/>
            </draw:line>
            <draw:line draw:style-name="gr1392" draw:text-style-name="P6" draw:layer="layout" svg:x1="13.452cm" svg:y1="3.664cm" svg:x2="13.452cm" svg:y2="3.946cm">
              <text:p/>
            </draw:line>
            <draw:line draw:style-name="gr1393" draw:text-style-name="P6" draw:layer="layout" svg:x1="13.695cm" svg:y1="4.086cm" svg:x2="13.695cm" svg:y2="4.368cm">
              <text:p/>
            </draw:line>
            <draw:line draw:style-name="gr1394" draw:text-style-name="P6" draw:layer="layout" svg:x1="13.94cm" svg:y1="3.946cm" svg:x2="13.94cm" svg:y2="4.228cm">
              <text:p/>
            </draw:line>
            <draw:line draw:style-name="gr1395" draw:text-style-name="P6" draw:layer="layout" svg:x1="12.964cm" svg:y1="3.382cm" svg:x2="12.964cm" svg:y2="3.664cm">
              <text:p/>
            </draw:line>
            <draw:polygon draw:style-name="gr1396" draw:text-style-name="P28" draw:layer="layout" svg:width="0.243cm" svg:height="1.265cm" svg:x="14.183cm" svg:y="3.664cm" svg:viewBox="0 0 244 1266" draw:points="0,1266 0,140 244,0 244,1126">
              <text:p/>
            </draw:polygon>
            <draw:polygon draw:style-name="gr1397" draw:text-style-name="P29" draw:layer="layout" svg:width="1.706cm" svg:height="0.983cm" svg:x="12.72cm" svg:y="2.82cm" svg:viewBox="0 0 1707 984" draw:points="1464,984 0,140 244,0 1707,844">
              <text:p/>
            </draw:polygon>
            <draw:line draw:style-name="gr1398" draw:text-style-name="P6" draw:layer="layout" svg:x1="13.695cm" svg:y1="3.522cm" svg:x2="13.939cm" svg:y2="3.382cm">
              <text:p/>
            </draw:line>
            <draw:line draw:style-name="gr1399" draw:text-style-name="P6" draw:layer="layout" svg:x1="14.183cm" svg:y1="4.086cm" svg:x2="14.427cm" svg:y2="3.946cm">
              <text:p/>
            </draw:line>
            <draw:line draw:style-name="gr1400" draw:text-style-name="P6" draw:layer="layout" svg:x1="14.183cm" svg:y1="4.366cm" svg:x2="14.427cm" svg:y2="4.226cm">
              <text:p/>
            </draw:line>
            <draw:line draw:style-name="gr1401" draw:text-style-name="P6" draw:layer="layout" svg:x1="14.183cm" svg:y1="4.648cm" svg:x2="14.427cm" svg:y2="4.508cm">
              <text:p/>
            </draw:line>
            <draw:line draw:style-name="gr1402" draw:text-style-name="P6" draw:layer="layout" svg:x1="13.208cm" svg:y1="3.242cm" svg:x2="13.452cm" svg:y2="3.102cm">
              <text:p/>
            </draw:line>
            <draw:polygon draw:style-name="gr1403" draw:text-style-name="P5" draw:layer="layout" svg:width="1.706cm" svg:height="2.109cm" svg:x="12.72cm" svg:y="2.82cm" svg:viewBox="0 0 1707 2110" draw:points="244,0 1707,844 1707,1970 1464,2110 0,1266 0,140">
              <text:p/>
            </draw:polygon>
          </draw:g>
        </draw:g>
        <draw:custom-shape draw:style-name="gr207" draw:text-style-name="P30" xml:id="id25" draw:id="id25" draw:layer="layout" svg:width="8.4cm" svg:height="10.6cm" svg:x="11.42cm" svg:y="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8" draw:text-style-name="P32" draw:layer="layout" svg:width="3.821cm" svg:height="1.673cm" svg:x="15.82cm" svg:y="3.12cm">
          <draw:text-box>
            <text:p text:style-name="P31"><text:span text:style-name="T1">VM: ipfire</text:span></text:p>
            <text:p><text:span text:style-name="T2">10.16.1.254/12</text:span></text:p>
            <text:p><text:span text:style-name="T3">192.168.1.254/24</text:span></text:p>
          </draw:text-box>
        </draw:frame>
        <draw:frame draw:style-name="gr1404" draw:text-style-name="P33" draw:layer="layout" svg:width="2.873cm" svg:height="1.199cm" svg:x="15.947cm" svg:y="6.52cm">
          <draw:text-box>
            <text:p text:style-name="P31"><text:span text:style-name="T1">VM: server</text:span></text:p>
            <text:p><text:span text:style-name="T2">10.16.1.1/12</text:span></text:p>
          </draw:text-box>
        </draw:frame>
        <draw:frame draw:style-name="gr210" draw:text-style-name="P32" draw:layer="layout" svg:width="3.584cm" svg:height="1.673cm" svg:x="15.722cm" svg:y="9.922cm">
          <draw:text-box>
            <text:p text:style-name="P31"><text:span text:style-name="T1">Host: kvm</text:span></text:p>
            <text:p><text:span text:style-name="T2">10.16.1.10/12</text:span></text:p>
            <text:p><text:span text:style-name="T3">192.168.1.10/24</text:span></text:p>
          </draw:text-box>
        </draw:frame>
        <draw:custom-shape draw:style-name="gr211" draw:text-style-name="P30" xml:id="id28" draw:id="id28" draw:layer="layout" svg:width="6.398cm" svg:height="4.501cm" svg:x="20.422cm" svg:y="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2" draw:text-style-name="P33" draw:layer="layout" svg:width="3.11cm" svg:height="1.773cm" svg:x="20.61cm" svg:y="15.42cm">
          <draw:text-box>
            <text:p text:style-name="P31"><text:span text:style-name="T1"/></text:p>
            <text:p><text:span text:style-name="T2">Schulnetz</text:span></text:p>
            <text:p><text:span text:style-name="T3"/></text:p>
          </draw:text-box>
        </draw:frame>
        <draw:frame draw:style-name="gr208" draw:text-style-name="P32" draw:layer="layout" svg:width="3.821cm" svg:height="1.673cm" svg:x="10.32cm" svg:y="15.52cm">
          <draw:text-box>
            <text:p text:style-name="P31"><text:span text:style-name="T1">router</text:span></text:p>
            <text:p><text:span text:style-name="T3">192.168.1.1/24</text:span></text:p>
          </draw:text-box>
        </draw:frame>
        <draw:custom-shape draw:style-name="gr1405" draw:text-style-name="P34" draw:layer="layout" svg:width="3cm" svg:height="1.3cm" svg:x="1.52cm" svg:y="15.6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8" draw:text-style-name="P32" draw:layer="layout" svg:width="3.821cm" svg:height="1.673cm" svg:x="1.92cm" svg:y="15.82cm">
          <draw:text-box>
            <text:p text:style-name="P31"><text:span text:style-name="T1">Internet</text:span></text:p>
            <text:p><text:span text:style-name="T2"/></text:p>
          </draw:text-box>
        </draw:frame>
        <draw:custom-shape draw:style-name="gr214" draw:text-style-name="P30" xml:id="id27" draw:id="id27" draw:layer="layout" svg:width="7.2cm" svg:height="2.6cm" svg:x="16.41cm" svg:y="1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0" draw:text-style-name="P33" draw:layer="layout" svg:width="3.584cm" svg:height="1.673cm" svg:x="23.422cm" svg:y="10.22cm">
          <draw:text-box>
            <text:p text:style-name="P31"><text:span text:style-name="T1">a</text:span><text:span text:style-name="T1">d</text:span><text:span text:style-name="T1">m</text:span><text:span text:style-name="T1">i</text:span><text:span text:style-name="T1">n</text:span><text:span text:style-name="T1">P</text:span><text:span text:style-name="T1">C</text:span></text:p>
            <text:p><text:span text:style-name="T2">1</text:span><text:span text:style-name="T2">0</text:span><text:span text:style-name="T2">.</text:span><text:span text:style-name="T2">1</text:span><text:span text:style-name="T2">6</text:span><text:span text:style-name="T2">.</text:span><text:span text:style-name="T2">1</text:span><text:span text:style-name="T2">.</text:span><text:span text:style-name="T2">1</text:span><text:span text:style-name="T2">1</text:span><text:span text:style-name="T2">/</text:span><text:span text:style-name="T2">1</text:span><text:span text:style-name="T2">2</text:span></text:p>
            <text:p><text:span text:style-name="T3"/></text:p>
          </draw:text-box>
        </draw:frame>
        <draw:custom-shape draw:style-name="gr215" draw:text-style-name="P30" xml:id="id26" draw:id="id26" draw:layer="layout" svg:width="7.2cm" svg:height="2.6cm" svg:x="7.098cm" svg:y="14.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30" draw:layer="layout" draw:type="line" svg:x1="15.62cm" svg:y1="12.92cm" svg:x2="10.698cm" svg:y2="14.921cm" draw:start-shape="id25" draw:start-glue-point="2" draw:end-shape="id26" draw:end-glue-point="0" svg:d="M15620 12920l-4922 2001" svg:viewBox="0 0 4923 2002">
          <text:p/>
        </draw:connector>
        <draw:connector draw:style-name="gr217" draw:text-style-name="P30" draw:layer="layout" draw:type="line" svg:x1="15.62cm" svg:y1="12.92cm" svg:x2="20.01cm" svg:y2="14.92cm" draw:start-shape="id25" draw:start-glue-point="2" draw:end-shape="id27" draw:end-glue-point="0" svg:d="M15620 12920l4390 2000" svg:viewBox="0 0 4391 2001">
          <text:p/>
        </draw:connector>
        <draw:connector draw:style-name="gr217" draw:text-style-name="P30" draw:layer="layout" draw:type="line" svg:x1="20.01cm" svg:y1="14.92cm" svg:x2="23.621cm" svg:y2="12.921cm" draw:start-shape="id27" draw:start-glue-point="0" draw:end-shape="id28" draw:end-glue-point="2" svg:d="M20010 14920l3611-1999" svg:viewBox="0 0 3612 2000">
          <text:p/>
        </draw:connector>
        <draw:connector draw:style-name="gr218" draw:text-style-name="P30" draw:layer="layout" draw:type="line" svg:x1="7.098cm" svg:y1="16.221cm" svg:x2="4.762cm" svg:y2="16.272cm" draw:start-shape="id26" draw:start-glue-point="3" svg:d="M7098 16221l-2336 51" svg:viewBox="0 0 2337 52">
          <text:p/>
        </draw:connector>
        <draw:custom-shape draw:style-name="gr326" draw:text-style-name="P30" draw:layer="layout" svg:width="28.86cm" svg:height="20.16cm" svg:x="0.42cm" svg:y="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0" draw:text-style-name="P30" draw:layer="layout" svg:width="10.2cm" svg:height="3.9cm" svg:x="10.42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06" draw:text-style-name="P38" draw:layer="layout" svg:width="1.877cm" svg:height="2.78cm" svg:x="7.72cm" svg:y="7.62cm">
            <text:p text:style-name="P37"><text:span text:style-name="T5">Backu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07" draw:text-style-name="P23" draw:layer="layout" svg:width="1.877cm" svg:height="0.881cm" svg:x="7.72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08" draw:text-style-name="P39" draw:layer="layout" svg:x1="9.82cm" svg:y1="9.32cm" svg:x2="13.52cm" svg:y2="1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42cm" fo:margin-bottom="0.42cm" fo:margin-left="0.42cm" fo:margin-right="0.4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2T08:40:35.346367055</meta:creation-date>
    <dc:date>2018-02-04T11:42:47.334957687</dc:date>
    <meta:editing-duration>P2DT23H51M22S</meta:editing-duration>
    <meta:editing-cycles>17</meta:editing-cycles>
    <meta:generator>LibreOffice/5.4.4.2$Linux_X86_64 LibreOffice_project/40m0$Build-2</meta:generator>
    <meta:document-statistic meta:object-count="1714"/>
  </office:meta>
</office:document-meta>
</file>